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chin" svg:font-family="Cochin" style:font-pitch="variable"/>
    <style:font-face style:name="Liberation Sans2" svg:font-family="'Liberation Sans'" style:font-pitch="variable"/>
    <style:font-face style:name="Lucida Grande" svg:font-family="'Lucida Grande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666666" draw:textarea-horizontal-align="left" draw:textarea-vertical-align="middle" draw:auto-grow-height="false" draw:auto-grow-width="false" draw:fit-to-size="false" style:shrink-to-fit="true" fo:min-height="4.726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4.726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1.9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321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9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65cm"/>
      <style:paragraph-properties style:writing-mode="lr-tb"/>
    </style:style>
    <style:style style:name="gr11" style:family="graphic" style:parent-style-name="objectwithoutfill">
      <style:graphic-properties draw:stroke-dash="Dash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3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01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19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5.7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9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4.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5.71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4.1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797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0.25cm" fo:min-width="10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0.232cm" fo:min-width="9.982cm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8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184cm"/>
      <style:paragraph-properties style:writing-mode="lr-tb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17.75cm" fo:min-width="17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7.62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9cm" fo:min-width="7.45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3cm" fo:min-width="6.88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3cm" fo:min-width="4.1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4.01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39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721cm" fo:min-width="3.431cm" draw:shadow="hidden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721cm" fo:min-width="6.86cm" draw:shadow="hidden"/>
    </style:style>
    <style:style style:name="gr4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721cm" fo:min-width="6.884cm" draw:shadow="hidden"/>
    </style:style>
    <style:style style:name="gr4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721cm" fo:min-width="4.184cm" draw:shadow="hidden"/>
    </style:style>
    <style:style style:name="gr44" style:family="graphic" style:parent-style-name="standard">
      <style:graphic-properties draw:stroke="none" svg:stroke-color="#000000" draw:fill="solid" draw:fill-color="#b2b2b2" draw:textarea-horizontal-align="center" draw:textarea-vertical-align="middle" fo:min-height="4.014cm" draw:shadow="hidden"/>
    </style:style>
    <style:style style:name="gr45" style:family="graphic" style:parent-style-name="standard">
      <style:graphic-properties draw:stroke="none" svg:stroke-color="#000000" draw:fill="solid" draw:fill-color="#b2b2b2" draw:textarea-horizontal-align="center" draw:textarea-vertical-align="middle" fo:min-height="2.75cm" draw:shadow="hidden"/>
    </style:style>
    <style:style style:name="gr46" style:family="graphic" style:parent-style-name="standard">
      <style:graphic-properties draw:stroke="none" draw:fill="solid" draw:fill-color="#000000" draw:textarea-horizontal-align="center" draw:textarea-vertical-align="middle" fo:min-height="1.598cm" draw:shadow="hidden"/>
    </style:style>
    <style:style style:name="gr47" style:family="graphic" style:parent-style-name="standard">
      <style:graphic-properties draw:stroke="none" draw:fill="solid" draw:fill-color="#000000" draw:textarea-horizontal-align="center" draw:textarea-vertical-align="middle" fo:min-height="1.281cm" draw:shadow="hidden"/>
    </style:style>
    <style:style style:name="gr48" style:family="graphic" style:parent-style-name="standard">
      <style:graphic-properties draw:stroke="none" draw:fill="solid" draw:fill-color="#000000" draw:textarea-horizontal-align="center" draw:textarea-vertical-align="middle" fo:min-height="1.043cm" draw:shadow="hidden"/>
    </style:style>
    <style:style style:name="gr49" style:family="graphic" style:parent-style-name="standard">
      <style:graphic-properties draw:stroke="none" draw:fill="solid" draw:fill-color="#b2b2b2" draw:textarea-horizontal-align="center" draw:textarea-vertical-align="middle" fo:min-height="0.722cm" draw:shadow="hidden"/>
    </style:style>
    <style:style style:name="gr50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.084cm" fo:min-width="0cm"/>
    </style:style>
    <style:style style:name="gr51" style:family="graphic" style:parent-style-name="standard">
      <style:graphic-properties draw:stroke="none" svg:stroke-color="#000000" draw:fill="solid" draw:fill-color="#00ffff" draw:textarea-horizontal-align="left" draw:textarea-vertical-align="middle" draw:auto-grow-height="true" draw:auto-grow-width="true" fo:min-height="0.721cm" fo:min-width="6.884cm" draw:shadow="hidden"/>
    </style:style>
    <style:style style:name="gr52" style:family="graphic" style:parent-style-name="standard">
      <style:graphic-properties draw:stroke="none" svg:stroke-color="#000000" draw:fill="solid" draw:fill-color="#00ffff" draw:textarea-horizontal-align="left" draw:textarea-vertical-align="middle" draw:auto-grow-height="true" draw:auto-grow-width="true" fo:min-height="0.721cm" fo:min-width="4.184cm" draw:shadow="hidden"/>
    </style:style>
    <style:style style:name="gr53" style:family="graphic" style:parent-style-name="standard">
      <style:graphic-properties draw:stroke="none" draw:fill="solid" draw:fill-color="#00ffff" draw:textarea-horizontal-align="center" draw:textarea-vertical-align="middle" fo:min-height="1.043cm" draw:shadow="hidden"/>
    </style:style>
    <style:style style:name="gr54" style:family="graphic" style:parent-style-name="standard">
      <style:graphic-properties draw:stroke="none" svg:stroke-color="#000000" draw:fill="solid" draw:fill-color="#ffff00" draw:textarea-horizontal-align="left" draw:textarea-vertical-align="middle" draw:auto-grow-height="true" draw:auto-grow-width="true" fo:min-height="0.721cm" fo:min-width="6.86cm" draw:shadow="hidden"/>
    </style:style>
    <style:style style:name="gr55" style:family="graphic" style:parent-style-name="standard">
      <style:graphic-properties draw:stroke="none" draw:fill="solid" draw:fill-color="#ffff00" draw:textarea-horizontal-align="center" draw:textarea-vertical-align="middle" fo:min-height="1.281cm" draw:shadow="hidden"/>
    </style:style>
    <style:style style:name="gr56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.017cm" fo:min-width="0cm"/>
    </style:style>
    <style:style style:name="gr57" style:family="graphic" style:parent-style-name="standard">
      <style:graphic-properties draw:stroke="none" svg:stroke-color="#000000" draw:fill="solid" draw:fill-color="#ff00ff" draw:textarea-horizontal-align="left" draw:textarea-vertical-align="middle" draw:auto-grow-height="true" draw:auto-grow-width="true" fo:min-height="0.721cm" fo:min-width="4.184cm" draw:shadow="hidden"/>
    </style:style>
    <style:style style:name="gr58" style:family="graphic" style:parent-style-name="standard">
      <style:graphic-properties draw:stroke="none" svg:stroke-color="#000000" draw:fill="solid" draw:fill-color="#ff00ff" draw:textarea-horizontal-align="center" draw:textarea-vertical-align="middle" fo:min-height="4.014cm" draw:shadow="hidden"/>
    </style:style>
    <style:style style:name="gr59" style:family="graphic" style:parent-style-name="standard">
      <style:graphic-properties draw:stroke="none" svg:stroke-color="#000000" draw:fill="solid" draw:fill-color="#00ffff" draw:textarea-horizontal-align="center" draw:textarea-vertical-align="middle" fo:min-height="2.75cm" draw:shadow="hidden"/>
    </style:style>
    <style:style style:name="gr60" style:family="graphic" style:parent-style-name="standard">
      <style:graphic-properties draw:stroke="none" draw:fill="solid" draw:fill-color="#ff00ff" draw:textarea-horizontal-align="center" draw:textarea-vertical-align="middle" fo:min-height="1.043cm" draw:shadow="hidden"/>
    </style:style>
    <style:style style:name="gr61" style:family="graphic" style:parent-style-name="standard">
      <style:graphic-properties draw:stroke="none" draw:fill="solid" draw:fill-color="#00ffff" draw:textarea-horizontal-align="center" draw:textarea-vertical-align="middle" fo:min-height="0.722cm" draw:shadow="hidden"/>
    </style:style>
    <style:style style:name="gr62" style:family="graphic" style:parent-style-name="standard">
      <style:graphic-properties draw:stroke="none" svg:stroke-color="#000000" draw:fill="solid" draw:fill-color="#000000" draw:textarea-horizontal-align="center" draw:textarea-vertical-align="middle" fo:min-height="4.014cm" draw:shadow="hidden"/>
    </style:style>
    <style:style style:name="gr63" style:family="graphic" style:parent-style-name="standard">
      <style:graphic-properties draw:stroke="none" svg:stroke-color="#000000" draw:fill="solid" draw:fill-color="#000000" draw:textarea-horizontal-align="center" draw:textarea-vertical-align="middle" fo:min-height="2.75cm" draw:shadow="hidden"/>
    </style:style>
    <style:style style:name="gr64" style:family="graphic" style:parent-style-name="standard">
      <style:graphic-properties draw:stroke="none" draw:fill="solid" draw:fill-color="#000000" draw:textarea-horizontal-align="center" draw:textarea-vertical-align="middle" fo:min-height="0.722cm" draw:shadow="hidden"/>
    </style:style>
    <style:style style:name="gr65" style:family="graphic" style:parent-style-name="standard">
      <style:graphic-properties draw:fill="none" draw:textarea-horizontal-align="justify" draw:textarea-vertical-align="middle" draw:auto-grow-height="false" fo:min-height="4.688cm" fo:min-width="4.5cm"/>
    </style:style>
    <style:style style:name="gr6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6.779cm" fo:min-width="6.5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7cm" fo:min-width="14.7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9cm" fo:min-width="14.4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9cm" fo:min-width="14.88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6.88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4.184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2.397cm" fo:min-width="14.76cm" draw:shadow="hidden"/>
    </style:style>
    <style:style style:name="gr7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2.559cm" fo:min-width="14.48cm" draw:shadow="hidden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2.083cm" fo:min-width="4.184cm" draw:shadow="hidden"/>
    </style:style>
    <style:style style:name="gr75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2.083cm" fo:min-width="6.884cm" draw:shadow="hidden"/>
    </style:style>
    <style:style style:name="gr76" style:family="graphic" style:parent-style-name="standard">
      <style:graphic-properties draw:stroke="solid"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6.779cm" fo:min-width="6.529cm" fo:padding-top="0.142cm" fo:padding-bottom="0.142cm" fo:padding-left="0.267cm" fo:padding-right="0.267cm"/>
    </style:style>
    <style:style style:name="gr77" style:family="graphic" style:parent-style-name="standard">
      <style:graphic-properties draw:stroke="none" draw:fill="none" fo:min-height="2.998cm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6.761cm" fo:min-width="6.511cm" fo:padding-top="0.142cm" fo:padding-bottom="0.142cm" fo:padding-left="0.267cm" fo:padding-right="0.267cm"/>
    </style:style>
    <style:style style:name="gr79" style:family="graphic" style:parent-style-name="standard">
      <style:graphic-properties draw:stroke="solid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6.745cm" fo:min-width="6.495cm" fo:padding-top="0.151cm" fo:padding-bottom="0.151cm" fo:padding-left="0.276cm" fo:padding-right="0.276cm"/>
    </style:style>
    <style:style style:name="P1" style:family="paragraph">
      <loext:graphic-properties draw:fill="solid" draw:fill-color="#666666"/>
      <style:paragraph-properties fo:text-align="center"/>
      <style:text-properties fo:color="#666666" loext:opacity="100%" fo:font-size="22.5pt" fo:letter-spacing="0.4cm" style:font-size-asian="20pt" style:font-size-complex="20pt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fo:font-size="22.5pt" fo:letter-spacing="0.4cm" style:font-size-asian="20pt" style:font-size-complex="20pt"/>
    </style:style>
    <style:style style:name="P3" style:family="paragraph">
      <loext:graphic-properties draw:fill="none" draw:fill-color="#ffffff"/>
      <style:paragraph-properties style:writing-mode="lr-tb"/>
      <style:text-properties fo:color="#333333" loext:opacity="100%" fo:font-size="15pt" fo:letter-spacing="0.022cm" style:font-size-asian="15pt" style:font-size-complex="15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808080" loext:opacity="100%"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fo:letter-spacing="0.096cm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style:font-name="Courier New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Courier New"/>
    </style:style>
    <style:style style:name="P11" style:family="paragraph">
      <loext:graphic-properties draw:fill="none" draw:fill-color="#ffffff"/>
      <style:paragraph-properties style:writing-mode="lr-tb"/>
      <style:text-properties style:font-name="Courier New" fo:font-style="italic" style:text-underline-style="solid" style:text-underline-width="auto" style:text-underline-color="font-color" style:font-style-asian="italic" style:font-style-complex="italic"/>
    </style:style>
    <style:style style:name="P12" style:family="paragraph">
      <loext:graphic-properties draw:fill="none" draw:fill-color="#ffffff"/>
      <style:paragraph-properties style:writing-mode="lr-tb"/>
      <style:text-properties style:font-name="Courier New"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style:font-name="Courier New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style:font-name="Courier New" fo:font-size="15pt" style:font-size-asian="15pt" style:font-size-complex="15pt"/>
    </style:style>
    <style:style style:name="P15" style:family="paragraph">
      <loext:graphic-properties draw:fill="none" draw:fill-color="#ffffff"/>
      <style:paragraph-properties style:writing-mode="lr-tb"/>
      <style:text-properties style:font-name="Courier New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P16" style:family="paragraph">
      <loext:graphic-properties draw:fill="none" draw:fill-color="#ffffff"/>
      <style:paragraph-properties style:writing-mode="lr-tb"/>
      <style:text-properties style:font-name="Courier New"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style:font-name="Cochin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Cochin" fo:font-size="15pt" style:text-underline-style="solid" style:text-underline-width="auto" style:text-underline-color="font-color" style:font-size-asian="15pt" style:font-size-complex="15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Cochin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P20" style:family="paragraph">
      <loext:graphic-properties draw:fill="none" draw:fill-color="#ffffff"/>
      <style:paragraph-properties style:writing-mode="lr-tb"/>
      <style:text-properties style:font-name="Cochin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style:font-name="Cochin"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Courier New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style:font-name="Courier New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style:font-name="Courier New" fo:font-size="32pt" style:font-size-asian="32pt" style:font-size-complex="32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Courier New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27" style:family="paragraph">
      <style:paragraph-properties fo:line-height="100%"/>
    </style:style>
    <style:style style:name="P28" style:family="paragraph">
      <loext:graphic-properties draw:fill="none" draw:fill-color="#ffffff"/>
      <style:paragraph-properties fo:line-height="100%" style:writing-mode="lr-tb"/>
      <style:text-properties style:font-name="Courier New" fo:font-size="24pt" style:font-size-asian="24pt" style:font-size-complex="24pt"/>
    </style:style>
    <style:style style:name="P29" style:family="paragraph">
      <loext:graphic-properties draw:fill="solid" draw:fill-color="#000000"/>
      <style:paragraph-properties fo:text-align="center" style:writing-mode="lr-tb"/>
      <style:text-properties style:font-name="Courier New" fo:font-size="40pt" fo:font-weight="bold" style:font-size-asian="40pt" style:font-weight-asian="bold" style:font-size-complex="40pt" style:font-weight-complex="bold"/>
    </style:style>
    <style:style style:name="P30" style:family="paragraph">
      <loext:graphic-properties draw:fill="solid" draw:fill-color="#000000"/>
      <style:paragraph-properties fo:text-align="center" style:writing-mode="lr-tb"/>
      <style:text-properties style:font-name="Courier New" fo:font-size="32pt" style:font-size-asian="32pt" style:font-size-complex="32pt"/>
    </style:style>
    <style:style style:name="P31" style:family="paragraph">
      <loext:graphic-properties draw:fill="solid" draw:fill-color="#000000"/>
      <style:paragraph-properties fo:text-align="center" style:writing-mode="lr-tb"/>
      <style:text-properties style:font-name="Courier New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32" style:family="paragraph">
      <loext:graphic-properties draw:fill="solid" draw:fill-color="#b2b2b2"/>
      <style:paragraph-properties fo:line-height="100%" fo:text-align="center" style:writing-mode="lr-tb"/>
      <style:text-properties fo:color="#808080" loext:opacity="100%" style:font-name="Courier New" fo:font-size="24pt" style:font-size-asian="24pt" style:font-size-complex="24pt"/>
    </style:style>
    <style:style style:name="P33" style:family="paragraph">
      <loext:graphic-properties draw:fill="solid" draw:fill-color="#000000"/>
      <style:paragraph-properties fo:text-align="center" style:writing-mode="lr-tb"/>
    </style:style>
    <style:style style:name="P34" style:family="paragraph">
      <loext:graphic-properties draw:fill="solid" draw:fill-color="#b2b2b2"/>
      <style:paragraph-properties fo:text-align="center" style:writing-mode="lr-tb"/>
      <style:text-properties fo:color="#808080" loext:opacity="100%"/>
    </style:style>
    <style:style style:name="P35" style:family="paragraph">
      <loext:graphic-properties draw:fill="solid" draw:fill-color="#c0c0c0"/>
      <style:paragraph-properties fo:text-align="center"/>
    </style:style>
    <style:style style:name="P36" style:family="paragraph">
      <loext:graphic-properties draw:fill="solid" draw:fill-color="#00ffff"/>
      <style:paragraph-properties fo:text-align="center" style:writing-mode="lr-tb"/>
      <style:text-properties style:font-name="Courier New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37" style:family="paragraph">
      <loext:graphic-properties draw:fill="solid" draw:fill-color="#00ffff"/>
      <style:paragraph-properties fo:text-align="center" style:writing-mode="lr-tb"/>
    </style:style>
    <style:style style:name="P38" style:family="paragraph">
      <loext:graphic-properties draw:fill="solid" draw:fill-color="#ffff00"/>
      <style:paragraph-properties fo:text-align="center" style:writing-mode="lr-tb"/>
      <style:text-properties style:font-name="Courier New" fo:font-size="32pt" style:font-size-asian="32pt" style:font-size-complex="32pt"/>
    </style:style>
    <style:style style:name="P39" style:family="paragraph">
      <loext:graphic-properties draw:fill="solid" draw:fill-color="#ffff00"/>
      <style:paragraph-properties fo:text-align="center" style:writing-mode="lr-tb"/>
    </style:style>
    <style:style style:name="P40" style:family="paragraph">
      <loext:graphic-properties draw:fill="solid" draw:fill-color="#ff00ff"/>
      <style:paragraph-properties fo:text-align="center" style:writing-mode="lr-tb"/>
      <style:text-properties style:font-name="Courier New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41" style:family="paragraph">
      <loext:graphic-properties draw:fill="solid" draw:fill-color="#ff00ff"/>
      <style:paragraph-properties fo:line-height="100%" fo:text-align="center" style:writing-mode="lr-tb"/>
      <style:text-properties fo:color="#808080" loext:opacity="100%" style:font-name="Courier New" fo:font-size="24pt" style:font-size-asian="24pt" style:font-size-complex="24pt"/>
    </style:style>
    <style:style style:name="P42" style:family="paragraph">
      <loext:graphic-properties draw:fill="solid" draw:fill-color="#00ffff"/>
      <style:paragraph-properties fo:line-height="100%" fo:text-align="center" style:writing-mode="lr-tb"/>
      <style:text-properties fo:color="#808080" loext:opacity="100%" style:font-name="Courier New" fo:font-size="24pt" style:font-size-asian="24pt" style:font-size-complex="24pt"/>
    </style:style>
    <style:style style:name="P43" style:family="paragraph">
      <loext:graphic-properties draw:fill="solid" draw:fill-color="#ff00ff"/>
      <style:paragraph-properties fo:text-align="center" style:writing-mode="lr-tb"/>
    </style:style>
    <style:style style:name="P44" style:family="paragraph">
      <loext:graphic-properties draw:fill="solid" draw:fill-color="#00ffff"/>
      <style:paragraph-properties fo:text-align="center" style:writing-mode="lr-tb"/>
      <style:text-properties fo:color="#808080" loext:opacity="100%"/>
    </style:style>
    <style:style style:name="P45" style:family="paragraph">
      <loext:graphic-properties draw:fill="solid" draw:fill-color="#000000"/>
      <style:paragraph-properties fo:line-height="100%" fo:text-align="center" style:writing-mode="lr-tb"/>
      <style:text-properties fo:color="#808080" loext:opacity="100%" style:font-name="Courier New" fo:font-size="24pt" style:font-size-asian="24pt" style:font-size-complex="24pt"/>
    </style:style>
    <style:style style:name="P46" style:family="paragraph">
      <loext:graphic-properties draw:fill="solid" draw:fill-color="#000000"/>
      <style:paragraph-properties fo:text-align="center" style:writing-mode="lr-tb"/>
      <style:text-properties fo:color="#808080" loext:opacity="100%"/>
    </style:style>
    <style:style style:name="P47" style:family="paragraph">
      <loext:graphic-properties draw:fill="solid" draw:fill-color="#000000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style:font-name="Courier New" fo:font-size="60pt" fo:letter-spacing="0.416cm" fo:font-weight="bold" style:font-size-asian="60pt" style:font-weight-asian="bold" style:font-size-complex="60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style:font-name="Courier New" fo:font-size="38pt" style:font-size-asian="36pt" style:font-size-complex="36pt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ffffff" loext:opacity="100%" style:font-name="Courier New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52" style:family="paragraph">
      <loext:graphic-properties draw:fill="none" draw:fill-color="#ffffff"/>
      <style:paragraph-properties style:writing-mode="lr-tb"/>
      <style:text-properties style:font-name="Lucida Grande" fo:font-size="54pt" fo:letter-spacing="0.773cm" fo:font-weight="bold" style:font-size-asian="54pt" style:font-weight-asian="bold" style:font-size-complex="54pt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style:font-name="Lucida Grande" fo:font-size="38pt" fo:letter-spacing="0.141cm" fo:font-weight="normal" style:font-size-asian="36pt" style:font-size-complex="36pt"/>
    </style:style>
    <style:style style:name="P54" style:family="paragraph">
      <loext:graphic-properties draw:fill="none" draw:fill-color="#ffffff"/>
      <style:paragraph-properties fo:text-align="start" style:writing-mode="lr-tb"/>
      <style:text-properties fo:color="#ffffff" loext:opacity="100%" style:font-name="Lucida Grande" fo:font-size="26pt" fo:letter-spacing="0.035cm" fo:font-style="normal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55" style:family="paragraph">
      <loext:graphic-properties draw:fill="solid" draw:fill-color="#000000"/>
      <style:paragraph-properties fo:text-align="center" style:writing-mode="lr-tb"/>
      <style:text-properties style:font-name="Lucida Grande" fo:font-size="54pt" fo:letter-spacing="0.773cm" fo:font-weight="bold" style:font-size-asian="54pt" style:font-weight-asian="bold" style:font-size-complex="54pt" style:font-weight-complex="bold"/>
    </style:style>
    <style:style style:name="P56" style:family="paragraph">
      <loext:graphic-properties draw:fill="solid" draw:fill-color="#000000"/>
      <style:paragraph-properties fo:text-align="center" style:writing-mode="lr-tb"/>
      <style:text-properties style:font-name="Lucida Grande" fo:font-size="38pt" fo:letter-spacing="0.141cm" fo:font-weight="normal" style:font-size-asian="36pt" style:font-size-complex="36pt"/>
    </style:style>
    <style:style style:name="P57" style:family="paragraph">
      <loext:graphic-properties draw:fill="solid" draw:fill-color="#ffffff"/>
      <style:paragraph-properties fo:text-align="start" style:writing-mode="lr-tb"/>
      <style:text-properties fo:color="#ffffff" loext:opacity="100%" style:font-name="Lucida Grande" fo:font-size="26pt" fo:letter-spacing="0.035cm" fo:font-style="normal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58" style:family="paragraph">
      <loext:graphic-properties draw:fill="none" draw:fill-color="#000000"/>
      <style:paragraph-properties fo:text-align="center"/>
    </style:style>
    <style:style style:name="P59" style:family="paragraph">
      <loext:graphic-properties draw:fill="none"/>
      <style:paragraph-properties style:writing-mode="lr-tb"/>
    </style:style>
    <style:style style:name="T1" style:family="text">
      <style:text-properties fo:color="#666666" loext:opacity="100%" fo:font-size="22.5pt" fo:letter-spacing="0.4cm" style:font-size-asian="20pt" style:font-size-complex="20pt"/>
    </style:style>
    <style:style style:name="T2" style:family="text">
      <style:text-properties fo:color="#333333" loext:opacity="100%" fo:font-size="15pt" fo:letter-spacing="0.022cm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8080" loext:opacity="100%" fo:font-size="10.5pt" style:font-size-asian="10.5pt" style:font-size-complex="10.5pt"/>
    </style:style>
    <style:style style:name="T5" style:family="text">
      <style:text-properties fo:font-size="12pt" fo:letter-spacing="0.096cm" style:font-size-asian="12pt" style:font-size-complex="12pt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/>
    </style:style>
    <style:style style:name="T8" style:family="text">
      <style:text-properties style:font-name="Courier New" style:text-underline-style="solid" style:text-underline-width="auto" style:text-underline-color="font-color"/>
    </style:style>
    <style:style style:name="T9" style:family="text">
      <style:text-properties style:font-name="Courier New" fo:font-size="13pt" style:font-size-asian="13pt" style:font-size-complex="13pt"/>
    </style:style>
    <style:style style:name="T10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5pt" style:font-size-asian="15pt" style:font-size-complex="15pt"/>
    </style:style>
    <style:style style:name="T12" style:family="text">
      <style:text-properties style:font-name="Courier New" fo:font-size="15pt" style:text-underline-style="solid" style:text-underline-width="auto" style:text-underline-color="font-color" style:font-size-asian="15pt" style:font-size-complex="15pt"/>
    </style:style>
    <style:style style:name="T13" style:family="text">
      <style:text-properties style:font-name="Courier New" fo:font-size="11pt" style:font-size-asian="11pt" style:font-size-complex="11pt"/>
    </style:style>
    <style:style style:name="T14" style:family="text">
      <style:text-properties style:font-name="Cochin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Cochin" fo:font-size="15pt" style:text-underline-style="solid" style:text-underline-width="auto" style:text-underline-color="font-color" style:font-size-asian="15pt" style:font-size-complex="15pt"/>
    </style:style>
    <style:style style:name="T16" style:family="text">
      <style:text-properties style:font-name="Cochin" fo:font-size="11pt" style:font-size-asian="11pt" style:font-size-complex="11pt"/>
    </style:style>
    <style:style style:name="T17" style:family="text">
      <style:text-properties style:font-name="Courier New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style:font-name="Courier New" fo:font-size="40pt" fo:font-weight="bold" style:font-size-asian="40pt" style:font-weight-asian="bold" style:font-size-complex="40pt" style:font-weight-complex="bold"/>
    </style:style>
    <style:style style:name="T19" style:family="text">
      <style:text-properties style:font-name="Courier New" fo:font-size="32pt" style:font-size-asian="32pt" style:font-size-complex="32pt"/>
    </style:style>
    <style:style style:name="T20" style:family="text">
      <style:text-properties style:font-name="Courier New"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style:font-name="Courier New" fo:font-size="18pt" style:font-size-asian="18pt" style:font-size-complex="18pt"/>
    </style:style>
    <style:style style:name="T22" style:family="text">
      <style:text-properties style:font-name="Courier New" fo:font-size="60pt" fo:letter-spacing="0.416cm" fo:font-weight="bold" style:font-size-asian="60pt" style:font-weight-asian="bold" style:font-size-complex="60pt" style:font-weight-complex="bold"/>
    </style:style>
    <style:style style:name="T23" style:family="text">
      <style:text-properties style:font-name="Courier New" fo:font-size="38pt" style:font-size-asian="36pt" style:font-size-complex="36pt"/>
    </style:style>
    <style:style style:name="T24" style:family="text">
      <style:text-properties fo:color="#ffffff" loext:opacity="100%" style:font-name="Courier New" fo:font-size="26pt" style:text-underline-style="solid" style:text-underline-width="auto" style:text-underline-color="font-color" style:font-size-asian="26pt" style:font-size-complex="26pt"/>
    </style:style>
    <style:style style:name="T25" style:family="text">
      <style:text-properties style:font-name="Lucida Grande" fo:font-size="54pt" fo:letter-spacing="0.773cm" fo:font-weight="bold" style:font-size-asian="54pt" style:font-weight-asian="bold" style:font-size-complex="54pt" style:font-weight-complex="bold"/>
    </style:style>
    <style:style style:name="T26" style:family="text">
      <style:text-properties style:font-name="Lucida Grande" fo:font-size="38pt" fo:letter-spacing="0.141cm" fo:font-weight="normal" style:font-size-asian="36pt" style:font-size-complex="36pt"/>
    </style:style>
    <style:style style:name="T27" style:family="text">
      <style:text-properties fo:color="#ffffff" loext:opacity="100%" style:font-name="Lucida Grande" fo:font-size="26pt" fo:letter-spacing="0.035cm" fo:font-style="normal" style:text-underline-style="solid" style:text-underline-width="auto" style:text-underline-color="font-color" style:font-size-asian="26pt" style:font-size-complex="26pt"/>
    </style:style>
    <style:style style:name="T28" style:family="text">
      <style:text-properties fo:color="#000000" loext:opacity="100%" style:font-name="Lucida Grand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path draw:style-name="gr1" draw:text-style-name="P1" draw:layer="layout" svg:width="6.033cm" svg:height="9.045cm" svg:x="13.466cm" svg:y="3.954cm" svg:viewBox="0 0 6034 9046" svg:d="M407 364c0 146-52 219-155 219-64 0-108-24-130-73h-2c1 2 2 24 2 66v164h-70v-498c0-44-1-72-2-86h67c0 1 1 5 1 11 1 6 1 16 2 29s1 22 1 27h2c12-26 28-44 49-56 20-13 47-19 80-19 52 0 91 18 116 52 26 35 39 89 39 164zM334 365c0-58-8-100-24-125s-41-38-75-38c-28 0-50 6-65 18-16 11-28 30-36 54-8 25-12 57-12 97 0 55 9 95 26 121 18 26 46 40 86 40 35 0 60-13 76-39 16-25 24-68 24-128zM1252 365c0 74-16 128-49 164-32 36-79 54-140 54-62 0-108-19-139-56s-47-91-47-162c0-145 63-217 188-217 64 0 111 18 141 53 31 35 46 90 46 164zM1179 365c0-58-9-100-26-126s-46-39-87-39-70 13-88 40c-19 27-28 68-28 125 0 56 9 97 27 125s46 42 85 42c42 0 72-14 90-41s27-69 27-126zM1743 575v-321c0-30-1-62-3-98h66c2 47 3 76 3 86h2c11-36 24-61 38-74 15-13 35-20 61-20 10 0 19 1 29 4v64c-10-3-22-4-37-4-29 0-51 13-67 37-15 25-23 61-23 108v218zM2569 572c-23 6-46 10-70 10-56 0-84-32-84-95v-280h-48v-51h51l20-94h47v94h77v51h-77v264c0 21 3 35 10 43 6 8 18 12 34 12 9 0 23-2 40-5zM3115 207v368h-70v-368h-59v-51h59v-47c0-39 8-66 25-83s42-25 77-25c19 0 36 1 49 4v54c-11-3-22-4-31-4-18 0-30 5-38 14s-12 25-12 49v38h81v51zM4003 365c0 74-16 128-49 164-32 36-79 54-140 54-62 0-108-19-139-56s-47-91-47-162c0-145 63-217 188-217 64 0 111 18 141 53 31 35 46 90 46 164zM3930 365c0-58-9-100-26-126s-46-39-87-39-70 13-88 40c-19 27-28 68-28 125 0 56 9 97 27 125s46 42 85 42c42 0 72-14 90-41s27-69 27-126zM4492 575v-575h70v575zM5070 67v-67h69v67zM5070 575v-419h69v419zM6003 365c0 74-16 128-49 164-32 36-79 54-140 54-62 0-108-19-139-56s-47-91-47-162c0-145 63-217 188-217 64 0 111 18 141 53 31 35 46 90 46 164zM5930 365c0-58-9-100-26-126s-46-39-87-39-70 13-88 40c-19 27-28 68-28 125 0 56 9 97 27 125s46 42 85 42c42 0 72-14 90-41s27-69 27-126zM364 1557v-242c0-27 1-53 3-78-9 31-16 55-23 72l-94 248h-35l-95-248-14-44-9-28 1 29 1 49v242h-44v-364h65l97 253c3 10 6 21 10 32 3 12 5 20 6 26 1-7 4-18 9-32 4-14 7-23 8-26l96-253h63v364zM775 1557l-42-106h-165l-42 106h-51l148-364h56l146 364zM650 1231l-2 7c-4 14-11 32-19 55l-46 119h136l-47-120c-5-12-10-25-15-40zM1148 1557l-94-151h-114v151h-49v-364h171c41 0 73 10 95 28s34 44 34 76c0 28-8 50-24 69-16 18-38 30-65 35l103 156zM1141 1298c0-21-7-37-22-48-14-12-35-17-62-17h-117v134h119c26 0 46-6 61-18 14-12 21-29 21-51zM1536 1557l-145-175-48 36v139h-49v-364h49v183l176-183h58l-155 158 175 206zM1812 1563c-29 0-55-6-78-17-22-11-39-26-51-47-13-21-19-45-19-74v-232h50v228c0 33 8 58 25 76 17 17 41 25 73 25 33 0 58-8 76-26 19-18 28-44 28-78v-225h49v227c0 30-6 55-19 77-12 21-30 37-53 49-23 11-50 17-81 17zM2355 1457c0 33-13 59-39 78-27 18-64 28-111 28-89 0-140-31-154-93l47-10c6 22 18 38 35 49 18 10 43 15 74 15s56-5 73-16c18-11 26-27 26-49 0-11-2-21-8-28-5-8-13-14-23-19s-21-9-35-12c-13-3-29-7-45-11-29-6-51-12-66-19-14-6-26-13-35-21-8-8-15-17-20-27-4-11-6-23-6-37 0-31 12-55 35-72 24-17 58-25 103-25 41 0 73 6 95 19 21 13 37 34 46 65l-49 8c-5-19-15-33-30-42-15-8-36-13-63-13-29 0-51 5-66 15-16 9-23 24-23 43 0 11 3 20 9 28 6 7 14 13 25 18s34 11 67 19c11 2 23 5 34 8 11 2 21 6 32 9 10 4 19 8 28 13s17 11 23 19c7 7 12 15 16 25 3 10 5 22 5 35zM2614 1557v-364h49v324h184v40zM2937 1557v-364h50v364zM3107 1557v-364h50v364zM3581 1557v-242c0-27 1-53 3-78-9 31-16 55-23 72l-94 248h-35l-95-248-14-44-9-28 1 29 1 49v242h-44v-364h65l97 253c3 10 6 21 10 32 3 12 5 20 6 26 1-7 4-18 9-32 4-14 7-23 8-26l96-253h63v364zM3992 1557l-42-106h-165l-42 106h-51l148-364h56l146 364zM3867 1231l-2 7c-4 14-11 32-19 55l-46 119h136l-47-120c-5-12-10-25-15-40zM4213 1234v323h-50v-323h-125v-41h300v41zM4633 1557l-42-106h-165l-42 106h-51l148-364h56l146 364zM4508 1231l-2 7c-4 14-11 32-19 55l-46 119h136l-47-120c-5-12-10-25-15-40zM4754 1557v-364h50v364zM5155 1557l-195-310 2 25 1 44v241h-44v-364h57l197 312c-2-33-3-58-3-73v-239h44v364zM5322 1557v-364h276v41h-227v116h212v40h-212v127h238v40zM5931 1557l-195-310 2 25 1 44v241h-44v-364h57l197 312c-2-33-3-58-3-73v-239h44v364zM125 3624h-44l-81-223h40l49 145c2 6 6 22 14 49l7-24 8-24 51-146h40zM268 3520c0 26 5 46 15 60 11 14 27 21 47 21 16 0 29-4 39-10 9-7 16-15 19-25l33 10c-13 35-44 52-91 52-33 0-58-9-76-29-17-20-25-49-25-88 0-37 8-65 25-85 18-19 42-29 74-29 66 0 99 39 99 118v5zM389 3492c-2-24-8-41-18-52-10-10-25-16-43-16s-32 6-43 18-16 29-17 50zM477 3624v-171c0-16-1-33-1-52h35c1 25 1 40 1 46h1c6-20 13-33 21-40 7-7 18-10 32-10 5 0 10 0 15 2v34c-5-2-11-2-19-2-16 0-28 6-36 20-8 13-12 32-12 57v116zM755 3624l-76-102-27 23v79h-37v-306h37v191l98-108h44l-91 96 96 127zM967 3624l-76-102-27 23v79h-37v-306h37v191l98-108h44l-91 96 96 127zM1228 3512c0 39-9 69-26 88s-42 28-75 28c-32 0-57-9-74-29-16-20-25-49-25-87 0-77 34-115 100-115 35 0 60 9 76 28s24 48 24 87zM1189 3512c0-30-5-53-14-67s-24-21-46-21-37 7-47 22c-10 14-15 36-15 66s5 52 15 67c9 15 24 22 45 22 22 0 38-7 48-21 9-15 14-37 14-68zM1444 3563c0 21-8 37-24 48-16 12-38 17-67 17-28 0-49-4-64-13s-25-24-30-43l33-7c3 12 10 21 20 27 10 5 23 8 41 8 19 0 33-3 42-9 8-5 13-14 13-26 0-8-3-15-9-21-7-6-16-10-30-14l-26-7c-22-5-37-11-46-16s-16-12-21-19c-5-8-8-17-8-28 0-20 7-36 22-47 15-10 36-16 64-16 24 0 44 5 58 13 15 9 24 23 28 42l-34 4c-2-10-7-17-16-23-9-5-21-8-36-8-17 0-30 3-38 8s-12 13-12 23c0 7 2 12 5 16 4 4 9 8 15 10 6 3 20 7 41 12 20 5 34 10 42 14 9 4 16 9 21 14s9 11 12 18c2 6 4 14 4 23zM1488 3353v-35h37v35zM1488 3624v-223h37v223zM1679 3624h-44l-81-223h40l49 145c2 6 6 22 14 49l7-24 8-24 51-146h40zM1828 3401v142c0 14 2 26 5 34s7 14 14 17c6 4 15 6 27 6 18 0 32-6 43-19 10-12 15-29 15-51v-129h37v176c0 26 1 42 2 47h-35c-1 0-1-2-1-5s0-7 0-11c-1-4-1-11-1-22h-1c-8 16-18 26-29 33-12 6-25 9-42 9-25 0-43-6-54-18s-17-32-17-60v-149zM2159 3712c-10 0-19-1-26-2v-28c6 1 11 1 18 1 23 0 41-17 55-51l3-9-88-222h39l47 123c1 2 2 5 3 7 1 3 4 12 9 27 5 16 8 24 9 26l14-41 49-142h39l-86 223c-9 24-18 42-26 54-7 11-16 20-26 26-10 5-21 8-33 8zM2361 3624v-171c0-16-1-33-1-52h35c1 25 1 40 1 46h1c6-20 13-33 21-40 7-7 18-10 32-10 5 0 10 0 15 2v34c-5-2-11-2-19-2-16 0-28 6-36 20-8 13-12 32-12 57v116zM2499 3353v-35h37v35zM2499 3624v-223h37v223zM2678 3623c-12 3-25 5-38 5-29 0-44-17-44-51v-149h-26v-27h27l11-50h25v50h41v27h-41v141c0 11 2 18 5 23 4 4 10 6 18 6 5 0 13-1 22-3zM2722 3712c-10 0-19-1-26-2v-28c6 1 11 1 18 1 23 0 41-17 55-51l3-9-88-222h39l47 123c1 2 2 5 3 7 1 3 4 12 9 27 5 16 8 24 9 26l14-41 49-142h39l-86 223c-9 24-18 42-26 54-7 11-16 20-26 26-10 5-21 8-33 8zM3063 3624l-76-102-27 23v79h-37v-306h37v191l98-108h44l-91 96 96 127zM3302 3563c0 21-8 37-24 48-16 12-38 17-67 17-28 0-49-4-64-13s-25-24-30-43l33-7c3 12 10 21 20 27 10 5 23 8 41 8 19 0 33-3 42-9 8-5 13-14 13-26 0-8-3-15-9-21-7-6-16-10-30-14l-26-7c-22-5-37-11-46-16s-16-12-21-19c-5-8-8-17-8-28 0-20 7-36 22-47 15-10 36-16 64-16 24 0 44 5 58 13 15 9 24 23 28 42l-34 4c-2-10-7-17-16-23-9-5-21-8-36-8-17 0-30 3-38 8s-12 13-12 23c0 7 2 12 5 16 4 4 9 8 15 10 6 3 20 7 41 12 20 5 34 10 42 14 9 4 16 9 21 14s9 11 12 18c2 6 4 14 4 23zM3375 3520c0 26 5 46 15 60 11 14 27 21 47 21 16 0 29-4 39-10 9-7 16-15 19-25l33 10c-13 35-44 52-91 52-33 0-58-9-76-29-17-20-25-49-25-88 0-37 8-65 25-85 18-19 42-29 74-29 66 0 99 39 99 118v5zM3496 3492c-2-24-8-41-18-52-10-10-25-16-43-16s-32 6-43 18-16 29-17 50zM3583 3624v-306h37v306zM3676 3624v-306h37v306zM3798 3520c0 26 5 46 15 60 11 14 27 21 47 21 16 0 29-4 39-10 9-7 16-15 19-25l33 10c-13 35-44 52-91 52-33 0-58-9-76-29-17-20-25-49-25-88 0-37 8-65 25-85 18-19 42-29 74-29 66 0 99 39 99 118v5zM3919 3492c-2-24-8-41-18-52-10-10-25-16-43-16s-32 6-43 18-16 29-17 50zM1668 7128c-7 15-16 25-27 31-12 6-26 9-42 9-29 0-49-9-63-28-13-19-20-48-20-86 0-78 28-117 83-117 16 0 31 3 42 9s20 16 27 30h1l-1-25v-93h37v260c0 24 1 39 2 46h-36c0-2-1-7-1-15-1-8-1-15-1-21zM1555 7052c0 32 4 54 13 68 8 13 21 20 40 20 21 0 36-8 46-22 9-15 14-37 14-68 0-30-5-51-14-65-10-14-25-21-46-21-18 0-32 7-40 21s-13 36-13 67zM1764 6893v-35h37v35zM1764 7164v-223h37v223zM1942 7252c-25 0-44-5-59-14-14-10-23-23-27-41l37-5c2 10 8 18 16 23 9 6 20 9 34 9 37 0 55-22 55-65v-36c-7 14-17 25-29 32s-27 11-43 11c-27 0-47-9-60-27s-20-47-20-86c0-40 7-69 21-87 14-19 35-29 63-29 16 0 30 4 41 11 12 7 21 18 27 31h1c0-4 0-11 1-21 0-11 1-16 1-17h36c-1 7-2 23-2 46v171c0 63-31 94-93 94zM1998 7053c0-19-2-34-7-47-5-14-12-24-21-31-9-6-19-10-31-10-19 0-33 7-41 21-9 13-13 36-13 67 0 30 4 52 12 65 8 14 22 21 42 21 11 0 22-4 31-11s16-17 21-29c5-13 7-29 7-46zM2094 6893v-35h37v35zM2094 7164v-223h37v223zM2273 7163c-12 3-25 5-38 5-29 0-44-17-44-51v-149h-26v-27h27l11-50h25v50h41v27h-41v141c0 11 2 18 5 23 4 4 10 6 18 6 5 0 13-1 22-3zM2363 7168c-22 0-39-5-51-17-11-12-16-28-16-49 0-23 7-41 22-53 16-13 40-19 74-20l50-1v-12c0-18-4-31-11-39-8-8-20-12-37-12-16 0-29 3-36 8-8 6-12 15-14 28l-39-4c7-40 37-60 90-60 28 0 49 6 63 19 15 13 22 32 22 56v96c0 11 1 19 4 25s8 8 17 8c3 0 7 0 12-1v23c-10 2-19 3-29 3-14 0-24-3-30-10-6-8-10-19-11-34h-1c-9 17-20 29-33 36s-28 10-46 10zM2372 7141c13 0 25-4 36-10 10-6 19-14 25-25s9-22 9-34v-18l-41 1c-17 0-30 2-39 5-9 4-16 9-21 16-5 6-7 15-7 27s3 21 10 28c6 6 15 10 28 10zM2600 7168c-22 0-39-5-51-17-11-12-16-28-16-49 0-23 7-41 22-53 16-13 40-19 74-20l50-1v-12c0-18-4-31-11-39-8-8-20-12-37-12-16 0-29 3-36 8-8 6-12 15-14 28l-39-4c7-40 37-60 90-60 28 0 49 6 63 19 15 13 22 32 22 56v96c0 11 1 19 4 25s8 8 17 8c3 0 7 0 12-1v23c-10 2-19 3-29 3-14 0-24-3-30-10-6-8-10-19-11-34h-1c-9 17-20 29-33 36s-28 10-46 10zM2609 7141c13 0 25-4 36-10 10-6 19-14 25-25s9-22 9-34v-18l-41 1c-17 0-30 2-39 5-9 4-16 9-21 16-5 6-7 15-7 27s3 21 10 28c6 6 15 10 28 10zM2780 7164v-306h37v306zM2873 6893v-35h37v35zM2873 7164v-223h37v223zM3134 7103c0 21-8 37-24 48-16 12-38 17-67 17-28 0-49-4-64-13s-25-24-30-43l33-7c3 12 10 21 20 27 10 5 23 8 41 8 19 0 33-3 42-9 8-5 13-14 13-26 0-8-3-15-9-21-7-6-16-10-30-14l-26-7c-22-5-37-11-46-16s-16-12-21-19c-5-8-8-17-8-28 0-20 7-36 22-47 15-10 36-16 64-16 24 0 44 5 58 13 15 9 24 23 28 42l-34 4c-2-10-7-17-16-23-9-5-21-8-36-8-17 0-30 3-38 8s-12 13-12 23c0 7 2 12 5 16 4 4 9 8 15 10 6 3 20 7 41 12 20 5 34 10 42 14 9 4 16 9 21 14s9 11 12 18c2 6 4 14 4 23zM3207 7060c0 26 5 46 15 60 11 14 27 21 47 21 16 0 29-4 39-10 9-7 16-15 19-25l33 10c-13 35-44 52-91 52-33 0-58-9-76-29-17-20-25-49-25-88 0-37 8-65 25-85 18-19 42-29 74-29 66 0 99 39 99 118v5zM3328 7032c-2-24-8-41-18-52-10-10-25-16-43-16s-32 6-43 18-16 29-17 50zM3557 7164v-141c0-15-1-27-4-35s-8-14-14-17c-7-4-16-6-28-6-18 0-32 7-42 19-11 12-16 29-16 51v129h-37v-175c0-26-1-42-1-48h35c0 1 0 2 0 5s0 7 1 11c0 4 0 11 0 22h1c9-15 18-26 30-33 11-6 25-9 41-9 25 0 43 6 54 18 12 12 17 32 17 60v149zM3960 7052c0 78-27 116-82 116-35 0-58-12-70-38h-1c1 1 1 12 1 35v87h-37v-265c0-23 0-39-1-46h36c0 0 0 2 0 6 1 3 1 8 1 15 1 7 1 12 1 15h1c6-14 15-24 26-30 11-7 25-10 43-10 27 0 48 9 62 28 13 18 20 47 20 87zM3921 7052c0-31-4-53-13-66-8-14-21-20-40-20-14 0-26 3-34 9-9 6-15 16-19 29-5 13-7 30-7 51 0 30 5 51 14 65 10 14 25 21 46 21 18 0 32-7 40-20 9-14 13-37 13-69zM4037 7060c0 26 5 46 15 60 11 14 27 21 47 21 16 0 29-4 39-10 9-7 16-15 19-25l33 10c-13 35-44 52-91 52-33 0-58-9-76-29-17-20-25-49-25-88 0-37 8-65 25-85 18-19 42-29 74-29 66 0 99 39 99 118v5zM4158 7032c-2-24-8-41-18-52-10-10-25-16-43-16s-32 6-43 18-16 29-17 50zM4245 7164v-306h37v306zM4338 6893v-35h37v35zM4338 7164v-223h37v223zM4573 7164v-141c0-15-1-27-4-35s-8-14-14-17c-7-4-16-6-28-6-18 0-32 7-42 19-11 12-16 29-16 51v129h-37v-175c0-26-1-42-1-48h35c0 1 0 2 0 5s0 7 1 11c0 4 0 11 0 22h1c9-15 18-26 30-33 11-6 25-9 41-9 25 0 43 6 54 18 12 12 17 32 17 60v149zM4885 7164h-44l-81-223h40l49 145c2 6 6 22 14 49l7-24 8-24 51-146h40zM5055 7168c-22 0-39-5-51-17-11-12-16-28-16-49 0-23 7-41 22-53 16-13 40-19 74-20l50-1v-12c0-18-4-31-11-39-8-8-20-12-37-12-16 0-29 3-36 8-8 6-12 15-14 28l-39-4c7-40 37-60 90-60 28 0 49 6 63 19 15 13 22 32 22 56v96c0 11 1 19 4 25s8 8 17 8c3 0 7 0 12-1v23c-10 2-19 3-29 3-14 0-24-3-30-10-6-8-10-19-11-34h-1c-9 17-20 29-33 36s-28 10-46 10zM5064 7141c13 0 25-4 36-10 10-6 19-14 25-25s9-22 9-34v-18l-41 1c-17 0-30 2-39 5-9 4-16 9-21 16-5 6-7 15-7 27s3 21 10 28c6 6 15 10 28 10zM5235 7164v-306h37v306zM5329 6893v-35h37v35zM5329 7164v-223h37v223zM5562 7164l-76-102-27 23v79h-37v-306h37v191l98-108h44l-91 96 96 127zM5773 7164l-76-102-27 23v79h-37v-306h37v191l98-108h44l-91 96 96 127zM6034 7052c0 39-9 69-26 88s-42 28-75 28c-32 0-57-9-74-29-16-20-25-49-25-87 0-77 34-115 100-115 35 0 60 9 76 28s24 48 24 87zM5995 7052c0-30-5-53-14-67s-24-21-46-21-37 7-47 22c-10 14-15 36-15 66s5 52 15 67c9 15 24 22 45 22 22 0 38-7 48-21 9-15 14-37 14-68zM3561 7713c-14 0-25-4-33-12s-12-19-12-33 4-25 12-34c8-8 19-12 33-12s25 4 34 12c8 9 12 20 12 34s-4 25-12 33c-9 8-20 12-34 12zM4299 7797l-63-100h-76v100h-33v-242h114c28 0 49 6 64 18 14 13 22 30 22 51 0 18-5 34-16 46-10 12-25 20-43 23l68 104zM4294 7625c0-14-5-25-15-32-9-8-23-12-41-12h-78v90h79c18 0 31-4 41-12 9-8 14-20 14-34zM4400 7711c0 21 4 38 13 49 9 12 22 18 39 18 13 0 24-3 32-9 8-5 14-12 17-20l27 8c-11 29-37 44-76 44-28 0-49-8-63-25-14-16-21-41-21-73 0-31 7-54 21-70 14-17 35-25 62-25 54 0 82 33 82 99v4zM4501 7687c-2-19-7-34-15-43s-20-13-36-13c-15 0-27 5-35 15-9 10-14 24-15 41zM4619 7801c-19 0-33-5-42-15-10-10-14-23-14-41 0-19 6-34 18-44 13-10 34-16 62-16l42-1v-10c0-15-4-26-10-33-7-6-17-10-30-10-14 0-24 3-31 8-6 4-10 12-11 22l-32-3c5-33 30-50 74-50 24 0 41 5 53 16s18 26 18 46v81c0 9 1 16 3 20 3 5 7 7 14 7 3 0 7 0 10-1v19c-7 2-15 3-24 3-11 0-19-3-25-9-5-6-8-15-8-28h-1c-8 14-18 24-28 30-11 6-23 9-38 9zM4626 7778c11 0 21-3 30-8s16-12 21-21 8-19 8-28v-15h-34c-15 0-26 2-33 5-8 2-14 7-18 12-4 6-6 14-6 23 0 10 3 18 8 23 6 6 14 9 24 9zM4789 7703c0 25 4 44 12 55 7 12 19 18 35 18 11 0 20-3 27-9 8-6 12-15 14-27l31 2c-2 18-10 32-23 43-12 10-29 16-48 16-26 0-46-8-60-25-14-16-20-40-20-72 0-31 6-55 20-71 14-17 34-25 59-25 19 0 35 5 48 15 12 10 20 23 23 40l-32 3c-1-10-5-19-12-25-6-6-16-9-28-9-16 0-28 6-35 16-8 11-11 30-11 55zM5015 7796c-10 3-21 4-32 4-24 0-37-14-37-42v-124h-21v-23h23l9-41h20v41h35v23h-35v117c0 9 2 15 5 19s8 6 15 6c4 0 10-1 18-3zM3561 8107c-14 0-25-4-33-12s-12-19-12-33 4-25 12-34c8-8 19-12 33-12s25 4 34 12c8 9 12 20 12 34s-4 25-12 33c-9 8-20 12-34 12zM4285 8191l-130-206 1 17 1 28v161h-30v-242h39l131 208c-2-23-3-39-3-49v-159h30v242zM4534 8098c0 33-8 57-22 73s-35 24-62 24-48-9-62-25c-14-17-21-41-21-72 0-64 28-96 84-96 28 0 49 8 62 23 14 16 21 40 21 73zM4501 8098c0-25-4-44-11-56-8-11-21-17-39-17s-31 6-39 18c-8 11-12 30-12 55s4 43 12 55c8 13 20 19 37 19 19 0 32-6 40-18s12-30 12-56zM4689 8161c-6 12-14 21-23 26-10 5-21 8-35 8-24 0-41-8-52-24s-17-40-17-72c0-65 23-97 69-97 14 0 26 3 35 8s17 13 23 24v-21-77h31v217c0 19 0 32 1 38h-30c0-1-1-6-1-12 0-7-1-13-1-18zM4595 8098c0 26 3 45 10 56s18 17 34 17c17 0 30-6 38-18s12-31 12-57c0-25-4-43-12-54s-21-17-38-17c-16 0-27 6-34 17-7 12-10 30-10 56zM4789 8105c0 21 4 38 13 49 9 12 22 18 39 18 13 0 24-3 32-9 8-5 14-12 17-20l27 8c-11 29-37 44-76 44-28 0-49-8-63-25-14-16-21-41-21-73 0-31 7-54 21-70 14-17 35-25 62-25 54 0 82 33 82 99v4zM4890 8081c-2-19-7-34-15-43s-20-13-36-13c-15 0-27 5-35 15-9 10-14 24-15 41zM4969 8191v-37h33v37zM5058 7966v-30h31v30zM5089 8214c0 18-3 31-10 39-7 7-17 11-31 11-9 0-16 0-22-1v-24l11 1c8 0 13-2 16-6s5-12 5-24v-205h31zM5274 8140c0 17-7 31-20 41-13 9-32 14-56 14-23 0-41-4-53-12-13-7-21-19-25-35l28-6c2 10 8 18 16 22 8 5 20 7 34 7 16 0 28-2 35-7s11-12 11-22c0-7-3-13-8-18-5-4-13-8-24-11l-22-6c-18-4-31-9-38-13-8-5-14-10-18-16-4-7-6-14-6-23 0-17 6-30 18-39s30-14 53-14c20 0 37 4 49 11s19 19 23 35l-28 3c-2-8-7-14-14-19-8-4-18-6-30-6-14 0-25 2-31 6-7 4-10 11-10 19 0 6 1 10 4 13 3 4 7 7 12 9 6 3 17 6 34 10s28 8 36 12c7 3 13 7 17 11 4 5 7 9 9 15 3 6 4 12 4 19zM3561 8501c-14 0-25-4-33-12s-12-19-12-33 4-25 12-34c8-8 19-12 33-12s25 4 34 12c8 9 12 20 12 34s-4 25-12 33c-9 8-20 12-34 12zM4127 8585v-242h184v27h-151v78h141v26h-141v85h158v26zM4469 8585l-50-76-50 76h-33l66-95-63-91h34l46 73 46-73h35l-63 90 67 96zM4691 8491c0 65-23 98-69 98-29 0-48-11-58-33 0 1 0 11 0 30v72h-31v-221c0-19 0-31-1-38h30c0 1 0 2 1 5 0 3 0 7 0 13 1 6 1 10 1 12h1c5-11 12-20 21-25s21-8 36-8c23 0 40 8 52 23 11 15 17 40 17 72zM4658 8492c0-26-3-44-10-55s-19-17-34-17c-12 0-22 3-29 8-6 5-12 13-15 24-4 11-6 25-6 43 0 24 4 42 12 54 8 11 20 17 38 17 15 0 26-6 33-17 8-11 11-30 11-57zM4728 8585v-142c0-13 0-28-1-44h29c1 21 2 34 2 38 5-16 11-26 17-32 7-6 16-9 27-9 5 0 9 1 13 2v28c-4-1-10-2-17-2-12 0-22 6-29 17s-10 27-10 47v97zM4870 8499c0 21 4 38 13 49 9 12 22 18 39 18 13 0 24-3 32-9 8-5 14-12 17-20l27 8c-11 29-37 44-76 44-28 0-49-8-63-25-14-16-21-41-21-73 0-31 7-54 21-70 14-17 35-25 62-25 54 0 82 33 82 99v4zM4971 8475c-2-19-7-34-15-43s-20-13-36-13c-15 0-27 5-35 15-9 10-14 24-15 41zM5181 8534c0 17-7 31-20 41-13 9-32 14-56 14-23 0-41-4-53-12-13-7-21-19-25-35l28-6c2 10 8 18 16 22 8 5 20 7 34 7 16 0 28-2 35-7s11-12 11-22c0-7-3-13-8-18-5-4-13-8-24-11l-22-6c-18-4-31-9-38-13-8-5-14-10-18-16-4-7-6-14-6-23 0-17 6-30 18-39s30-14 53-14c20 0 37 4 49 11s19 19 23 35l-28 3c-2-8-7-14-14-19-8-4-18-6-30-6-14 0-25 2-31 6-7 4-10 11-10 19 0 6 1 10 4 13 3 4 7 7 12 9 6 3 17 6 34 10s28 8 36 12c7 3 13 7 17 11 4 5 7 9 9 15 3 6 4 12 4 19zM5358 8534c0 17-7 31-20 41-13 9-32 14-56 14-23 0-41-4-53-12-13-7-21-19-25-35l28-6c2 10 8 18 16 22 8 5 20 7 34 7 16 0 28-2 35-7s11-12 11-22c0-7-3-13-8-18-5-4-13-8-24-11l-22-6c-18-4-31-9-38-13-8-5-14-10-18-16-4-7-6-14-6-23 0-17 6-30 18-39s30-14 53-14c20 0 37 4 49 11s19 19 23 35l-28 3c-2-8-7-14-14-19-8-4-18-6-30-6-14 0-25 2-31 6-7 4-10 11-10 19 0 6 1 10 4 13 3 4 7 7 12 9 6 3 17 6 34 10s28 8 36 12c7 3 13 7 17 11 4 5 7 9 9 15 3 6 4 12 4 19zM3561 8895c-14 0-25-4-33-12s-12-19-12-33 4-25 12-34c8-8 19-12 33-12s25 4 34 12c8 9 12 20 12 34s-4 25-12 33c-9 8-20 12-34 12zM4317 8912c0 23-9 40-26 52-18 13-42 19-74 19-59 0-93-21-102-62l31-6c4 14 12 25 24 32s28 10 48 10c22 0 38-3 49-11 12-7 18-18 18-32 0-8-2-14-6-19-3-5-8-9-15-12-6-3-14-6-23-8-9-3-19-5-30-7-20-5-34-9-44-13s-18-9-23-14c-6-5-11-12-14-19s-4-15-4-24c0-20 8-36 24-48 16-11 38-16 68-16 27 0 48 4 63 12 14 9 25 23 31 43l-33 6c-3-13-10-22-20-28s-24-9-42-9c-19 0-34 4-44 10s-15 16-15 29c0 7 2 13 6 18s9 9 17 12c7 4 22 8 44 13 8 2 15 3 23 5 7 2 14 4 21 7 7 2 13 5 19 8 6 4 11 8 15 12 5 5 8 11 10 17 3 7 4 15 4 23zM4589 8857c0 34-9 62-26 84s-41 35-72 39c5 15 11 25 19 32 7 6 17 9 28 9 7 0 13 0 20-2v23c-10 3-21 4-30 4-18 0-32-5-43-15s-20-26-27-49c-23-1-43-7-59-17-17-11-29-25-38-43-8-19-13-40-13-65 0-39 11-69 32-91s51-32 89-32c24 0 46 4 64 14s32 24 41 43c10 19 15 41 15 66zM4555 8857c0-30-8-54-23-71s-36-26-63-26c-28 0-50 9-65 26s-22 41-22 71c0 31 7 55 23 72 15 18 36 27 63 27 28 0 50-8 65-26 15-17 22-41 22-73zM4635 8979v-242h33v216h123v26zM4825 8754v-30h31v30zM4825 8979v-186h31v186zM4973 8978c-10 3-21 4-32 4-24 0-37-14-37-42v-124h-21v-23h23l9-41h20v41h35v23h-35v117c0 9 2 15 5 19s8 6 15 6c4 0 10-1 18-3zM5022 8893c0 21 4 38 13 49 9 12 22 18 39 18 13 0 24-3 32-9 8-5 14-12 17-20l27 8c-11 29-37 44-76 44-28 0-49-8-63-25-14-16-21-41-21-73 0-31 7-54 21-70 14-17 35-25 62-25 54 0 82 33 82 99v4zM5123 8869c-2-19-7-34-15-43s-20-13-36-13c-15 0-27 5-35 15-9 10-14 24-15 41zM1561 4198c-14 0-25-4-33-12s-12-19-12-33 4-25 12-34c8-8 19-12 33-12s25 4 34 12c8 9 12 20 12 34s-4 25-12 33c-9 8-20 12-34 12zM2291 4282v-112h-131v112h-33v-242h33v103h131v-103h33v242zM2476 4067v215h-32v-215h-84v-27h199v27zM2803 4282v-161c0-18 1-35 2-52-6 21-11 37-15 48l-63 165h-23l-63-165-10-29-6-19 1 19 1 33v161h-30v-242h44l64 168c2 7 5 14 7 22s3 13 4 17c1-5 3-12 6-21 3-10 5-16 6-18l63-168h42v242zM2889 4282v-242h33v216h123v26zM1561 4592c-14 0-25-4-33-12s-12-19-12-33 4-25 12-34c8-8 19-12 33-12s25 4 34 12c8 9 12 20 12 34s-4 25-12 33c-9 8-20 12-34 12zM2235 4457c-27 0-48 9-63 26s-22 41-22 71 8 54 23 72c16 18 37 27 63 27 34 0 59-17 77-51l26 14c-10 21-24 37-42 47-18 11-39 17-62 17-25 0-46-5-64-15-18-11-31-25-41-44-9-19-14-41-14-67 0-38 11-69 32-91 21-21 49-32 86-32 26 0 48 5 65 15s30 25 38 45l-31 10c-6-14-15-25-27-32-12-8-27-12-44-12zM2571 4609c0 23-9 40-26 52-18 13-42 19-74 19-59 0-93-21-102-62l31-6c4 14 12 25 24 32s28 10 48 10c22 0 38-3 49-11 12-7 18-18 18-32 0-8-2-14-6-19-3-5-8-9-15-12-6-3-14-6-23-8-9-3-19-5-30-7-20-5-34-9-44-13s-18-9-23-14c-6-5-11-12-14-19s-4-15-4-24c0-20 8-36 24-48 16-11 38-16 68-16 27 0 48 4 63 12 14 9 25 23 31 43l-33 6c-3-13-10-22-20-28s-24-9-42-9c-19 0-34 4-44 10s-15 16-15 29c0 7 2 13 6 18s9 9 17 12c7 4 22 8 44 13 8 2 15 3 23 5 7 2 14 4 21 7 7 2 13 5 19 8 6 4 11 8 15 12 5 5 8 11 10 17 3 7 4 15 4 23zM2804 4609c0 23-9 40-26 52-18 13-42 19-74 19-59 0-93-21-102-62l31-6c4 14 12 25 24 32s28 10 48 10c22 0 38-3 49-11 12-7 18-18 18-32 0-8-2-14-6-19-3-5-8-9-15-12-6-3-14-6-23-8-9-3-19-5-30-7-20-5-34-9-44-13s-18-9-23-14c-6-5-11-12-14-19s-4-15-4-24c0-20 8-36 24-48 16-11 38-16 68-16 27 0 48 4 63 12 14 9 25 23 31 43l-33 6c-3-13-10-22-20-28s-24-9-42-9c-19 0-34 4-44 10s-15 16-15 29c0 7 2 13 6 18s9 9 17 12c7 4 22 8 44 13 8 2 15 3 23 5 7 2 14 4 21 7 7 2 13 5 19 8 6 4 11 8 15 12 5 5 8 11 10 17 3 7 4 15 4 23zM1561 4986c-14 0-25-4-33-12s-12-19-12-33 4-25 12-34c8-8 19-12 33-12s25 4 34 12c8 9 12 20 12 34s-4 25-12 33c-9 8-20 12-34 12zM2177 5074c-41 0-65-21-73-64l32-5c2 13 7 24 14 31s16 11 27 11c12 0 22-4 28-12 7-8 11-20 11-36v-144h-47v-27h79v170c0 24-6 42-19 56-12 13-30 20-52 20zM2348 5074c-19 0-33-5-42-15-10-10-14-23-14-41 0-19 6-34 18-44 13-10 34-16 62-16l42-1v-10c0-15-4-26-10-33-7-6-17-10-30-10-14 0-24 3-31 8-6 4-10 12-11 22l-32-3c5-33 30-50 74-50 24 0 41 5 53 16s18 26 18 46v81c0 9 1 16 3 20 3 5 7 7 14 7 3 0 7 0 10-1v19c-7 2-15 3-24 3-11 0-19-3-25-9-5-6-8-15-8-28h-1c-8 14-18 24-28 30-11 6-23 9-38 9zM2355 5051c11 0 21-3 30-8s16-12 21-21 8-19 8-28v-15h-34c-15 0-26 2-33 5-8 2-14 7-18 12-4 6-6 14-6 23 0 10 3 18 8 23 6 6 14 9 24 9zM2577 5070h-37l-67-186h33l41 121c1 5 5 19 12 41l6-20 6-20 43-122h32zM2720 5074c-19 0-33-5-42-15-10-10-14-23-14-41 0-19 6-34 18-44 13-10 34-16 62-16l42-1v-10c0-15-4-26-10-33-7-6-17-10-30-10-14 0-24 3-31 8-6 4-10 12-11 22l-32-3c5-33 30-50 74-50 24 0 41 5 53 16s18 26 18 46v81c0 9 1 16 3 20 3 5 7 7 14 7 3 0 7 0 10-1v19c-7 2-15 3-24 3-11 0-19-3-25-9-5-6-8-15-8-28h-1c-8 14-18 24-28 30-11 6-23 9-38 9zM2727 5051c11 0 21-3 30-8s16-12 21-21 8-19 8-28v-15h-34c-15 0-26 2-33 5-8 2-14 7-18 12-4 6-6 14-6 23 0 10 3 18 8 23 6 6 14 9 24 9zM3062 5003c0 23-9 40-26 52-18 13-42 19-74 19-59 0-93-21-102-62l31-6c4 14 12 25 24 32s28 10 48 10c22 0 38-3 49-11 12-7 18-18 18-32 0-8-2-14-6-19-3-5-8-9-15-12-6-3-14-6-23-8-9-3-19-5-30-7-20-5-34-9-44-13s-18-9-23-14c-6-5-11-12-14-19s-4-15-4-24c0-20 8-36 24-48 16-11 38-16 68-16 27 0 48 4 63 12 14 9 25 23 31 43l-33 6c-3-13-10-22-20-28s-24-9-42-9c-19 0-34 4-44 10s-15 16-15 29c0 7 2 13 6 18s9 9 17 12c7 4 22 8 44 13 8 2 15 3 23 5 7 2 14 4 21 7 7 2 13 5 19 8 6 4 11 8 15 12 5 5 8 11 10 17 3 7 4 15 4 23zM3124 4976c0 25 4 44 12 55 7 12 19 18 35 18 11 0 20-3 27-9 8-6 12-15 14-27l31 2c-2 18-10 32-23 43-12 10-29 16-48 16-26 0-46-8-60-25-14-16-20-40-20-72 0-31 6-55 20-71 14-17 34-25 59-25 19 0 35 5 48 15 12 10 20 23 23 40l-32 3c-1-10-5-19-12-25-6-6-16-9-28-9-16 0-28 6-35 16-8 11-11 30-11 55zM3279 5070v-142c0-13 0-28-1-44h29c1 21 2 34 2 38 5-16 11-26 17-32 7-6 16-9 27-9 5 0 9 1 13 2v28c-4-1-10-2-17-2-12 0-22 6-29 17s-10 27-10 47v97zM3396 4845v-30h31v30zM3396 5070v-186h31v186zM3630 4976c0 65-23 98-69 98-29 0-48-11-58-33 0 1 0 11 0 30v72h-31v-221c0-19 0-31-1-38h30c0 1 0 2 1 5 0 3 0 7 0 13 1 6 1 10 1 12h1c5-11 12-20 21-25s21-8 36-8c23 0 40 8 52 23 11 15 17 40 17 72zM3597 4977c0-26-3-44-10-55s-19-17-34-17c-12 0-22 3-29 8-6 5-12 13-15 24-4 11-6 25-6 43 0 24 4 42 12 54 8 11 20 17 38 17 15 0 26-6 33-17 8-11 11-30 11-57zM3739 5069c-10 3-21 4-32 4-24 0-37-14-37-42v-124h-21v-23h23l9-41h20v41h35v23h-35v117c0 9 2 15 5 19s8 6 15 6c4 0 10-1 18-3zM49 6154v2816zM749 2459h5200zM5949 6154v-3695zM3749 6154h-3700z">
          <text:p/>
        </draw:path>
        <draw:frame draw:style-name="gr2" draw:text-style-name="P2" draw:layer="layout" svg:width="7cm" svg:height="1.924cm" svg:x="21.5cm" svg:y="3.481cm">
          <draw:text-box>
            <text:p><text:span text:style-name="T1">portfolio</text:span></text:p>
          </draw:text-box>
        </draw:frame>
        <draw:frame draw:style-name="gr3" draw:text-style-name="P3" draw:layer="layout" svg:width="6.887cm" svg:height="1.2cm" svg:x="21.513cm" svg:y="4.705cm">
          <draw:text-box>
            <text:p><text:span text:style-name="T2">MARKUS LIIMATAINEN</text:span></text:p>
          </draw:text-box>
        </draw:frame>
        <draw:frame draw:style-name="gr4" draw:text-style-name="P4" draw:layer="layout" svg:width="4.481cm" svg:height="0.725cm" svg:x="21.5cm" svg:y="6.865cm">
          <draw:text-box>
            <text:p><text:span text:style-name="T3">verkkosivu yritykselle</text:span></text:p>
          </draw:text-box>
        </draw:frame>
        <draw:frame draw:style-name="gr5" draw:text-style-name="P4" draw:layer="layout" svg:width="5.057cm" svg:height="0.725cm" svg:x="23cm" svg:y="10.405cm">
          <draw:text-box>
            <text:p><text:span text:style-name="T3">digitaalisen pelin valikko</text:span></text:p>
          </draw:text-box>
        </draw:frame>
        <draw:frame draw:style-name="gr6" draw:text-style-name="P5" draw:layer="layout" svg:width="2.436cm" svg:height="1.895cm" svg:x="25cm" svg:y="11.105cm">
          <draw:text-box>
            <text:list text:style-name="L1">
              <text:list-item>
                <text:p><text:span text:style-name="T4">React</text:span></text:p>
              </text:list-item>
              <text:list-item>
                <text:p><text:span text:style-name="T4">Node.js</text:span></text:p>
              </text:list-item>
              <text:list-item>
                <text:p><text:span text:style-name="T4">Express</text:span></text:p>
              </text:list-item>
              <text:list-item>
                <text:p><text:span text:style-name="T4">SQLite</text:span></text:p>
              </text:list-item>
            </text:list>
          </draw:text-box>
        </draw:frame>
        <draw:frame draw:style-name="gr7" draw:text-style-name="P5" draw:layer="layout" svg:width="2.821cm" svg:height="1.484cm" svg:x="23cm" svg:y="7.59cm">
          <draw:text-box>
            <text:list text:style-name="L1">
              <text:list-item>
                <text:p><text:span text:style-name="T4">HTML</text:span></text:p>
              </text:list-item>
              <text:list-item>
                <text:p><text:span text:style-name="T4">CSS</text:span></text:p>
              </text:list-item>
              <text:list-item>
                <text:p><text:span text:style-name="T4">JavaScript</text:span></text:p>
              </text:list-item>
            </text:list>
          </draw:text-box>
        </draw:frame>
        <draw:line draw:style-name="gr8" draw:text-style-name="P6" draw:layer="layout" svg:x1="21.8cm" svg:y1="9.905cm" svg:x2="21.8cm" svg:y2="12.905cm">
          <text:p/>
        </draw:line>
        <draw:line draw:style-name="gr8" draw:text-style-name="P6" draw:layer="layout" svg:x1="22.5cm" svg:y1="6.21cm" svg:x2="27.7cm" svg:y2="6.21cm">
          <text:p/>
        </draw:line>
        <draw:line draw:style-name="gr8" draw:text-style-name="P6" draw:layer="layout" svg:x1="27.7cm" svg:y1="9.905cm" svg:x2="27.7cm" svg:y2="6.21cm">
          <text:p/>
        </draw:line>
        <draw:line draw:style-name="gr8" draw:text-style-name="P6" draw:layer="layout" svg:x1="25.5cm" svg:y1="9.905cm" svg:x2="21.8cm" svg:y2="9.905cm">
          <text:p/>
        </draw:line>
        <draw:frame draw:style-name="gr2" draw:text-style-name="P2" draw:layer="layout" svg:width="7cm" svg:height="1.224cm" svg:x="3cm" svg:y="4.481cm">
          <draw:text-box>
            <text:p><text:span text:style-name="T1">portfolio</text:span></text:p>
          </draw:text-box>
        </draw:frame>
        <draw:frame draw:style-name="gr3" draw:text-style-name="P3" draw:layer="layout" svg:width="6.887cm" svg:height="1.2cm" svg:x="3.013cm" svg:y="5.705cm">
          <draw:text-box>
            <text:p><text:span text:style-name="T2">MARKUS LIIMATAINEN</text:span></text:p>
          </draw:text-box>
        </draw:frame>
        <draw:frame draw:style-name="gr9" draw:text-style-name="P8" draw:layer="layout" svg:width="6.497cm" svg:height="0.725cm" svg:x="3cm" svg:y="7.865cm">
          <draw:text-box>
            <text:p text:style-name="P7"><text:span text:style-name="T5">verkkosivu yritykselle</text:span></text:p>
          </draw:text-box>
        </draw:frame>
        <draw:frame draw:style-name="gr10" draw:text-style-name="P8" draw:layer="layout" svg:width="3.965cm" svg:height="0.725cm" svg:x="4.147cm" svg:y="10.405cm">
          <draw:text-box>
            <text:p text:style-name="P7"><text:span text:style-name="T5">pelin valikko</text:span></text:p>
          </draw:text-box>
        </draw:frame>
        <draw:frame draw:style-name="gr6" draw:text-style-name="P5" draw:layer="layout" svg:width="2.436cm" svg:height="1.895cm" svg:x="4.75cm" svg:y="11.105cm">
          <draw:text-box>
            <text:list text:style-name="L1">
              <text:list-item>
                <text:p><text:span text:style-name="T4">React</text:span></text:p>
              </text:list-item>
              <text:list-item>
                <text:p><text:span text:style-name="T4">Node.js</text:span></text:p>
              </text:list-item>
              <text:list-item>
                <text:p><text:span text:style-name="T4">Express</text:span></text:p>
              </text:list-item>
              <text:list-item>
                <text:p><text:span text:style-name="T4">SQLite</text:span></text:p>
              </text:list-item>
            </text:list>
          </draw:text-box>
        </draw:frame>
        <draw:frame draw:style-name="gr7" draw:text-style-name="P5" draw:layer="layout" svg:width="2.821cm" svg:height="1.484cm" svg:x="4.75cm" svg:y="8.59cm">
          <draw:text-box>
            <text:list text:style-name="L1">
              <text:list-item>
                <text:p><text:span text:style-name="T4">HTML</text:span></text:p>
              </text:list-item>
              <text:list-item>
                <text:p><text:span text:style-name="T4">CSS</text:span></text:p>
              </text:list-item>
              <text:list-item>
                <text:p><text:span text:style-name="T4">JavaScript</text:span></text:p>
              </text:list-item>
            </text:list>
          </draw:text-box>
        </draw:frame>
        <draw:line draw:style-name="gr8" draw:text-style-name="P6" draw:layer="layout" svg:x1="3.2cm" svg:y1="7.2cm" svg:x2="9.2cm" svg:y2="7.2cm">
          <text:p/>
        </draw:line>
      </draw:page>
      <draw:page draw:name="page2" draw:style-name="dp1" draw:master-page-name="Oletus">
        <draw:line draw:style-name="gr11" draw:text-style-name="P6" draw:layer="layout" svg:x1="1cm" svg:y1="10cm" svg:x2="29cm" svg:y2="10cm">
          <text:p/>
        </draw:line>
        <draw:line draw:style-name="gr11" draw:text-style-name="P6" draw:layer="layout" svg:x1="15cm" svg:y1="1cm" svg:x2="15cm" svg:y2="19cm">
          <text:p/>
        </draw:line>
        <draw:frame draw:style-name="gr12" draw:text-style-name="P9" draw:layer="layout" svg:width="3.931cm" svg:height="0.971cm" svg:x="6.146cm" svg:y="4.985cm">
          <draw:text-box>
            <text:p><text:span text:style-name="T6">portfolio</text:span></text:p>
          </draw:text-box>
        </draw:frame>
        <draw:frame draw:style-name="gr13" draw:text-style-name="P10" draw:layer="layout" svg:width="7.36cm" svg:height="0.971cm" svg:x="18.419cm" svg:y="5cm">
          <draw:text-box>
            <text:p><text:span text:style-name="T7">markus liimatainen</text:span></text:p>
          </draw:text-box>
        </draw:frame>
        <draw:frame draw:style-name="gr14" draw:text-style-name="P11" draw:layer="layout" svg:width="8.884cm" svg:height="0.971cm" svg:x="3.6cm" svg:y="12.9cm">
          <draw:text-box>
            <text:p><text:span text:style-name="T8">verkkosivu yritykselle</text:span></text:p>
          </draw:text-box>
        </draw:frame>
        <draw:frame draw:style-name="gr15" draw:text-style-name="P11" draw:layer="layout" svg:width="5.455cm" svg:height="0.971cm" svg:x="5cm" svg:y="14.738cm">
          <draw:text-box>
            <text:p><text:span text:style-name="T8">pelin valikko</text:span></text:p>
          </draw:text-box>
        </draw:frame>
        <draw:frame draw:style-name="gr16" draw:text-style-name="P12" draw:layer="layout" svg:width="4.2cm" svg:height="3.264cm" svg:x="20.2cm" svg:y="14.036cm">
          <draw:text-box>
            <text:list text:style-name="L1">
              <text:list-item>
                <text:p><text:span text:style-name="T9">React</text:span></text:p>
              </text:list-item>
              <text:list-item>
                <text:p><text:span text:style-name="T9">Node.js</text:span></text:p>
              </text:list-item>
              <text:list-item>
                <text:p><text:span text:style-name="T9">Express</text:span></text:p>
              </text:list-item>
              <text:list-item>
                <text:p><text:span text:style-name="T9">SQLite</text:span></text:p>
              </text:list-item>
            </text:list>
          </draw:text-box>
        </draw:frame>
        <draw:frame draw:style-name="gr17" draw:text-style-name="P9" draw:layer="layout" svg:width="4.693cm" svg:height="0.971cm" svg:x="19.607cm" svg:y="12.565cm">
          <draw:text-box>
            <text:p><text:span text:style-name="T7">tekniikoita</text:span></text:p>
          </draw:text-box>
        </draw:frame>
      </draw:page>
      <draw:page draw:name="page3" draw:style-name="dp1" draw:master-page-name="Oletus">
        <draw:line draw:style-name="gr11" draw:text-style-name="P6" draw:layer="layout" svg:x1="15cm" svg:y1="10cm" svg:x2="29cm" svg:y2="10cm">
          <text:p/>
        </draw:line>
        <draw:line draw:style-name="gr11" draw:text-style-name="P6" draw:layer="layout" svg:x1="15cm" svg:y1="1cm" svg:x2="15cm" svg:y2="19cm">
          <text:p/>
        </draw:line>
        <draw:frame draw:style-name="gr18" draw:text-style-name="P13" draw:layer="layout" svg:width="3.36cm" svg:height="0.852cm" svg:x="20.228cm" svg:y="4.429cm">
          <draw:text-box>
            <text:p><text:span text:style-name="T10">portfolio</text:span></text:p>
          </draw:text-box>
        </draw:frame>
        <draw:frame draw:style-name="gr19" draw:text-style-name="P14" draw:layer="layout" svg:width="6.217cm" svg:height="0.852cm" svg:x="18.8cm" svg:y="5.4cm">
          <draw:text-box>
            <text:p><text:span text:style-name="T11">markus liimatainen</text:span></text:p>
          </draw:text-box>
        </draw:frame>
        <draw:frame draw:style-name="gr20" draw:text-style-name="P15" draw:layer="layout" svg:width="7.487cm" svg:height="0.852cm" svg:x="18.216cm" svg:y="11.229cm">
          <draw:text-box>
            <text:p><text:span text:style-name="T12">verkkosivu yritykselle</text:span></text:p>
          </draw:text-box>
        </draw:frame>
        <draw:frame draw:style-name="gr21" draw:text-style-name="P15" draw:layer="layout" svg:width="4.63cm" svg:height="0.852cm" svg:x="19.37cm" svg:y="14.948cm">
          <draw:text-box>
            <text:p><text:span text:style-name="T12">pelin valikko</text:span></text:p>
          </draw:text-box>
        </draw:frame>
        <draw:frame draw:style-name="gr22" draw:text-style-name="P16" draw:layer="layout" svg:width="3.1cm" svg:height="2.031cm" svg:x="20.1cm" svg:y="12.336cm">
          <draw:text-box>
            <text:list text:style-name="L1">
              <text:list-item>
                <text:p><text:span text:style-name="T13">React</text:span></text:p>
              </text:list-item>
              <text:list-item>
                <text:p><text:span text:style-name="T13">Node.js</text:span></text:p>
              </text:list-item>
              <text:list-item>
                <text:p><text:span text:style-name="T13">Express</text:span></text:p>
              </text:list-item>
              <text:list-item>
                <text:p><text:span text:style-name="T13">SQLite</text:span></text:p>
              </text:list-item>
            </text:list>
          </draw:text-box>
        </draw:frame>
        <draw:frame draw:style-name="gr22" draw:text-style-name="P16" draw:layer="layout" svg:width="3.6cm" svg:height="2.031cm" svg:x="20.1cm" svg:y="16cm">
          <draw:text-box>
            <text:list text:style-name="L1">
              <text:list-item>
                <text:p><text:span text:style-name="T13">HTML</text:span></text:p>
              </text:list-item>
              <text:list-item>
                <text:p><text:span text:style-name="T13">CSS</text:span></text:p>
              </text:list-item>
              <text:list-item>
                <text:p><text:span text:style-name="T13">JavaScript</text:span></text:p>
              </text:list-item>
            </text:list>
          </draw:text-box>
        </draw:frame>
        <draw:line draw:style-name="gr11" draw:text-style-name="P6" draw:layer="layout" svg:x1="1cm" svg:y1="10cm" svg:x2="10.5cm" svg:y2="10cm">
          <text:p/>
        </draw:line>
        <draw:line draw:style-name="gr11" draw:text-style-name="P6" draw:layer="layout" svg:x1="10.5cm" svg:y1="1cm" svg:x2="10.5cm" svg:y2="19cm">
          <text:p/>
        </draw:line>
        <draw:frame draw:style-name="gr18" draw:text-style-name="P13" draw:layer="layout" svg:width="3.36cm" svg:height="0.852cm" svg:x="4.028cm" svg:y="4.429cm">
          <draw:text-box>
            <text:p><text:span text:style-name="T10">portfolio</text:span></text:p>
          </draw:text-box>
        </draw:frame>
        <draw:frame draw:style-name="gr19" draw:text-style-name="P14" draw:layer="layout" svg:width="6.217cm" svg:height="0.852cm" svg:x="2.6cm" svg:y="5.4cm">
          <draw:text-box>
            <text:p><text:span text:style-name="T11">markus liimatainen</text:span></text:p>
          </draw:text-box>
        </draw:frame>
        <draw:frame draw:style-name="gr20" draw:text-style-name="P15" draw:layer="layout" svg:width="7.487cm" svg:height="0.852cm" svg:x="2.016cm" svg:y="11.229cm">
          <draw:text-box>
            <text:p><text:span text:style-name="T12">verkkosivu yritykselle</text:span></text:p>
          </draw:text-box>
        </draw:frame>
        <draw:frame draw:style-name="gr21" draw:text-style-name="P15" draw:layer="layout" svg:width="4.63cm" svg:height="0.852cm" svg:x="3.17cm" svg:y="14.948cm">
          <draw:text-box>
            <text:p><text:span text:style-name="T12">pelin valikko</text:span></text:p>
          </draw:text-box>
        </draw:frame>
        <draw:frame draw:style-name="gr22" draw:text-style-name="P16" draw:layer="layout" svg:width="3.1cm" svg:height="2.031cm" svg:x="3.9cm" svg:y="12.336cm">
          <draw:text-box>
            <text:list text:style-name="L1">
              <text:list-item>
                <text:p><text:span text:style-name="T13">React</text:span></text:p>
              </text:list-item>
              <text:list-item>
                <text:p><text:span text:style-name="T13">Node.js</text:span></text:p>
              </text:list-item>
              <text:list-item>
                <text:p><text:span text:style-name="T13">Express</text:span></text:p>
              </text:list-item>
              <text:list-item>
                <text:p><text:span text:style-name="T13">SQLite</text:span></text:p>
              </text:list-item>
            </text:list>
          </draw:text-box>
        </draw:frame>
        <draw:frame draw:style-name="gr22" draw:text-style-name="P16" draw:layer="layout" svg:width="3.6cm" svg:height="2.031cm" svg:x="3.9cm" svg:y="16cm">
          <draw:text-box>
            <text:list text:style-name="L1">
              <text:list-item>
                <text:p><text:span text:style-name="T13">HTML</text:span></text:p>
              </text:list-item>
              <text:list-item>
                <text:p><text:span text:style-name="T13">CSS</text:span></text:p>
              </text:list-item>
              <text:list-item>
                <text:p><text:span text:style-name="T13">JavaScript</text:span></text:p>
              </text:list-item>
            </text:list>
          </draw:text-box>
        </draw:frame>
      </draw:page>
      <draw:page draw:name="page4" draw:style-name="dp1" draw:master-page-name="Oletus">
        <draw:line draw:style-name="gr11" draw:text-style-name="P6" draw:layer="layout" svg:x1="15cm" svg:y1="5cm" svg:x2="15cm" svg:y2="15.5cm">
          <text:p/>
        </draw:line>
        <draw:frame draw:style-name="gr23" draw:text-style-name="P17" draw:layer="layout" svg:width="3.36cm" svg:height="0.865cm" svg:x="7.711cm" svg:y="9cm">
          <draw:text-box>
            <text:p><text:span text:style-name="T14">portfolio</text:span></text:p>
          </draw:text-box>
        </draw:frame>
        <draw:frame draw:style-name="gr24" draw:text-style-name="P18" draw:layer="layout" svg:width="6.217cm" svg:height="0.856cm" svg:x="6.683cm" svg:y="9.971cm">
          <draw:text-box>
            <text:p><text:span text:style-name="T15">markus liimatainen</text:span></text:p>
          </draw:text-box>
        </draw:frame>
        <draw:frame draw:style-name="gr25" draw:text-style-name="P19" draw:layer="layout" svg:width="7.5cm" svg:height="0.856cm" svg:x="17.9cm" svg:y="7cm">
          <draw:text-box>
            <text:p text:style-name="P7"><text:span text:style-name="T15">verkkosivu yritykselle</text:span></text:p>
          </draw:text-box>
        </draw:frame>
        <draw:frame draw:style-name="gr26" draw:text-style-name="P20" draw:layer="layout" svg:width="4.63cm" svg:height="0.856cm" svg:x="18.854cm" svg:y="10.719cm">
          <draw:text-box>
            <text:p><text:span text:style-name="T15">pelin valikko</text:span></text:p>
          </draw:text-box>
        </draw:frame>
        <draw:frame draw:style-name="gr27" draw:text-style-name="P21" draw:layer="layout" svg:width="3.1cm" svg:height="2.047cm" svg:x="18.884cm" svg:y="8.107cm">
          <draw:text-box>
            <text:list text:style-name="L1">
              <text:list-item>
                <text:p><text:span text:style-name="T16">React</text:span></text:p>
              </text:list-item>
              <text:list-item>
                <text:p><text:span text:style-name="T16">Node.js</text:span></text:p>
              </text:list-item>
              <text:list-item>
                <text:p><text:span text:style-name="T16">Express</text:span></text:p>
              </text:list-item>
              <text:list-item>
                <text:p><text:span text:style-name="T16">SQLite</text:span></text:p>
              </text:list-item>
            </text:list>
          </draw:text-box>
        </draw:frame>
        <draw:frame draw:style-name="gr22" draw:text-style-name="P21" draw:layer="layout" svg:width="3.6cm" svg:height="2.031cm" svg:x="18.884cm" svg:y="11.771cm">
          <draw:text-box>
            <text:list text:style-name="L1">
              <text:list-item>
                <text:p><text:span text:style-name="T16">HTML</text:span></text:p>
              </text:list-item>
              <text:list-item>
                <text:p><text:span text:style-name="T16">CSS</text:span></text:p>
              </text:list-item>
              <text:list-item>
                <text:p><text:span text:style-name="T16">JavaScript</text:span></text:p>
              </text:list-item>
            </text:list>
          </draw:text-box>
        </draw:frame>
        <draw:custom-shape draw:style-name="gr28" draw:text-style-name="P22" draw:layer="layout" svg:width="10.5cm" svg:height="10.5cm" svg:x="15.5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10.5cm" svg:height="10.5cm" svg:x="4cm" svg:y="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line draw:style-name="gr11" draw:text-style-name="P6" draw:layer="layout" svg:x1="6cm" svg:y1="10cm" svg:x2="24cm" svg:y2="10cm">
          <text:p/>
        </draw:line>
        <draw:line draw:style-name="gr11" draw:text-style-name="P6" draw:layer="layout" svg:x1="15cm" svg:y1="1cm" svg:x2="15cm" svg:y2="19cm">
          <text:p/>
        </draw:line>
        <draw:frame draw:style-name="gr12" draw:text-style-name="P9" draw:layer="layout" svg:width="3.931cm" svg:height="0.971cm" svg:x="8.5cm" svg:y="5.054cm">
          <draw:text-box>
            <text:p><text:span text:style-name="T6">portfolio</text:span></text:p>
          </draw:text-box>
        </draw:frame>
        <draw:frame draw:style-name="gr13" draw:text-style-name="P10" draw:layer="layout" svg:width="7.36cm" svg:height="0.971cm" svg:x="15.8cm" svg:y="5.129cm">
          <draw:text-box>
            <text:p><text:span text:style-name="T7">markus liimatainen</text:span></text:p>
          </draw:text-box>
        </draw:frame>
        <draw:frame draw:style-name="gr30" draw:text-style-name="P23" draw:layer="layout" svg:width="7.384cm" svg:height="0.971cm" svg:x="7.116cm" svg:y="12.891cm">
          <draw:text-box>
            <text:p text:style-name="P7"><text:span text:style-name="T17">verkkosivu yritykselle</text:span></text:p>
          </draw:text-box>
        </draw:frame>
        <draw:frame draw:style-name="gr31" draw:text-style-name="P23" draw:layer="layout" svg:width="4.684cm" svg:height="0.971cm" svg:x="8.316cm" svg:y="14.729cm">
          <draw:text-box>
            <text:p text:style-name="P7"><text:span text:style-name="T17">pelin valikko</text:span></text:p>
          </draw:text-box>
        </draw:frame>
        <draw:frame draw:style-name="gr16" draw:text-style-name="P12" draw:layer="layout" svg:width="4.2cm" svg:height="3.264cm" svg:x="18cm" svg:y="13.236cm">
          <draw:text-box>
            <text:list text:style-name="L1">
              <text:list-item>
                <text:p><text:span text:style-name="T9">React</text:span></text:p>
              </text:list-item>
              <text:list-item>
                <text:p><text:span text:style-name="T9">Node.js</text:span></text:p>
              </text:list-item>
              <text:list-item>
                <text:p><text:span text:style-name="T9">Express</text:span></text:p>
              </text:list-item>
              <text:list-item>
                <text:p><text:span text:style-name="T9">SQLite</text:span></text:p>
              </text:list-item>
            </text:list>
          </draw:text-box>
        </draw:frame>
        <draw:custom-shape draw:style-name="gr32" draw:text-style-name="P6" draw:layer="layout" svg:width="18cm" svg:height="18cm" svg:x="6cm" svg:y="1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line draw:style-name="gr11" draw:text-style-name="P6" draw:layer="layout" svg:x1="6cm" svg:y1="10cm" svg:x2="24cm" svg:y2="10cm">
          <text:p/>
        </draw:line>
        <draw:line draw:style-name="gr11" draw:text-style-name="P6" draw:layer="layout" svg:x1="15cm" svg:y1="1cm" svg:x2="15cm" svg:y2="19cm">
          <text:p/>
        </draw:line>
        <draw:frame draw:style-name="gr33" draw:text-style-name="P24" draw:layer="layout" svg:width="8.122cm" svg:height="1.847cm" svg:x="6.5cm" svg:y="4.5cm">
          <draw:text-box>
            <text:p><text:span text:style-name="T18">portfolio</text:span></text:p>
          </draw:text-box>
        </draw:frame>
        <draw:frame draw:style-name="gr34" draw:text-style-name="P25" draw:layer="layout" svg:width="7.953cm" svg:height="2.809cm" svg:x="15.5cm" svg:y="4.1cm">
          <draw:text-box>
            <text:p><text:span text:style-name="T19">markus</text:span></text:p>
            <text:p><text:span text:style-name="T19">liimatainen</text:span></text:p>
          </draw:text-box>
        </draw:frame>
        <draw:frame draw:style-name="gr35" draw:text-style-name="P26" draw:layer="layout" svg:width="7.384cm" svg:height="2.333cm" svg:x="7.316cm" svg:y="11.491cm">
          <draw:text-box>
            <text:p text:style-name="P7"><text:span text:style-name="T20">verkkosivu</text:span></text:p>
            <text:p text:style-name="P7"><text:span text:style-name="T20">yritykselle</text:span></text:p>
          </draw:text-box>
        </draw:frame>
        <draw:frame draw:style-name="gr36" draw:text-style-name="P26" draw:layer="layout" svg:width="4.684cm" svg:height="2.333cm" svg:x="8.316cm" svg:y="15.029cm">
          <draw:text-box>
            <text:p text:style-name="P7"><text:span text:style-name="T20">pelin</text:span></text:p>
            <text:p text:style-name="P7"><text:span text:style-name="T20">valikko</text:span></text:p>
          </draw:text-box>
        </draw:frame>
        <draw:frame draw:style-name="gr37" draw:text-style-name="P28" draw:layer="layout" svg:width="5cm" svg:height="4.264cm" svg:x="16.8cm" svg:y="14.736cm">
          <draw:text-box>
            <text:p text:style-name="P27"><text:span text:style-name="T21">React</text:span></text:p>
            <text:p text:style-name="P27"><text:span text:style-name="T21">Node.js</text:span></text:p>
            <text:p text:style-name="P27"><text:span text:style-name="T21">Express</text:span></text:p>
            <text:p text:style-name="P27"><text:span text:style-name="T21">SQLite</text:span></text:p>
          </draw:text-box>
        </draw:frame>
        <draw:custom-shape draw:style-name="gr32" draw:text-style-name="P6" draw:layer="layout" svg:width="18cm" svg:height="18cm" svg:x="6cm" svg:y="1cm">
          <text:p/>
          <draw:enhanced-geometry svg:viewBox="0 0 21600 21600" draw:type="rectangle" draw:enhanced-path="M 0 0 L 21600 0 21600 21600 0 21600 0 0 Z N"/>
        </draw:custom-shape>
        <draw:frame draw:style-name="gr38" draw:text-style-name="P28" draw:layer="layout" svg:width="5.5cm" svg:height="3cm" svg:x="16.8cm" svg:y="11.5cm">
          <draw:text-box>
            <text:p text:style-name="P27"><text:span text:style-name="T21">HTML</text:span></text:p>
            <text:p text:style-name="P27"><text:span text:style-name="T21">CSS</text:span></text:p>
            <text:p text:style-name="P27"><text:span text:style-name="T21">JavaScript</text:span></text:p>
          </draw:text-box>
        </draw:frame>
        <draw:line draw:style-name="gr39" draw:text-style-name="P6" draw:layer="layout" svg:x1="14.5cm" svg:y1="12.7cm" svg:x2="16.5cm" svg:y2="12.7cm">
          <text:p/>
        </draw:line>
        <draw:line draw:style-name="gr39" draw:text-style-name="P6" draw:layer="layout" svg:x1="14.5cm" svg:y1="16.3cm" svg:x2="16.5cm" svg:y2="16.3cm">
          <text:p/>
        </draw:line>
      </draw:page>
      <draw:page draw:name="page7" draw:style-name="dp1" draw:master-page-name="Oletus">
        <draw:line draw:style-name="gr11" draw:text-style-name="P6" draw:layer="layout" svg:x1="6cm" svg:y1="10cm" svg:x2="24cm" svg:y2="10cm">
          <text:p/>
        </draw:line>
        <draw:frame draw:style-name="gr33" draw:text-style-name="P24" draw:layer="layout" svg:width="8.122cm" svg:height="1.847cm" svg:x="6.5cm" svg:y="4.5cm">
          <draw:text-box>
            <text:p><text:span text:style-name="T18">portfolio</text:span></text:p>
          </draw:text-box>
        </draw:frame>
        <draw:frame draw:style-name="gr34" draw:text-style-name="P25" draw:layer="layout" svg:width="7.953cm" svg:height="2.809cm" svg:x="15.5cm" svg:y="4.1cm">
          <draw:text-box>
            <text:p><text:span text:style-name="T19">markus</text:span></text:p>
            <text:p><text:span text:style-name="T19">liimatainen</text:span></text:p>
          </draw:text-box>
        </draw:frame>
        <draw:frame draw:style-name="gr35" draw:text-style-name="P26" draw:layer="layout" svg:width="7.384cm" svg:height="2.333cm" svg:x="7.316cm" svg:y="11.491cm">
          <draw:text-box>
            <text:p text:style-name="P7"><text:span text:style-name="T20">verkkosivu</text:span></text:p>
            <text:p text:style-name="P7"><text:span text:style-name="T20">yritykselle</text:span></text:p>
          </draw:text-box>
        </draw:frame>
        <draw:frame draw:style-name="gr36" draw:text-style-name="P26" draw:layer="layout" svg:width="4.684cm" svg:height="2.333cm" svg:x="8.316cm" svg:y="15.029cm">
          <draw:text-box>
            <text:p text:style-name="P7"><text:span text:style-name="T20">pelin</text:span></text:p>
            <text:p text:style-name="P7"><text:span text:style-name="T20">valikko</text:span></text:p>
          </draw:text-box>
        </draw:frame>
        <draw:frame draw:style-name="gr37" draw:text-style-name="P28" draw:layer="layout" svg:width="5cm" svg:height="4.264cm" svg:x="16.8cm" svg:y="14.736cm">
          <draw:text-box>
            <text:p text:style-name="P27"><text:span text:style-name="T21">React</text:span></text:p>
            <text:p text:style-name="P27"><text:span text:style-name="T21">Node.js</text:span></text:p>
            <text:p text:style-name="P27"><text:span text:style-name="T21">Express</text:span></text:p>
            <text:p text:style-name="P27"><text:span text:style-name="T21">SQLite</text:span></text:p>
          </draw:text-box>
        </draw:frame>
        <draw:frame draw:style-name="gr38" draw:text-style-name="P28" draw:layer="layout" svg:width="5.5cm" svg:height="3cm" svg:x="16.8cm" svg:y="11.5cm">
          <draw:text-box>
            <text:p text:style-name="P27"><text:span text:style-name="T21">HTML</text:span></text:p>
            <text:p text:style-name="P27"><text:span text:style-name="T21">CSS</text:span></text:p>
            <text:p text:style-name="P27"><text:span text:style-name="T21">JavaScript</text:span></text:p>
          </draw:text-box>
        </draw:frame>
        <draw:line draw:style-name="gr39" draw:text-style-name="P6" draw:layer="layout" svg:x1="14.5cm" svg:y1="12.7cm" svg:x2="16.5cm" svg:y2="12.7cm">
          <text:p/>
        </draw:line>
        <draw:line draw:style-name="gr39" draw:text-style-name="P6" draw:layer="layout" svg:x1="14.5cm" svg:y1="16.3cm" svg:x2="16.5cm" svg:y2="16.3cm">
          <text:p/>
        </draw:line>
      </draw:page>
      <draw:page draw:name="page8" draw:style-name="dp1" draw:master-page-name="Oletus">
        <draw:line draw:style-name="gr11" draw:text-style-name="P6" draw:layer="layout" svg:x1="6cm" svg:y1="10cm" svg:x2="24cm" svg:y2="10cm">
          <text:p/>
        </draw:line>
        <draw:line draw:style-name="gr11" draw:text-style-name="P6" draw:layer="layout" svg:x1="15cm" svg:y1="1cm" svg:x2="15cm" svg:y2="19cm">
          <text:p/>
        </draw:line>
        <draw:g>
          <draw:path draw:style-name="gr40" draw:text-style-name="P29" draw:layer="layout" svg:width="1.21cm" svg:height="2.054cm" svg:x="8cm" svg:y="3.445cm" svg:viewBox="0 0 1211 2055" svg:d="M384 1239v507h125c50 0 86 14 107 43 21 28 32 66 32 112 0 45-11 82-32 111-21 28-57 43-107 43h-370c-50 0-86-15-107-43-21-29-32-66-32-111 0-46 11-84 33-112 21-29 57-43 106-43h36v-1396h-36c-50 0-86-15-107-43-21-29-32-66-32-113 0-45 11-82 32-110 21-29 57-43 107-43h245v105c48-49 99-86 151-110s106-36 161-36c142 0 264 72 364 215s151 307 151 492c0 204-60 372-178 505-99 111-211 166-335 166-54 0-107-12-159-35s-104-58-155-104zM1002 709c0-44-11-99-34-166-24-66-59-122-107-167s-104-67-168-67c-104 0-186 58-247 173-42 80-62 156-62 230 0 82 29 162 89 240 59 78 132 117 220 117s162-39 221-116c59-78 88-159 88-244z">
            <text:p/>
          </draw:path>
          <draw:path draw:style-name="gr40" draw:text-style-name="P29" draw:layer="layout" svg:width="1.078cm" svg:height="1.458cm" svg:x="9.356cm" svg:y="3.445cm" svg:viewBox="0 0 1079 1459" svg:d="M1079 751c0 118-22 233-66 344-45 111-111 200-199 266-87 65-179 98-275 98-95 0-186-32-272-97-87-65-153-153-199-265-45-111-68-228-68-349 0-124 23-245 69-364s113-213 199-281c87-69 177-103 271-103 95 0 187 35 274 105 88 70 155 164 199 282 45 118 67 239 67 364zM871 752c0-99-24-191-72-274-66-113-153-169-260-169-94 0-173 45-236 134-63 90-94 193-94 311 0 96 31 186 95 270s142 126 235 126c94 0 172-42 236-126s96-174 96-272z">
            <text:p/>
          </draw:path>
          <draw:path draw:style-name="gr40" draw:text-style-name="P29" draw:layer="layout" svg:width="1.083cm" svg:height="1.409cm" svg:x="10.628cm" svg:y="3.445cm" svg:viewBox="0 0 1084 1410" svg:d="M472 41v193c88-94 157-156 207-187 51-31 98-47 142-47 68 0 134 37 197 112 44 50 66 101 66 153 0 45-11 82-32 113-20 30-45 46-74 46-26 0-53-19-82-58-28-38-54-57-76-57-29 0-73 27-131 81-58 55-130 136-217 245v465h297c50 0 86 15 107 43 22 29 33 67 33 113 0 45-11 82-33 111-21 28-57 43-107 43h-630c-50 0-86-15-107-43-21-29-32-67-32-113 0-45 11-82 32-111 21-28 57-43 107-43h124v-750h-75c-50 0-86-15-107-43-21-29-32-66-32-113 0-45 11-82 32-110 21-29 57-43 107-43z">
            <text:p/>
          </draw:path>
          <draw:path draw:style-name="gr40" draw:text-style-name="P29" draw:layer="layout" svg:width="1.079cm" svg:height="1.903cm" svg:x="11.919cm" svg:y="3cm" svg:viewBox="0 0 1080 1904" svg:d="M423 794v620c0 66 9 110 28 131 28 33 79 50 152 50 107 0 205-34 295-101 35-26 62-39 82-39 27 0 50 15 70 45s30 67 30 110c0 40-10 75-32 104-33 47-99 91-197 130-98 40-181 60-248 60-129 0-226-41-291-124s-97-185-97-306v-680h-76c-50 0-86-14-107-43-21-28-32-66-32-112 0-45 11-82 32-111 21-28 57-43 107-43h76v-278c0-75 9-128 29-160 19-31 44-47 75-47s56 16 75 47c20 32 29 85 29 160v278h386c50 0 86 15 107 43 22 29 32 66 32 113 0 45-10 82-32 110-21 29-57 43-107 43z">
            <text:p/>
          </draw:path>
        </draw:g>
        <draw:g>
          <draw:path draw:style-name="gr41" draw:text-style-name="P30" draw:layer="layout" svg:width="0.834cm" svg:height="1.391cm" svg:x="16.999cm" svg:y="3.557cm" svg:viewBox="0 0 835 1392" svg:d="M148 47v132c49-119 100-179 150-179 30 0 57 18 80 54 22 35 42 89 57 162 26-73 53-127 79-162 27-36 54-54 81-54 43 0 76 31 102 92 33 78 49 164 49 258v912h50c14 0 24 6 30 17 6 12 9 28 9 48 0 18-3 34-9 46-6 13-16 19-30 19h-109v-1030c0-66-9-121-27-165-18-43-39-65-63-65-21 0-44 18-68 54-23 35-50 106-81 210v866h49c14 0 24 6 30 17 6 12 9 28 9 48 0 18-3 34-9 46-6 13-16 19-30 19h-108v-1021c0-69-9-126-28-171-18-45-39-68-62-68-21 0-41 15-62 45-28 43-58 116-89 219v866h49c14 0 24 6 30 17 6 12 9 28 9 48 0 18-3 34-9 46-6 13-16 19-30 19h-158c-14 0-24-6-30-19-6-12-9-28-9-46 0-20 3-36 9-48 6-11 16-17 30-17h50v-1083h-50c-14 0-24-7-30-19s-9-28-9-48c0-19 3-34 9-47 6-12 16-18 30-18z">
            <text:p/>
          </draw:path>
          <draw:path draw:style-name="gr41" draw:text-style-name="P30" draw:layer="layout" svg:width="0.675cm" svg:height="1.442cm" svg:x="17.945cm" svg:y="3.557cm" svg:viewBox="0 0 676 1443" svg:d="M498 1392v-188c-85 160-177 239-274 239-70 0-125-39-165-118-39-80-59-177-59-292 0-126 26-236 78-331 53-94 129-141 229-141 27 0 56 4 88 12 32 7 66 19 103 36v-211c0-72-15-134-45-187s-74-79-134-79c-46 0-110 30-192 89-15 10-25 15-29 15-8 0-14-6-19-18-6-13-8-28-8-47 0-18 2-32 7-42 6-16 32-37 79-64 72-43 127-65 165-65 74 0 132 41 173 122 42 81 62 173 62 276v864h79c14 0 24 6 30 17 7 12 10 28 10 48 0 18-3 34-10 46-6 13-16 19-30 19zM498 743c-28-18-57-31-88-39-30-8-63-13-97-13-85 0-152 41-200 123-36 61-54 134-54 219 0 79 14 145 41 199 28 54 69 81 122 81 51 0 98-23 141-68 44-45 89-117 135-215z">
            <text:p/>
          </draw:path>
          <draw:path draw:style-name="gr41" draw:text-style-name="P30" draw:layer="layout" svg:width="0.658cm" svg:height="1.377cm" svg:x="18.825cm" svg:y="3.571cm" svg:viewBox="0 0 659 1378" svg:d="M240 33v329c76-153 134-252 172-296s73-66 105-66c35 0 67 26 97 78 30 53 45 92 45 119 0 20-2 36-8 49s-13 20-22 20c-5 0-9-2-12-6-3-3-10-15-18-35-17-36-31-61-43-74-12-14-24-20-36-20-25 0-56 22-92 68-36 45-99 157-188 334v715h260c14 0 25 6 31 17 6 12 9 28 9 48 0 19-3 34-9 46-6 13-17 19-31 19h-461c-14 0-24-6-30-18s-9-27-9-46c0-17 3-32 9-44s16-18 30-18h142v-1087h-108c-14 0-24-7-30-19s-9-28-9-48c0-19 2-34 8-47 6-12 16-18 31-18z">
            <text:p/>
          </draw:path>
          <draw:path draw:style-name="gr41" draw:text-style-name="P30" draw:layer="layout" svg:width="0.684cm" svg:height="1.949cm" svg:x="19.698cm" svg:y="2.999cm" svg:viewBox="0 0 685 1950" svg:d="M177 1369v581h-138c-14 0-24-6-30-19-6-12-9-28-9-46 0-20 3-36 9-48s16-18 30-18h79v-1687h-79c-14 0-24-6-30-19-6-12-9-28-9-48 0-18 3-34 9-46 6-13 16-19 30-19h138v1203l250-467h-30c-14 0-24-6-31-18-6-13-9-28-9-47s3-36 9-48c7-12 17-19 31-19h188c14 0 24 7 30 19s9 29 9 48-3 34-9 47c-6 12-16 18-30 18h-68l-230 426 291 657h67c15 0 25 6 31 18s9 28 9 48c0 18-3 34-9 46-6 13-16 19-31 19h-190c-14 0-24-6-30-19-6-12-9-28-9-46 0-20 3-36 9-48s16-18 30-18h42l-253-576z">
            <text:p/>
          </draw:path>
          <draw:path draw:style-name="gr41" draw:text-style-name="P30" draw:layer="layout" svg:width="0.714cm" svg:height="1.396cm" svg:x="20.488cm" svg:y="3.604cm" svg:viewBox="0 0 715 1397" svg:d="M567 1345v-191c-80 162-167 243-260 243-57 0-101-35-131-104-38-91-58-198-58-319v-842h-79c-14 0-24-6-30-19-6-12-9-28-9-48 0-18 3-34 9-46 6-13 16-19 30-19h138v974c0 85 12 155 36 210 25 55 55 82 91 82 96 0 183-97 263-292v-842h-108c-14 0-24-6-30-19-6-12-9-28-9-48 0-18 3-34 9-46 6-13 16-19 30-19h167v1215h50c14 0 24 6 30 18s9 28 9 47-3 34-9 47c-6 12-16 18-30 18z">
            <text:p/>
          </draw:path>
          <draw:path draw:style-name="gr41" draw:text-style-name="P30" draw:layer="layout" svg:width="0.569cm" svg:height="1.442cm" svg:x="21.43cm" svg:y="3.557cm" svg:viewBox="0 0 570 1443" svg:d="M479 132c0-30 3-52 8-65 6-14 13-20 21-20 9 0 16 6 22 20 6 13 8 36 8 68v224c0 31-2 53-8 67-6 13-13 20-22 20-8 0-14-6-20-17-5-12-8-30-9-56-3-62-17-114-43-154-39-58-89-87-152-87-66 0-117 30-153 89-28 44-41 94-41 149 0 62 16 114 48 155 23 29 65 51 128 67 81 20 138 42 170 67 45 36 79 86 101 150 22 65 33 134 33 209 0 110-24 209-72 296-48 86-119 129-211 129-93 0-169-52-228-157 0 36-1 58-3 69-2 10-5 19-10 26s-11 11-17 11c-8 0-15-7-21-20-5-14-8-36-8-67v-269c0-31 3-53 8-67 5-13 13-20 21-20 9 0 16 7 22 20s8 30 8 52c0 47 6 87 17 119 16 50 42 91 77 124 36 33 80 49 132 49 76 0 133-32 170-95 38-63 56-130 56-200 0-81-19-146-56-195-39-48-94-81-167-97-73-17-126-39-157-66-32-27-57-67-74-121-18-54-27-112-27-174 0-112 25-201 74-266 50-66 109-99 177-99 81 0 147 44 198 132z">
            <text:p/>
          </draw:path>
        </draw:g>
        <draw:g>
          <draw:path draw:style-name="gr42" draw:text-style-name="P31" draw:layer="layout" svg:width="0.379cm" svg:height="0.56cm" svg:x="8.055cm" svg:y="13.203cm" svg:viewBox="0 0 380 561" svg:d="M174 388l-144-350h-9c-8 0-13-2-16-5-3-4-5-8-5-14 0-4 1-7 2-10 2-3 4-6 7-7 2-1 6-2 12-2h85c7 0 12 2 16 5 3 4 4 9 4 14 0 6-1 10-4 14-4 3-9 5-16 5h-42l127 309 125-309h-42c-7 0-13-2-16-5-3-4-5-9-5-14 0-6 2-10 5-14 3-3 9-5 16-5h85c7 0 13 2 16 5 3 4 5 9 5 14 0 4-1 8-3 11s-4 5-7 6c-2 2-9 2-21 2l-196 485h48c8 0 13 2 16 5 3 4 5 8 5 14 0 5-2 10-5 13-3 4-8 6-16 6h-179c-7 0-13-2-16-6-3-3-5-8-5-13 0-6 2-10 5-14 3-3 9-5 16-5h97z">
            <text:p/>
          </draw:path>
          <draw:path draw:style-name="gr42" draw:text-style-name="P31" draw:layer="layout" svg:width="0.348cm" svg:height="0.396cm" svg:x="8.517cm" svg:y="13.194cm" svg:viewBox="0 0 349 397" svg:d="M127 9v95c40-44 71-72 91-85s38-19 55-19c19 0 36 8 52 23s24 26 24 34c0 6-2 10-5 14s-7 6-12 6c-2 0-4-1-6-2s-5-4-9-10c-9-11-17-18-23-22-6-3-13-5-19-5-13 0-30 6-49 19s-52 46-99 97v206h137c8 0 13 1 17 5 3 3 4 8 4 13 0 6-1 10-4 14-4 3-9 5-17 5h-243c-8 0-13-2-16-5s-5-8-5-13 2-10 5-13 8-5 16-5h75v-314h-58c-7 0-12-1-15-5-4-3-5-8-5-14 0-5 1-10 4-13 3-4 9-6 16-6z">
            <text:p/>
          </draw:path>
          <draw:path draw:style-name="gr42" draw:text-style-name="P31" draw:layer="layout" svg:width="0.316cm" svg:height="0.58cm" svg:x="8.979cm" svg:y="13.01cm" svg:viewBox="0 0 317 581" svg:d="M173 0v97h-46v-97zM174 193v350h122c7 0 13 2 16 5 3 4 5 8 5 14 0 5-2 10-5 13-3 4-9 6-16 6h-275c-8 0-13-2-16-6-3-3-5-8-5-13 0-6 2-10 5-14 3-3 8-5 16-5h122v-312h-91c-7 0-13-2-16-5-3-4-5-8-5-14 0-5 2-10 5-14 3-3 8-5 16-5z">
            <text:p/>
          </draw:path>
          <draw:path draw:style-name="gr42" draw:text-style-name="P31" draw:layer="layout" svg:width="0.346cm" svg:height="0.538cm" svg:x="9.418cm" svg:y="13.067cm" svg:viewBox="0 0 347 539" svg:d="M109 136h169c7 0 13 2 16 5 3 4 5 9 5 14 0 6-2 10-5 14-3 3-9 5-16 5h-169v250c0 22 8 40 22 55 15 15 36 22 64 22 20 0 43-4 68-11 24-8 43-17 57-26 4-4 9-6 12-6 4 0 7 2 10 6 3 3 5 8 5 13 0 4-2 9-5 12-8 10-27 21-58 32-30 12-59 18-87 18-37 0-65-11-87-31-21-21-32-49-32-84v-250h-57c-8 0-13-2-16-5-3-4-5-8-5-14 0-5 2-10 5-14 3-3 8-5 16-5h57v-111c0-9 2-15 4-19 3-4 7-6 12-6 4 0 8 2 11 6s4 10 4 19z">
            <text:p/>
          </draw:path>
          <draw:path draw:style-name="gr42" draw:text-style-name="P31" draw:layer="layout" svg:width="0.379cm" svg:height="0.56cm" svg:x="9.873cm" svg:y="13.203cm" svg:viewBox="0 0 380 561" svg:d="M174 388l-144-350h-9c-8 0-13-2-16-5-3-4-5-8-5-14 0-4 1-7 2-10 2-3 4-6 7-7 2-1 6-2 12-2h85c7 0 12 2 16 5 3 4 4 9 4 14 0 6-1 10-4 14-4 3-9 5-16 5h-42l127 309 125-309h-42c-7 0-13-2-16-5-3-4-5-9-5-14 0-6 2-10 5-14 3-3 9-5 16-5h85c7 0 13 2 16 5 3 4 5 9 5 14 0 4-1 8-3 11s-4 5-7 6c-2 2-9 2-21 2l-196 485h48c8 0 13 2 16 5 3 4 5 8 5 14 0 5-2 10-5 13-3 4-8 6-16 6h-179c-7 0-13-2-16-6-3-3-5-8-5-13 0-6 2-10 5-14 3-3 9-5 16-5h97z">
            <text:p/>
          </draw:path>
          <draw:path draw:style-name="gr42" draw:text-style-name="P31" draw:layer="layout" svg:width="0.361cm" svg:height="0.561cm" svg:x="10.344cm" svg:y="13.029cm" svg:viewBox="0 0 362 562" svg:d="M94 394v168h-73c-8 0-13-2-16-5-3-4-5-9-5-14 0-6 2-10 5-14 3-3 8-5 16-5h41v-486h-41c-8 0-13-2-16-5-3-4-5-9-5-14 0-6 2-10 5-14 3-3 8-5 16-5h73v347l132-135h-16c-8 0-13-2-16-5-3-4-5-8-5-14 0-5 2-10 5-13 3-4 8-6 16-6h99c8 0 13 2 16 6 4 3 5 8 5 13 0 6-1 10-5 14-3 3-8 5-16 5h-36l-121 123 153 189h36c8 0 13 2 17 5 3 4 4 8 4 14 0 5-1 10-4 14-4 3-9 5-17 5h-100c-8 0-13-2-16-5-3-4-5-9-5-14 0-6 2-10 5-14 3-3 8-5 16-5h22l-134-166z">
            <text:p/>
          </draw:path>
          <draw:path draw:style-name="gr42" draw:text-style-name="P31" draw:layer="layout" svg:width="0.3cm" svg:height="0.415cm" svg:x="10.804cm" svg:y="13.19cm" svg:viewBox="0 0 301 416" svg:d="M253 38c0-9 2-15 5-19s6-6 11-6 8 2 11 6 5 11 5 20v64c0 9-2 16-5 20s-6 6-11 6c-4 0-8-2-11-5-3-4-4-9-5-17-1-17-9-32-23-44-20-17-47-25-80-25-35 0-62 9-81 26-14 12-22 27-22 43 0 17 9 32 26 44 12 9 34 15 68 20 43 5 73 12 89 19 24 10 42 25 54 43 12 19 17 39 17 60 0 32-12 61-38 86-25 25-62 37-111 37s-90-15-121-45c0 10 0 16-1 19s-3 6-6 8c-2 2-5 3-8 3-5 0-9-2-12-6s-4-10-4-19v-77c0-9 1-16 4-20 3-3 7-5 12-5 4 0 8 1 11 5s4 9 4 15c0 14 3 25 9 35 9 14 22 26 41 35 19 10 42 14 70 14 40 0 70-9 90-27 19-18 29-37 29-58 0-23-10-42-30-56s-49-23-88-28c-38-5-66-11-83-19-17-7-30-19-39-35-9-15-14-32-14-50 0-32 13-58 39-77s57-28 94-28c43 0 77 13 104 38z">
            <text:p/>
          </draw:path>
          <draw:path draw:style-name="gr42" draw:text-style-name="P31" draw:layer="layout" svg:width="0.348cm" svg:height="0.415cm" svg:x="11.229cm" svg:y="13.19cm" svg:viewBox="0 0 349 416" svg:d="M348 216h-317c6 49 23 88 51 118s63 44 105 44c23 0 47-4 73-14 25-9 46-21 62-36 4-5 8-7 12-7s7 2 10 6c3 3 5 8 5 13s-2 10-6 15c-12 15-33 29-63 41-30 13-61 20-93 20-54 0-98-21-134-63-35-43-53-94-53-154 0-54 17-101 50-140 34-39 75-59 124-59 51 0 93 20 126 60 32 40 48 92 48 156zM317 178c-7-41-23-75-49-101s-58-39-94-39-67 13-93 39c-27 25-43 59-49 101z">
            <text:p/>
          </draw:path>
          <draw:path draw:style-name="gr42" draw:text-style-name="P31" draw:layer="layout" svg:width="0.316cm" svg:height="0.561cm" svg:x="11.706cm" svg:y="13.029cm" svg:viewBox="0 0 317 562" svg:d="M174 0v524h122c7 0 13 2 16 5 3 4 5 8 5 14 0 5-2 10-5 14-3 3-9 5-16 5h-275c-8 0-13-2-16-5-3-4-5-9-5-14 0-6 2-10 5-14 3-3 8-5 16-5h122v-486h-90c-7 0-13-2-16-5-3-4-5-9-5-14 0-6 2-10 5-14 3-3 9-5 16-5z">
            <text:p/>
          </draw:path>
          <draw:path draw:style-name="gr42" draw:text-style-name="P31" draw:layer="layout" svg:width="0.316cm" svg:height="0.561cm" svg:x="12.16cm" svg:y="13.029cm" svg:viewBox="0 0 317 562" svg:d="M174 0v524h122c7 0 13 2 16 5 3 4 5 8 5 14 0 5-2 10-5 14-3 3-9 5-16 5h-275c-8 0-13-2-16-5-3-4-5-9-5-14 0-6 2-10 5-14 3-3 8-5 16-5h122v-486h-90c-7 0-13-2-16-5-3-4-5-9-5-14 0-6 2-10 5-14 3-3 9-5 16-5z">
            <text:p/>
          </draw:path>
          <draw:path draw:style-name="gr42" draw:text-style-name="P31" draw:layer="layout" svg:width="0.348cm" svg:height="0.415cm" svg:x="12.592cm" svg:y="13.19cm" svg:viewBox="0 0 349 416" svg:d="M348 216h-317c6 49 23 88 51 118s63 44 105 44c23 0 47-4 73-14 25-9 46-21 62-36 4-5 8-7 12-7s7 2 10 6c3 3 5 8 5 13s-2 10-6 15c-12 15-33 29-63 41-30 13-61 20-93 20-54 0-98-21-134-63-35-43-53-94-53-154 0-54 17-101 50-140 34-39 75-59 124-59 51 0 93 20 126 60 32 40 48 92 48 156zM317 178c-7-41-23-75-49-101s-58-39-94-39-67 13-93 39c-27 25-43 59-49 101z">
            <text:p/>
          </draw:path>
          <draw:path draw:style-name="gr42" draw:text-style-name="P31" draw:layer="layout" svg:width="4.999cm" svg:height="0.068cm" svg:x="8cm" svg:y="13.694cm" svg:viewBox="0 0 5000 69" svg:d="M0 69c0-12 0-23 0-35 0-11 0-23 0-34 1667 0 3333 0 5000 0 0 11 0 23 0 34 0 12 0 23 0 35-1667 0-3333 0-5000 0z">
            <text:p/>
          </draw:path>
        </draw:g>
        <draw:g>
          <draw:path draw:style-name="gr43" draw:text-style-name="P31" draw:layer="layout" svg:width="0.866cm" svg:height="0.775cm" svg:x="8.037cm" svg:y="14.743cm" svg:viewBox="0 0 867 776" svg:d="M206 18v93c40-37 84-65 131-83 46-19 101-28 165-28 67 0 129 12 186 35s101 56 132 98c32 42 47 85 47 131 0 73-35 136-105 188s-157 77-259 77c-122 0-221-36-297-110v306h166c16 0 28 2 35 7s10 11 10 18c0 8-3 14-10 19-7 4-19 7-35 7h-326c-17 0-28-3-35-7-7-5-11-11-11-19 0-7 4-13 11-18s18-7 35-7h91v-655h-91c-17 0-28-3-35-8s-11-11-11-18c0-8 4-14 11-19 7-4 18-7 35-7zM798 264c0-58-29-108-86-150s-127-63-209-63c-83 0-153 21-211 63-57 42-86 92-86 150 0 59 29 109 86 151 58 42 128 63 211 63 82 0 151-21 209-63 57-41 86-92 86-151z">
            <text:p/>
          </draw:path>
          <draw:path draw:style-name="gr43" draw:text-style-name="P31" draw:layer="layout" svg:width="0.766cm" svg:height="0.561cm" svg:x="9.103cm" svg:y="14.743cm" svg:viewBox="0 0 767 562" svg:d="M766 292h-697c12 66 49 119 111 159s139 60 231 60c51 0 104-6 160-18 56-13 101-29 137-50 10-6 19-9 27-9s16 2 22 7c7 5 10 11 10 18s-4 14-13 20c-26 20-72 39-139 57-66 17-134 26-204 26-117 0-215-28-293-85-79-58-118-127-118-208 0-74 37-137 110-190 74-53 165-79 273-79 112 0 204 27 276 81 72 55 108 125 107 211zM696 241c-13-56-49-102-107-137-57-35-126-53-206-53s-148 18-206 52c-57 35-93 81-107 138z">
            <text:p/>
          </draw:path>
          <draw:path draw:style-name="gr43" draw:text-style-name="P31" draw:layer="layout" svg:width="0.696cm" svg:height="0.758cm" svg:x="10.152cm" svg:y="14.526cm" svg:viewBox="0 0 697 759" svg:d="M382 0v709h269c17 0 29 2 36 7 7 4 10 10 10 18 0 7-3 13-10 18s-19 7-36 7h-605c-17 0-28-2-35-7s-11-11-11-18c0-8 4-14 11-18 7-5 18-7 35-7h268v-658h-197c-16 0-28-2-35-7-8-5-11-11-11-19 0-7 3-13 10-18s19-7 36-7z">
            <text:p/>
          </draw:path>
          <draw:path draw:style-name="gr43" draw:text-style-name="P31" draw:layer="layout" svg:width="0.696cm" svg:height="0.784cm" svg:x="11.153cm" svg:y="14.5cm" svg:viewBox="0 0 697 785" svg:d="M380 0v131h-101v-131zM382 261v473h269c17 0 29 2 36 7s10 11 10 18c0 8-3 14-10 19-7 4-19 7-36 7h-605c-17 0-28-3-35-7-7-5-11-11-11-19 0-7 4-13 11-18s18-7 35-7h268v-422h-199c-17 0-28-2-36-7-7-5-11-11-11-18 0-8 4-14 11-19s19-7 36-7z">
            <text:p/>
          </draw:path>
          <draw:path draw:style-name="gr43" draw:text-style-name="P31" draw:layer="layout" svg:width="0.815cm" svg:height="0.541cm" svg:x="12.087cm" svg:y="14.743cm" svg:viewBox="0 0 816 542" svg:d="M191 18v77c48-36 91-61 130-74 38-14 81-21 130-21 52 0 99 8 142 25 30 12 58 32 83 60 24 28 37 57 37 86v320h57c17 0 28 3 35 7 7 5 11 11 11 19 0 7-4 13-11 18s-18 7-35 7h-183c-16 0-28-2-35-7s-11-11-11-18c0-8 4-14 11-19 7-4 19-7 35-7h57v-311c0-36-17-67-53-91-35-25-82-38-141-38-45 0-84 7-117 21-33 13-81 47-142 100v319h77c17 0 28 3 35 7 7 5 11 11 11 19 0 7-4 13-11 18s-18 7-35 7h-222c-17 0-28-2-35-7s-11-11-11-18c0-8 4-14 11-19 7-4 18-7 35-7h77v-421h-58c-16 0-28-3-35-8s-10-11-10-18c0-8 3-14 10-19 7-4 19-7 35-7z">
            <text:p/>
          </draw:path>
          <draw:path draw:style-name="gr43" draw:text-style-name="P31" draw:layer="layout" svg:width="4.999cm" svg:height="0.092cm" svg:x="8cm" svg:y="15.425cm" svg:viewBox="0 0 5000 93" svg:d="M0 93c0-16 0-31 0-47 0-15 0-31 0-46 1667 0 3333 0 5000 0 0 15 0 31 0 46 0 16 0 31 0 47-1667 0-3333 0-5000 0z">
            <text:p/>
          </draw:path>
        </draw:g>
        <draw:g>
          <draw:path draw:style-name="gr44" draw:text-style-name="P32" draw:layer="layout" svg:width="0.667cm" svg:height="0.697cm" svg:x="17.025cm" svg:y="12cm" svg:viewBox="0 0 668 698" svg:d="M150 387v261h92c12 0 21 3 26 7 5 5 8 11 8 18 0 8-3 13-8 18s-14 7-26 7h-209c-12 0-20-2-25-7s-8-10-8-18c0-7 3-13 8-18 5-4 13-7 25-7h67v-598h-67c-12 0-20-2-25-7-5-4-8-10-8-18 0-7 3-14 8-18 5-5 13-7 25-7h302c62 0 114 20 157 59 42 40 63 85 63 134 0 36-13 70-39 102-26 31-70 58-132 79 35 24 66 52 91 83 26 31 66 95 122 191h38c12 0 20 3 25 7 5 5 8 11 8 18 0 8-3 13-8 18s-13 7-25 7h-67c-61-111-109-185-143-223s-73-67-116-88zM150 337h136c43 0 83-8 118-24 36-16 61-35 77-56 16-22 24-44 24-66 0-33-16-65-50-95-33-31-74-46-122-46h-183z">
            <text:p/>
          </draw:path>
          <draw:path draw:style-name="gr44" draw:text-style-name="P32" draw:layer="layout" svg:width="0.558cm" svg:height="0.554cm" svg:x="18.13cm" svg:y="12.164cm" svg:viewBox="0 0 559 555" svg:d="M558 288h-508c9 65 36 117 81 157 46 40 102 59 169 59 37 0 76-6 116-18 41-12 74-29 100-49 8-6 14-9 20-9s12 3 16 7c5 5 7 11 7 18s-3 13-9 20c-19 20-53 38-101 56-49 17-98 26-149 26-86 0-157-29-214-85s-86-124-86-204c0-73 27-136 80-188 54-52 120-78 199-78 82 0 149 27 202 80 52 54 78 123 77 208zM508 238c-10-56-36-101-78-135-42-35-92-52-151-52-58 0-108 17-150 51s-68 79-78 136z">
            <text:p/>
          </draw:path>
          <draw:path draw:style-name="gr44" draw:text-style-name="P32" draw:layer="layout" svg:width="0.572cm" svg:height="0.554cm" svg:x="19.221cm" svg:y="12.164cm" svg:viewBox="0 0 573 555" svg:d="M422 535v-72c-72 61-149 92-232 92-59 0-106-16-140-46-33-31-50-68-50-112 0-49 22-91 66-127 45-36 109-54 194-54 23 0 48 1 75 4s56 8 87 14v-81c0-28-12-52-38-72-25-20-63-30-113-30-39 0-94 11-164 34-12 4-20 6-24 6-6 0-12-3-16-7-5-5-7-11-7-18s2-12 6-16c5-6 28-15 67-25 62-17 108-25 140-25 63 0 112 16 147 47s53 66 53 106v332h66c13 0 21 2 26 7 6 4 8 10 8 18 0 7-2 13-8 18-5 4-13 7-26 7zM422 285c-23-6-48-11-74-15-26-3-53-4-82-4-73 0-129 15-170 47-31 23-46 51-46 84 0 30 12 56 35 76 24 21 58 31 103 31 43 0 83-8 120-26 37-17 75-44 114-82z">
            <text:p/>
          </draw:path>
          <draw:path draw:style-name="gr44" draw:text-style-name="P32" draw:layer="layout" svg:width="0.55cm" svg:height="0.554cm" svg:x="20.318cm" svg:y="12.164cm" svg:viewBox="0 0 551 555" svg:d="M471 69v-17c0-12 2-21 7-26 5-6 11-8 18-8 8 0 14 2 18 8 5 5 8 14 8 26v113c-1 13-3 21-8 27-4 5-10 7-18 7-7 0-12-2-17-6-4-5-7-13-8-23-2-29-21-56-55-81-35-26-82-38-140-38-74 0-130 23-169 70-38 46-57 99-57 160 0 64 21 118 63 160 43 42 97 63 165 63 38 0 78-7 118-21s76-37 109-69c8-8 16-12 22-12 7 0 12 2 17 7 4 4 7 10 7 17 0 17-20 38-60 65-65 42-137 64-216 64-80 0-146-26-198-78-51-51-77-117-77-196 0-81 26-148 79-201s120-80 200-80c76 0 140 23 192 69z">
            <text:p/>
          </draw:path>
          <draw:path draw:style-name="gr44" draw:text-style-name="P32" draw:layer="layout" svg:width="0.555cm" svg:height="0.717cm" svg:x="21.384cm" svg:y="12cm" svg:viewBox="0 0 556 718" svg:d="M176 181h270c12 0 21 3 26 8 5 4 7 11 7 18s-2 13-7 18-14 7-26 7h-270v334c0 29 11 53 34 73 23 19 57 29 102 29 34 0 70-5 109-15s70-22 92-35c8-5 14-7 19-7 7 0 12 2 17 7s7 11 7 18c0 6-3 11-8 16-12 14-43 28-92 43s-96 23-140 23c-59 0-105-14-139-41-35-28-52-65-52-111v-334h-92c-12 0-20-2-25-7s-8-11-8-18c0-8 3-14 8-18 5-5 13-8 25-8h92v-148c0-12 3-20 7-25 5-5 11-8 18-8 8 0 14 3 18 8 5 5 8 13 8 25z">
            <text:p/>
          </draw:path>
          <draw:path draw:style-name="gr44" draw:text-style-name="P32" draw:layer="layout" svg:width="0.656cm" svg:height="0.697cm" svg:x="17.001cm" svg:y="13.387cm" svg:viewBox="0 0 657 698" svg:d="M581 698h-64l-367-625v575h92c12 0 21 3 26 7 5 5 8 11 8 18 0 8-3 13-8 18s-14 7-26 7h-183c-13 0-21-2-26-7-6-5-8-10-8-18 0-7 2-13 8-18 5-4 13-7 26-7h41v-598h-67c-12 0-20-2-25-7-5-4-8-10-8-18 0-7 3-14 8-18 5-5 13-7 25-7h131l368 626v-576h-92c-12 0-21-2-26-7-5-4-8-10-8-18 0-7 3-14 8-18 5-5 13-7 26-7h184c11 0 20 2 25 7 5 4 8 11 8 18 0 8-3 14-8 18-5 5-14 7-25 7h-43z">
            <text:p/>
          </draw:path>
          <draw:path draw:style-name="gr44" draw:text-style-name="P32" draw:layer="layout" svg:width="0.556cm" svg:height="0.554cm" svg:x="17.788cm" svg:y="13.55cm" svg:viewBox="0 0 557 555" svg:d="M557 278c0 76-27 141-81 195-55 55-120 82-197 82-78 0-144-28-198-82s-81-119-81-195c0-77 27-142 81-197 54-54 120-81 198-81 77 0 142 27 197 81 54 54 81 120 81 197zM507 278c0-63-23-117-67-161-45-44-98-66-162-66-63 0-117 22-161 66-45 45-67 98-67 161 0 62 22 115 67 160 44 44 98 66 161 66 64 0 117-22 162-66 44-45 67-98 67-160z">
            <text:p/>
          </draw:path>
          <draw:path draw:style-name="gr44" draw:text-style-name="P32" draw:layer="layout" svg:width="0.633cm" svg:height="0.768cm" svg:x="18.506cm" svg:y="13.336cm" svg:viewBox="0 0 634 769" svg:d="M534 0v699h66c13 0 21 2 27 7 5 4 7 11 7 18s-2 13-7 18c-6 5-14 7-27 7h-116v-100c-58 80-132 120-221 120-45 0-88-12-129-36-42-24-74-59-98-103-24-45-36-91-36-138 0-48 12-94 36-138 24-45 56-79 98-103 41-25 85-37 130-37 87 0 160 40 220 120v-283h-67c-12 0-21-3-26-7-5-5-8-11-8-19 0-7 3-13 8-18s14-7 26-7zM484 492c0-64-22-118-65-161-42-44-93-66-152-66s-110 22-153 66c-43 43-64 97-64 161 0 63 21 117 64 161s94 66 153 66 110-22 152-66c43-44 65-98 65-161z">
            <text:p/>
          </draw:path>
          <draw:path draw:style-name="gr44" draw:text-style-name="P32" draw:layer="layout" svg:width="0.558cm" svg:height="0.554cm" svg:x="19.236cm" svg:y="13.55cm" svg:viewBox="0 0 559 555" svg:d="M558 288h-508c9 65 36 117 81 157 46 40 102 59 169 59 37 0 76-6 116-18 41-12 74-29 100-49 8-6 14-9 20-9s12 3 16 7c5 5 7 11 7 18s-3 13-9 20c-19 20-53 38-101 56-49 17-98 26-149 26-86 0-157-29-214-85s-86-124-86-204c0-73 27-136 80-188 54-52 120-78 199-78 82 0 149 27 202 80 52 54 78 123 77 208zM508 238c-10-56-36-101-78-135-42-35-92-52-151-52-58 0-108 17-150 51s-68 79-78 136z">
            <text:p/>
          </draw:path>
          <draw:path draw:style-name="gr44" draw:text-style-name="P32" draw:layer="layout" svg:width="0.182cm" svg:height="0.161cm" svg:x="20.163cm" svg:y="13.941cm" svg:viewBox="0 0 183 162" svg:d="M81 0h21c22 0 41 8 57 24 16 15 24 34 24 57s-8 42-24 57c-16 16-35 24-57 24h-21c-22 0-41-8-57-24s-24-35-24-57c0-23 8-42 24-58 16-15 35-23 57-23z">
            <text:p/>
          </draw:path>
          <draw:path draw:style-name="gr44" draw:text-style-name="P32" draw:layer="layout" svg:width="0.381cm" svg:height="1.004cm" svg:x="20.725cm" svg:y="13.311cm" svg:viewBox="0 0 382 1005" svg:d="M329 0v130h-73v-130zM332 308h-296c-12 0-20-2-25-7s-8-11-8-19c0-7 2-13 7-18 5-4 14-7 26-7h346v552c0 43-9 79-26 107-17 29-44 52-78 70-24 13-53 19-86 19h-159c-12 0-20-3-25-7-5-5-8-11-8-18 0-8 3-14 8-19s13-7 25-7l157 1c43 0 77-14 103-42s39-63 39-104z">
            <text:p/>
          </draw:path>
          <draw:path draw:style-name="gr44" draw:text-style-name="P32" draw:layer="layout" svg:width="0.483cm" svg:height="0.554cm" svg:x="21.47cm" svg:y="13.55cm" svg:viewBox="0 0 484 555" svg:d="M406 51c0-12 3-20 8-25 4-6 10-8 17-8 8 0 14 2 19 8 4 5 7 14 7 26v86c0 12-3 20-7 26-5 5-11 7-19 7-6 0-12-2-17-6-4-5-7-12-8-22-2-24-14-43-36-59-33-22-76-33-129-33-56 0-99 11-130 34-23 17-35 36-35 57 0 24 14 44 41 60 19 11 55 19 108 25 70 8 118 17 145 26 38 14 67 33 85 58 19 25 29 51 29 80 0 43-21 80-62 114-40 33-100 50-179 50-78 0-143-21-193-61 0 14-1 23-3 27-1 4-4 7-8 10-4 2-9 4-14 4-7 0-13-3-18-8s-7-14-7-26v-103c0-12 2-20 7-25 4-6 10-8 18-8 7 0 13 2 18 7s7 12 7 20c0 19 5 34 14 46 14 19 36 35 66 48 30 12 68 18 111 18 65 0 114-12 145-36 32-24 48-50 48-77 0-31-16-56-48-75-33-18-80-31-142-37-62-7-106-15-133-25-27-11-48-26-63-47s-22-43-22-67c0-43 20-77 62-102s92-38 151-38c68 0 124 17 167 51z">
            <text:p/>
          </draw:path>
          <draw:path draw:style-name="gr44" draw:text-style-name="P32" draw:layer="layout" svg:width="0.582cm" svg:height="0.697cm" svg:x="17.025cm" svg:y="14.773cm" svg:viewBox="0 0 583 698" svg:d="M150 361v287h383v-148c0-12 3-20 7-25 5-6 11-8 18-8 8 0 14 2 18 8 5 5 7 13 7 25v198h-550c-12 0-20-2-25-7s-8-10-8-18c0-7 3-13 8-18 5-4 13-7 25-7h67v-598h-67c-12 0-20-2-25-7-5-4-8-10-8-18 0-7 3-14 8-18 5-5 13-7 25-7h524v173c0 11-2 20-7 25-4 5-10 8-18 8-7 0-13-3-18-8-4-5-7-14-7-25v-123h-357v261h179v-57c0-12 2-20 7-25 5-6 11-8 18-8s13 2 18 8c5 5 7 13 7 25v164c0 12-2 20-7 26-5 5-11 7-18 7s-13-2-18-7c-5-6-7-14-7-26v-57z">
            <text:p/>
          </draw:path>
          <draw:path draw:style-name="gr44" draw:text-style-name="P32" draw:layer="layout" svg:width="0.61cm" svg:height="0.516cm" svg:x="17.77cm" svg:y="14.954cm" svg:viewBox="0 0 611 517" svg:d="M339 247l228 220c15 0 25 1 29 2s7 4 10 9c3 4 5 9 5 14 0 7-3 13-8 18s-14 7-26 7h-161c-12 0-20-2-26-7-5-5-7-11-7-18 0-8 2-14 7-18 6-5 14-7 26-7h83l-194-187-193 187h83c12 0 21 2 26 7 5 4 7 10 7 18 0 7-2 13-7 18s-14 7-26 7h-162c-12 0-20-2-25-7s-8-11-8-18c0-5 1-10 4-14 3-5 7-8 11-9 3-1 13-2 28-2l228-220-203-196c-14 0-23-1-27-3-4-1-7-4-10-9-3-4-4-9-4-14 0-7 2-13 7-18 6-5 14-7 27-7h135c13 0 21 2 26 7s8 11 8 19c0 7-3 13-8 18-5 4-13 7-26 7h-59l168 163 169-163h-59c-12 0-21-3-26-7-5-5-8-11-8-19 0-7 2-13 8-18 5-5 13-7 26-7h136c11 0 20 2 25 7s8 11 8 19c0 4-2 9-5 13-3 5-6 8-10 9-3 2-12 3-27 3z">
            <text:p/>
          </draw:path>
          <draw:path draw:style-name="gr44" draw:text-style-name="P32" draw:layer="layout" svg:width="0.631cm" svg:height="0.764cm" svg:x="18.473cm" svg:y="14.936cm" svg:viewBox="0 0 632 765" svg:d="M150 18v91c30-36 62-63 96-82 34-18 74-27 120-27 49 0 94 12 136 35 41 23 74 55 96 96 23 41 34 85 34 130 0 72-25 133-76 185-52 51-115 76-189 76-89 0-162-36-217-109v302h121c12 0 21 2 26 7s7 11 7 18-2 13-7 18-14 7-26 7h-238c-12 0-20-2-25-7-5-4-8-10-8-18 0-7 3-13 8-18s13-7 25-7h67v-646h-67c-12 0-20-3-25-8-5-4-8-10-8-18 0-7 3-13 8-18s13-7 25-7zM582 261c0-58-21-107-63-148-41-42-92-62-152-62-61 0-112 20-154 62-42 41-63 91-63 148 0 58 21 107 63 149 42 41 93 62 154 62 59 0 110-21 152-62s63-91 63-149z">
            <text:p/>
          </draw:path>
          <draw:path draw:style-name="gr44" draw:text-style-name="P32" draw:layer="layout" svg:width="0.558cm" svg:height="0.528cm" svg:x="19.285cm" svg:y="14.942cm" svg:viewBox="0 0 559 529" svg:d="M204 13v126c64-59 113-97 145-114s62-25 89-25c30 0 58 10 83 30 26 20 38 35 38 46 0 7-2 14-7 19s-11 7-19 7c-4 0-7-1-10-2-2-1-8-6-15-13-14-14-26-24-36-29-11-5-21-8-31-8-21 0-48 9-78 26-31 18-84 61-159 129v274h220c12 0 21 3 26 7 5 5 8 11 8 18 0 8-3 14-8 18-5 5-14 7-26 7h-391c-12 0-20-2-25-6-5-5-8-11-8-18s2-12 7-17 14-7 26-7h121v-418h-92c-12 0-21-2-26-7s-8-11-8-18c0-8 3-14 8-18 5-5 13-7 26-7z">
            <text:p/>
          </draw:path>
          <draw:path draw:style-name="gr44" draw:text-style-name="P32" draw:layer="layout" svg:width="0.558cm" svg:height="0.554cm" svg:x="19.996cm" svg:y="14.936cm" svg:viewBox="0 0 559 555" svg:d="M558 288h-508c9 65 36 117 81 157 46 40 102 59 169 59 37 0 76-6 116-18 41-12 74-29 100-49 8-6 14-9 20-9s12 3 16 7c5 5 7 11 7 18s-3 13-9 20c-19 20-53 38-101 56-49 17-98 26-149 26-86 0-157-29-214-85s-86-124-86-204c0-73 27-136 80-188 54-52 120-78 199-78 82 0 149 27 202 80 52 54 78 123 77 208zM508 238c-10-56-36-101-78-135-42-35-92-52-151-52-58 0-108 17-150 51s-68 79-78 136z">
            <text:p/>
          </draw:path>
          <draw:path draw:style-name="gr44" draw:text-style-name="P32" draw:layer="layout" svg:width="0.483cm" svg:height="0.554cm" svg:x="20.78cm" svg:y="14.936cm" svg:viewBox="0 0 484 555" svg:d="M406 51c0-12 3-20 8-25 4-6 10-8 17-8 8 0 14 2 19 8 4 5 7 14 7 26v86c0 12-3 20-7 26-5 5-11 7-19 7-6 0-12-2-17-6-4-5-7-12-8-22-2-24-14-43-36-59-33-22-76-33-129-33-56 0-99 11-130 34-23 17-35 36-35 57 0 24 14 44 41 60 19 11 55 19 108 25 70 8 118 17 145 26 38 14 67 33 85 58 19 25 29 51 29 80 0 43-21 80-62 114-40 33-100 50-179 50-78 0-143-21-193-61 0 14-1 23-3 27-1 4-4 7-8 10-4 2-9 4-14 4-7 0-13-3-18-8s-7-14-7-26v-103c0-12 2-20 7-25 4-6 10-8 18-8 7 0 13 2 18 7s7 12 7 20c0 19 5 34 14 46 14 19 36 35 66 48 30 12 68 18 111 18 65 0 114-12 145-36 32-24 48-50 48-77 0-31-16-56-48-75-33-18-80-31-142-37-62-7-106-15-133-25-27-11-48-26-63-47s-22-43-22-67c0-43 20-77 62-102s92-38 151-38c68 0 124 17 167 51z">
            <text:p/>
          </draw:path>
          <draw:path draw:style-name="gr44" draw:text-style-name="P32" draw:layer="layout" svg:width="0.483cm" svg:height="0.554cm" svg:x="21.516cm" svg:y="14.936cm" svg:viewBox="0 0 484 555" svg:d="M406 51c0-12 3-20 8-25 4-6 10-8 17-8 8 0 14 2 19 8 4 5 7 14 7 26v86c0 12-3 20-7 26-5 5-11 7-19 7-6 0-12-2-17-6-4-5-7-12-8-22-2-24-14-43-36-59-33-22-76-33-129-33-56 0-99 11-130 34-23 17-35 36-35 57 0 24 14 44 41 60 19 11 55 19 108 25 70 8 118 17 145 26 38 14 67 33 85 58 19 25 29 51 29 80 0 43-21 80-62 114-40 33-100 50-179 50-78 0-143-21-193-61 0 14-1 23-3 27-1 4-4 7-8 10-4 2-9 4-14 4-7 0-13-3-18-8s-7-14-7-26v-103c0-12 2-20 7-25 4-6 10-8 18-8 7 0 13 2 18 7s7 12 7 20c0 19 5 34 14 46 14 19 36 35 66 48 30 12 68 18 111 18 65 0 114-12 145-36 32-24 48-50 48-77 0-31-16-56-48-75-33-18-80-31-142-37-62-7-106-15-133-25-27-11-48-26-63-47s-22-43-22-67c0-43 20-77 62-102s92-38 151-38c68 0 124 17 167 51z">
            <text:p/>
          </draw:path>
          <draw:path draw:style-name="gr44" draw:text-style-name="P32" draw:layer="layout" svg:width="0.509cm" svg:height="0.733cm" svg:x="17.083cm" svg:y="16.143cm" svg:viewBox="0 0 510 734" svg:d="M433 66v-16c0-12 2-21 7-26 4-5 11-8 18-8 8 0 14 3 18 8 5 5 7 14 7 26v127c0 12-2 21-7 26-4 5-10 8-18 8-7 0-13-3-17-7-5-5-7-13-8-24-2-33-19-63-51-90s-75-40-127-40c-55 0-99 14-131 43-32 28-49 62-49 100 0 20 5 38 14 55 9 16 21 29 36 39 15 11 32 19 51 25s49 13 89 19c68 11 115 23 140 34 35 16 61 37 78 65 18 27 27 60 27 97 0 57-23 106-69 147-45 40-106 60-184 60-86 0-155-27-207-82v29c0 12-2 21-7 26s-11 8-18 8-13-3-18-8-7-14-7-26v-138c0-13 2-21 7-27 4-5 10-7 18-7 7 0 13 2 17 7 5 5 7 12 8 23 2 37 21 70 58 100s87 45 149 45c63 0 112-16 149-47 36-31 54-69 54-112 0-26-7-49-21-70-14-20-34-37-62-48-19-9-58-18-118-29-83-13-143-35-179-63-36-29-54-70-54-123 0-52 20-97 62-135s97-57 165-57c70 0 130 22 180 66z">
            <text:p/>
          </draw:path>
          <draw:path draw:style-name="gr44" draw:text-style-name="P32" draw:layer="layout" svg:width="0.607cm" svg:height="0.856cm" svg:x="17.906cm" svg:y="16.143cm" svg:viewBox="0 0 608 857" svg:d="M310 734l-67 50c33-6 60-10 82-10 34 0 69 7 102 19 24 10 42 14 55 14 23 0 49-9 77-28 11-7 19-11 24-11 7 0 13 3 17 7 5 5 7 11 7 18 0 6-2 11-6 16-8 9-27 21-56 33-23 10-44 15-66 15-16 0-39-5-68-16-30-11-58-16-85-16-20 0-44 2-72 7-40 7-72 14-96 20-8 2-14 3-17 3-7 0-13-2-18-7-4-5-7-11-7-19s5-15 14-21l111-81c-66-16-123-57-170-123s-71-145-71-237c0-108 31-196 92-264 61-69 131-103 212-103 80 0 151 34 212 103 61 68 92 156 92 264 0 106-31 194-91 262-60 69-129 104-207 105zM557 367c0-81-23-155-70-220-48-64-108-97-183-97-70 0-130 31-180 93-49 62-74 137-74 224 0 93 26 169 78 228 52 60 111 89 176 89 75 0 135-32 183-97 47-65 70-138 70-220z">
            <text:p/>
          </draw:path>
          <draw:path draw:style-name="gr44" draw:text-style-name="P32" draw:layer="layout" svg:width="0.583cm" svg:height="0.697cm" svg:x="18.79cm" svg:y="16.159cm" svg:viewBox="0 0 584 698" svg:d="M202 50v598h331v-199c0-12 3-21 7-26 5-5 11-8 19-8 7 0 13 3 18 8 4 5 7 14 7 26v249h-551c-12 0-20-2-25-7s-8-10-8-18c0-7 3-13 8-18 5-4 13-7 25-7h119v-598h-119c-12 0-20-2-25-7-5-4-8-10-8-18 0-7 3-14 8-18 5-5 13-7 25-7h288c12 0 20 2 25 7 6 4 8 11 8 18 0 8-2 14-8 18-5 5-13 7-25 7z">
            <text:p/>
          </draw:path>
          <draw:path draw:style-name="gr44" draw:text-style-name="P32" draw:layer="layout" svg:width="0.507cm" svg:height="0.773cm" svg:x="19.697cm" svg:y="16.083cm" svg:viewBox="0 0 508 774" svg:d="M277 0v130h-73v-130zM279 257v467h196c12 0 21 2 26 7s7 11 7 18-2 13-7 18-14 7-26 7h-442c-12 0-20-2-25-7s-8-11-8-18 3-13 8-18 13-7 25-7h196v-416h-145c-12 0-21-2-26-7s-8-11-8-18c0-8 2-14 8-19 5-4 13-7 26-7z">
            <text:p/>
          </draw:path>
          <draw:path draw:style-name="gr44" draw:text-style-name="P32" draw:layer="layout" svg:width="0.555cm" svg:height="0.717cm" svg:x="20.542cm" svg:y="16.159cm" svg:viewBox="0 0 556 718" svg:d="M176 181h270c12 0 21 3 26 8 5 4 7 11 7 18s-2 13-7 18-14 7-26 7h-270v334c0 29 11 53 34 73 23 19 57 29 102 29 34 0 70-5 109-15s70-22 92-35c8-5 14-7 19-7 7 0 12 2 17 7s7 11 7 18c0 6-3 11-8 16-12 14-43 28-92 43s-96 23-140 23c-59 0-105-14-139-41-35-28-52-65-52-111v-334h-92c-12 0-20-2-25-7s-8-11-8-18c0-8 3-14 8-18 5-5 13-8 25-8h92v-148c0-12 3-20 7-25 5-5 11-8 18-8 8 0 14 3 18 8 5 5 8 13 8 25z">
            <text:p/>
          </draw:path>
          <draw:path draw:style-name="gr44" draw:text-style-name="P32" draw:layer="layout" svg:width="0.558cm" svg:height="0.554cm" svg:x="21.402cm" svg:y="16.323cm" svg:viewBox="0 0 559 555" svg:d="M558 288h-508c9 65 36 117 81 157 46 40 102 59 169 59 37 0 76-6 116-18 41-12 74-29 100-49 8-6 14-9 20-9s12 3 16 7c5 5 7 11 7 18s-3 13-9 20c-19 20-53 38-101 56-49 17-98 26-149 26-86 0-157-29-214-85s-86-124-86-204c0-73 27-136 80-188 54-52 120-78 199-78 82 0 149 27 202 80 52 54 78 123 77 208zM508 238c-10-56-36-101-78-135-42-35-92-52-151-52-58 0-108 17-150 51s-68 79-78 136z">
            <text:p/>
          </draw:path>
        </draw:g>
        <draw:custom-shape draw:style-name="gr32" draw:text-style-name="P6" draw:layer="layout" svg:width="18cm" svg:height="18cm" svg:x="6cm" svg:y="1cm">
          <text:p/>
          <draw:enhanced-geometry svg:viewBox="0 0 21600 21600" draw:type="rectangle" draw:enhanced-path="M 0 0 L 21600 0 21600 21600 0 21600 0 0 Z N"/>
        </draw:custom-shape>
        <draw:g>
          <draw:path draw:style-name="gr45" draw:text-style-name="P32" draw:layer="layout" svg:width="0.503cm" svg:height="1.861cm" svg:x="19.7cm" svg:y="12.138cm" svg:viewBox="0 0 504 1862" svg:d="M388 961h-273v767h56c9 0 16 6 21 18 4 13 6 29 6 49 0 19-2 35-6 48-5 12-12 19-21 19h-144c-9 0-16-7-21-19-4-13-6-29-6-48 0-20 2-36 6-49 5-12 12-18 21-18h47v-1594h-25c-11 0-18-6-22-19-4-12-6-28-6-48s2-37 6-49 11-18 22-18h122c9 0 16 6 21 18 4 12 6 29 6 49s-2 36-6 48c-5 13-12 19-21 19h-56v693h273v-693h-55c-10 0-17-6-21-19-4-12-6-28-6-48s2-37 6-49 11-18 21-18h122c10 0 18 6 22 18s6 29 6 49-2 36-6 48c-4 13-12 19-22 19h-25v1594h46c10 0 17 6 21 18 5 13 7 29 7 49 0 19-2 35-7 48-4 12-11 19-21 19h-143c-10 0-17-7-21-19-4-13-6-29-6-48 0-20 2-36 6-49 4-12 11-18 21-18h55z">
            <text:p/>
          </draw:path>
          <draw:path draw:style-name="gr45" draw:text-style-name="P32" draw:layer="layout" svg:width="0.46cm" svg:height="1.861cm" svg:x="20.32cm" svg:y="12.138cm" svg:viewBox="0 0 461 1862" svg:d="M251 134v1594h107c10 0 17 6 21 18 5 13 7 29 7 49 0 19-2 35-7 48-4 12-11 19-21 19h-255c-10 0-17-7-21-19-4-13-7-29-7-48 0-20 3-36 7-49 4-12 11-18 21-18h107v-1594h-169v463c0 33-2 56-5 70-4 14-9 20-15 20s-11-6-15-20-6-37-6-70v-597h461v597c0 33-2 56-5 70-4 14-9 20-15 20-7 0-12-6-15-20-4-14-6-37-6-70v-463z">
            <text:p/>
          </draw:path>
          <draw:path draw:style-name="gr45" draw:text-style-name="P32" draw:layer="layout" svg:width="0.583cm" svg:height="1.861cm" svg:x="20.864cm" svg:y="12.138cm" svg:viewBox="0 0 584 1862" svg:d="M317 1303h-47l-159-1169h-8v1594h76c10 0 17 6 21 18 5 13 7 29 7 49 0 19-2 35-7 48-4 12-11 19-21 19h-152c-9 0-16-7-21-19-4-13-6-29-6-48 0-20 2-36 6-49 5-12 12-18 21-18h35v-1594h-26c-10 0-17-6-21-19-4-12-6-28-6-48s2-37 6-49 11-18 21-18h101l156 1152 154-1152h100c11 0 18 6 22 18s6 29 6 49-2 36-6 48c-4 13-11 19-22 19h-25v1594h34c10 0 18 6 22 18 4 13 6 29 6 49 0 19-2 35-6 48-4 12-12 19-22 19h-151c-10 0-17-7-21-19-5-13-7-29-7-48 0-20 2-36 6-49 5-12 12-18 22-18h76v-1594h-9z">
            <text:p/>
          </draw:path>
          <draw:path draw:style-name="gr45" draw:text-style-name="P32" draw:layer="layout" svg:width="0.481cm" svg:height="1.861cm" svg:x="21.517cm" svg:y="12.138cm" svg:viewBox="0 0 482 1862" svg:d="M167 134v1594h274v-531c0-32 2-55 6-69 3-14 8-20 15-20 6 0 10 6 14 19 4 14 6 37 6 70v665h-455c-9 0-16-7-21-19-4-13-6-29-6-48 0-20 2-36 6-49 5-12 12-18 21-18h98v-1594h-98c-9 0-16-6-21-19-4-12-6-28-6-48s2-37 6-49c5-12 12-18 21-18h238c10 0 17 6 21 18s7 29 7 49-3 36-7 48c-4 13-11 19-21 19z">
            <text:p/>
          </draw:path>
        </draw:g>
        <draw:g>
          <draw:path draw:style-name="gr46" draw:text-style-name="P33" draw:layer="layout" svg:width="0.863cm" svg:height="2.438cm" svg:x="8cm" svg:y="5.5cm" svg:viewBox="0 0 864 2439" svg:d="M392 1117v936h247c42 0 72 18 89 54 18 36 27 82 27 140 0 56-9 103-27 138-17 36-47 54-89 54h-523c-42 0-72-18-89-54-18-35-27-82-27-140 0-56 9-102 27-138 17-36 47-54 89-54h103v-936h-83c-42 0-71-18-89-54-18-35-27-82-27-140 0-56 9-102 27-138s47-54 89-54h83v-146c0-168 28-308 85-419s139-166 246-166c48 0 104 10 167 29 62 20 103 47 121 82 17 35 26 80 26 135 0 59-8 107-24 144-15 37-35 56-58 56-11 0-27-5-48-14-72-31-135-47-190-47-58 0-97 20-119 58s-33 85-33 142v146h268c41 0 71 18 89 54s26 82 26 140c0 57-8 103-26 138-18 36-48 54-89 54z">
            <text:p/>
          </draw:path>
          <draw:path draw:style-name="gr46" draw:text-style-name="P33" draw:layer="layout" svg:width="0.896cm" svg:height="1.819cm" svg:x="8.986cm" svg:y="6.18cm" svg:viewBox="0 0 897 1820" svg:d="M897 936c0 148-18 292-55 430-37 139-92 249-165 331s-149 123-229 123c-79 0-154-40-226-121-73-81-128-191-165-330-38-139-57-285-57-436 0-155 19-306 57-454 39-149 94-266 166-351s147-128 225-128c79 0 155 44 228 131s128 204 165 351c38 148 56 299 56 454zM724 938c0-124-20-238-60-342-55-140-127-211-216-211-78 0-144 56-196 168-52 111-79 241-79 387 0 121 27 233 80 338 53 104 118 157 195 157 78 0 143-53 196-157 53-105 80-218 80-340z">
            <text:p/>
          </draw:path>
          <draw:path draw:style-name="gr46" draw:text-style-name="P33" draw:layer="layout" svg:width="0.82cm" svg:height="2.438cm" svg:x="10.06cm" svg:y="5.5cm" svg:viewBox="0 0 821 2439" svg:d="M497 0v2053h208c42 0 72 18 89 54 18 36 27 82 27 140 0 56-9 103-27 138-17 36-47 54-89 54h-589c-42 0-72-18-89-54-18-35-27-82-27-140 0-56 9-102 27-138 17-36 47-54 89-54h208v-1668h-140c-41 0-70-17-88-53s-28-83-28-140 9-103 27-138c18-36 48-54 89-54z">
            <text:p/>
          </draw:path>
          <draw:path draw:style-name="gr46" draw:text-style-name="P33" draw:layer="layout" svg:width="0.82cm" svg:height="2.438cm" svg:x="11.099cm" svg:y="5.5cm" svg:viewBox="0 0 821 2439" svg:d="M474 0v408h-207v-408zM497 731v1322h208c42 0 72 18 89 54 18 36 27 82 27 140 0 56-9 103-27 138-17 36-47 54-89 54h-589c-42 0-72-18-89-54-18-35-27-82-27-140 0-56 9-102 27-138 17-36 47-54 89-54h208v-936h-140c-41 0-70-18-88-54-18-35-28-82-28-140 0-56 9-102 27-138s48-54 89-54z">
            <text:p/>
          </draw:path>
          <draw:path draw:style-name="gr46" draw:text-style-name="P33" draw:layer="layout" svg:width="0.896cm" svg:height="1.819cm" svg:x="12.103cm" svg:y="6.18cm" svg:viewBox="0 0 897 1820" svg:d="M897 936c0 148-18 292-55 430-37 139-92 249-165 331s-149 123-229 123c-79 0-154-40-226-121-73-81-128-191-165-330-38-139-57-285-57-436 0-155 19-306 57-454 39-149 94-266 166-351s147-128 225-128c79 0 155 44 228 131s128 204 165 351c38 148 56 299 56 454zM724 938c0-124-20-238-60-342-55-140-127-211-216-211-78 0-144 56-196 168-52 111-79 241-79 387 0 121 27 233 80 338 53 104 118 157 195 157 78 0 143-53 196-157 53-105 80-218 80-340z">
            <text:p/>
          </draw:path>
        </draw:g>
        <draw:g>
          <draw:path draw:style-name="gr47" draw:text-style-name="P33" draw:layer="layout" svg:width="0.323cm" svg:height="2.359cm" svg:x="17cm" svg:y="5.579cm" svg:viewBox="0 0 324 2360" svg:d="M178 0v2202h125c8 0 13 7 16 21 4 15 5 34 5 58 0 22-1 41-5 56-3 15-8 23-16 23h-282c-7 0-13-8-16-23s-5-34-5-56c0-24 2-43 5-58 3-14 9-21 16-21h125v-2042h-91c-8 0-14-8-17-23s-5-34-5-58c0-23 2-41 5-56s9-23 17-23z">
            <text:p/>
          </draw:path>
          <draw:path draw:style-name="gr47" draw:text-style-name="P33" draw:layer="layout" svg:width="0.323cm" svg:height="2.438cm" svg:x="17.466cm" svg:y="5.5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323cm" svg:height="2.438cm" svg:x="17.931cm" svg:y="5.5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451cm" svg:height="1.684cm" svg:x="18.332cm" svg:y="6.254cm" svg:viewBox="0 0 452 1685" svg:d="M80 56v160c27-144 54-216 81-216 17 0 31 22 43 65 13 43 23 109 31 196 15-87 29-153 43-196 15-43 29-65 44-65 23 0 41 37 55 111 18 95 27 199 27 312v1104h27c7 0 13 7 16 21 3 15 5 34 5 58 0 22-2 41-5 56s-9 23-16 23h-59v-1247c0-80-5-147-15-199-10-53-21-79-34-79-11 0-24 21-36 65-13 43-28 128-44 254v1048h26c8 0 13 7 16 21 4 15 5 34 5 58 0 22-1 41-5 56-3 15-8 23-16 23h-59v-1236c0-84-5-153-14-207-10-55-22-82-34-82-11 0-23 18-34 54-15 52-31 140-48 265v1048h27c7 0 13 7 16 21 3 15 5 34 5 58 0 22-2 41-5 56s-9 23-16 23h-86c-7 0-13-8-16-23s-5-34-5-56c0-24 2-43 5-58 3-14 9-21 16-21h27v-1311h-27c-7 0-13-7-16-22s-5-35-5-59c0-22 2-41 5-56s9-23 16-23z">
            <text:p/>
          </draw:path>
          <draw:path draw:style-name="gr47" draw:text-style-name="P33" draw:layer="layout" svg:width="0.365cm" svg:height="1.746cm" svg:x="18.844cm" svg:y="6.254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47" draw:text-style-name="P33" draw:layer="layout" svg:width="0.354cm" svg:height="2.261cm" svg:x="19.31cm" svg:y="5.739cm" svg:viewBox="0 0 355 2262" svg:d="M112 572h173c7 0 13 7 16 22s5 35 5 58-2 42-5 57-9 22-16 22h-173v1051c0 92 7 168 22 230 15 61 37 92 65 92 22 0 45-16 70-48s44-68 58-108c5-16 9-25 13-25s7 8 10 24 5 34 5 55c0 19-2 37-5 53-8 41-28 86-59 134-31 49-61 73-90 73-37 0-66-43-88-130-22-86-33-203-33-350v-1051h-59c-7 0-13-7-16-22s-5-35-5-58 2-42 5-57 9-22 16-22h59v-467c0-37 1-64 4-81 3-16 7-24 12-24s8 8 11 24c4 17 5 44 5 81z">
            <text:p/>
          </draw:path>
          <draw:path draw:style-name="gr47" draw:text-style-name="P33" draw:layer="layout" svg:width="0.365cm" svg:height="1.746cm" svg:x="19.774cm" svg:y="6.254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47" draw:text-style-name="P33" draw:layer="layout" svg:width="0.323cm" svg:height="2.438cm" svg:x="20.256cm" svg:y="5.5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379cm" svg:height="1.684cm" svg:x="20.691cm" svg:y="6.254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  <draw:path draw:style-name="gr47" draw:text-style-name="P33" draw:layer="layout" svg:width="0.356cm" svg:height="1.746cm" svg:x="21.163cm" svg:y="6.254cm" svg:viewBox="0 0 357 1747" svg:d="M356 908h-324c6 204 23 369 52 494 29 124 65 187 107 187 24 0 49-20 75-59 26-38 47-90 63-154 5-19 9-28 13-28s7 8 10 24c3 15 5 34 5 55s-2 42-6 62c-12 63-34 121-65 176-31 54-62 82-95 82-54 0-100-89-136-266-37-178-55-392-55-644 0-230 17-427 51-591s77-246 127-246c52 0 95 84 129 253 33 168 50 387 49 655zM324 748c-6-174-23-316-50-425s-59-163-96-163-69 54-95 162c-27 107-44 250-50 426z">
            <text:p/>
          </draw:path>
          <draw:path draw:style-name="gr47" draw:text-style-name="P33" draw:layer="layout" svg:width="0.379cm" svg:height="1.684cm" svg:x="21.621cm" svg:y="6.254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</draw:g>
        <draw:g>
          <draw:path draw:style-name="gr48" draw:text-style-name="P33" draw:layer="layout" svg:width="0.444cm" svg:height="0.387cm" svg:x="8.021cm" svg:y="12.193cm" svg:viewBox="0 0 445 388" svg:d="M252 388h-57l-138-350h-35c-8 0-13-2-17-5-3-4-5-9-5-14 0-6 2-10 5-14 4-3 9-5 17-5h127c8 0 13 2 17 5 3 4 5 9 5 14 0 6-2 10-5 14-4 3-9 5-17 5h-56l123 312h15l121-312h-56c-8 0-14-2-17-5-3-4-5-9-5-14 0-6 2-10 5-14 3-3 9-5 17-5h127c8 0 14 2 17 5 4 4 5 9 5 14 0 6-1 10-5 14-3 3-9 5-17 5h-34z">
            <text:p/>
          </draw:path>
          <draw:path draw:style-name="gr48" draw:text-style-name="P33" draw:layer="layout" svg:width="0.377cm" svg:height="0.415cm" svg:x="8.541cm" svg:y="12.18cm" svg:viewBox="0 0 378 416" svg:d="M377 216h-343c6 49 24 88 55 118 30 30 68 44 113 44 26 0 52-4 79-14 28-9 50-21 68-36 5-5 9-7 13-7s8 2 11 6c3 3 5 8 5 13s-2 10-6 15c-13 15-36 29-69 41-32 13-66 20-101 20-57 0-105-21-144-63-39-43-58-94-58-154 0-54 18-101 54-140 37-39 81-59 135-59 55 0 100 20 136 60 35 40 53 92 52 156zM343 178c-7-41-24-75-53-101-28-26-62-39-101-39s-73 13-102 39c-28 25-46 59-53 101z">
            <text:p/>
          </draw:path>
          <draw:path draw:style-name="gr48" draw:text-style-name="P33" draw:layer="layout" svg:width="0.377cm" svg:height="0.396cm" svg:x="9.051cm" svg:y="12.184cm" svg:viewBox="0 0 378 397" svg:d="M138 9v95c43-44 76-72 98-85s42-19 60-19c20 0 39 8 56 23s26 26 26 34c0 6-2 10-5 14s-8 6-13 6c-2 0-5-1-6-2-2-1-6-4-11-10-9-11-17-18-24-22-7-3-14-5-21-5-14 0-32 6-53 19s-56 46-107 97v206h149c8 0 14 1 17 5 4 3 5 8 5 13 0 6-1 10-5 14-3 3-9 5-17 5h-265c-8 0-13-2-17-5-3-3-5-8-5-13s2-10 5-13 9-5 17-5h82v-314h-62c-8 0-14-1-18-5-3-3-5-8-5-14 0-5 2-10 5-13 4-4 9-6 18-6z">
            <text:p/>
          </draw:path>
          <draw:path draw:style-name="gr48" draw:text-style-name="P33" draw:layer="layout" svg:width="0.392cm" svg:height="0.561cm" svg:x="9.552cm" svg:y="12.019cm" svg:viewBox="0 0 393 562" svg:d="M101 394v168h-79c-8 0-13-2-17-5-3-4-5-9-5-14 0-6 2-10 5-14 4-3 9-5 17-5h46v-486h-46c-8 0-13-2-17-5-3-4-5-9-5-14 0-6 2-10 5-14 4-3 9-5 17-5h79v347l144-135h-18c-8 0-13-2-17-5-3-4-5-8-5-14 0-5 2-10 5-13 4-4 9-6 17-6h108c8 0 14 2 18 6 3 3 5 8 5 13 0 6-2 10-5 14-4 3-10 5-18 5h-39l-131 123 166 189h39c8 0 14 2 18 5 3 4 5 8 5 14 0 5-2 10-5 14-4 3-10 5-18 5h-109c-8 0-14-2-17-5-4-4-5-9-5-14 0-6 1-10 5-14 3-3 9-5 17-5h24l-145-166z">
            <text:p/>
          </draw:path>
          <draw:path draw:style-name="gr48" draw:text-style-name="P33" draw:layer="layout" svg:width="0.392cm" svg:height="0.561cm" svg:x="10.044cm" svg:y="12.019cm" svg:viewBox="0 0 393 562" svg:d="M101 394v168h-79c-8 0-13-2-17-5-3-4-5-9-5-14 0-6 2-10 5-14 4-3 9-5 17-5h46v-486h-46c-8 0-13-2-17-5-3-4-5-9-5-14 0-6 2-10 5-14 4-3 9-5 17-5h79v347l144-135h-18c-8 0-13-2-17-5-3-4-5-8-5-14 0-5 2-10 5-13 4-4 9-6 17-6h108c8 0 14 2 18 6 3 3 5 8 5 13 0 6-2 10-5 14-4 3-10 5-18 5h-39l-131 123 166 189h39c8 0 14 2 18 5 3 4 5 8 5 14 0 5-2 10-5 14-4 3-10 5-18 5h-109c-8 0-14-2-17-5-4-4-5-9-5-14 0-6 1-10 5-14 3-3 9-5 17-5h24l-145-166z">
            <text:p/>
          </draw:path>
          <draw:path draw:style-name="gr48" draw:text-style-name="P33" draw:layer="layout" svg:width="0.375cm" svg:height="0.415cm" svg:x="10.519cm" svg:y="12.18cm" svg:viewBox="0 0 376 416" svg:d="M376 208c0 58-18 106-55 147-36 41-81 61-133 61s-96-20-133-61-55-90-55-147 18-106 55-147 81-61 133-61 97 20 133 61c37 40 55 90 55 147zM342 208c0-47-15-87-45-120s-66-50-109-50-79 17-109 50-45 73-45 120 15 87 45 120c30 34 66 50 109 50s79-16 109-50c30-33 45-73 45-120z">
            <text:p/>
          </draw:path>
          <draw:path draw:style-name="gr48" draw:text-style-name="P33" draw:layer="layout" svg:width="0.326cm" svg:height="0.415cm" svg:x="11.036cm" svg:y="12.18cm" svg:viewBox="0 0 327 416" svg:d="M275 38c0-9 1-15 4-19 4-4 8-6 12-6 6 0 10 2 13 6s5 11 5 20v64c0 9-2 16-5 20s-7 6-13 6c-4 0-8-2-11-5-3-4-5-9-5-17-2-17-10-32-25-44-22-17-51-25-87-25-38 0-67 9-88 26-16 12-24 27-24 43 0 17 10 32 28 44 13 9 38 15 73 20 47 5 80 12 98 19 26 10 45 25 58 43 12 19 19 39 19 60 0 32-14 61-42 86-27 25-67 37-121 37-53 0-96-15-130-45 0 10-1 16-2 19s-3 6-6 8-6 3-9 3c-5 0-9-2-12-6s-5-10-5-19v-77c0-9 2-16 5-20 3-3 7-5 12-5s9 1 12 5 5 9 5 15c0 14 3 25 9 35 10 14 25 26 45 35 20 10 45 14 75 14 44 0 77-9 98-27s32-37 32-58c0-23-11-42-32-56-22-14-54-23-96-28s-72-11-90-19c-18-7-32-19-43-35-10-15-15-32-15-50 0-32 14-58 43-77 28-19 62-28 101-28 47 0 84 13 114 38z">
            <text:p/>
          </draw:path>
          <draw:path draw:style-name="gr48" draw:text-style-name="P33" draw:layer="layout" svg:width="0.343cm" svg:height="0.58cm" svg:x="11.522cm" svg:y="12cm" svg:viewBox="0 0 344 581" svg:d="M187 0v97h-49v-97zM188 193v350h133c8 0 14 2 17 5 4 4 6 8 6 14 0 5-2 10-6 13-3 4-9 6-17 6h-299c-8 0-13-2-17-6-3-3-5-8-5-13 0-6 2-10 5-14 4-3 9-5 17-5h133v-312h-98c-8 0-14-2-18-5-4-4-5-8-5-14 0-5 1-10 5-14 3-3 9-5 18-5z">
            <text:p/>
          </draw:path>
          <draw:path draw:style-name="gr48" draw:text-style-name="P33" draw:layer="layout" svg:width="0.444cm" svg:height="0.387cm" svg:x="11.963cm" svg:y="12.193cm" svg:viewBox="0 0 445 388" svg:d="M252 388h-57l-138-350h-35c-8 0-13-2-17-5-3-4-5-9-5-14 0-6 2-10 5-14 4-3 9-5 17-5h127c8 0 13 2 17 5 3 4 5 9 5 14 0 6-2 10-5 14-4 3-9 5-17 5h-56l123 312h15l121-312h-56c-8 0-14-2-17-5-3-4-5-9-5-14 0-6 2-10 5-14 3-3 9-5 17-5h127c8 0 14 2 17 5 4 4 5 9 5 14 0 6-1 10-5 14-3 3-9 5-17 5h-34z">
            <text:p/>
          </draw:path>
          <draw:path draw:style-name="gr48" draw:text-style-name="P33" draw:layer="layout" svg:width="0.409cm" svg:height="0.402cm" svg:x="12.468cm" svg:y="12.193cm" svg:viewBox="0 0 410 403" svg:d="M325 388v-55c-46 46-96 70-149 70-33 0-58-10-75-30-22-27-33-57-33-92v-243h-46c-8 0-13-2-17-5-3-4-5-9-5-14 0-6 2-10 5-14 4-3 9-5 17-5h79v281c0 24 7 44 21 60s32 24 52 24c55 0 105-28 151-84v-243h-62c-8 0-14-2-17-5-4-4-5-9-5-14 0-6 1-10 5-14 3-3 9-5 17-5h96v350h28c8 0 14 2 17 5 4 4 6 8 6 14 0 5-2 10-6 13-3 4-9 6-17 6z">
            <text:p/>
          </draw:path>
          <draw:path draw:style-name="gr48" draw:text-style-name="P33" draw:layer="layout" svg:width="4.926cm" svg:height="0.068cm" svg:x="7.997cm" svg:y="12.684cm" svg:viewBox="0 0 4927 69" svg:d="M0 69c0-12 0-23 0-35 0-11 0-23 0-34 1642 0 3285 0 4927 0 0 11 0 23 0 34 0 12 0 23 0 35-1642 0-3285 0-4927 0z">
            <text:p/>
          </draw:path>
        </draw:g>
        <draw:g>
          <draw:path draw:style-name="gr48" draw:text-style-name="P33" draw:layer="layout" svg:width="0.645cm" svg:height="0.514cm" svg:x="8.034cm" svg:y="16.257cm" svg:viewBox="0 0 646 515" svg:d="M366 515h-83l-200-464h-50c-12 0-20-3-25-8-5-4-8-10-8-18 0-7 3-13 8-18s13-7 25-7h183c11 0 20 2 25 7s7 11 7 19c0 7-2 13-7 17-5 5-14 8-25 8h-81l179 414h21l176-414h-81c-12 0-20-3-25-8-6-4-8-10-8-18 0-7 2-13 8-18 5-5 13-7 25-7h183c12 0 21 2 25 7 5 5 8 11 8 19 0 7-3 13-8 17-4 5-13 8-25 8h-49z">
            <text:p/>
          </draw:path>
          <draw:path draw:style-name="gr48" draw:text-style-name="P33" draw:layer="layout" svg:width="0.56cm" svg:height="0.551cm" svg:x="8.798cm" svg:y="16.239cm" svg:viewBox="0 0 561 552" svg:d="M414 533v-72c-71 61-147 91-227 91-59 0-105-15-138-45s-49-68-49-112c0-48 22-90 65-126s107-54 190-54c23 0 47 1 73 4 27 3 55 8 86 14v-81c0-27-13-51-37-71-25-20-62-30-112-30-38 0-91 11-160 33-12 4-20 6-24 6-6 0-11-2-16-7-4-5-6-10-6-18 0-6 2-12 6-16 5-6 27-14 65-24 61-17 106-25 137-25 62 0 110 16 144 47 35 31 52 66 52 105v331h65c12 0 21 2 26 7 5 4 7 10 7 18 0 7-2 13-7 18-5 4-14 7-26 7zM414 284c-23-7-47-11-73-15-25-3-52-4-81-4-71 0-126 15-166 47-30 23-45 51-45 83 0 31 11 56 34 77 23 20 57 30 101 30 42 0 82-8 118-25 36-18 73-45 112-83z">
            <text:p/>
          </draw:path>
          <draw:path draw:style-name="gr48" draw:text-style-name="P33" draw:layer="layout" svg:width="0.497cm" svg:height="0.745cm" svg:x="9.538cm" svg:y="16.025cm" svg:viewBox="0 0 498 746" svg:d="M273 0v696h192c12 0 20 3 26 7 5 5 7 11 7 18s-2 13-7 18c-6 5-14 7-26 7h-432c-12 0-20-2-25-7s-8-11-8-18 3-13 8-18c5-4 13-7 25-7h191v-645h-140c-12 0-20-3-26-8-5-4-7-10-7-18 0-7 2-13 7-18s14-7 26-7z">
            <text:p/>
          </draw:path>
          <draw:path draw:style-name="gr48" draw:text-style-name="P33" draw:layer="layout" svg:width="0.497cm" svg:height="0.77cm" svg:x="10.253cm" svg:y="16cm" svg:viewBox="0 0 498 771" svg:d="M271 0v129h-72v-129zM273 256v465h192c12 0 20 3 26 7 5 5 7 11 7 18s-2 13-7 18c-6 5-14 7-26 7h-432c-12 0-20-2-25-7s-8-11-8-18 3-13 8-18c5-4 13-7 25-7h191v-414h-142c-12 0-20-3-25-7-6-5-8-11-8-18 0-8 2-14 7-19 5-4 14-7 26-7z">
            <text:p/>
          </draw:path>
          <draw:path draw:style-name="gr48" draw:text-style-name="P33" draw:layer="layout" svg:width="0.569cm" svg:height="0.745cm" svg:x="10.968cm" svg:y="16.025cm" svg:viewBox="0 0 570 746" svg:d="M147 524v222h-114c-12 0-20-2-25-7s-8-11-8-18 3-13 8-18c5-4 13-7 25-7h65v-645h-65c-12 0-20-3-25-8-5-4-8-10-8-18 0-7 3-13 8-18s13-7 25-7h114v460l208-178h-25c-12 0-20-3-25-7-5-5-8-11-8-18 0-8 3-14 8-19 5-4 13-7 25-7h156c12 0 20 3 25 7 5 5 8 11 8 19 0 7-3 13-8 18-5 4-13 7-25 7h-56l-191 163 241 251h56c12 0 21 3 26 7 5 5 8 11 8 18s-3 13-8 18-14 7-26 7h-158c-11 0-20-2-25-7s-7-11-7-18 2-13 7-18c5-4 14-7 25-7h35l-210-220z">
            <text:p/>
          </draw:path>
          <draw:path draw:style-name="gr48" draw:text-style-name="P33" draw:layer="layout" svg:width="0.569cm" svg:height="0.745cm" svg:x="11.683cm" svg:y="16.025cm" svg:viewBox="0 0 570 746" svg:d="M147 524v222h-114c-12 0-20-2-25-7s-8-11-8-18 3-13 8-18c5-4 13-7 25-7h65v-645h-65c-12 0-20-3-25-8-5-4-8-10-8-18 0-7 3-13 8-18s13-7 25-7h114v460l208-178h-25c-12 0-20-3-25-7-5-5-8-11-8-18 0-8 3-14 8-19 5-4 13-7 25-7h156c12 0 20 3 25 7 5 5 8 11 8 19 0 7-3 13-8 18-5 4-13 7-25 7h-56l-191 163 241 251h56c12 0 21 3 26 7 5 5 8 11 8 18s-3 13-8 18-14 7-26 7h-158c-11 0-20-2-25-7s-7-11-7-18 2-13 7-18c5-4 14-7 25-7h35l-210-220z">
            <text:p/>
          </draw:path>
          <draw:path draw:style-name="gr48" draw:text-style-name="P33" draw:layer="layout" svg:width="0.545cm" svg:height="0.551cm" svg:x="12.37cm" svg:y="16.239cm" svg:viewBox="0 0 546 552" svg:d="M546 277c0 76-27 141-80 195-53 53-118 80-193 80-76 0-140-27-193-81s-80-119-80-194c0-77 27-142 80-196s117-81 193-81c75 0 140 27 193 81s80 119 80 196zM496 277c0-63-21-116-65-160s-96-66-158-66-115 22-159 66c-43 44-65 97-65 160 0 61 22 114 65 159 44 44 97 66 159 66s114-22 158-66 65-97 65-159z">
            <text:p/>
          </draw:path>
          <draw:path draw:style-name="gr48" draw:text-style-name="P33" draw:layer="layout" svg:width="4.999cm" svg:height="0.09cm" svg:x="8cm" svg:y="16.909cm" svg:viewBox="0 0 5000 91" svg:d="M0 91c0-15 0-30 0-45 0-16 0-31 0-46 1667 0 3333 0 5000 0 0 15 0 30 0 46 0 15 0 30 0 45-1667 0-3333 0-5000 0z">
            <text:p/>
          </draw:path>
        </draw:g>
        <draw:g>
          <draw:path draw:style-name="gr49" draw:text-style-name="P34" draw:layer="layout" svg:width="0.428cm" svg:height="1.785cm" svg:x="17cm" svg:y="14.688cm" svg:viewBox="0 0 429 1786" svg:d="M322 125v1102c0 151-15 282-47 393s-70 166-114 166c-26 0-52-21-78-64-25-43-53-114-83-212v-460c0-30 2-51 5-64s8-19 13-19 9 6 12 19c4 13 5 34 5 64v401c22 70 43 123 64 158s42 53 62 53c23 0 45-20 65-60 15-29 29-79 42-150 13-70 19-145 19-225v-1102h-137c-9 0-15-6-19-17-3-12-5-27-5-46 0-18 2-34 5-45 4-11 10-17 19-17h256c8 0 14 6 18 17s5 27 5 45c0 19-1 34-5 46-4 11-10 17-18 17z">
            <text:p/>
          </draw:path>
          <draw:path draw:style-name="gr49" draw:text-style-name="P34" draw:layer="layout" svg:width="0.402cm" svg:height="1.379cm" svg:x="17.502cm" svg:y="15.095cm" svg:viewBox="0 0 403 1380" svg:d="M297 1331v-180c-51 152-105 229-163 229-42 0-75-38-99-114-23-76-35-169-35-279 0-120 16-226 47-316s76-135 136-135c16 0 34 4 53 11 19 8 39 19 61 35v-202c0-68-9-128-26-178-18-51-45-76-81-76-27 0-65 28-114 85-9 10-15 15-18 15-4 0-8-6-11-18s-5-27-5-45c0-16 2-30 4-40 4-15 20-35 48-61 43-41 76-62 98-62 44 0 79 39 104 117 24 77 37 165 37 263v826h47c8 0 14 5 18 17 4 11 5 26 5 45 0 18-1 33-5 45s-10 18-18 18zM297 710c-16-17-33-29-52-37-18-8-38-12-58-12-51 0-91 39-119 117-22 59-33 128-33 209 0 76 8 139 25 191 16 51 41 77 72 77s59-22 85-65 53-111 80-205z">
            <text:p/>
          </draw:path>
          <draw:path draw:style-name="gr49" draw:text-style-name="P34" draw:layer="layout" svg:width="0.463cm" svg:height="1.285cm" svg:x="17.98cm" svg:y="15.139cm" svg:viewBox="0 0 464 1286" svg:d="M263 1286h-60l-144-1160h-36c-8 0-14-6-18-18-3-11-5-27-5-46 0-17 2-32 5-44 4-12 10-18 18-18h132c8 0 14 6 18 18s5 27 5 46c0 18-1 33-5 44-4 12-10 18-18 18h-58l129 1035h15l126-1035h-58c-9 0-15-6-18-18-4-11-6-27-6-46 0-17 2-32 6-44 3-12 9-18 18-18h132c8 0 14 6 18 18 3 12 5 27 5 46 0 18-2 33-5 44-4 12-10 18-18 18h-36z">
            <text:p/>
          </draw:path>
          <draw:path draw:style-name="gr49" draw:text-style-name="P34" draw:layer="layout" svg:width="0.402cm" svg:height="1.379cm" svg:x="18.528cm" svg:y="15.095cm" svg:viewBox="0 0 403 1380" svg:d="M297 1331v-180c-51 152-105 229-163 229-42 0-75-38-99-114-23-76-35-169-35-279 0-120 16-226 47-316s76-135 136-135c16 0 34 4 53 11 19 8 39 19 61 35v-202c0-68-9-128-26-178-18-51-45-76-81-76-27 0-65 28-114 85-9 10-15 15-18 15-4 0-8-6-11-18s-5-27-5-45c0-16 2-30 4-40 4-15 20-35 48-61 43-41 76-62 98-62 44 0 79 39 104 117 24 77 37 165 37 263v826h47c8 0 14 5 18 17 4 11 5 26 5 45 0 18-1 33-5 45s-10 18-18 18zM297 710c-16-17-33-29-52-37-18-8-38-12-58-12-51 0-91 39-119 117-22 59-33 128-33 209 0 76 8 139 25 191 16 51 41 77 72 77s59-22 85-65 53-111 80-205z">
            <text:p/>
          </draw:path>
          <draw:path draw:style-name="gr49" draw:text-style-name="P34" draw:layer="layout" svg:width="0.358cm" svg:height="1.825cm" svg:x="19.059cm" svg:y="14.648cm" svg:viewBox="0 0 359 1826" svg:d="M305 165v-42c0-29 1-51 5-64 3-12 7-19 12-19 6 0 10 7 13 19 3 13 5 35 5 64v318c0 30-2 51-5 64s-7 19-13 19c-5 0-9-6-12-18s-5-31-5-58c-2-83-14-157-36-224-23-66-53-99-89-99-39 0-70 35-93 106s-34 154-34 250c0 50 3 95 10 135 6 41 15 74 25 99 11 25 23 46 36 61s34 31 63 48c47 28 80 56 98 85 24 38 43 92 55 160 13 68 19 149 19 242 0 143-16 264-48 365-32 100-75 150-130 150-61 0-109-67-146-203v71c0 30-2 51-5 64s-7 19-12 19-10-6-13-19-5-34-5-64v-344c0-31 2-53 5-66 3-12 7-19 13-19 5 0 9 6 12 18s5 31 5 58c1 91 15 174 41 249 26 74 61 112 105 112s79-39 104-118c26-78 39-170 39-277 0-66-5-124-15-175s-24-91-43-121c-14-21-42-44-84-70-58-34-100-87-126-158-25-72-38-173-38-305 0-131 15-243 44-337s68-141 116-141c49 0 92 55 127 165z">
            <text:p/>
          </draw:path>
          <draw:path draw:style-name="gr49" draw:text-style-name="P34" draw:layer="layout" svg:width="0.387cm" svg:height="1.379cm" svg:x="19.566cm" svg:y="15.095cm" svg:viewBox="0 0 388 1380" svg:d="M332 171v-42c0-30 1-52 5-65 3-13 7-19 12-19s10 6 13 19 5 35 5 65v282c0 31-2 53-5 66s-8 19-13 19-9-6-12-17-5-31-5-57c-2-71-15-137-39-201-25-63-58-95-99-95-52 0-91 58-118 174s-41 248-41 398c0 161 15 294 45 399s68 158 115 158c28 0 56-18 84-54 28-35 54-93 76-172 6-20 11-30 16-30s9 6 12 17c3 12 5 26 5 43 0 42-14 96-43 162-45 106-96 159-151 159-57 0-103-65-139-193-37-128-55-291-55-488 0-201 19-367 56-500s84-199 140-199c54 0 99 57 136 171z">
            <text:p/>
          </draw:path>
          <draw:path draw:style-name="gr49" draw:text-style-name="P34" draw:layer="layout" svg:width="0.393cm" svg:height="1.316cm" svg:x="20.079cm" svg:y="15.108cm" svg:viewBox="0 0 394 1317" svg:d="M143 31v315c46-147 80-241 103-283 22-42 43-63 63-63 21 0 40 25 58 75s27 88 27 114c0 18-2 34-5 46-4 13-8 19-14 19-2 0-5-2-7-5-2-4-5-15-10-34-10-34-19-58-26-71s-14-19-21-19c-16 0-34 22-56 65-21 44-59 150-112 319v683h156c8 0 14 6 18 17 4 12 5 27 5 46 0 18-1 32-5 44s-10 18-18 18h-276c-8 0-14-6-18-17-3-11-5-26-5-44 0-17 2-31 5-42 4-11 10-17 18-17h85v-1040h-65c-8 0-14-6-18-17-3-12-5-28-5-46s2-33 5-45c4-12 10-18 18-18z">
            <text:p/>
          </draw:path>
          <draw:path draw:style-name="gr49" draw:text-style-name="P34" draw:layer="layout" svg:width="0.357cm" svg:height="1.925cm" svg:x="20.6cm" svg:y="14.499cm" svg:viewBox="0 0 358 1926" svg:d="M195 0v322h-52v-322zM196 640v1161h138c9 0 15 6 18 17 4 12 6 27 6 46 0 17-2 32-6 44-3 12-9 18-18 18h-311c-8 0-14-6-18-18-3-12-5-27-5-44 0-19 2-34 5-46 4-11 10-17 18-17h138v-1035h-102c-8 0-15-6-18-18-4-11-6-26-6-44 0-19 2-34 6-46 3-12 9-18 18-18z">
            <text:p/>
          </draw:path>
          <draw:path draw:style-name="gr49" draw:text-style-name="P34" draw:layer="layout" svg:width="0.444cm" svg:height="1.903cm" svg:x="21.053cm" svg:y="15.095cm" svg:viewBox="0 0 445 1904" svg:d="M106 45v227c21-90 43-158 67-204 24-45 52-68 85-68 34 0 66 29 95 86 30 58 52 137 68 240 16 102 24 210 24 323 0 179-18 332-54 460-36 127-80 190-133 190-63 0-113-90-152-271v751h85c8 0 14 6 18 17 3 11 5 27 5 45s-2 33-5 45c-4 12-10 18-18 18h-168c-8 0-14-6-18-17-3-12-5-27-5-46 0-18 2-34 5-45 4-11 10-17 18-17h48v-1608h-48c-8 0-14-6-18-18-3-12-5-27-5-46 0-18 2-33 5-45 4-12 10-17 18-17zM410 649c0-144-15-267-44-369-30-103-66-154-108-154s-79 52-108 155c-30 103-44 225-44 368s14 267 44 370c29 103 66 154 108 154s78-51 107-154c30-102 45-226 45-370z">
            <text:p/>
          </draw:path>
          <draw:path draw:style-name="gr49" draw:text-style-name="P34" draw:layer="layout" svg:width="0.39cm" svg:height="1.785cm" svg:x="21.608cm" svg:y="14.688cm" svg:viewBox="0 0 391 1786" svg:d="M124 451h190c8 0 14 6 18 18s5 27 5 46c0 18-1 33-5 45s-10 18-18 18h-190v830c0 72 8 132 24 181 16 48 40 73 72 73 23 0 49-13 77-38 27-25 49-54 64-86 5-12 10-19 14-19s8 6 11 19c4 12 5 27 5 43 0 15-1 29-5 42-9 33-31 68-65 106s-67 57-99 57c-41 0-73-34-98-102-24-68-36-160-36-276v-830h-65c-8 0-14-6-18-18-3-12-5-27-5-46 0-18 2-33 5-45 4-12 10-18 18-18h65v-368c0-30 2-51 5-64s8-19 13-19 9 6 13 19c3 13 5 34 5 64z">
            <text:p/>
          </draw:path>
        </draw:g>
        <draw:g>
          <draw:path draw:style-name="gr49" draw:text-style-name="P34" draw:layer="layout" svg:width="0.575cm" svg:height="1.882cm" svg:x="17.001cm" svg:y="12.118cm" svg:viewBox="0 0 576 1883" svg:d="M508 217v-90c0-31 2-53 6-66 5-13 11-20 18-20 8 0 14 7 19 20 4 13 6 35 6 66v357c0 31-2 54-6 67-5 13-11 20-19 20-6 0-12-6-16-18-5-13-8-33-8-60-2-86-20-162-54-228-46-91-98-136-157-136-38 0-74 22-108 65-25 32-45 71-60 117-27 79-47 168-63 265-11 71-16 152-16 241v225c0 192 27 359 80 500 54 142 116 212 187 212 43 0 81-24 115-72s67-120 98-217c7-21 14-32 23-32 7 0 12 5 17 17 4 11 6 25 6 42 0 24-8 60-25 108-33 94-69 164-109 212-41 47-82 71-123 71-36 0-73-18-110-54-28-27-52-59-70-96-19-37-42-99-69-186s-45-168-55-242-15-155-15-244v-262c0-126 13-256 39-388 27-132 63-234 108-305 46-71 95-106 149-106 82 0 152 72 212 217z">
            <text:p/>
          </draw:path>
          <draw:path draw:style-name="gr49" draw:text-style-name="P34" draw:layer="layout" svg:width="0.508cm" svg:height="1.882cm" svg:x="17.763cm" svg:y="12.118cm" svg:viewBox="0 0 509 1883" svg:d="M432 170v-43c0-31 3-53 7-66 5-13 11-20 18-20 8 0 14 7 18 20 5 13 7 35 7 66v328c0 30-2 52-7 65-4 14-10 20-18 20-7 0-13-6-17-18-5-12-7-32-8-60-2-85-19-162-51-231-32-68-74-102-126-102-55 0-99 36-131 109-33 73-49 159-49 258 0 51 5 97 14 139s21 76 36 102 32 47 51 63 48 32 89 50c67 28 114 57 140 87 34 40 60 95 77 165 18 71 27 154 27 250 0 147-23 272-68 375-46 104-107 156-184 156-86 0-156-70-207-210v74c0 30-3 52-7 65-5 14-11 20-18 20s-13-6-18-20c-5-13-7-35-7-65v-356c0-31 2-54 7-67 4-13 10-20 18-20 7 0 13 6 17 19 5 12 7 32 8 59 2 94 21 180 58 257s87 115 149 115 112-40 148-121c36-80 54-176 54-286 0-67-7-127-21-180-14-52-34-94-61-125-19-21-59-45-119-71-82-36-142-91-178-164-36-74-55-178-55-314 0-135 21-251 63-348s97-145 165-145c69 0 129 57 179 170z">
            <text:p/>
          </draw:path>
          <draw:path draw:style-name="gr49" draw:text-style-name="P34" draw:layer="layout" svg:width="0.508cm" svg:height="1.882cm" svg:x="18.491cm" svg:y="12.118cm" svg:viewBox="0 0 509 1883" svg:d="M432 170v-43c0-31 3-53 7-66 5-13 11-20 18-20 8 0 14 7 18 20 5 13 7 35 7 66v328c0 30-2 52-7 65-4 14-10 20-18 20-7 0-13-6-17-18-5-12-7-32-8-60-2-85-19-162-51-231-32-68-74-102-126-102-55 0-99 36-131 109-33 73-49 159-49 258 0 51 5 97 14 139s21 76 36 102 32 47 51 63 48 32 89 50c67 28 114 57 140 87 34 40 60 95 77 165 18 71 27 154 27 250 0 147-23 272-68 375-46 104-107 156-184 156-86 0-156-70-207-210v74c0 30-3 52-7 65-5 14-11 20-18 20s-13-6-18-20c-5-13-7-35-7-65v-356c0-31 2-54 7-67 4-13 10-20 18-20 7 0 13 6 17 19 5 12 7 32 8 59 2 94 21 180 58 257s87 115 149 115 112-40 148-121c36-80 54-176 54-286 0-67-7-127-21-180-14-52-34-94-61-125-19-21-59-45-119-71-82-36-142-91-178-164-36-74-55-178-55-314 0-135 21-251 63-348s97-145 165-145c69 0 129 57 179 170z">
            <text:p/>
          </draw:path>
        </draw:g>
        <draw:custom-shape draw:style-name="gr50" draw:text-style-name="P35" draw:layer="layout" svg:width="1cm" svg:height="1cm" draw:transform="rotate (-1.5707963267949) translate (16.5cm 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0" draw:text-style-name="P35" draw:layer="layout" svg:width="1cm" svg:height="1cm" draw:transform="rotate (-1.5707963267949) translate (7.5cm 12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0" draw:text-style-name="P35" draw:layer="layout" svg:width="1cm" svg:height="1cm" draw:transform="rotate (-1.5707963267949) translate (7.5cm 15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Oletus">
        <draw:g>
          <draw:path draw:style-name="gr40" draw:text-style-name="P29" draw:layer="layout" svg:width="1.21cm" svg:height="2.054cm" svg:x="8cm" svg:y="3.445cm" svg:viewBox="0 0 1211 2055" svg:d="M384 1239v507h125c50 0 86 14 107 43 21 28 32 66 32 112 0 45-11 82-32 111-21 28-57 43-107 43h-370c-50 0-86-15-107-43-21-29-32-66-32-111 0-46 11-84 33-112 21-29 57-43 106-43h36v-1396h-36c-50 0-86-15-107-43-21-29-32-66-32-113 0-45 11-82 32-110 21-29 57-43 107-43h245v105c48-49 99-86 151-110s106-36 161-36c142 0 264 72 364 215s151 307 151 492c0 204-60 372-178 505-99 111-211 166-335 166-54 0-107-12-159-35s-104-58-155-104zM1002 709c0-44-11-99-34-166-24-66-59-122-107-167s-104-67-168-67c-104 0-186 58-247 173-42 80-62 156-62 230 0 82 29 162 89 240 59 78 132 117 220 117s162-39 221-116c59-78 88-159 88-244z">
            <text:p/>
          </draw:path>
          <draw:path draw:style-name="gr40" draw:text-style-name="P29" draw:layer="layout" svg:width="1.078cm" svg:height="1.458cm" svg:x="9.356cm" svg:y="3.445cm" svg:viewBox="0 0 1079 1459" svg:d="M1079 751c0 118-22 233-66 344-45 111-111 200-199 266-87 65-179 98-275 98-95 0-186-32-272-97-87-65-153-153-199-265-45-111-68-228-68-349 0-124 23-245 69-364s113-213 199-281c87-69 177-103 271-103 95 0 187 35 274 105 88 70 155 164 199 282 45 118 67 239 67 364zM871 752c0-99-24-191-72-274-66-113-153-169-260-169-94 0-173 45-236 134-63 90-94 193-94 311 0 96 31 186 95 270s142 126 235 126c94 0 172-42 236-126s96-174 96-272z">
            <text:p/>
          </draw:path>
          <draw:path draw:style-name="gr40" draw:text-style-name="P29" draw:layer="layout" svg:width="1.083cm" svg:height="1.409cm" svg:x="10.628cm" svg:y="3.445cm" svg:viewBox="0 0 1084 1410" svg:d="M472 41v193c88-94 157-156 207-187 51-31 98-47 142-47 68 0 134 37 197 112 44 50 66 101 66 153 0 45-11 82-32 113-20 30-45 46-74 46-26 0-53-19-82-58-28-38-54-57-76-57-29 0-73 27-131 81-58 55-130 136-217 245v465h297c50 0 86 15 107 43 22 29 33 67 33 113 0 45-11 82-33 111-21 28-57 43-107 43h-630c-50 0-86-15-107-43-21-29-32-67-32-113 0-45 11-82 32-111 21-28 57-43 107-43h124v-750h-75c-50 0-86-15-107-43-21-29-32-66-32-113 0-45 11-82 32-110 21-29 57-43 107-43z">
            <text:p/>
          </draw:path>
          <draw:path draw:style-name="gr40" draw:text-style-name="P29" draw:layer="layout" svg:width="1.079cm" svg:height="1.903cm" svg:x="11.919cm" svg:y="3cm" svg:viewBox="0 0 1080 1904" svg:d="M423 794v620c0 66 9 110 28 131 28 33 79 50 152 50 107 0 205-34 295-101 35-26 62-39 82-39 27 0 50 15 70 45s30 67 30 110c0 40-10 75-32 104-33 47-99 91-197 130-98 40-181 60-248 60-129 0-226-41-291-124s-97-185-97-306v-680h-76c-50 0-86-14-107-43-21-28-32-66-32-112 0-45 11-82 32-111 21-28 57-43 107-43h76v-278c0-75 9-128 29-160 19-31 44-47 75-47s56 16 75 47c20 32 29 85 29 160v278h386c50 0 86 15 107 43 22 29 32 66 32 113 0 45-10 82-32 110-21 29-57 43-107 43z">
            <text:p/>
          </draw:path>
        </draw:g>
        <draw:g>
          <draw:path draw:style-name="gr51" draw:text-style-name="P36" draw:layer="layout" svg:width="0.379cm" svg:height="0.56cm" svg:x="8.055cm" svg:y="13.203cm" svg:viewBox="0 0 380 561" svg:d="M174 388l-144-350h-9c-8 0-13-2-16-5-3-4-5-8-5-14 0-4 1-7 2-10 2-3 4-6 7-7 2-1 6-2 12-2h85c7 0 12 2 16 5 3 4 4 9 4 14 0 6-1 10-4 14-4 3-9 5-16 5h-42l127 309 125-309h-42c-7 0-13-2-16-5-3-4-5-9-5-14 0-6 2-10 5-14 3-3 9-5 16-5h85c7 0 13 2 16 5 3 4 5 9 5 14 0 4-1 8-3 11s-4 5-7 6c-2 2-9 2-21 2l-196 485h48c8 0 13 2 16 5 3 4 5 8 5 14 0 5-2 10-5 13-3 4-8 6-16 6h-179c-7 0-13-2-16-6-3-3-5-8-5-13 0-6 2-10 5-14 3-3 9-5 16-5h97z">
            <text:p/>
          </draw:path>
          <draw:path draw:style-name="gr51" draw:text-style-name="P36" draw:layer="layout" svg:width="0.348cm" svg:height="0.396cm" svg:x="8.517cm" svg:y="13.194cm" svg:viewBox="0 0 349 397" svg:d="M127 9v95c40-44 71-72 91-85s38-19 55-19c19 0 36 8 52 23s24 26 24 34c0 6-2 10-5 14s-7 6-12 6c-2 0-4-1-6-2s-5-4-9-10c-9-11-17-18-23-22-6-3-13-5-19-5-13 0-30 6-49 19s-52 46-99 97v206h137c8 0 13 1 17 5 3 3 4 8 4 13 0 6-1 10-4 14-4 3-9 5-17 5h-243c-8 0-13-2-16-5s-5-8-5-13 2-10 5-13 8-5 16-5h75v-314h-58c-7 0-12-1-15-5-4-3-5-8-5-14 0-5 1-10 4-13 3-4 9-6 16-6z">
            <text:p/>
          </draw:path>
          <draw:path draw:style-name="gr51" draw:text-style-name="P36" draw:layer="layout" svg:width="0.316cm" svg:height="0.58cm" svg:x="8.979cm" svg:y="13.01cm" svg:viewBox="0 0 317 581" svg:d="M173 0v97h-46v-97zM174 193v350h122c7 0 13 2 16 5 3 4 5 8 5 14 0 5-2 10-5 13-3 4-9 6-16 6h-275c-8 0-13-2-16-6-3-3-5-8-5-13 0-6 2-10 5-14 3-3 8-5 16-5h122v-312h-91c-7 0-13-2-16-5-3-4-5-8-5-14 0-5 2-10 5-14 3-3 8-5 16-5z">
            <text:p/>
          </draw:path>
          <draw:path draw:style-name="gr51" draw:text-style-name="P36" draw:layer="layout" svg:width="0.346cm" svg:height="0.538cm" svg:x="9.418cm" svg:y="13.067cm" svg:viewBox="0 0 347 539" svg:d="M109 136h169c7 0 13 2 16 5 3 4 5 9 5 14 0 6-2 10-5 14-3 3-9 5-16 5h-169v250c0 22 8 40 22 55 15 15 36 22 64 22 20 0 43-4 68-11 24-8 43-17 57-26 4-4 9-6 12-6 4 0 7 2 10 6 3 3 5 8 5 13 0 4-2 9-5 12-8 10-27 21-58 32-30 12-59 18-87 18-37 0-65-11-87-31-21-21-32-49-32-84v-250h-57c-8 0-13-2-16-5-3-4-5-8-5-14 0-5 2-10 5-14 3-3 8-5 16-5h57v-111c0-9 2-15 4-19 3-4 7-6 12-6 4 0 8 2 11 6s4 10 4 19z">
            <text:p/>
          </draw:path>
          <draw:path draw:style-name="gr51" draw:text-style-name="P36" draw:layer="layout" svg:width="0.379cm" svg:height="0.56cm" svg:x="9.873cm" svg:y="13.203cm" svg:viewBox="0 0 380 561" svg:d="M174 388l-144-350h-9c-8 0-13-2-16-5-3-4-5-8-5-14 0-4 1-7 2-10 2-3 4-6 7-7 2-1 6-2 12-2h85c7 0 12 2 16 5 3 4 4 9 4 14 0 6-1 10-4 14-4 3-9 5-16 5h-42l127 309 125-309h-42c-7 0-13-2-16-5-3-4-5-9-5-14 0-6 2-10 5-14 3-3 9-5 16-5h85c7 0 13 2 16 5 3 4 5 9 5 14 0 4-1 8-3 11s-4 5-7 6c-2 2-9 2-21 2l-196 485h48c8 0 13 2 16 5 3 4 5 8 5 14 0 5-2 10-5 13-3 4-8 6-16 6h-179c-7 0-13-2-16-6-3-3-5-8-5-13 0-6 2-10 5-14 3-3 9-5 16-5h97z">
            <text:p/>
          </draw:path>
          <draw:path draw:style-name="gr51" draw:text-style-name="P36" draw:layer="layout" svg:width="0.361cm" svg:height="0.561cm" svg:x="10.344cm" svg:y="13.029cm" svg:viewBox="0 0 362 562" svg:d="M94 394v168h-73c-8 0-13-2-16-5-3-4-5-9-5-14 0-6 2-10 5-14 3-3 8-5 16-5h41v-486h-41c-8 0-13-2-16-5-3-4-5-9-5-14 0-6 2-10 5-14 3-3 8-5 16-5h73v347l132-135h-16c-8 0-13-2-16-5-3-4-5-8-5-14 0-5 2-10 5-13 3-4 8-6 16-6h99c8 0 13 2 16 6 4 3 5 8 5 13 0 6-1 10-5 14-3 3-8 5-16 5h-36l-121 123 153 189h36c8 0 13 2 17 5 3 4 4 8 4 14 0 5-1 10-4 14-4 3-9 5-17 5h-100c-8 0-13-2-16-5-3-4-5-9-5-14 0-6 2-10 5-14 3-3 8-5 16-5h22l-134-166z">
            <text:p/>
          </draw:path>
          <draw:path draw:style-name="gr51" draw:text-style-name="P36" draw:layer="layout" svg:width="0.3cm" svg:height="0.415cm" svg:x="10.804cm" svg:y="13.19cm" svg:viewBox="0 0 301 416" svg:d="M253 38c0-9 2-15 5-19s6-6 11-6 8 2 11 6 5 11 5 20v64c0 9-2 16-5 20s-6 6-11 6c-4 0-8-2-11-5-3-4-4-9-5-17-1-17-9-32-23-44-20-17-47-25-80-25-35 0-62 9-81 26-14 12-22 27-22 43 0 17 9 32 26 44 12 9 34 15 68 20 43 5 73 12 89 19 24 10 42 25 54 43 12 19 17 39 17 60 0 32-12 61-38 86-25 25-62 37-111 37s-90-15-121-45c0 10 0 16-1 19s-3 6-6 8c-2 2-5 3-8 3-5 0-9-2-12-6s-4-10-4-19v-77c0-9 1-16 4-20 3-3 7-5 12-5 4 0 8 1 11 5s4 9 4 15c0 14 3 25 9 35 9 14 22 26 41 35 19 10 42 14 70 14 40 0 70-9 90-27 19-18 29-37 29-58 0-23-10-42-30-56s-49-23-88-28c-38-5-66-11-83-19-17-7-30-19-39-35-9-15-14-32-14-50 0-32 13-58 39-77s57-28 94-28c43 0 77 13 104 38z">
            <text:p/>
          </draw:path>
          <draw:path draw:style-name="gr51" draw:text-style-name="P36" draw:layer="layout" svg:width="0.348cm" svg:height="0.415cm" svg:x="11.229cm" svg:y="13.19cm" svg:viewBox="0 0 349 416" svg:d="M348 216h-317c6 49 23 88 51 118s63 44 105 44c23 0 47-4 73-14 25-9 46-21 62-36 4-5 8-7 12-7s7 2 10 6c3 3 5 8 5 13s-2 10-6 15c-12 15-33 29-63 41-30 13-61 20-93 20-54 0-98-21-134-63-35-43-53-94-53-154 0-54 17-101 50-140 34-39 75-59 124-59 51 0 93 20 126 60 32 40 48 92 48 156zM317 178c-7-41-23-75-49-101s-58-39-94-39-67 13-93 39c-27 25-43 59-49 101z">
            <text:p/>
          </draw:path>
          <draw:path draw:style-name="gr51" draw:text-style-name="P36" draw:layer="layout" svg:width="0.316cm" svg:height="0.561cm" svg:x="11.706cm" svg:y="13.029cm" svg:viewBox="0 0 317 562" svg:d="M174 0v524h122c7 0 13 2 16 5 3 4 5 8 5 14 0 5-2 10-5 14-3 3-9 5-16 5h-275c-8 0-13-2-16-5-3-4-5-9-5-14 0-6 2-10 5-14 3-3 8-5 16-5h122v-486h-90c-7 0-13-2-16-5-3-4-5-9-5-14 0-6 2-10 5-14 3-3 9-5 16-5z">
            <text:p/>
          </draw:path>
          <draw:path draw:style-name="gr51" draw:text-style-name="P36" draw:layer="layout" svg:width="0.316cm" svg:height="0.561cm" svg:x="12.16cm" svg:y="13.029cm" svg:viewBox="0 0 317 562" svg:d="M174 0v524h122c7 0 13 2 16 5 3 4 5 8 5 14 0 5-2 10-5 14-3 3-9 5-16 5h-275c-8 0-13-2-16-5-3-4-5-9-5-14 0-6 2-10 5-14 3-3 8-5 16-5h122v-486h-90c-7 0-13-2-16-5-3-4-5-9-5-14 0-6 2-10 5-14 3-3 9-5 16-5z">
            <text:p/>
          </draw:path>
          <draw:path draw:style-name="gr51" draw:text-style-name="P36" draw:layer="layout" svg:width="0.348cm" svg:height="0.415cm" svg:x="12.592cm" svg:y="13.19cm" svg:viewBox="0 0 349 416" svg:d="M348 216h-317c6 49 23 88 51 118s63 44 105 44c23 0 47-4 73-14 25-9 46-21 62-36 4-5 8-7 12-7s7 2 10 6c3 3 5 8 5 13s-2 10-6 15c-12 15-33 29-63 41-30 13-61 20-93 20-54 0-98-21-134-63-35-43-53-94-53-154 0-54 17-101 50-140 34-39 75-59 124-59 51 0 93 20 126 60 32 40 48 92 48 156zM317 178c-7-41-23-75-49-101s-58-39-94-39-67 13-93 39c-27 25-43 59-49 101z">
            <text:p/>
          </draw:path>
          <draw:path draw:style-name="gr51" draw:text-style-name="P36" draw:layer="layout" svg:width="4.999cm" svg:height="0.068cm" svg:x="8cm" svg:y="13.694cm" svg:viewBox="0 0 5000 69" svg:d="M0 69c0-12 0-23 0-35 0-11 0-23 0-34 1667 0 3333 0 5000 0 0 11 0 23 0 34 0 12 0 23 0 35-1667 0-3333 0-5000 0z">
            <text:p/>
          </draw:path>
        </draw:g>
        <draw:g>
          <draw:path draw:style-name="gr52" draw:text-style-name="P36" draw:layer="layout" svg:width="0.866cm" svg:height="0.775cm" svg:x="8.037cm" svg:y="14.743cm" svg:viewBox="0 0 867 776" svg:d="M206 18v93c40-37 84-65 131-83 46-19 101-28 165-28 67 0 129 12 186 35s101 56 132 98c32 42 47 85 47 131 0 73-35 136-105 188s-157 77-259 77c-122 0-221-36-297-110v306h166c16 0 28 2 35 7s10 11 10 18c0 8-3 14-10 19-7 4-19 7-35 7h-326c-17 0-28-3-35-7-7-5-11-11-11-19 0-7 4-13 11-18s18-7 35-7h91v-655h-91c-17 0-28-3-35-8s-11-11-11-18c0-8 4-14 11-19 7-4 18-7 35-7zM798 264c0-58-29-108-86-150s-127-63-209-63c-83 0-153 21-211 63-57 42-86 92-86 150 0 59 29 109 86 151 58 42 128 63 211 63 82 0 151-21 209-63 57-41 86-92 86-151z">
            <text:p/>
          </draw:path>
          <draw:path draw:style-name="gr52" draw:text-style-name="P36" draw:layer="layout" svg:width="0.766cm" svg:height="0.561cm" svg:x="9.103cm" svg:y="14.743cm" svg:viewBox="0 0 767 562" svg:d="M766 292h-697c12 66 49 119 111 159s139 60 231 60c51 0 104-6 160-18 56-13 101-29 137-50 10-6 19-9 27-9s16 2 22 7c7 5 10 11 10 18s-4 14-13 20c-26 20-72 39-139 57-66 17-134 26-204 26-117 0-215-28-293-85-79-58-118-127-118-208 0-74 37-137 110-190 74-53 165-79 273-79 112 0 204 27 276 81 72 55 108 125 107 211zM696 241c-13-56-49-102-107-137-57-35-126-53-206-53s-148 18-206 52c-57 35-93 81-107 138z">
            <text:p/>
          </draw:path>
          <draw:path draw:style-name="gr52" draw:text-style-name="P36" draw:layer="layout" svg:width="0.696cm" svg:height="0.758cm" svg:x="10.152cm" svg:y="14.526cm" svg:viewBox="0 0 697 759" svg:d="M382 0v709h269c17 0 29 2 36 7 7 4 10 10 10 18 0 7-3 13-10 18s-19 7-36 7h-605c-17 0-28-2-35-7s-11-11-11-18c0-8 4-14 11-18 7-5 18-7 35-7h268v-658h-197c-16 0-28-2-35-7-8-5-11-11-11-19 0-7 3-13 10-18s19-7 36-7z">
            <text:p/>
          </draw:path>
          <draw:path draw:style-name="gr52" draw:text-style-name="P36" draw:layer="layout" svg:width="0.696cm" svg:height="0.784cm" svg:x="11.153cm" svg:y="14.5cm" svg:viewBox="0 0 697 785" svg:d="M380 0v131h-101v-131zM382 261v473h269c17 0 29 2 36 7s10 11 10 18c0 8-3 14-10 19-7 4-19 7-36 7h-605c-17 0-28-3-35-7-7-5-11-11-11-19 0-7 4-13 11-18s18-7 35-7h268v-422h-199c-17 0-28-2-36-7-7-5-11-11-11-18 0-8 4-14 11-19s19-7 36-7z">
            <text:p/>
          </draw:path>
          <draw:path draw:style-name="gr52" draw:text-style-name="P36" draw:layer="layout" svg:width="0.815cm" svg:height="0.541cm" svg:x="12.087cm" svg:y="14.743cm" svg:viewBox="0 0 816 542" svg:d="M191 18v77c48-36 91-61 130-74 38-14 81-21 130-21 52 0 99 8 142 25 30 12 58 32 83 60 24 28 37 57 37 86v320h57c17 0 28 3 35 7 7 5 11 11 11 19 0 7-4 13-11 18s-18 7-35 7h-183c-16 0-28-2-35-7s-11-11-11-18c0-8 4-14 11-19 7-4 19-7 35-7h57v-311c0-36-17-67-53-91-35-25-82-38-141-38-45 0-84 7-117 21-33 13-81 47-142 100v319h77c17 0 28 3 35 7 7 5 11 11 11 19 0 7-4 13-11 18s-18 7-35 7h-222c-17 0-28-2-35-7s-11-11-11-18c0-8 4-14 11-19 7-4 18-7 35-7h77v-421h-58c-16 0-28-3-35-8s-10-11-10-18c0-8 3-14 10-19 7-4 19-7 35-7z">
            <text:p/>
          </draw:path>
          <draw:path draw:style-name="gr52" draw:text-style-name="P36" draw:layer="layout" svg:width="4.999cm" svg:height="0.092cm" svg:x="8cm" svg:y="15.425cm" svg:viewBox="0 0 5000 93" svg:d="M0 93c0-16 0-31 0-47 0-15 0-31 0-46 1667 0 3333 0 5000 0 0 15 0 31 0 46 0 16 0 31 0 47-1667 0-3333 0-5000 0z">
            <text:p/>
          </draw:path>
        </draw:g>
        <draw:g>
          <draw:path draw:style-name="gr44" draw:text-style-name="P32" draw:layer="layout" svg:width="0.667cm" svg:height="0.697cm" svg:x="17.025cm" svg:y="12cm" svg:viewBox="0 0 668 698" svg:d="M150 387v261h92c12 0 21 3 26 7 5 5 8 11 8 18 0 8-3 13-8 18s-14 7-26 7h-209c-12 0-20-2-25-7s-8-10-8-18c0-7 3-13 8-18 5-4 13-7 25-7h67v-598h-67c-12 0-20-2-25-7-5-4-8-10-8-18 0-7 3-14 8-18 5-5 13-7 25-7h302c62 0 114 20 157 59 42 40 63 85 63 134 0 36-13 70-39 102-26 31-70 58-132 79 35 24 66 52 91 83 26 31 66 95 122 191h38c12 0 20 3 25 7 5 5 8 11 8 18 0 8-3 13-8 18s-13 7-25 7h-67c-61-111-109-185-143-223s-73-67-116-88zM150 337h136c43 0 83-8 118-24 36-16 61-35 77-56 16-22 24-44 24-66 0-33-16-65-50-95-33-31-74-46-122-46h-183z">
            <text:p/>
          </draw:path>
          <draw:path draw:style-name="gr44" draw:text-style-name="P32" draw:layer="layout" svg:width="0.558cm" svg:height="0.554cm" svg:x="18.13cm" svg:y="12.164cm" svg:viewBox="0 0 559 555" svg:d="M558 288h-508c9 65 36 117 81 157 46 40 102 59 169 59 37 0 76-6 116-18 41-12 74-29 100-49 8-6 14-9 20-9s12 3 16 7c5 5 7 11 7 18s-3 13-9 20c-19 20-53 38-101 56-49 17-98 26-149 26-86 0-157-29-214-85s-86-124-86-204c0-73 27-136 80-188 54-52 120-78 199-78 82 0 149 27 202 80 52 54 78 123 77 208zM508 238c-10-56-36-101-78-135-42-35-92-52-151-52-58 0-108 17-150 51s-68 79-78 136z">
            <text:p/>
          </draw:path>
          <draw:path draw:style-name="gr44" draw:text-style-name="P32" draw:layer="layout" svg:width="0.572cm" svg:height="0.554cm" svg:x="19.221cm" svg:y="12.164cm" svg:viewBox="0 0 573 555" svg:d="M422 535v-72c-72 61-149 92-232 92-59 0-106-16-140-46-33-31-50-68-50-112 0-49 22-91 66-127 45-36 109-54 194-54 23 0 48 1 75 4s56 8 87 14v-81c0-28-12-52-38-72-25-20-63-30-113-30-39 0-94 11-164 34-12 4-20 6-24 6-6 0-12-3-16-7-5-5-7-11-7-18s2-12 6-16c5-6 28-15 67-25 62-17 108-25 140-25 63 0 112 16 147 47s53 66 53 106v332h66c13 0 21 2 26 7 6 4 8 10 8 18 0 7-2 13-8 18-5 4-13 7-26 7zM422 285c-23-6-48-11-74-15-26-3-53-4-82-4-73 0-129 15-170 47-31 23-46 51-46 84 0 30 12 56 35 76 24 21 58 31 103 31 43 0 83-8 120-26 37-17 75-44 114-82z">
            <text:p/>
          </draw:path>
          <draw:path draw:style-name="gr44" draw:text-style-name="P32" draw:layer="layout" svg:width="0.55cm" svg:height="0.554cm" svg:x="20.318cm" svg:y="12.164cm" svg:viewBox="0 0 551 555" svg:d="M471 69v-17c0-12 2-21 7-26 5-6 11-8 18-8 8 0 14 2 18 8 5 5 8 14 8 26v113c-1 13-3 21-8 27-4 5-10 7-18 7-7 0-12-2-17-6-4-5-7-13-8-23-2-29-21-56-55-81-35-26-82-38-140-38-74 0-130 23-169 70-38 46-57 99-57 160 0 64 21 118 63 160 43 42 97 63 165 63 38 0 78-7 118-21s76-37 109-69c8-8 16-12 22-12 7 0 12 2 17 7 4 4 7 10 7 17 0 17-20 38-60 65-65 42-137 64-216 64-80 0-146-26-198-78-51-51-77-117-77-196 0-81 26-148 79-201s120-80 200-80c76 0 140 23 192 69z">
            <text:p/>
          </draw:path>
          <draw:path draw:style-name="gr44" draw:text-style-name="P32" draw:layer="layout" svg:width="0.555cm" svg:height="0.717cm" svg:x="21.384cm" svg:y="12cm" svg:viewBox="0 0 556 718" svg:d="M176 181h270c12 0 21 3 26 8 5 4 7 11 7 18s-2 13-7 18-14 7-26 7h-270v334c0 29 11 53 34 73 23 19 57 29 102 29 34 0 70-5 109-15s70-22 92-35c8-5 14-7 19-7 7 0 12 2 17 7s7 11 7 18c0 6-3 11-8 16-12 14-43 28-92 43s-96 23-140 23c-59 0-105-14-139-41-35-28-52-65-52-111v-334h-92c-12 0-20-2-25-7s-8-11-8-18c0-8 3-14 8-18 5-5 13-8 25-8h92v-148c0-12 3-20 7-25 5-5 11-8 18-8 8 0 14 3 18 8 5 5 8 13 8 25z">
            <text:p/>
          </draw:path>
          <draw:path draw:style-name="gr44" draw:text-style-name="P32" draw:layer="layout" svg:width="0.656cm" svg:height="0.697cm" svg:x="17.001cm" svg:y="13.387cm" svg:viewBox="0 0 657 698" svg:d="M581 698h-64l-367-625v575h92c12 0 21 3 26 7 5 5 8 11 8 18 0 8-3 13-8 18s-14 7-26 7h-183c-13 0-21-2-26-7-6-5-8-10-8-18 0-7 2-13 8-18 5-4 13-7 26-7h41v-598h-67c-12 0-20-2-25-7-5-4-8-10-8-18 0-7 3-14 8-18 5-5 13-7 25-7h131l368 626v-576h-92c-12 0-21-2-26-7-5-4-8-10-8-18 0-7 3-14 8-18 5-5 13-7 26-7h184c11 0 20 2 25 7 5 4 8 11 8 18 0 8-3 14-8 18-5 5-14 7-25 7h-43z">
            <text:p/>
          </draw:path>
          <draw:path draw:style-name="gr44" draw:text-style-name="P32" draw:layer="layout" svg:width="0.556cm" svg:height="0.554cm" svg:x="17.788cm" svg:y="13.55cm" svg:viewBox="0 0 557 555" svg:d="M557 278c0 76-27 141-81 195-55 55-120 82-197 82-78 0-144-28-198-82s-81-119-81-195c0-77 27-142 81-197 54-54 120-81 198-81 77 0 142 27 197 81 54 54 81 120 81 197zM507 278c0-63-23-117-67-161-45-44-98-66-162-66-63 0-117 22-161 66-45 45-67 98-67 161 0 62 22 115 67 160 44 44 98 66 161 66 64 0 117-22 162-66 44-45 67-98 67-160z">
            <text:p/>
          </draw:path>
          <draw:path draw:style-name="gr44" draw:text-style-name="P32" draw:layer="layout" svg:width="0.633cm" svg:height="0.768cm" svg:x="18.506cm" svg:y="13.336cm" svg:viewBox="0 0 634 769" svg:d="M534 0v699h66c13 0 21 2 27 7 5 4 7 11 7 18s-2 13-7 18c-6 5-14 7-27 7h-116v-100c-58 80-132 120-221 120-45 0-88-12-129-36-42-24-74-59-98-103-24-45-36-91-36-138 0-48 12-94 36-138 24-45 56-79 98-103 41-25 85-37 130-37 87 0 160 40 220 120v-283h-67c-12 0-21-3-26-7-5-5-8-11-8-19 0-7 3-13 8-18s14-7 26-7zM484 492c0-64-22-118-65-161-42-44-93-66-152-66s-110 22-153 66c-43 43-64 97-64 161 0 63 21 117 64 161s94 66 153 66 110-22 152-66c43-44 65-98 65-161z">
            <text:p/>
          </draw:path>
          <draw:path draw:style-name="gr44" draw:text-style-name="P32" draw:layer="layout" svg:width="0.558cm" svg:height="0.554cm" svg:x="19.236cm" svg:y="13.55cm" svg:viewBox="0 0 559 555" svg:d="M558 288h-508c9 65 36 117 81 157 46 40 102 59 169 59 37 0 76-6 116-18 41-12 74-29 100-49 8-6 14-9 20-9s12 3 16 7c5 5 7 11 7 18s-3 13-9 20c-19 20-53 38-101 56-49 17-98 26-149 26-86 0-157-29-214-85s-86-124-86-204c0-73 27-136 80-188 54-52 120-78 199-78 82 0 149 27 202 80 52 54 78 123 77 208zM508 238c-10-56-36-101-78-135-42-35-92-52-151-52-58 0-108 17-150 51s-68 79-78 136z">
            <text:p/>
          </draw:path>
          <draw:path draw:style-name="gr44" draw:text-style-name="P32" draw:layer="layout" svg:width="0.182cm" svg:height="0.161cm" svg:x="20.163cm" svg:y="13.941cm" svg:viewBox="0 0 183 162" svg:d="M81 0h21c22 0 41 8 57 24 16 15 24 34 24 57s-8 42-24 57c-16 16-35 24-57 24h-21c-22 0-41-8-57-24s-24-35-24-57c0-23 8-42 24-58 16-15 35-23 57-23z">
            <text:p/>
          </draw:path>
          <draw:path draw:style-name="gr44" draw:text-style-name="P32" draw:layer="layout" svg:width="0.381cm" svg:height="1.004cm" svg:x="20.725cm" svg:y="13.311cm" svg:viewBox="0 0 382 1005" svg:d="M329 0v130h-73v-130zM332 308h-296c-12 0-20-2-25-7s-8-11-8-19c0-7 2-13 7-18 5-4 14-7 26-7h346v552c0 43-9 79-26 107-17 29-44 52-78 70-24 13-53 19-86 19h-159c-12 0-20-3-25-7-5-5-8-11-8-18 0-8 3-14 8-19s13-7 25-7l157 1c43 0 77-14 103-42s39-63 39-104z">
            <text:p/>
          </draw:path>
          <draw:path draw:style-name="gr44" draw:text-style-name="P32" draw:layer="layout" svg:width="0.483cm" svg:height="0.554cm" svg:x="21.47cm" svg:y="13.55cm" svg:viewBox="0 0 484 555" svg:d="M406 51c0-12 3-20 8-25 4-6 10-8 17-8 8 0 14 2 19 8 4 5 7 14 7 26v86c0 12-3 20-7 26-5 5-11 7-19 7-6 0-12-2-17-6-4-5-7-12-8-22-2-24-14-43-36-59-33-22-76-33-129-33-56 0-99 11-130 34-23 17-35 36-35 57 0 24 14 44 41 60 19 11 55 19 108 25 70 8 118 17 145 26 38 14 67 33 85 58 19 25 29 51 29 80 0 43-21 80-62 114-40 33-100 50-179 50-78 0-143-21-193-61 0 14-1 23-3 27-1 4-4 7-8 10-4 2-9 4-14 4-7 0-13-3-18-8s-7-14-7-26v-103c0-12 2-20 7-25 4-6 10-8 18-8 7 0 13 2 18 7s7 12 7 20c0 19 5 34 14 46 14 19 36 35 66 48 30 12 68 18 111 18 65 0 114-12 145-36 32-24 48-50 48-77 0-31-16-56-48-75-33-18-80-31-142-37-62-7-106-15-133-25-27-11-48-26-63-47s-22-43-22-67c0-43 20-77 62-102s92-38 151-38c68 0 124 17 167 51z">
            <text:p/>
          </draw:path>
          <draw:path draw:style-name="gr44" draw:text-style-name="P32" draw:layer="layout" svg:width="0.582cm" svg:height="0.697cm" svg:x="17.025cm" svg:y="14.773cm" svg:viewBox="0 0 583 698" svg:d="M150 361v287h383v-148c0-12 3-20 7-25 5-6 11-8 18-8 8 0 14 2 18 8 5 5 7 13 7 25v198h-550c-12 0-20-2-25-7s-8-10-8-18c0-7 3-13 8-18 5-4 13-7 25-7h67v-598h-67c-12 0-20-2-25-7-5-4-8-10-8-18 0-7 3-14 8-18 5-5 13-7 25-7h524v173c0 11-2 20-7 25-4 5-10 8-18 8-7 0-13-3-18-8-4-5-7-14-7-25v-123h-357v261h179v-57c0-12 2-20 7-25 5-6 11-8 18-8s13 2 18 8c5 5 7 13 7 25v164c0 12-2 20-7 26-5 5-11 7-18 7s-13-2-18-7c-5-6-7-14-7-26v-57z">
            <text:p/>
          </draw:path>
          <draw:path draw:style-name="gr44" draw:text-style-name="P32" draw:layer="layout" svg:width="0.61cm" svg:height="0.516cm" svg:x="17.77cm" svg:y="14.954cm" svg:viewBox="0 0 611 517" svg:d="M339 247l228 220c15 0 25 1 29 2s7 4 10 9c3 4 5 9 5 14 0 7-3 13-8 18s-14 7-26 7h-161c-12 0-20-2-26-7-5-5-7-11-7-18 0-8 2-14 7-18 6-5 14-7 26-7h83l-194-187-193 187h83c12 0 21 2 26 7 5 4 7 10 7 18 0 7-2 13-7 18s-14 7-26 7h-162c-12 0-20-2-25-7s-8-11-8-18c0-5 1-10 4-14 3-5 7-8 11-9 3-1 13-2 28-2l228-220-203-196c-14 0-23-1-27-3-4-1-7-4-10-9-3-4-4-9-4-14 0-7 2-13 7-18 6-5 14-7 27-7h135c13 0 21 2 26 7s8 11 8 19c0 7-3 13-8 18-5 4-13 7-26 7h-59l168 163 169-163h-59c-12 0-21-3-26-7-5-5-8-11-8-19 0-7 2-13 8-18 5-5 13-7 26-7h136c11 0 20 2 25 7s8 11 8 19c0 4-2 9-5 13-3 5-6 8-10 9-3 2-12 3-27 3z">
            <text:p/>
          </draw:path>
          <draw:path draw:style-name="gr44" draw:text-style-name="P32" draw:layer="layout" svg:width="0.631cm" svg:height="0.764cm" svg:x="18.473cm" svg:y="14.936cm" svg:viewBox="0 0 632 765" svg:d="M150 18v91c30-36 62-63 96-82 34-18 74-27 120-27 49 0 94 12 136 35 41 23 74 55 96 96 23 41 34 85 34 130 0 72-25 133-76 185-52 51-115 76-189 76-89 0-162-36-217-109v302h121c12 0 21 2 26 7s7 11 7 18-2 13-7 18-14 7-26 7h-238c-12 0-20-2-25-7-5-4-8-10-8-18 0-7 3-13 8-18s13-7 25-7h67v-646h-67c-12 0-20-3-25-8-5-4-8-10-8-18 0-7 3-13 8-18s13-7 25-7zM582 261c0-58-21-107-63-148-41-42-92-62-152-62-61 0-112 20-154 62-42 41-63 91-63 148 0 58 21 107 63 149 42 41 93 62 154 62 59 0 110-21 152-62s63-91 63-149z">
            <text:p/>
          </draw:path>
          <draw:path draw:style-name="gr44" draw:text-style-name="P32" draw:layer="layout" svg:width="0.558cm" svg:height="0.528cm" svg:x="19.285cm" svg:y="14.942cm" svg:viewBox="0 0 559 529" svg:d="M204 13v126c64-59 113-97 145-114s62-25 89-25c30 0 58 10 83 30 26 20 38 35 38 46 0 7-2 14-7 19s-11 7-19 7c-4 0-7-1-10-2-2-1-8-6-15-13-14-14-26-24-36-29-11-5-21-8-31-8-21 0-48 9-78 26-31 18-84 61-159 129v274h220c12 0 21 3 26 7 5 5 8 11 8 18 0 8-3 14-8 18-5 5-14 7-26 7h-391c-12 0-20-2-25-6-5-5-8-11-8-18s2-12 7-17 14-7 26-7h121v-418h-92c-12 0-21-2-26-7s-8-11-8-18c0-8 3-14 8-18 5-5 13-7 26-7z">
            <text:p/>
          </draw:path>
          <draw:path draw:style-name="gr44" draw:text-style-name="P32" draw:layer="layout" svg:width="0.558cm" svg:height="0.554cm" svg:x="19.996cm" svg:y="14.936cm" svg:viewBox="0 0 559 555" svg:d="M558 288h-508c9 65 36 117 81 157 46 40 102 59 169 59 37 0 76-6 116-18 41-12 74-29 100-49 8-6 14-9 20-9s12 3 16 7c5 5 7 11 7 18s-3 13-9 20c-19 20-53 38-101 56-49 17-98 26-149 26-86 0-157-29-214-85s-86-124-86-204c0-73 27-136 80-188 54-52 120-78 199-78 82 0 149 27 202 80 52 54 78 123 77 208zM508 238c-10-56-36-101-78-135-42-35-92-52-151-52-58 0-108 17-150 51s-68 79-78 136z">
            <text:p/>
          </draw:path>
          <draw:path draw:style-name="gr44" draw:text-style-name="P32" draw:layer="layout" svg:width="0.483cm" svg:height="0.554cm" svg:x="20.78cm" svg:y="14.936cm" svg:viewBox="0 0 484 555" svg:d="M406 51c0-12 3-20 8-25 4-6 10-8 17-8 8 0 14 2 19 8 4 5 7 14 7 26v86c0 12-3 20-7 26-5 5-11 7-19 7-6 0-12-2-17-6-4-5-7-12-8-22-2-24-14-43-36-59-33-22-76-33-129-33-56 0-99 11-130 34-23 17-35 36-35 57 0 24 14 44 41 60 19 11 55 19 108 25 70 8 118 17 145 26 38 14 67 33 85 58 19 25 29 51 29 80 0 43-21 80-62 114-40 33-100 50-179 50-78 0-143-21-193-61 0 14-1 23-3 27-1 4-4 7-8 10-4 2-9 4-14 4-7 0-13-3-18-8s-7-14-7-26v-103c0-12 2-20 7-25 4-6 10-8 18-8 7 0 13 2 18 7s7 12 7 20c0 19 5 34 14 46 14 19 36 35 66 48 30 12 68 18 111 18 65 0 114-12 145-36 32-24 48-50 48-77 0-31-16-56-48-75-33-18-80-31-142-37-62-7-106-15-133-25-27-11-48-26-63-47s-22-43-22-67c0-43 20-77 62-102s92-38 151-38c68 0 124 17 167 51z">
            <text:p/>
          </draw:path>
          <draw:path draw:style-name="gr44" draw:text-style-name="P32" draw:layer="layout" svg:width="0.483cm" svg:height="0.554cm" svg:x="21.516cm" svg:y="14.936cm" svg:viewBox="0 0 484 555" svg:d="M406 51c0-12 3-20 8-25 4-6 10-8 17-8 8 0 14 2 19 8 4 5 7 14 7 26v86c0 12-3 20-7 26-5 5-11 7-19 7-6 0-12-2-17-6-4-5-7-12-8-22-2-24-14-43-36-59-33-22-76-33-129-33-56 0-99 11-130 34-23 17-35 36-35 57 0 24 14 44 41 60 19 11 55 19 108 25 70 8 118 17 145 26 38 14 67 33 85 58 19 25 29 51 29 80 0 43-21 80-62 114-40 33-100 50-179 50-78 0-143-21-193-61 0 14-1 23-3 27-1 4-4 7-8 10-4 2-9 4-14 4-7 0-13-3-18-8s-7-14-7-26v-103c0-12 2-20 7-25 4-6 10-8 18-8 7 0 13 2 18 7s7 12 7 20c0 19 5 34 14 46 14 19 36 35 66 48 30 12 68 18 111 18 65 0 114-12 145-36 32-24 48-50 48-77 0-31-16-56-48-75-33-18-80-31-142-37-62-7-106-15-133-25-27-11-48-26-63-47s-22-43-22-67c0-43 20-77 62-102s92-38 151-38c68 0 124 17 167 51z">
            <text:p/>
          </draw:path>
          <draw:path draw:style-name="gr44" draw:text-style-name="P32" draw:layer="layout" svg:width="0.509cm" svg:height="0.733cm" svg:x="17.083cm" svg:y="16.143cm" svg:viewBox="0 0 510 734" svg:d="M433 66v-16c0-12 2-21 7-26 4-5 11-8 18-8 8 0 14 3 18 8 5 5 7 14 7 26v127c0 12-2 21-7 26-4 5-10 8-18 8-7 0-13-3-17-7-5-5-7-13-8-24-2-33-19-63-51-90s-75-40-127-40c-55 0-99 14-131 43-32 28-49 62-49 100 0 20 5 38 14 55 9 16 21 29 36 39 15 11 32 19 51 25s49 13 89 19c68 11 115 23 140 34 35 16 61 37 78 65 18 27 27 60 27 97 0 57-23 106-69 147-45 40-106 60-184 60-86 0-155-27-207-82v29c0 12-2 21-7 26s-11 8-18 8-13-3-18-8-7-14-7-26v-138c0-13 2-21 7-27 4-5 10-7 18-7 7 0 13 2 17 7 5 5 7 12 8 23 2 37 21 70 58 100s87 45 149 45c63 0 112-16 149-47 36-31 54-69 54-112 0-26-7-49-21-70-14-20-34-37-62-48-19-9-58-18-118-29-83-13-143-35-179-63-36-29-54-70-54-123 0-52 20-97 62-135s97-57 165-57c70 0 130 22 180 66z">
            <text:p/>
          </draw:path>
          <draw:path draw:style-name="gr44" draw:text-style-name="P32" draw:layer="layout" svg:width="0.607cm" svg:height="0.856cm" svg:x="17.906cm" svg:y="16.143cm" svg:viewBox="0 0 608 857" svg:d="M310 734l-67 50c33-6 60-10 82-10 34 0 69 7 102 19 24 10 42 14 55 14 23 0 49-9 77-28 11-7 19-11 24-11 7 0 13 3 17 7 5 5 7 11 7 18 0 6-2 11-6 16-8 9-27 21-56 33-23 10-44 15-66 15-16 0-39-5-68-16-30-11-58-16-85-16-20 0-44 2-72 7-40 7-72 14-96 20-8 2-14 3-17 3-7 0-13-2-18-7-4-5-7-11-7-19s5-15 14-21l111-81c-66-16-123-57-170-123s-71-145-71-237c0-108 31-196 92-264 61-69 131-103 212-103 80 0 151 34 212 103 61 68 92 156 92 264 0 106-31 194-91 262-60 69-129 104-207 105zM557 367c0-81-23-155-70-220-48-64-108-97-183-97-70 0-130 31-180 93-49 62-74 137-74 224 0 93 26 169 78 228 52 60 111 89 176 89 75 0 135-32 183-97 47-65 70-138 70-220z">
            <text:p/>
          </draw:path>
          <draw:path draw:style-name="gr44" draw:text-style-name="P32" draw:layer="layout" svg:width="0.583cm" svg:height="0.697cm" svg:x="18.79cm" svg:y="16.159cm" svg:viewBox="0 0 584 698" svg:d="M202 50v598h331v-199c0-12 3-21 7-26 5-5 11-8 19-8 7 0 13 3 18 8 4 5 7 14 7 26v249h-551c-12 0-20-2-25-7s-8-10-8-18c0-7 3-13 8-18 5-4 13-7 25-7h119v-598h-119c-12 0-20-2-25-7-5-4-8-10-8-18 0-7 3-14 8-18 5-5 13-7 25-7h288c12 0 20 2 25 7 6 4 8 11 8 18 0 8-2 14-8 18-5 5-13 7-25 7z">
            <text:p/>
          </draw:path>
          <draw:path draw:style-name="gr44" draw:text-style-name="P32" draw:layer="layout" svg:width="0.507cm" svg:height="0.773cm" svg:x="19.697cm" svg:y="16.083cm" svg:viewBox="0 0 508 774" svg:d="M277 0v130h-73v-130zM279 257v467h196c12 0 21 2 26 7s7 11 7 18-2 13-7 18-14 7-26 7h-442c-12 0-20-2-25-7s-8-11-8-18 3-13 8-18 13-7 25-7h196v-416h-145c-12 0-21-2-26-7s-8-11-8-18c0-8 2-14 8-19 5-4 13-7 26-7z">
            <text:p/>
          </draw:path>
          <draw:path draw:style-name="gr44" draw:text-style-name="P32" draw:layer="layout" svg:width="0.555cm" svg:height="0.717cm" svg:x="20.542cm" svg:y="16.159cm" svg:viewBox="0 0 556 718" svg:d="M176 181h270c12 0 21 3 26 8 5 4 7 11 7 18s-2 13-7 18-14 7-26 7h-270v334c0 29 11 53 34 73 23 19 57 29 102 29 34 0 70-5 109-15s70-22 92-35c8-5 14-7 19-7 7 0 12 2 17 7s7 11 7 18c0 6-3 11-8 16-12 14-43 28-92 43s-96 23-140 23c-59 0-105-14-139-41-35-28-52-65-52-111v-334h-92c-12 0-20-2-25-7s-8-11-8-18c0-8 3-14 8-18 5-5 13-8 25-8h92v-148c0-12 3-20 7-25 5-5 11-8 18-8 8 0 14 3 18 8 5 5 8 13 8 25z">
            <text:p/>
          </draw:path>
          <draw:path draw:style-name="gr44" draw:text-style-name="P32" draw:layer="layout" svg:width="0.558cm" svg:height="0.554cm" svg:x="21.402cm" svg:y="16.323cm" svg:viewBox="0 0 559 555" svg:d="M558 288h-508c9 65 36 117 81 157 46 40 102 59 169 59 37 0 76-6 116-18 41-12 74-29 100-49 8-6 14-9 20-9s12 3 16 7c5 5 7 11 7 18s-3 13-9 20c-19 20-53 38-101 56-49 17-98 26-149 26-86 0-157-29-214-85s-86-124-86-204c0-73 27-136 80-188 54-52 120-78 199-78 82 0 149 27 202 80 52 54 78 123 77 208zM508 238c-10-56-36-101-78-135-42-35-92-52-151-52-58 0-108 17-150 51s-68 79-78 136z">
            <text:p/>
          </draw:path>
        </draw:g>
        <draw:g>
          <draw:path draw:style-name="gr45" draw:text-style-name="P32" draw:layer="layout" svg:width="0.503cm" svg:height="1.861cm" svg:x="19.7cm" svg:y="12.138cm" svg:viewBox="0 0 504 1862" svg:d="M388 961h-273v767h56c9 0 16 6 21 18 4 13 6 29 6 49 0 19-2 35-6 48-5 12-12 19-21 19h-144c-9 0-16-7-21-19-4-13-6-29-6-48 0-20 2-36 6-49 5-12 12-18 21-18h47v-1594h-25c-11 0-18-6-22-19-4-12-6-28-6-48s2-37 6-49 11-18 22-18h122c9 0 16 6 21 18 4 12 6 29 6 49s-2 36-6 48c-5 13-12 19-21 19h-56v693h273v-693h-55c-10 0-17-6-21-19-4-12-6-28-6-48s2-37 6-49 11-18 21-18h122c10 0 18 6 22 18s6 29 6 49-2 36-6 48c-4 13-12 19-22 19h-25v1594h46c10 0 17 6 21 18 5 13 7 29 7 49 0 19-2 35-7 48-4 12-11 19-21 19h-143c-10 0-17-7-21-19-4-13-6-29-6-48 0-20 2-36 6-49 4-12 11-18 21-18h55z">
            <text:p/>
          </draw:path>
          <draw:path draw:style-name="gr45" draw:text-style-name="P32" draw:layer="layout" svg:width="0.46cm" svg:height="1.861cm" svg:x="20.32cm" svg:y="12.138cm" svg:viewBox="0 0 461 1862" svg:d="M251 134v1594h107c10 0 17 6 21 18 5 13 7 29 7 49 0 19-2 35-7 48-4 12-11 19-21 19h-255c-10 0-17-7-21-19-4-13-7-29-7-48 0-20 3-36 7-49 4-12 11-18 21-18h107v-1594h-169v463c0 33-2 56-5 70-4 14-9 20-15 20s-11-6-15-20-6-37-6-70v-597h461v597c0 33-2 56-5 70-4 14-9 20-15 20-7 0-12-6-15-20-4-14-6-37-6-70v-463z">
            <text:p/>
          </draw:path>
          <draw:path draw:style-name="gr45" draw:text-style-name="P32" draw:layer="layout" svg:width="0.583cm" svg:height="1.861cm" svg:x="20.864cm" svg:y="12.138cm" svg:viewBox="0 0 584 1862" svg:d="M317 1303h-47l-159-1169h-8v1594h76c10 0 17 6 21 18 5 13 7 29 7 49 0 19-2 35-7 48-4 12-11 19-21 19h-152c-9 0-16-7-21-19-4-13-6-29-6-48 0-20 2-36 6-49 5-12 12-18 21-18h35v-1594h-26c-10 0-17-6-21-19-4-12-6-28-6-48s2-37 6-49 11-18 21-18h101l156 1152 154-1152h100c11 0 18 6 22 18s6 29 6 49-2 36-6 48c-4 13-11 19-22 19h-25v1594h34c10 0 18 6 22 18 4 13 6 29 6 49 0 19-2 35-6 48-4 12-12 19-22 19h-151c-10 0-17-7-21-19-5-13-7-29-7-48 0-20 2-36 6-49 5-12 12-18 22-18h76v-1594h-9z">
            <text:p/>
          </draw:path>
          <draw:path draw:style-name="gr45" draw:text-style-name="P32" draw:layer="layout" svg:width="0.481cm" svg:height="1.861cm" svg:x="21.517cm" svg:y="12.138cm" svg:viewBox="0 0 482 1862" svg:d="M167 134v1594h274v-531c0-32 2-55 6-69 3-14 8-20 15-20 6 0 10 6 14 19 4 14 6 37 6 70v665h-455c-9 0-16-7-21-19-4-13-6-29-6-48 0-20 2-36 6-49 5-12 12-18 21-18h98v-1594h-98c-9 0-16-6-21-19-4-12-6-28-6-48s2-37 6-49c5-12 12-18 21-18h238c10 0 17 6 21 18s7 29 7 49-3 36-7 48c-4 13-11 19-21 19z">
            <text:p/>
          </draw:path>
        </draw:g>
        <draw:g>
          <draw:path draw:style-name="gr46" draw:text-style-name="P33" draw:layer="layout" svg:width="0.863cm" svg:height="2.438cm" svg:x="8cm" svg:y="5.5cm" svg:viewBox="0 0 864 2439" svg:d="M392 1117v936h247c42 0 72 18 89 54 18 36 27 82 27 140 0 56-9 103-27 138-17 36-47 54-89 54h-523c-42 0-72-18-89-54-18-35-27-82-27-140 0-56 9-102 27-138 17-36 47-54 89-54h103v-936h-83c-42 0-71-18-89-54-18-35-27-82-27-140 0-56 9-102 27-138s47-54 89-54h83v-146c0-168 28-308 85-419s139-166 246-166c48 0 104 10 167 29 62 20 103 47 121 82 17 35 26 80 26 135 0 59-8 107-24 144-15 37-35 56-58 56-11 0-27-5-48-14-72-31-135-47-190-47-58 0-97 20-119 58s-33 85-33 142v146h268c41 0 71 18 89 54s26 82 26 140c0 57-8 103-26 138-18 36-48 54-89 54z">
            <text:p/>
          </draw:path>
          <draw:path draw:style-name="gr46" draw:text-style-name="P33" draw:layer="layout" svg:width="0.896cm" svg:height="1.819cm" svg:x="8.986cm" svg:y="6.18cm" svg:viewBox="0 0 897 1820" svg:d="M897 936c0 148-18 292-55 430-37 139-92 249-165 331s-149 123-229 123c-79 0-154-40-226-121-73-81-128-191-165-330-38-139-57-285-57-436 0-155 19-306 57-454 39-149 94-266 166-351s147-128 225-128c79 0 155 44 228 131s128 204 165 351c38 148 56 299 56 454zM724 938c0-124-20-238-60-342-55-140-127-211-216-211-78 0-144 56-196 168-52 111-79 241-79 387 0 121 27 233 80 338 53 104 118 157 195 157 78 0 143-53 196-157 53-105 80-218 80-340z">
            <text:p/>
          </draw:path>
          <draw:path draw:style-name="gr46" draw:text-style-name="P33" draw:layer="layout" svg:width="0.82cm" svg:height="2.438cm" svg:x="10.06cm" svg:y="5.5cm" svg:viewBox="0 0 821 2439" svg:d="M497 0v2053h208c42 0 72 18 89 54 18 36 27 82 27 140 0 56-9 103-27 138-17 36-47 54-89 54h-589c-42 0-72-18-89-54-18-35-27-82-27-140 0-56 9-102 27-138 17-36 47-54 89-54h208v-1668h-140c-41 0-70-17-88-53s-28-83-28-140 9-103 27-138c18-36 48-54 89-54z">
            <text:p/>
          </draw:path>
          <draw:path draw:style-name="gr46" draw:text-style-name="P33" draw:layer="layout" svg:width="0.82cm" svg:height="2.438cm" svg:x="11.099cm" svg:y="5.5cm" svg:viewBox="0 0 821 2439" svg:d="M474 0v408h-207v-408zM497 731v1322h208c42 0 72 18 89 54 18 36 27 82 27 140 0 56-9 103-27 138-17 36-47 54-89 54h-589c-42 0-72-18-89-54-18-35-27-82-27-140 0-56 9-102 27-138 17-36 47-54 89-54h208v-936h-140c-41 0-70-18-88-54-18-35-28-82-28-140 0-56 9-102 27-138s48-54 89-54z">
            <text:p/>
          </draw:path>
          <draw:path draw:style-name="gr46" draw:text-style-name="P33" draw:layer="layout" svg:width="0.896cm" svg:height="1.819cm" svg:x="12.103cm" svg:y="6.18cm" svg:viewBox="0 0 897 1820" svg:d="M897 936c0 148-18 292-55 430-37 139-92 249-165 331s-149 123-229 123c-79 0-154-40-226-121-73-81-128-191-165-330-38-139-57-285-57-436 0-155 19-306 57-454 39-149 94-266 166-351s147-128 225-128c79 0 155 44 228 131s128 204 165 351c38 148 56 299 56 454zM724 938c0-124-20-238-60-342-55-140-127-211-216-211-78 0-144 56-196 168-52 111-79 241-79 387 0 121 27 233 80 338 53 104 118 157 195 157 78 0 143-53 196-157 53-105 80-218 80-340z">
            <text:p/>
          </draw:path>
        </draw:g>
        <draw:g>
          <draw:path draw:style-name="gr53" draw:text-style-name="P37" draw:layer="layout" svg:width="0.444cm" svg:height="0.387cm" svg:x="8.021cm" svg:y="12.193cm" svg:viewBox="0 0 445 388" svg:d="M252 388h-57l-138-350h-35c-8 0-13-2-17-5-3-4-5-9-5-14 0-6 2-10 5-14 4-3 9-5 17-5h127c8 0 13 2 17 5 3 4 5 9 5 14 0 6-2 10-5 14-4 3-9 5-17 5h-56l123 312h15l121-312h-56c-8 0-14-2-17-5-3-4-5-9-5-14 0-6 2-10 5-14 3-3 9-5 17-5h127c8 0 14 2 17 5 4 4 5 9 5 14 0 6-1 10-5 14-3 3-9 5-17 5h-34z">
            <text:p/>
          </draw:path>
          <draw:path draw:style-name="gr53" draw:text-style-name="P37" draw:layer="layout" svg:width="0.377cm" svg:height="0.415cm" svg:x="8.541cm" svg:y="12.18cm" svg:viewBox="0 0 378 416" svg:d="M377 216h-343c6 49 24 88 55 118 30 30 68 44 113 44 26 0 52-4 79-14 28-9 50-21 68-36 5-5 9-7 13-7s8 2 11 6c3 3 5 8 5 13s-2 10-6 15c-13 15-36 29-69 41-32 13-66 20-101 20-57 0-105-21-144-63-39-43-58-94-58-154 0-54 18-101 54-140 37-39 81-59 135-59 55 0 100 20 136 60 35 40 53 92 52 156zM343 178c-7-41-24-75-53-101-28-26-62-39-101-39s-73 13-102 39c-28 25-46 59-53 101z">
            <text:p/>
          </draw:path>
          <draw:path draw:style-name="gr53" draw:text-style-name="P37" draw:layer="layout" svg:width="0.377cm" svg:height="0.396cm" svg:x="9.051cm" svg:y="12.184cm" svg:viewBox="0 0 378 397" svg:d="M138 9v95c43-44 76-72 98-85s42-19 60-19c20 0 39 8 56 23s26 26 26 34c0 6-2 10-5 14s-8 6-13 6c-2 0-5-1-6-2-2-1-6-4-11-10-9-11-17-18-24-22-7-3-14-5-21-5-14 0-32 6-53 19s-56 46-107 97v206h149c8 0 14 1 17 5 4 3 5 8 5 13 0 6-1 10-5 14-3 3-9 5-17 5h-265c-8 0-13-2-17-5-3-3-5-8-5-13s2-10 5-13 9-5 17-5h82v-314h-62c-8 0-14-1-18-5-3-3-5-8-5-14 0-5 2-10 5-13 4-4 9-6 18-6z">
            <text:p/>
          </draw:path>
          <draw:path draw:style-name="gr53" draw:text-style-name="P37" draw:layer="layout" svg:width="0.392cm" svg:height="0.561cm" svg:x="9.552cm" svg:y="12.019cm" svg:viewBox="0 0 393 562" svg:d="M101 394v168h-79c-8 0-13-2-17-5-3-4-5-9-5-14 0-6 2-10 5-14 4-3 9-5 17-5h46v-486h-46c-8 0-13-2-17-5-3-4-5-9-5-14 0-6 2-10 5-14 4-3 9-5 17-5h79v347l144-135h-18c-8 0-13-2-17-5-3-4-5-8-5-14 0-5 2-10 5-13 4-4 9-6 17-6h108c8 0 14 2 18 6 3 3 5 8 5 13 0 6-2 10-5 14-4 3-10 5-18 5h-39l-131 123 166 189h39c8 0 14 2 18 5 3 4 5 8 5 14 0 5-2 10-5 14-4 3-10 5-18 5h-109c-8 0-14-2-17-5-4-4-5-9-5-14 0-6 1-10 5-14 3-3 9-5 17-5h24l-145-166z">
            <text:p/>
          </draw:path>
          <draw:path draw:style-name="gr53" draw:text-style-name="P37" draw:layer="layout" svg:width="0.392cm" svg:height="0.561cm" svg:x="10.044cm" svg:y="12.019cm" svg:viewBox="0 0 393 562" svg:d="M101 394v168h-79c-8 0-13-2-17-5-3-4-5-9-5-14 0-6 2-10 5-14 4-3 9-5 17-5h46v-486h-46c-8 0-13-2-17-5-3-4-5-9-5-14 0-6 2-10 5-14 4-3 9-5 17-5h79v347l144-135h-18c-8 0-13-2-17-5-3-4-5-8-5-14 0-5 2-10 5-13 4-4 9-6 17-6h108c8 0 14 2 18 6 3 3 5 8 5 13 0 6-2 10-5 14-4 3-10 5-18 5h-39l-131 123 166 189h39c8 0 14 2 18 5 3 4 5 8 5 14 0 5-2 10-5 14-4 3-10 5-18 5h-109c-8 0-14-2-17-5-4-4-5-9-5-14 0-6 1-10 5-14 3-3 9-5 17-5h24l-145-166z">
            <text:p/>
          </draw:path>
          <draw:path draw:style-name="gr53" draw:text-style-name="P37" draw:layer="layout" svg:width="0.375cm" svg:height="0.415cm" svg:x="10.519cm" svg:y="12.18cm" svg:viewBox="0 0 376 416" svg:d="M376 208c0 58-18 106-55 147-36 41-81 61-133 61s-96-20-133-61-55-90-55-147 18-106 55-147 81-61 133-61 97 20 133 61c37 40 55 90 55 147zM342 208c0-47-15-87-45-120s-66-50-109-50-79 17-109 50-45 73-45 120 15 87 45 120c30 34 66 50 109 50s79-16 109-50c30-33 45-73 45-120z">
            <text:p/>
          </draw:path>
          <draw:path draw:style-name="gr53" draw:text-style-name="P37" draw:layer="layout" svg:width="0.326cm" svg:height="0.415cm" svg:x="11.036cm" svg:y="12.18cm" svg:viewBox="0 0 327 416" svg:d="M275 38c0-9 1-15 4-19 4-4 8-6 12-6 6 0 10 2 13 6s5 11 5 20v64c0 9-2 16-5 20s-7 6-13 6c-4 0-8-2-11-5-3-4-5-9-5-17-2-17-10-32-25-44-22-17-51-25-87-25-38 0-67 9-88 26-16 12-24 27-24 43 0 17 10 32 28 44 13 9 38 15 73 20 47 5 80 12 98 19 26 10 45 25 58 43 12 19 19 39 19 60 0 32-14 61-42 86-27 25-67 37-121 37-53 0-96-15-130-45 0 10-1 16-2 19s-3 6-6 8-6 3-9 3c-5 0-9-2-12-6s-5-10-5-19v-77c0-9 2-16 5-20 3-3 7-5 12-5s9 1 12 5 5 9 5 15c0 14 3 25 9 35 10 14 25 26 45 35 20 10 45 14 75 14 44 0 77-9 98-27s32-37 32-58c0-23-11-42-32-56-22-14-54-23-96-28s-72-11-90-19c-18-7-32-19-43-35-10-15-15-32-15-50 0-32 14-58 43-77 28-19 62-28 101-28 47 0 84 13 114 38z">
            <text:p/>
          </draw:path>
          <draw:path draw:style-name="gr53" draw:text-style-name="P37" draw:layer="layout" svg:width="0.343cm" svg:height="0.58cm" svg:x="11.522cm" svg:y="12cm" svg:viewBox="0 0 344 581" svg:d="M187 0v97h-49v-97zM188 193v350h133c8 0 14 2 17 5 4 4 6 8 6 14 0 5-2 10-6 13-3 4-9 6-17 6h-299c-8 0-13-2-17-6-3-3-5-8-5-13 0-6 2-10 5-14 4-3 9-5 17-5h133v-312h-98c-8 0-14-2-18-5-4-4-5-8-5-14 0-5 1-10 5-14 3-3 9-5 18-5z">
            <text:p/>
          </draw:path>
          <draw:path draw:style-name="gr53" draw:text-style-name="P37" draw:layer="layout" svg:width="0.444cm" svg:height="0.387cm" svg:x="11.963cm" svg:y="12.193cm" svg:viewBox="0 0 445 388" svg:d="M252 388h-57l-138-350h-35c-8 0-13-2-17-5-3-4-5-9-5-14 0-6 2-10 5-14 4-3 9-5 17-5h127c8 0 13 2 17 5 3 4 5 9 5 14 0 6-2 10-5 14-4 3-9 5-17 5h-56l123 312h15l121-312h-56c-8 0-14-2-17-5-3-4-5-9-5-14 0-6 2-10 5-14 3-3 9-5 17-5h127c8 0 14 2 17 5 4 4 5 9 5 14 0 6-1 10-5 14-3 3-9 5-17 5h-34z">
            <text:p/>
          </draw:path>
          <draw:path draw:style-name="gr53" draw:text-style-name="P37" draw:layer="layout" svg:width="0.409cm" svg:height="0.402cm" svg:x="12.468cm" svg:y="12.193cm" svg:viewBox="0 0 410 403" svg:d="M325 388v-55c-46 46-96 70-149 70-33 0-58-10-75-30-22-27-33-57-33-92v-243h-46c-8 0-13-2-17-5-3-4-5-9-5-14 0-6 2-10 5-14 4-3 9-5 17-5h79v281c0 24 7 44 21 60s32 24 52 24c55 0 105-28 151-84v-243h-62c-8 0-14-2-17-5-4-4-5-9-5-14 0-6 1-10 5-14 3-3 9-5 17-5h96v350h28c8 0 14 2 17 5 4 4 6 8 6 14 0 5-2 10-6 13-3 4-9 6-17 6z">
            <text:p/>
          </draw:path>
          <draw:path draw:style-name="gr53" draw:text-style-name="P37" draw:layer="layout" svg:width="4.926cm" svg:height="0.068cm" svg:x="7.997cm" svg:y="12.684cm" svg:viewBox="0 0 4927 69" svg:d="M0 69c0-12 0-23 0-35 0-11 0-23 0-34 1642 0 3285 0 4927 0 0 11 0 23 0 34 0 12 0 23 0 35-1642 0-3285 0-4927 0z">
            <text:p/>
          </draw:path>
        </draw:g>
        <draw:g>
          <draw:path draw:style-name="gr53" draw:text-style-name="P37" draw:layer="layout" svg:width="0.645cm" svg:height="0.514cm" svg:x="8.034cm" svg:y="16.257cm" svg:viewBox="0 0 646 515" svg:d="M366 515h-83l-200-464h-50c-12 0-20-3-25-8-5-4-8-10-8-18 0-7 3-13 8-18s13-7 25-7h183c11 0 20 2 25 7s7 11 7 19c0 7-2 13-7 17-5 5-14 8-25 8h-81l179 414h21l176-414h-81c-12 0-20-3-25-8-6-4-8-10-8-18 0-7 2-13 8-18 5-5 13-7 25-7h183c12 0 21 2 25 7 5 5 8 11 8 19 0 7-3 13-8 17-4 5-13 8-25 8h-49z">
            <text:p/>
          </draw:path>
          <draw:path draw:style-name="gr53" draw:text-style-name="P37" draw:layer="layout" svg:width="0.56cm" svg:height="0.551cm" svg:x="8.798cm" svg:y="16.239cm" svg:viewBox="0 0 561 552" svg:d="M414 533v-72c-71 61-147 91-227 91-59 0-105-15-138-45s-49-68-49-112c0-48 22-90 65-126s107-54 190-54c23 0 47 1 73 4 27 3 55 8 86 14v-81c0-27-13-51-37-71-25-20-62-30-112-30-38 0-91 11-160 33-12 4-20 6-24 6-6 0-11-2-16-7-4-5-6-10-6-18 0-6 2-12 6-16 5-6 27-14 65-24 61-17 106-25 137-25 62 0 110 16 144 47 35 31 52 66 52 105v331h65c12 0 21 2 26 7 5 4 7 10 7 18 0 7-2 13-7 18-5 4-14 7-26 7zM414 284c-23-7-47-11-73-15-25-3-52-4-81-4-71 0-126 15-166 47-30 23-45 51-45 83 0 31 11 56 34 77 23 20 57 30 101 30 42 0 82-8 118-25 36-18 73-45 112-83z">
            <text:p/>
          </draw:path>
          <draw:path draw:style-name="gr53" draw:text-style-name="P37" draw:layer="layout" svg:width="0.497cm" svg:height="0.745cm" svg:x="9.538cm" svg:y="16.025cm" svg:viewBox="0 0 498 746" svg:d="M273 0v696h192c12 0 20 3 26 7 5 5 7 11 7 18s-2 13-7 18c-6 5-14 7-26 7h-432c-12 0-20-2-25-7s-8-11-8-18 3-13 8-18c5-4 13-7 25-7h191v-645h-140c-12 0-20-3-26-8-5-4-7-10-7-18 0-7 2-13 7-18s14-7 26-7z">
            <text:p/>
          </draw:path>
          <draw:path draw:style-name="gr53" draw:text-style-name="P37" draw:layer="layout" svg:width="0.497cm" svg:height="0.77cm" svg:x="10.253cm" svg:y="16cm" svg:viewBox="0 0 498 771" svg:d="M271 0v129h-72v-129zM273 256v465h192c12 0 20 3 26 7 5 5 7 11 7 18s-2 13-7 18c-6 5-14 7-26 7h-432c-12 0-20-2-25-7s-8-11-8-18 3-13 8-18c5-4 13-7 25-7h191v-414h-142c-12 0-20-3-25-7-6-5-8-11-8-18 0-8 2-14 7-19 5-4 14-7 26-7z">
            <text:p/>
          </draw:path>
          <draw:path draw:style-name="gr53" draw:text-style-name="P37" draw:layer="layout" svg:width="0.569cm" svg:height="0.745cm" svg:x="10.968cm" svg:y="16.025cm" svg:viewBox="0 0 570 746" svg:d="M147 524v222h-114c-12 0-20-2-25-7s-8-11-8-18 3-13 8-18c5-4 13-7 25-7h65v-645h-65c-12 0-20-3-25-8-5-4-8-10-8-18 0-7 3-13 8-18s13-7 25-7h114v460l208-178h-25c-12 0-20-3-25-7-5-5-8-11-8-18 0-8 3-14 8-19 5-4 13-7 25-7h156c12 0 20 3 25 7 5 5 8 11 8 19 0 7-3 13-8 18-5 4-13 7-25 7h-56l-191 163 241 251h56c12 0 21 3 26 7 5 5 8 11 8 18s-3 13-8 18-14 7-26 7h-158c-11 0-20-2-25-7s-7-11-7-18 2-13 7-18c5-4 14-7 25-7h35l-210-220z">
            <text:p/>
          </draw:path>
          <draw:path draw:style-name="gr53" draw:text-style-name="P37" draw:layer="layout" svg:width="0.569cm" svg:height="0.745cm" svg:x="11.683cm" svg:y="16.025cm" svg:viewBox="0 0 570 746" svg:d="M147 524v222h-114c-12 0-20-2-25-7s-8-11-8-18 3-13 8-18c5-4 13-7 25-7h65v-645h-65c-12 0-20-3-25-8-5-4-8-10-8-18 0-7 3-13 8-18s13-7 25-7h114v460l208-178h-25c-12 0-20-3-25-7-5-5-8-11-8-18 0-8 3-14 8-19 5-4 13-7 25-7h156c12 0 20 3 25 7 5 5 8 11 8 19 0 7-3 13-8 18-5 4-13 7-25 7h-56l-191 163 241 251h56c12 0 21 3 26 7 5 5 8 11 8 18s-3 13-8 18-14 7-26 7h-158c-11 0-20-2-25-7s-7-11-7-18 2-13 7-18c5-4 14-7 25-7h35l-210-220z">
            <text:p/>
          </draw:path>
          <draw:path draw:style-name="gr53" draw:text-style-name="P37" draw:layer="layout" svg:width="0.545cm" svg:height="0.551cm" svg:x="12.37cm" svg:y="16.239cm" svg:viewBox="0 0 546 552" svg:d="M546 277c0 76-27 141-80 195-53 53-118 80-193 80-76 0-140-27-193-81s-80-119-80-194c0-77 27-142 80-196s117-81 193-81c75 0 140 27 193 81s80 119 80 196zM496 277c0-63-21-116-65-160s-96-66-158-66-115 22-159 66c-43 44-65 97-65 160 0 61 22 114 65 159 44 44 97 66 159 66s114-22 158-66 65-97 65-159z">
            <text:p/>
          </draw:path>
          <draw:path draw:style-name="gr53" draw:text-style-name="P37" draw:layer="layout" svg:width="4.999cm" svg:height="0.09cm" svg:x="8cm" svg:y="16.909cm" svg:viewBox="0 0 5000 91" svg:d="M0 91c0-15 0-30 0-45 0-16 0-31 0-46 1667 0 3333 0 5000 0 0 15 0 30 0 46 0 15 0 30 0 45-1667 0-3333 0-5000 0z">
            <text:p/>
          </draw:path>
        </draw:g>
        <draw:g>
          <draw:path draw:style-name="gr49" draw:text-style-name="P34" draw:layer="layout" svg:width="0.428cm" svg:height="1.785cm" svg:x="17cm" svg:y="14.688cm" svg:viewBox="0 0 429 1786" svg:d="M322 125v1102c0 151-15 282-47 393s-70 166-114 166c-26 0-52-21-78-64-25-43-53-114-83-212v-460c0-30 2-51 5-64s8-19 13-19 9 6 12 19c4 13 5 34 5 64v401c22 70 43 123 64 158s42 53 62 53c23 0 45-20 65-60 15-29 29-79 42-150 13-70 19-145 19-225v-1102h-137c-9 0-15-6-19-17-3-12-5-27-5-46 0-18 2-34 5-45 4-11 10-17 19-17h256c8 0 14 6 18 17s5 27 5 45c0 19-1 34-5 46-4 11-10 17-18 17z">
            <text:p/>
          </draw:path>
          <draw:path draw:style-name="gr49" draw:text-style-name="P34" draw:layer="layout" svg:width="0.402cm" svg:height="1.379cm" svg:x="17.502cm" svg:y="15.095cm" svg:viewBox="0 0 403 1380" svg:d="M297 1331v-180c-51 152-105 229-163 229-42 0-75-38-99-114-23-76-35-169-35-279 0-120 16-226 47-316s76-135 136-135c16 0 34 4 53 11 19 8 39 19 61 35v-202c0-68-9-128-26-178-18-51-45-76-81-76-27 0-65 28-114 85-9 10-15 15-18 15-4 0-8-6-11-18s-5-27-5-45c0-16 2-30 4-40 4-15 20-35 48-61 43-41 76-62 98-62 44 0 79 39 104 117 24 77 37 165 37 263v826h47c8 0 14 5 18 17 4 11 5 26 5 45 0 18-1 33-5 45s-10 18-18 18zM297 710c-16-17-33-29-52-37-18-8-38-12-58-12-51 0-91 39-119 117-22 59-33 128-33 209 0 76 8 139 25 191 16 51 41 77 72 77s59-22 85-65 53-111 80-205z">
            <text:p/>
          </draw:path>
          <draw:path draw:style-name="gr49" draw:text-style-name="P34" draw:layer="layout" svg:width="0.463cm" svg:height="1.285cm" svg:x="17.98cm" svg:y="15.139cm" svg:viewBox="0 0 464 1286" svg:d="M263 1286h-60l-144-1160h-36c-8 0-14-6-18-18-3-11-5-27-5-46 0-17 2-32 5-44 4-12 10-18 18-18h132c8 0 14 6 18 18s5 27 5 46c0 18-1 33-5 44-4 12-10 18-18 18h-58l129 1035h15l126-1035h-58c-9 0-15-6-18-18-4-11-6-27-6-46 0-17 2-32 6-44 3-12 9-18 18-18h132c8 0 14 6 18 18 3 12 5 27 5 46 0 18-2 33-5 44-4 12-10 18-18 18h-36z">
            <text:p/>
          </draw:path>
          <draw:path draw:style-name="gr49" draw:text-style-name="P34" draw:layer="layout" svg:width="0.402cm" svg:height="1.379cm" svg:x="18.528cm" svg:y="15.095cm" svg:viewBox="0 0 403 1380" svg:d="M297 1331v-180c-51 152-105 229-163 229-42 0-75-38-99-114-23-76-35-169-35-279 0-120 16-226 47-316s76-135 136-135c16 0 34 4 53 11 19 8 39 19 61 35v-202c0-68-9-128-26-178-18-51-45-76-81-76-27 0-65 28-114 85-9 10-15 15-18 15-4 0-8-6-11-18s-5-27-5-45c0-16 2-30 4-40 4-15 20-35 48-61 43-41 76-62 98-62 44 0 79 39 104 117 24 77 37 165 37 263v826h47c8 0 14 5 18 17 4 11 5 26 5 45 0 18-1 33-5 45s-10 18-18 18zM297 710c-16-17-33-29-52-37-18-8-38-12-58-12-51 0-91 39-119 117-22 59-33 128-33 209 0 76 8 139 25 191 16 51 41 77 72 77s59-22 85-65 53-111 80-205z">
            <text:p/>
          </draw:path>
          <draw:path draw:style-name="gr49" draw:text-style-name="P34" draw:layer="layout" svg:width="0.358cm" svg:height="1.825cm" svg:x="19.059cm" svg:y="14.648cm" svg:viewBox="0 0 359 1826" svg:d="M305 165v-42c0-29 1-51 5-64 3-12 7-19 12-19 6 0 10 7 13 19 3 13 5 35 5 64v318c0 30-2 51-5 64s-7 19-13 19c-5 0-9-6-12-18s-5-31-5-58c-2-83-14-157-36-224-23-66-53-99-89-99-39 0-70 35-93 106s-34 154-34 250c0 50 3 95 10 135 6 41 15 74 25 99 11 25 23 46 36 61s34 31 63 48c47 28 80 56 98 85 24 38 43 92 55 160 13 68 19 149 19 242 0 143-16 264-48 365-32 100-75 150-130 150-61 0-109-67-146-203v71c0 30-2 51-5 64s-7 19-12 19-10-6-13-19-5-34-5-64v-344c0-31 2-53 5-66 3-12 7-19 13-19 5 0 9 6 12 18s5 31 5 58c1 91 15 174 41 249 26 74 61 112 105 112s79-39 104-118c26-78 39-170 39-277 0-66-5-124-15-175s-24-91-43-121c-14-21-42-44-84-70-58-34-100-87-126-158-25-72-38-173-38-305 0-131 15-243 44-337s68-141 116-141c49 0 92 55 127 165z">
            <text:p/>
          </draw:path>
          <draw:path draw:style-name="gr49" draw:text-style-name="P34" draw:layer="layout" svg:width="0.387cm" svg:height="1.379cm" svg:x="19.566cm" svg:y="15.095cm" svg:viewBox="0 0 388 1380" svg:d="M332 171v-42c0-30 1-52 5-65 3-13 7-19 12-19s10 6 13 19 5 35 5 65v282c0 31-2 53-5 66s-8 19-13 19-9-6-12-17-5-31-5-57c-2-71-15-137-39-201-25-63-58-95-99-95-52 0-91 58-118 174s-41 248-41 398c0 161 15 294 45 399s68 158 115 158c28 0 56-18 84-54 28-35 54-93 76-172 6-20 11-30 16-30s9 6 12 17c3 12 5 26 5 43 0 42-14 96-43 162-45 106-96 159-151 159-57 0-103-65-139-193-37-128-55-291-55-488 0-201 19-367 56-500s84-199 140-199c54 0 99 57 136 171z">
            <text:p/>
          </draw:path>
          <draw:path draw:style-name="gr49" draw:text-style-name="P34" draw:layer="layout" svg:width="0.393cm" svg:height="1.316cm" svg:x="20.079cm" svg:y="15.108cm" svg:viewBox="0 0 394 1317" svg:d="M143 31v315c46-147 80-241 103-283 22-42 43-63 63-63 21 0 40 25 58 75s27 88 27 114c0 18-2 34-5 46-4 13-8 19-14 19-2 0-5-2-7-5-2-4-5-15-10-34-10-34-19-58-26-71s-14-19-21-19c-16 0-34 22-56 65-21 44-59 150-112 319v683h156c8 0 14 6 18 17 4 12 5 27 5 46 0 18-1 32-5 44s-10 18-18 18h-276c-8 0-14-6-18-17-3-11-5-26-5-44 0-17 2-31 5-42 4-11 10-17 18-17h85v-1040h-65c-8 0-14-6-18-17-3-12-5-28-5-46s2-33 5-45c4-12 10-18 18-18z">
            <text:p/>
          </draw:path>
          <draw:path draw:style-name="gr49" draw:text-style-name="P34" draw:layer="layout" svg:width="0.357cm" svg:height="1.925cm" svg:x="20.6cm" svg:y="14.499cm" svg:viewBox="0 0 358 1926" svg:d="M195 0v322h-52v-322zM196 640v1161h138c9 0 15 6 18 17 4 12 6 27 6 46 0 17-2 32-6 44-3 12-9 18-18 18h-311c-8 0-14-6-18-18-3-12-5-27-5-44 0-19 2-34 5-46 4-11 10-17 18-17h138v-1035h-102c-8 0-15-6-18-18-4-11-6-26-6-44 0-19 2-34 6-46 3-12 9-18 18-18z">
            <text:p/>
          </draw:path>
          <draw:path draw:style-name="gr49" draw:text-style-name="P34" draw:layer="layout" svg:width="0.444cm" svg:height="1.903cm" svg:x="21.053cm" svg:y="15.095cm" svg:viewBox="0 0 445 1904" svg:d="M106 45v227c21-90 43-158 67-204 24-45 52-68 85-68 34 0 66 29 95 86 30 58 52 137 68 240 16 102 24 210 24 323 0 179-18 332-54 460-36 127-80 190-133 190-63 0-113-90-152-271v751h85c8 0 14 6 18 17 3 11 5 27 5 45s-2 33-5 45c-4 12-10 18-18 18h-168c-8 0-14-6-18-17-3-12-5-27-5-46 0-18 2-34 5-45 4-11 10-17 18-17h48v-1608h-48c-8 0-14-6-18-18-3-12-5-27-5-46 0-18 2-33 5-45 4-12 10-17 18-17zM410 649c0-144-15-267-44-369-30-103-66-154-108-154s-79 52-108 155c-30 103-44 225-44 368s14 267 44 370c29 103 66 154 108 154s78-51 107-154c30-102 45-226 45-370z">
            <text:p/>
          </draw:path>
          <draw:path draw:style-name="gr49" draw:text-style-name="P34" draw:layer="layout" svg:width="0.39cm" svg:height="1.785cm" svg:x="21.608cm" svg:y="14.688cm" svg:viewBox="0 0 391 1786" svg:d="M124 451h190c8 0 14 6 18 18s5 27 5 46c0 18-1 33-5 45s-10 18-18 18h-190v830c0 72 8 132 24 181 16 48 40 73 72 73 23 0 49-13 77-38 27-25 49-54 64-86 5-12 10-19 14-19s8 6 11 19c4 12 5 27 5 43 0 15-1 29-5 42-9 33-31 68-65 106s-67 57-99 57c-41 0-73-34-98-102-24-68-36-160-36-276v-830h-65c-8 0-14-6-18-18-3-12-5-27-5-46 0-18 2-33 5-45 4-12 10-18 18-18h65v-368c0-30 2-51 5-64s8-19 13-19 9 6 13 19c3 13 5 34 5 64z">
            <text:p/>
          </draw:path>
        </draw:g>
        <draw:g>
          <draw:path draw:style-name="gr49" draw:text-style-name="P34" draw:layer="layout" svg:width="0.575cm" svg:height="1.882cm" svg:x="17.001cm" svg:y="12.118cm" svg:viewBox="0 0 576 1883" svg:d="M508 217v-90c0-31 2-53 6-66 5-13 11-20 18-20 8 0 14 7 19 20 4 13 6 35 6 66v357c0 31-2 54-6 67-5 13-11 20-19 20-6 0-12-6-16-18-5-13-8-33-8-60-2-86-20-162-54-228-46-91-98-136-157-136-38 0-74 22-108 65-25 32-45 71-60 117-27 79-47 168-63 265-11 71-16 152-16 241v225c0 192 27 359 80 500 54 142 116 212 187 212 43 0 81-24 115-72s67-120 98-217c7-21 14-32 23-32 7 0 12 5 17 17 4 11 6 25 6 42 0 24-8 60-25 108-33 94-69 164-109 212-41 47-82 71-123 71-36 0-73-18-110-54-28-27-52-59-70-96-19-37-42-99-69-186s-45-168-55-242-15-155-15-244v-262c0-126 13-256 39-388 27-132 63-234 108-305 46-71 95-106 149-106 82 0 152 72 212 217z">
            <text:p/>
          </draw:path>
          <draw:path draw:style-name="gr49" draw:text-style-name="P34" draw:layer="layout" svg:width="0.508cm" svg:height="1.882cm" svg:x="17.763cm" svg:y="12.118cm" svg:viewBox="0 0 509 1883" svg:d="M432 170v-43c0-31 3-53 7-66 5-13 11-20 18-20 8 0 14 7 18 20 5 13 7 35 7 66v328c0 30-2 52-7 65-4 14-10 20-18 20-7 0-13-6-17-18-5-12-7-32-8-60-2-85-19-162-51-231-32-68-74-102-126-102-55 0-99 36-131 109-33 73-49 159-49 258 0 51 5 97 14 139s21 76 36 102 32 47 51 63 48 32 89 50c67 28 114 57 140 87 34 40 60 95 77 165 18 71 27 154 27 250 0 147-23 272-68 375-46 104-107 156-184 156-86 0-156-70-207-210v74c0 30-3 52-7 65-5 14-11 20-18 20s-13-6-18-20c-5-13-7-35-7-65v-356c0-31 2-54 7-67 4-13 10-20 18-20 7 0 13 6 17 19 5 12 7 32 8 59 2 94 21 180 58 257s87 115 149 115 112-40 148-121c36-80 54-176 54-286 0-67-7-127-21-180-14-52-34-94-61-125-19-21-59-45-119-71-82-36-142-91-178-164-36-74-55-178-55-314 0-135 21-251 63-348s97-145 165-145c69 0 129 57 179 170z">
            <text:p/>
          </draw:path>
          <draw:path draw:style-name="gr49" draw:text-style-name="P34" draw:layer="layout" svg:width="0.508cm" svg:height="1.882cm" svg:x="18.491cm" svg:y="12.118cm" svg:viewBox="0 0 509 1883" svg:d="M432 170v-43c0-31 3-53 7-66 5-13 11-20 18-20 8 0 14 7 18 20 5 13 7 35 7 66v328c0 30-2 52-7 65-4 14-10 20-18 20-7 0-13-6-17-18-5-12-7-32-8-60-2-85-19-162-51-231-32-68-74-102-126-102-55 0-99 36-131 109-33 73-49 159-49 258 0 51 5 97 14 139s21 76 36 102 32 47 51 63 48 32 89 50c67 28 114 57 140 87 34 40 60 95 77 165 18 71 27 154 27 250 0 147-23 272-68 375-46 104-107 156-184 156-86 0-156-70-207-210v74c0 30-3 52-7 65-5 14-11 20-18 20s-13-6-18-20c-5-13-7-35-7-65v-356c0-31 2-54 7-67 4-13 10-20 18-20 7 0 13 6 17 19 5 12 7 32 8 59 2 94 21 180 58 257s87 115 149 115 112-40 148-121c36-80 54-176 54-286 0-67-7-127-21-180-14-52-34-94-61-125-19-21-59-45-119-71-82-36-142-91-178-164-36-74-55-178-55-314 0-135 21-251 63-348s97-145 165-145c69 0 129 57 179 170z">
            <text:p/>
          </draw:path>
        </draw:g>
        <draw:g>
          <draw:path draw:style-name="gr41" draw:text-style-name="P30" draw:layer="layout" svg:width="0.834cm" svg:height="1.391cm" svg:x="17.099cm" svg:y="3.658cm" svg:viewBox="0 0 835 1392" svg:d="M148 47v132c49-119 100-179 150-179 30 0 57 18 80 54 22 35 42 89 57 162 26-73 53-127 79-162 27-36 54-54 81-54 43 0 76 31 102 92 33 78 49 164 49 258v912h50c14 0 24 6 30 17 6 12 9 28 9 48 0 18-3 34-9 46-6 13-16 19-30 19h-109v-1030c0-66-9-121-27-165-18-43-39-65-63-65-21 0-44 18-68 54-23 35-50 106-81 210v866h49c14 0 24 6 30 17 6 12 9 28 9 48 0 18-3 34-9 46-6 13-16 19-30 19h-108v-1021c0-69-9-126-28-171-18-45-39-68-62-68-21 0-41 15-62 45-28 43-58 116-89 219v866h49c14 0 24 6 30 17 6 12 9 28 9 48 0 18-3 34-9 46-6 13-16 19-30 19h-158c-14 0-24-6-30-19-6-12-9-28-9-46 0-20 3-36 9-48 6-11 16-17 30-17h50v-1083h-50c-14 0-24-7-30-19s-9-28-9-48c0-19 3-34 9-47 6-12 16-18 30-18z">
            <text:p/>
          </draw:path>
          <draw:path draw:style-name="gr41" draw:text-style-name="P30" draw:layer="layout" svg:width="0.675cm" svg:height="1.442cm" svg:x="18.045cm" svg:y="3.658cm" svg:viewBox="0 0 676 1443" svg:d="M498 1392v-188c-85 160-177 239-274 239-70 0-125-39-165-118-39-80-59-177-59-292 0-126 26-236 78-331 53-94 129-141 229-141 27 0 56 4 88 12 32 7 66 19 103 36v-211c0-72-15-134-45-187s-74-79-134-79c-46 0-110 30-192 89-15 10-25 15-29 15-8 0-14-6-19-18-6-13-8-28-8-47 0-18 2-32 7-42 6-16 32-37 79-64 72-43 127-65 165-65 74 0 132 41 173 122 42 81 62 173 62 276v864h79c14 0 24 6 30 17 7 12 10 28 10 48 0 18-3 34-10 46-6 13-16 19-30 19zM498 743c-28-18-57-31-88-39-30-8-63-13-97-13-85 0-152 41-200 123-36 61-54 134-54 219 0 79 14 145 41 199 28 54 69 81 122 81 51 0 98-23 141-68 44-45 89-117 135-215z">
            <text:p/>
          </draw:path>
          <draw:path draw:style-name="gr41" draw:text-style-name="P30" draw:layer="layout" svg:width="0.658cm" svg:height="1.377cm" svg:x="18.925cm" svg:y="3.672cm" svg:viewBox="0 0 659 1378" svg:d="M240 33v329c76-153 134-252 172-296s73-66 105-66c35 0 67 26 97 78 30 53 45 92 45 119 0 20-2 36-8 49s-13 20-22 20c-5 0-9-2-12-6-3-3-10-15-18-35-17-36-31-61-43-74-12-14-24-20-36-20-25 0-56 22-92 68-36 45-99 157-188 334v715h260c14 0 25 6 31 17 6 12 9 28 9 48 0 19-3 34-9 46-6 13-17 19-31 19h-461c-14 0-24-6-30-18s-9-27-9-46c0-17 3-32 9-44s16-18 30-18h142v-1087h-108c-14 0-24-7-30-19s-9-28-9-48c0-19 2-34 8-47 6-12 16-18 31-18z">
            <text:p/>
          </draw:path>
          <draw:path draw:style-name="gr41" draw:text-style-name="P30" draw:layer="layout" svg:width="0.684cm" svg:height="1.949cm" svg:x="19.798cm" svg:y="3.1cm" svg:viewBox="0 0 685 1950" svg:d="M177 1369v581h-138c-14 0-24-6-30-19-6-12-9-28-9-46 0-20 3-36 9-48s16-18 30-18h79v-1687h-79c-14 0-24-6-30-19-6-12-9-28-9-48 0-18 3-34 9-46 6-13 16-19 30-19h138v1203l250-467h-30c-14 0-24-6-31-18-6-13-9-28-9-47s3-36 9-48c7-12 17-19 31-19h188c14 0 24 7 30 19s9 29 9 48-3 34-9 47c-6 12-16 18-30 18h-68l-230 426 291 657h67c15 0 25 6 31 18s9 28 9 48c0 18-3 34-9 46-6 13-16 19-31 19h-190c-14 0-24-6-30-19-6-12-9-28-9-46 0-20 3-36 9-48s16-18 30-18h42l-253-576z">
            <text:p/>
          </draw:path>
          <draw:path draw:style-name="gr41" draw:text-style-name="P30" draw:layer="layout" svg:width="0.714cm" svg:height="1.396cm" svg:x="20.588cm" svg:y="3.705cm" svg:viewBox="0 0 715 1397" svg:d="M567 1345v-191c-80 162-167 243-260 243-57 0-101-35-131-104-38-91-58-198-58-319v-842h-79c-14 0-24-6-30-19-6-12-9-28-9-48 0-18 3-34 9-46 6-13 16-19 30-19h138v974c0 85 12 155 36 210 25 55 55 82 91 82 96 0 183-97 263-292v-842h-108c-14 0-24-6-30-19-6-12-9-28-9-48 0-18 3-34 9-46 6-13 16-19 30-19h167v1215h50c14 0 24 6 30 18s9 28 9 47-3 34-9 47c-6 12-16 18-30 18z">
            <text:p/>
          </draw:path>
          <draw:path draw:style-name="gr41" draw:text-style-name="P30" draw:layer="layout" svg:width="0.569cm" svg:height="1.442cm" svg:x="21.53cm" svg:y="3.658cm" svg:viewBox="0 0 570 1443" svg:d="M479 132c0-30 3-52 8-65 6-14 13-20 21-20 9 0 16 6 22 20 6 13 8 36 8 68v224c0 31-2 53-8 67-6 13-13 20-22 20-8 0-14-6-20-17-5-12-8-30-9-56-3-62-17-114-43-154-39-58-89-87-152-87-66 0-117 30-153 89-28 44-41 94-41 149 0 62 16 114 48 155 23 29 65 51 128 67 81 20 138 42 170 67 45 36 79 86 101 150 22 65 33 134 33 209 0 110-24 209-72 296-48 86-119 129-211 129-93 0-169-52-228-157 0 36-1 58-3 69-2 10-5 19-10 26s-11 11-17 11c-8 0-15-7-21-20-5-14-8-36-8-67v-269c0-31 3-53 8-67 5-13 13-20 21-20 9 0 16 7 22 20s8 30 8 52c0 47 6 87 17 119 16 50 42 91 77 124 36 33 80 49 132 49 76 0 133-32 170-95 38-63 56-130 56-200 0-81-19-146-56-195-39-48-94-81-167-97-73-17-126-39-157-66-32-27-57-67-74-121-18-54-27-112-27-174 0-112 25-201 74-266 50-66 109-99 177-99 81 0 147 44 198 132z">
            <text:p/>
          </draw:path>
        </draw:g>
        <draw:g>
          <draw:path draw:style-name="gr47" draw:text-style-name="P33" draw:layer="layout" svg:width="0.323cm" svg:height="2.359cm" svg:x="17.1cm" svg:y="5.68cm" svg:viewBox="0 0 324 2360" svg:d="M178 0v2202h125c8 0 13 7 16 21 4 15 5 34 5 58 0 22-1 41-5 56-3 15-8 23-16 23h-282c-7 0-13-8-16-23s-5-34-5-56c0-24 2-43 5-58 3-14 9-21 16-21h125v-2042h-91c-8 0-14-8-17-23s-5-34-5-58c0-23 2-41 5-56s9-23 17-23z">
            <text:p/>
          </draw:path>
          <draw:path draw:style-name="gr47" draw:text-style-name="P33" draw:layer="layout" svg:width="0.323cm" svg:height="2.438cm" svg:x="17.566cm" svg:y="5.601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323cm" svg:height="2.438cm" svg:x="18.031cm" svg:y="5.601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451cm" svg:height="1.684cm" svg:x="18.432cm" svg:y="6.355cm" svg:viewBox="0 0 452 1685" svg:d="M80 56v160c27-144 54-216 81-216 17 0 31 22 43 65 13 43 23 109 31 196 15-87 29-153 43-196 15-43 29-65 44-65 23 0 41 37 55 111 18 95 27 199 27 312v1104h27c7 0 13 7 16 21 3 15 5 34 5 58 0 22-2 41-5 56s-9 23-16 23h-59v-1247c0-80-5-147-15-199-10-53-21-79-34-79-11 0-24 21-36 65-13 43-28 128-44 254v1048h26c8 0 13 7 16 21 4 15 5 34 5 58 0 22-1 41-5 56-3 15-8 23-16 23h-59v-1236c0-84-5-153-14-207-10-55-22-82-34-82-11 0-23 18-34 54-15 52-31 140-48 265v1048h27c7 0 13 7 16 21 3 15 5 34 5 58 0 22-2 41-5 56s-9 23-16 23h-86c-7 0-13-8-16-23s-5-34-5-56c0-24 2-43 5-58 3-14 9-21 16-21h27v-1311h-27c-7 0-13-7-16-22s-5-35-5-59c0-22 2-41 5-56s9-23 16-23z">
            <text:p/>
          </draw:path>
          <draw:path draw:style-name="gr47" draw:text-style-name="P33" draw:layer="layout" svg:width="0.365cm" svg:height="1.746cm" svg:x="18.944cm" svg:y="6.355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47" draw:text-style-name="P33" draw:layer="layout" svg:width="0.354cm" svg:height="2.261cm" svg:x="19.41cm" svg:y="5.84cm" svg:viewBox="0 0 355 2262" svg:d="M112 572h173c7 0 13 7 16 22s5 35 5 58-2 42-5 57-9 22-16 22h-173v1051c0 92 7 168 22 230 15 61 37 92 65 92 22 0 45-16 70-48s44-68 58-108c5-16 9-25 13-25s7 8 10 24 5 34 5 55c0 19-2 37-5 53-8 41-28 86-59 134-31 49-61 73-90 73-37 0-66-43-88-130-22-86-33-203-33-350v-1051h-59c-7 0-13-7-16-22s-5-35-5-58 2-42 5-57 9-22 16-22h59v-467c0-37 1-64 4-81 3-16 7-24 12-24s8 8 11 24c4 17 5 44 5 81z">
            <text:p/>
          </draw:path>
          <draw:path draw:style-name="gr47" draw:text-style-name="P33" draw:layer="layout" svg:width="0.365cm" svg:height="1.746cm" svg:x="19.874cm" svg:y="6.355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47" draw:text-style-name="P33" draw:layer="layout" svg:width="0.323cm" svg:height="2.438cm" svg:x="20.356cm" svg:y="5.601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379cm" svg:height="1.684cm" svg:x="20.791cm" svg:y="6.355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  <draw:path draw:style-name="gr47" draw:text-style-name="P33" draw:layer="layout" svg:width="0.356cm" svg:height="1.746cm" svg:x="21.263cm" svg:y="6.355cm" svg:viewBox="0 0 357 1747" svg:d="M356 908h-324c6 204 23 369 52 494 29 124 65 187 107 187 24 0 49-20 75-59 26-38 47-90 63-154 5-19 9-28 13-28s7 8 10 24c3 15 5 34 5 55s-2 42-6 62c-12 63-34 121-65 176-31 54-62 82-95 82-54 0-100-89-136-266-37-178-55-392-55-644 0-230 17-427 51-591s77-246 127-246c52 0 95 84 129 253 33 168 50 387 49 655zM324 748c-6-174-23-316-50-425s-59-163-96-163-69 54-95 162c-27 107-44 250-50 426z">
            <text:p/>
          </draw:path>
          <draw:path draw:style-name="gr47" draw:text-style-name="P33" draw:layer="layout" svg:width="0.379cm" svg:height="1.684cm" svg:x="21.721cm" svg:y="6.355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</draw:g>
        <draw:g>
          <draw:path draw:style-name="gr54" draw:text-style-name="P38" draw:layer="layout" svg:width="0.834cm" svg:height="1.391cm" svg:x="17.001cm" svg:y="3.559cm" svg:viewBox="0 0 835 1392" svg:d="M148 47v132c49-119 100-179 150-179 30 0 57 18 80 54 22 35 42 89 57 162 26-73 53-127 79-162 27-36 54-54 81-54 43 0 76 31 102 92 33 78 49 164 49 258v912h50c14 0 24 6 30 17 6 12 9 28 9 48 0 18-3 34-9 46-6 13-16 19-30 19h-109v-1030c0-66-9-121-27-165-18-43-39-65-63-65-21 0-44 18-68 54-23 35-50 106-81 210v866h49c14 0 24 6 30 17 6 12 9 28 9 48 0 18-3 34-9 46-6 13-16 19-30 19h-108v-1021c0-69-9-126-28-171-18-45-39-68-62-68-21 0-41 15-62 45-28 43-58 116-89 219v866h49c14 0 24 6 30 17 6 12 9 28 9 48 0 18-3 34-9 46-6 13-16 19-30 19h-158c-14 0-24-6-30-19-6-12-9-28-9-46 0-20 3-36 9-48 6-11 16-17 30-17h50v-1083h-50c-14 0-24-7-30-19s-9-28-9-48c0-19 3-34 9-47 6-12 16-18 30-18z">
            <text:p/>
          </draw:path>
          <draw:path draw:style-name="gr54" draw:text-style-name="P38" draw:layer="layout" svg:width="0.675cm" svg:height="1.442cm" svg:x="17.947cm" svg:y="3.559cm" svg:viewBox="0 0 676 1443" svg:d="M498 1392v-188c-85 160-177 239-274 239-70 0-125-39-165-118-39-80-59-177-59-292 0-126 26-236 78-331 53-94 129-141 229-141 27 0 56 4 88 12 32 7 66 19 103 36v-211c0-72-15-134-45-187s-74-79-134-79c-46 0-110 30-192 89-15 10-25 15-29 15-8 0-14-6-19-18-6-13-8-28-8-47 0-18 2-32 7-42 6-16 32-37 79-64 72-43 127-65 165-65 74 0 132 41 173 122 42 81 62 173 62 276v864h79c14 0 24 6 30 17 7 12 10 28 10 48 0 18-3 34-10 46-6 13-16 19-30 19zM498 743c-28-18-57-31-88-39-30-8-63-13-97-13-85 0-152 41-200 123-36 61-54 134-54 219 0 79 14 145 41 199 28 54 69 81 122 81 51 0 98-23 141-68 44-45 89-117 135-215z">
            <text:p/>
          </draw:path>
          <draw:path draw:style-name="gr54" draw:text-style-name="P38" draw:layer="layout" svg:width="0.658cm" svg:height="1.377cm" svg:x="18.827cm" svg:y="3.573cm" svg:viewBox="0 0 659 1378" svg:d="M240 33v329c76-153 134-252 172-296s73-66 105-66c35 0 67 26 97 78 30 53 45 92 45 119 0 20-2 36-8 49s-13 20-22 20c-5 0-9-2-12-6-3-3-10-15-18-35-17-36-31-61-43-74-12-14-24-20-36-20-25 0-56 22-92 68-36 45-99 157-188 334v715h260c14 0 25 6 31 17 6 12 9 28 9 48 0 19-3 34-9 46-6 13-17 19-31 19h-461c-14 0-24-6-30-18s-9-27-9-46c0-17 3-32 9-44s16-18 30-18h142v-1087h-108c-14 0-24-7-30-19s-9-28-9-48c0-19 2-34 8-47 6-12 16-18 31-18z">
            <text:p/>
          </draw:path>
          <draw:path draw:style-name="gr54" draw:text-style-name="P38" draw:layer="layout" svg:width="0.684cm" svg:height="1.949cm" svg:x="19.7cm" svg:y="3.001cm" svg:viewBox="0 0 685 1950" svg:d="M177 1369v581h-138c-14 0-24-6-30-19-6-12-9-28-9-46 0-20 3-36 9-48s16-18 30-18h79v-1687h-79c-14 0-24-6-30-19-6-12-9-28-9-48 0-18 3-34 9-46 6-13 16-19 30-19h138v1203l250-467h-30c-14 0-24-6-31-18-6-13-9-28-9-47s3-36 9-48c7-12 17-19 31-19h188c14 0 24 7 30 19s9 29 9 48-3 34-9 47c-6 12-16 18-30 18h-68l-230 426 291 657h67c15 0 25 6 31 18s9 28 9 48c0 18-3 34-9 46-6 13-16 19-31 19h-190c-14 0-24-6-30-19-6-12-9-28-9-46 0-20 3-36 9-48s16-18 30-18h42l-253-576z">
            <text:p/>
          </draw:path>
          <draw:path draw:style-name="gr54" draw:text-style-name="P38" draw:layer="layout" svg:width="0.714cm" svg:height="1.396cm" svg:x="20.49cm" svg:y="3.606cm" svg:viewBox="0 0 715 1397" svg:d="M567 1345v-191c-80 162-167 243-260 243-57 0-101-35-131-104-38-91-58-198-58-319v-842h-79c-14 0-24-6-30-19-6-12-9-28-9-48 0-18 3-34 9-46 6-13 16-19 30-19h138v974c0 85 12 155 36 210 25 55 55 82 91 82 96 0 183-97 263-292v-842h-108c-14 0-24-6-30-19-6-12-9-28-9-48 0-18 3-34 9-46 6-13 16-19 30-19h167v1215h50c14 0 24 6 30 18s9 28 9 47-3 34-9 47c-6 12-16 18-30 18z">
            <text:p/>
          </draw:path>
          <draw:path draw:style-name="gr54" draw:text-style-name="P38" draw:layer="layout" svg:width="0.569cm" svg:height="1.442cm" svg:x="21.432cm" svg:y="3.559cm" svg:viewBox="0 0 570 1443" svg:d="M479 132c0-30 3-52 8-65 6-14 13-20 21-20 9 0 16 6 22 20 6 13 8 36 8 68v224c0 31-2 53-8 67-6 13-13 20-22 20-8 0-14-6-20-17-5-12-8-30-9-56-3-62-17-114-43-154-39-58-89-87-152-87-66 0-117 30-153 89-28 44-41 94-41 149 0 62 16 114 48 155 23 29 65 51 128 67 81 20 138 42 170 67 45 36 79 86 101 150 22 65 33 134 33 209 0 110-24 209-72 296-48 86-119 129-211 129-93 0-169-52-228-157 0 36-1 58-3 69-2 10-5 19-10 26s-11 11-17 11c-8 0-15-7-21-20-5-14-8-36-8-67v-269c0-31 3-53 8-67 5-13 13-20 21-20 9 0 16 7 22 20s8 30 8 52c0 47 6 87 17 119 16 50 42 91 77 124 36 33 80 49 132 49 76 0 133-32 170-95 38-63 56-130 56-200 0-81-19-146-56-195-39-48-94-81-167-97-73-17-126-39-157-66-32-27-57-67-74-121-18-54-27-112-27-174 0-112 25-201 74-266 50-66 109-99 177-99 81 0 147 44 198 132z">
            <text:p/>
          </draw:path>
        </draw:g>
        <draw:g>
          <draw:path draw:style-name="gr55" draw:text-style-name="P39" draw:layer="layout" svg:width="0.323cm" svg:height="2.359cm" svg:x="17.002cm" svg:y="5.581cm" svg:viewBox="0 0 324 2360" svg:d="M178 0v2202h125c8 0 13 7 16 21 4 15 5 34 5 58 0 22-1 41-5 56-3 15-8 23-16 23h-282c-7 0-13-8-16-23s-5-34-5-56c0-24 2-43 5-58 3-14 9-21 16-21h125v-2042h-91c-8 0-14-8-17-23s-5-34-5-58c0-23 2-41 5-56s9-23 17-23z">
            <text:p/>
          </draw:path>
          <draw:path draw:style-name="gr55" draw:text-style-name="P39" draw:layer="layout" svg:width="0.323cm" svg:height="2.438cm" svg:x="17.468cm" svg:y="5.502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55" draw:text-style-name="P39" draw:layer="layout" svg:width="0.323cm" svg:height="2.438cm" svg:x="17.933cm" svg:y="5.502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55" draw:text-style-name="P39" draw:layer="layout" svg:width="0.451cm" svg:height="1.684cm" svg:x="18.334cm" svg:y="6.256cm" svg:viewBox="0 0 452 1685" svg:d="M80 56v160c27-144 54-216 81-216 17 0 31 22 43 65 13 43 23 109 31 196 15-87 29-153 43-196 15-43 29-65 44-65 23 0 41 37 55 111 18 95 27 199 27 312v1104h27c7 0 13 7 16 21 3 15 5 34 5 58 0 22-2 41-5 56s-9 23-16 23h-59v-1247c0-80-5-147-15-199-10-53-21-79-34-79-11 0-24 21-36 65-13 43-28 128-44 254v1048h26c8 0 13 7 16 21 4 15 5 34 5 58 0 22-1 41-5 56-3 15-8 23-16 23h-59v-1236c0-84-5-153-14-207-10-55-22-82-34-82-11 0-23 18-34 54-15 52-31 140-48 265v1048h27c7 0 13 7 16 21 3 15 5 34 5 58 0 22-2 41-5 56s-9 23-16 23h-86c-7 0-13-8-16-23s-5-34-5-56c0-24 2-43 5-58 3-14 9-21 16-21h27v-1311h-27c-7 0-13-7-16-22s-5-35-5-59c0-22 2-41 5-56s9-23 16-23z">
            <text:p/>
          </draw:path>
          <draw:path draw:style-name="gr55" draw:text-style-name="P39" draw:layer="layout" svg:width="0.365cm" svg:height="1.746cm" svg:x="18.846cm" svg:y="6.256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55" draw:text-style-name="P39" draw:layer="layout" svg:width="0.354cm" svg:height="2.261cm" svg:x="19.312cm" svg:y="5.741cm" svg:viewBox="0 0 355 2262" svg:d="M112 572h173c7 0 13 7 16 22s5 35 5 58-2 42-5 57-9 22-16 22h-173v1051c0 92 7 168 22 230 15 61 37 92 65 92 22 0 45-16 70-48s44-68 58-108c5-16 9-25 13-25s7 8 10 24 5 34 5 55c0 19-2 37-5 53-8 41-28 86-59 134-31 49-61 73-90 73-37 0-66-43-88-130-22-86-33-203-33-350v-1051h-59c-7 0-13-7-16-22s-5-35-5-58 2-42 5-57 9-22 16-22h59v-467c0-37 1-64 4-81 3-16 7-24 12-24s8 8 11 24c4 17 5 44 5 81z">
            <text:p/>
          </draw:path>
          <draw:path draw:style-name="gr55" draw:text-style-name="P39" draw:layer="layout" svg:width="0.365cm" svg:height="1.746cm" svg:x="19.776cm" svg:y="6.256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55" draw:text-style-name="P39" draw:layer="layout" svg:width="0.323cm" svg:height="2.438cm" svg:x="20.258cm" svg:y="5.502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55" draw:text-style-name="P39" draw:layer="layout" svg:width="0.379cm" svg:height="1.684cm" svg:x="20.693cm" svg:y="6.256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  <draw:path draw:style-name="gr55" draw:text-style-name="P39" draw:layer="layout" svg:width="0.356cm" svg:height="1.746cm" svg:x="21.165cm" svg:y="6.256cm" svg:viewBox="0 0 357 1747" svg:d="M356 908h-324c6 204 23 369 52 494 29 124 65 187 107 187 24 0 49-20 75-59 26-38 47-90 63-154 5-19 9-28 13-28s7 8 10 24c3 15 5 34 5 55s-2 42-6 62c-12 63-34 121-65 176-31 54-62 82-95 82-54 0-100-89-136-266-37-178-55-392-55-644 0-230 17-427 51-591s77-246 127-246c52 0 95 84 129 253 33 168 50 387 49 655zM324 748c-6-174-23-316-50-425s-59-163-96-163-69 54-95 162c-27 107-44 250-50 426z">
            <text:p/>
          </draw:path>
          <draw:path draw:style-name="gr55" draw:text-style-name="P39" draw:layer="layout" svg:width="0.379cm" svg:height="1.684cm" svg:x="21.623cm" svg:y="6.256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</draw:g>
        <draw:custom-shape draw:style-name="gr56" draw:text-style-name="P35" draw:layer="layout" svg:width="0.8cm" svg:height="0.8cm" draw:transform="rotate (-1.5707963267949) translate (16.4cm 5.1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6" draw:text-style-name="P35" draw:layer="layout" svg:width="0.8cm" svg:height="0.8cm" draw:transform="rotate (-1.5707963267949) translate (7.399cm 12.6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6" draw:text-style-name="P35" draw:layer="layout" svg:width="0.8cm" svg:height="0.8cm" draw:transform="rotate (-1.5707963267949) translate (7.399cm 15.6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0" draw:style-name="dp1" draw:master-page-name="Oletus">
        <draw:g>
          <draw:path draw:style-name="gr40" draw:text-style-name="P29" draw:layer="layout" svg:width="1.21cm" svg:height="2.054cm" svg:x="8cm" svg:y="3.445cm" svg:viewBox="0 0 1211 2055" svg:d="M384 1239v507h125c50 0 86 14 107 43 21 28 32 66 32 112 0 45-11 82-32 111-21 28-57 43-107 43h-370c-50 0-86-15-107-43-21-29-32-66-32-111 0-46 11-84 33-112 21-29 57-43 106-43h36v-1396h-36c-50 0-86-15-107-43-21-29-32-66-32-113 0-45 11-82 32-110 21-29 57-43 107-43h245v105c48-49 99-86 151-110s106-36 161-36c142 0 264 72 364 215s151 307 151 492c0 204-60 372-178 505-99 111-211 166-335 166-54 0-107-12-159-35s-104-58-155-104zM1002 709c0-44-11-99-34-166-24-66-59-122-107-167s-104-67-168-67c-104 0-186 58-247 173-42 80-62 156-62 230 0 82 29 162 89 240 59 78 132 117 220 117s162-39 221-116c59-78 88-159 88-244z">
            <text:p/>
          </draw:path>
          <draw:path draw:style-name="gr40" draw:text-style-name="P29" draw:layer="layout" svg:width="1.078cm" svg:height="1.458cm" svg:x="9.356cm" svg:y="3.445cm" svg:viewBox="0 0 1079 1459" svg:d="M1079 751c0 118-22 233-66 344-45 111-111 200-199 266-87 65-179 98-275 98-95 0-186-32-272-97-87-65-153-153-199-265-45-111-68-228-68-349 0-124 23-245 69-364s113-213 199-281c87-69 177-103 271-103 95 0 187 35 274 105 88 70 155 164 199 282 45 118 67 239 67 364zM871 752c0-99-24-191-72-274-66-113-153-169-260-169-94 0-173 45-236 134-63 90-94 193-94 311 0 96 31 186 95 270s142 126 235 126c94 0 172-42 236-126s96-174 96-272z">
            <text:p/>
          </draw:path>
          <draw:path draw:style-name="gr40" draw:text-style-name="P29" draw:layer="layout" svg:width="1.083cm" svg:height="1.409cm" svg:x="10.628cm" svg:y="3.445cm" svg:viewBox="0 0 1084 1410" svg:d="M472 41v193c88-94 157-156 207-187 51-31 98-47 142-47 68 0 134 37 197 112 44 50 66 101 66 153 0 45-11 82-32 113-20 30-45 46-74 46-26 0-53-19-82-58-28-38-54-57-76-57-29 0-73 27-131 81-58 55-130 136-217 245v465h297c50 0 86 15 107 43 22 29 33 67 33 113 0 45-11 82-33 111-21 28-57 43-107 43h-630c-50 0-86-15-107-43-21-29-32-67-32-113 0-45 11-82 32-111 21-28 57-43 107-43h124v-750h-75c-50 0-86-15-107-43-21-29-32-66-32-113 0-45 11-82 32-110 21-29 57-43 107-43z">
            <text:p/>
          </draw:path>
          <draw:path draw:style-name="gr40" draw:text-style-name="P29" draw:layer="layout" svg:width="1.079cm" svg:height="1.903cm" svg:x="11.919cm" svg:y="3cm" svg:viewBox="0 0 1080 1904" svg:d="M423 794v620c0 66 9 110 28 131 28 33 79 50 152 50 107 0 205-34 295-101 35-26 62-39 82-39 27 0 50 15 70 45s30 67 30 110c0 40-10 75-32 104-33 47-99 91-197 130-98 40-181 60-248 60-129 0-226-41-291-124s-97-185-97-306v-680h-76c-50 0-86-14-107-43-21-28-32-66-32-112 0-45 11-82 32-111 21-28 57-43 107-43h76v-278c0-75 9-128 29-160 19-31 44-47 75-47s56 16 75 47c20 32 29 85 29 160v278h386c50 0 86 15 107 43 22 29 32 66 32 113 0 45-10 82-32 110-21 29-57 43-107 43z">
            <text:p/>
          </draw:path>
        </draw:g>
        <draw:g>
          <draw:path draw:style-name="gr41" draw:text-style-name="P30" draw:layer="layout" svg:width="0.834cm" svg:height="1.391cm" svg:x="17.099cm" svg:y="3.657cm" svg:viewBox="0 0 835 1392" svg:d="M148 47v132c49-119 100-179 150-179 30 0 57 18 80 54 22 35 42 89 57 162 26-73 53-127 79-162 27-36 54-54 81-54 43 0 76 31 102 92 33 78 49 164 49 258v912h50c14 0 24 6 30 17 6 12 9 28 9 48 0 18-3 34-9 46-6 13-16 19-30 19h-109v-1030c0-66-9-121-27-165-18-43-39-65-63-65-21 0-44 18-68 54-23 35-50 106-81 210v866h49c14 0 24 6 30 17 6 12 9 28 9 48 0 18-3 34-9 46-6 13-16 19-30 19h-108v-1021c0-69-9-126-28-171-18-45-39-68-62-68-21 0-41 15-62 45-28 43-58 116-89 219v866h49c14 0 24 6 30 17 6 12 9 28 9 48 0 18-3 34-9 46-6 13-16 19-30 19h-158c-14 0-24-6-30-19-6-12-9-28-9-46 0-20 3-36 9-48 6-11 16-17 30-17h50v-1083h-50c-14 0-24-7-30-19s-9-28-9-48c0-19 3-34 9-47 6-12 16-18 30-18z">
            <text:p/>
          </draw:path>
          <draw:path draw:style-name="gr41" draw:text-style-name="P30" draw:layer="layout" svg:width="0.675cm" svg:height="1.442cm" svg:x="18.045cm" svg:y="3.657cm" svg:viewBox="0 0 676 1443" svg:d="M498 1392v-188c-85 160-177 239-274 239-70 0-125-39-165-118-39-80-59-177-59-292 0-126 26-236 78-331 53-94 129-141 229-141 27 0 56 4 88 12 32 7 66 19 103 36v-211c0-72-15-134-45-187s-74-79-134-79c-46 0-110 30-192 89-15 10-25 15-29 15-8 0-14-6-19-18-6-13-8-28-8-47 0-18 2-32 7-42 6-16 32-37 79-64 72-43 127-65 165-65 74 0 132 41 173 122 42 81 62 173 62 276v864h79c14 0 24 6 30 17 7 12 10 28 10 48 0 18-3 34-10 46-6 13-16 19-30 19zM498 743c-28-18-57-31-88-39-30-8-63-13-97-13-85 0-152 41-200 123-36 61-54 134-54 219 0 79 14 145 41 199 28 54 69 81 122 81 51 0 98-23 141-68 44-45 89-117 135-215z">
            <text:p/>
          </draw:path>
          <draw:path draw:style-name="gr41" draw:text-style-name="P30" draw:layer="layout" svg:width="0.658cm" svg:height="1.377cm" svg:x="18.925cm" svg:y="3.671cm" svg:viewBox="0 0 659 1378" svg:d="M240 33v329c76-153 134-252 172-296s73-66 105-66c35 0 67 26 97 78 30 53 45 92 45 119 0 20-2 36-8 49s-13 20-22 20c-5 0-9-2-12-6-3-3-10-15-18-35-17-36-31-61-43-74-12-14-24-20-36-20-25 0-56 22-92 68-36 45-99 157-188 334v715h260c14 0 25 6 31 17 6 12 9 28 9 48 0 19-3 34-9 46-6 13-17 19-31 19h-461c-14 0-24-6-30-18s-9-27-9-46c0-17 3-32 9-44s16-18 30-18h142v-1087h-108c-14 0-24-7-30-19s-9-28-9-48c0-19 2-34 8-47 6-12 16-18 31-18z">
            <text:p/>
          </draw:path>
          <draw:path draw:style-name="gr41" draw:text-style-name="P30" draw:layer="layout" svg:width="0.684cm" svg:height="1.949cm" svg:x="19.798cm" svg:y="3.099cm" svg:viewBox="0 0 685 1950" svg:d="M177 1369v581h-138c-14 0-24-6-30-19-6-12-9-28-9-46 0-20 3-36 9-48s16-18 30-18h79v-1687h-79c-14 0-24-6-30-19-6-12-9-28-9-48 0-18 3-34 9-46 6-13 16-19 30-19h138v1203l250-467h-30c-14 0-24-6-31-18-6-13-9-28-9-47s3-36 9-48c7-12 17-19 31-19h188c14 0 24 7 30 19s9 29 9 48-3 34-9 47c-6 12-16 18-30 18h-68l-230 426 291 657h67c15 0 25 6 31 18s9 28 9 48c0 18-3 34-9 46-6 13-16 19-31 19h-190c-14 0-24-6-30-19-6-12-9-28-9-46 0-20 3-36 9-48s16-18 30-18h42l-253-576z">
            <text:p/>
          </draw:path>
          <draw:path draw:style-name="gr41" draw:text-style-name="P30" draw:layer="layout" svg:width="0.714cm" svg:height="1.396cm" svg:x="20.588cm" svg:y="3.704cm" svg:viewBox="0 0 715 1397" svg:d="M567 1345v-191c-80 162-167 243-260 243-57 0-101-35-131-104-38-91-58-198-58-319v-842h-79c-14 0-24-6-30-19-6-12-9-28-9-48 0-18 3-34 9-46 6-13 16-19 30-19h138v974c0 85 12 155 36 210 25 55 55 82 91 82 96 0 183-97 263-292v-842h-108c-14 0-24-6-30-19-6-12-9-28-9-48 0-18 3-34 9-46 6-13 16-19 30-19h167v1215h50c14 0 24 6 30 18s9 28 9 47-3 34-9 47c-6 12-16 18-30 18z">
            <text:p/>
          </draw:path>
          <draw:path draw:style-name="gr41" draw:text-style-name="P30" draw:layer="layout" svg:width="0.569cm" svg:height="1.442cm" svg:x="21.53cm" svg:y="3.657cm" svg:viewBox="0 0 570 1443" svg:d="M479 132c0-30 3-52 8-65 6-14 13-20 21-20 9 0 16 6 22 20 6 13 8 36 8 68v224c0 31-2 53-8 67-6 13-13 20-22 20-8 0-14-6-20-17-5-12-8-30-9-56-3-62-17-114-43-154-39-58-89-87-152-87-66 0-117 30-153 89-28 44-41 94-41 149 0 62 16 114 48 155 23 29 65 51 128 67 81 20 138 42 170 67 45 36 79 86 101 150 22 65 33 134 33 209 0 110-24 209-72 296-48 86-119 129-211 129-93 0-169-52-228-157 0 36-1 58-3 69-2 10-5 19-10 26s-11 11-17 11c-8 0-15-7-21-20-5-14-8-36-8-67v-269c0-31 3-53 8-67 5-13 13-20 21-20 9 0 16 7 22 20s8 30 8 52c0 47 6 87 17 119 16 50 42 91 77 124 36 33 80 49 132 49 76 0 133-32 170-95 38-63 56-130 56-200 0-81-19-146-56-195-39-48-94-81-167-97-73-17-126-39-157-66-32-27-57-67-74-121-18-54-27-112-27-174 0-112 25-201 74-266 50-66 109-99 177-99 81 0 147 44 198 132z">
            <text:p/>
          </draw:path>
        </draw:g>
        <draw:g>
          <draw:path draw:style-name="gr51" draw:text-style-name="P36" draw:layer="layout" svg:width="0.379cm" svg:height="0.716cm" svg:x="8.055cm" svg:y="13.538cm" svg:viewBox="0 0 380 717" svg:d="M174 496l-144-447h-9c-8 0-13-3-16-7-3-5-5-11-5-17 0-5 1-10 2-14 2-4 4-7 7-8 2-2 6-3 12-3h85c7 0 12 2 16 7 3 4 4 10 4 18 0 6-1 12-4 17-4 4-9 7-16 7h-42l127 394 125-394h-42c-7 0-13-3-16-7-3-5-5-11-5-18s2-13 5-17c3-5 9-7 16-7h85c7 0 13 2 16 7 3 4 5 10 5 18 0 5-1 9-3 13-2 5-4 7-7 9-2 1-9 2-21 2l-196 620h48c8 0 13 2 16 6 3 5 5 10 5 18 0 6-2 12-5 17-3 4-8 7-16 7h-179c-7 0-13-3-16-7s-5-10-5-17c0-8 2-13 5-18 3-4 9-6 16-6h97z">
            <text:p/>
          </draw:path>
          <draw:path draw:style-name="gr51" draw:text-style-name="P36" draw:layer="layout" svg:width="0.348cm" svg:height="0.507cm" svg:x="8.517cm" svg:y="13.526cm" svg:viewBox="0 0 349 508" svg:d="M127 12v121c40-56 71-92 91-109 20-16 38-24 55-24 19 0 36 10 52 29s24 34 24 44c0 7-2 13-5 18-3 4-7 7-12 7-2 0-4-1-6-2s-5-6-9-13c-9-13-17-23-23-27-6-5-13-8-19-8-13 0-30 8-49 25s-52 58-99 123v264h137c8 0 13 2 17 6 3 5 4 10 4 18 0 7-1 12-4 17-4 4-9 7-17 7h-243c-8 0-13-2-16-7-3-4-5-10-5-17 0-6 2-12 5-16s8-7 16-7h75v-400h-58c-7 0-12-3-15-7-4-5-5-11-5-18s1-13 4-17c3-5 9-7 16-7z">
            <text:p/>
          </draw:path>
          <draw:path draw:style-name="gr51" draw:text-style-name="P36" draw:layer="layout" svg:width="0.316cm" svg:height="0.741cm" svg:x="8.979cm" svg:y="13.291cm" svg:viewBox="0 0 317 742" svg:d="M173 0v124h-46v-124zM174 247v447h122c7 0 13 2 16 7 3 4 5 10 5 17s-2 13-5 18c-3 4-9 6-16 6h-275c-8 0-13-2-16-6-3-5-5-11-5-18s2-13 5-17c3-5 8-7 16-7h122v-399h-91c-7 0-13-2-16-7-3-4-5-10-5-17s2-13 5-17c3-5 8-7 16-7z">
            <text:p/>
          </draw:path>
          <draw:path draw:style-name="gr51" draw:text-style-name="P36" draw:layer="layout" svg:width="0.346cm" svg:height="0.688cm" svg:x="9.418cm" svg:y="13.364cm" svg:viewBox="0 0 347 689" svg:d="M109 174h169c7 0 13 2 16 7 3 4 5 10 5 18 0 6-2 12-5 17-3 4-9 7-16 7h-169v320c0 27 8 51 22 69 15 19 36 28 64 28 20 0 43-4 68-14 24-10 43-21 57-33 4-5 9-7 12-7 4 0 7 2 10 7 3 4 5 10 5 17 0 5-2 11-5 16-8 12-27 26-58 41-30 14-59 22-87 22-37 0-65-14-87-40-21-26-32-62-32-106v-320h-57c-8 0-13-3-16-7-3-5-5-11-5-18s2-13 5-17c3-5 8-7 16-7h57v-142c0-11 2-20 4-25 3-5 7-7 12-7 4 0 8 2 11 7s4 14 4 25z">
            <text:p/>
          </draw:path>
          <draw:path draw:style-name="gr51" draw:text-style-name="P36" draw:layer="layout" svg:width="0.379cm" svg:height="0.716cm" svg:x="9.873cm" svg:y="13.538cm" svg:viewBox="0 0 380 717" svg:d="M174 496l-144-447h-9c-8 0-13-3-16-7-3-5-5-11-5-17 0-5 1-10 2-14 2-4 4-7 7-8 2-2 6-3 12-3h85c7 0 12 2 16 7 3 4 4 10 4 18 0 6-1 12-4 17-4 4-9 7-16 7h-42l127 394 125-394h-42c-7 0-13-3-16-7-3-5-5-11-5-18s2-13 5-17c3-5 9-7 16-7h85c7 0 13 2 16 7 3 4 5 10 5 18 0 5-1 9-3 13-2 5-4 7-7 9-2 1-9 2-21 2l-196 620h48c8 0 13 2 16 6 3 5 5 10 5 18 0 6-2 12-5 17-3 4-8 7-16 7h-179c-7 0-13-3-16-7s-5-10-5-17c0-8 2-13 5-18 3-4 9-6 16-6h97z">
            <text:p/>
          </draw:path>
          <draw:path draw:style-name="gr51" draw:text-style-name="P36" draw:layer="layout" svg:width="0.361cm" svg:height="0.717cm" svg:x="10.344cm" svg:y="13.316cm" svg:viewBox="0 0 362 718" svg:d="M94 504v214h-73c-8 0-13-2-16-7-3-4-5-10-5-17s2-13 5-17c3-5 8-7 16-7h41v-621h-41c-8 0-13-3-16-7-3-5-5-11-5-18s2-13 5-17c3-5 8-7 16-7h73v443l132-172h-16c-8 0-13-2-16-7-3-4-5-10-5-17s2-13 5-17c3-5 8-7 16-7h99c8 0 13 2 16 7 4 4 5 10 5 17s-1 13-5 17c-3 5-8 7-16 7h-36l-121 157 153 242h36c8 0 13 2 17 7 3 4 4 10 4 17s-1 13-4 17c-4 5-9 7-17 7h-100c-8 0-13-2-16-7-3-4-5-10-5-17s2-13 5-17c3-5 8-7 16-7h22l-134-212z">
            <text:p/>
          </draw:path>
          <draw:path draw:style-name="gr51" draw:text-style-name="P36" draw:layer="layout" svg:width="0.3cm" svg:height="0.531cm" svg:x="10.804cm" svg:y="13.521cm" svg:viewBox="0 0 301 532" svg:d="M253 49c0-11 2-19 5-24s6-8 11-8 8 3 11 8 5 13 5 25v82c0 12-2 20-5 25s-6 7-11 7c-4 0-8-2-11-6s-4-11-5-21c-1-23-9-41-23-56-20-22-47-32-80-32-35 0-62 11-81 32-14 17-22 35-22 55 0 23 9 42 26 57 12 11 34 19 68 25 43 7 73 16 89 25 24 13 42 32 54 55 12 24 17 49 17 77 0 41-12 77-38 109-25 32-62 48-111 48s-90-20-121-58c0 13 0 21-1 25s-3 7-6 10c-2 3-5 4-8 4-5 0-9-3-12-8s-4-13-4-24v-99c0-12 1-20 4-25s7-7 12-7c4 0 8 2 11 7s4 11 4 19c0 18 3 32 9 44 9 18 22 34 41 46s42 18 70 18c40 0 70-12 90-35 19-24 29-48 29-74 0-30-10-54-30-72s-49-30-88-36c-38-6-66-14-83-24s-30-25-39-44c-9-20-14-42-14-64 0-42 13-74 39-99 26-24 57-36 94-36 43 0 77 16 104 49z">
            <text:p/>
          </draw:path>
          <draw:path draw:style-name="gr51" draw:text-style-name="P36" draw:layer="layout" svg:width="0.348cm" svg:height="0.531cm" svg:x="11.229cm" svg:y="13.521cm" svg:viewBox="0 0 349 532" svg:d="M348 276h-317c6 63 23 113 51 151s63 57 105 57c23 0 47-6 73-18 25-12 46-28 62-47 4-6 8-9 12-9s7 3 10 8c3 4 5 10 5 16 0 7-2 13-6 19-12 19-33 37-63 54-30 16-61 25-93 25-54 0-98-27-134-81-35-54-53-120-53-196 0-70 17-130 50-180 34-50 75-75 124-75 51 0 93 26 126 77 32 51 48 118 48 199zM317 228c-7-53-23-96-49-130-26-33-58-49-94-49s-67 16-93 49c-27 33-43 76-49 130z">
            <text:p/>
          </draw:path>
          <draw:path draw:style-name="gr51" draw:text-style-name="P36" draw:layer="layout" svg:width="0.316cm" svg:height="0.717cm" svg:x="11.706cm" svg:y="13.316cm" svg:viewBox="0 0 317 718" svg:d="M174 0v670h122c7 0 13 2 16 7 3 4 5 10 5 17s-2 13-5 17c-3 5-9 7-16 7h-275c-8 0-13-2-16-7-3-4-5-10-5-17s2-13 5-17c3-5 8-7 16-7h122v-621h-90c-7 0-13-3-16-7-3-5-5-11-5-18s2-13 5-17c3-5 9-7 16-7z">
            <text:p/>
          </draw:path>
          <draw:path draw:style-name="gr51" draw:text-style-name="P36" draw:layer="layout" svg:width="0.316cm" svg:height="0.717cm" svg:x="12.16cm" svg:y="13.316cm" svg:viewBox="0 0 317 718" svg:d="M174 0v670h122c7 0 13 2 16 7 3 4 5 10 5 17s-2 13-5 17c-3 5-9 7-16 7h-275c-8 0-13-2-16-7-3-4-5-10-5-17s2-13 5-17c3-5 8-7 16-7h122v-621h-90c-7 0-13-3-16-7-3-5-5-11-5-18s2-13 5-17c3-5 9-7 16-7z">
            <text:p/>
          </draw:path>
          <draw:path draw:style-name="gr51" draw:text-style-name="P36" draw:layer="layout" svg:width="0.348cm" svg:height="0.531cm" svg:x="12.592cm" svg:y="13.521cm" svg:viewBox="0 0 349 532" svg:d="M348 276h-317c6 63 23 113 51 151s63 57 105 57c23 0 47-6 73-18 25-12 46-28 62-47 4-6 8-9 12-9s7 3 10 8c3 4 5 10 5 16 0 7-2 13-6 19-12 19-33 37-63 54-30 16-61 25-93 25-54 0-98-27-134-81-35-54-53-120-53-196 0-70 17-130 50-180 34-50 75-75 124-75 51 0 93 26 126 77 32 51 48 118 48 199zM317 228c-7-53-23-96-49-130-26-33-58-49-94-49s-67 16-93 49c-27 33-43 76-49 130z">
            <text:p/>
          </draw:path>
          <draw:path draw:style-name="gr51" draw:text-style-name="P36" draw:layer="layout" svg:width="4.999cm" svg:height="0.087cm" svg:x="8cm" svg:y="14.166cm" svg:viewBox="0 0 5000 88" svg:d="M0 88c0-15 0-29 0-44s0-29 0-44c1667 0 3333 0 5000 0 0 15 0 29 0 44s0 29 0 44c-1667 0-3333 0-5000 0z">
            <text:p/>
          </draw:path>
        </draw:g>
        <draw:g>
          <draw:path draw:style-name="gr57" draw:text-style-name="P40" draw:layer="layout" svg:width="0.866cm" svg:height="0.62cm" svg:x="17.038cm" svg:y="12.194cm" svg:viewBox="0 0 867 621" svg:d="M206 15v74c40-30 84-52 131-67 46-15 101-22 165-22 67 0 129 9 186 28s101 45 132 78c32 34 47 69 47 106 0 58-35 108-105 149-70 42-157 63-259 63-122 0-221-30-297-89v245h166c16 0 28 2 35 6 7 3 10 8 10 14s-3 11-10 15-19 6-35 6h-326c-17 0-28-2-35-6s-11-9-11-15 4-11 11-14c7-4 18-6 35-6h91v-524h-91c-17 0-28-2-35-6s-11-9-11-15 4-11 11-15 18-5 35-5zM798 212c0-47-29-87-86-121-57-33-127-50-209-50-83 0-153 17-211 50-57 34-86 74-86 121 0 46 29 87 86 120 58 34 128 50 211 50 82 0 151-16 209-50 57-33 86-73 86-120z">
            <text:p/>
          </draw:path>
          <draw:path draw:style-name="gr57" draw:text-style-name="P40" draw:layer="layout" svg:width="0.766cm" svg:height="0.449cm" svg:x="18.104cm" svg:y="12.194cm" svg:viewBox="0 0 767 450" svg:d="M766 234h-697c12 52 49 95 111 127s139 48 231 48c51 0 104-5 160-15s101-23 137-40c10-4 19-7 27-7s16 2 22 6c7 4 10 9 10 14 0 6-4 11-13 16-26 17-72 32-139 46-66 14-134 21-204 21-117 0-215-23-293-69-79-45-118-101-118-166 0-59 37-109 110-152 74-42 165-63 273-63 112 0 204 22 276 65 72 44 108 100 107 169zM696 193c-13-45-49-82-107-110-57-28-126-42-206-42s-148 14-206 42c-57 28-93 64-107 110z">
            <text:p/>
          </draw:path>
          <draw:path draw:style-name="gr57" draw:text-style-name="P40" draw:layer="layout" svg:width="0.696cm" svg:height="0.607cm" svg:x="19.153cm" svg:y="12.021cm" svg:viewBox="0 0 697 608" svg:d="M382 0v567h269c17 0 29 2 36 5 7 4 10 9 10 15s-3 11-10 15-19 6-36 6h-605c-17 0-28-2-35-6s-11-9-11-15 4-11 11-15c7-3 18-5 35-5h268v-526h-197c-16 0-28-2-35-6-8-4-11-9-11-15 0-5 3-10 10-14s19-6 36-6z">
            <text:p/>
          </draw:path>
          <draw:path draw:style-name="gr57" draw:text-style-name="P40" draw:layer="layout" svg:width="0.696cm" svg:height="0.627cm" svg:x="20.154cm" svg:y="12cm" svg:viewBox="0 0 697 628" svg:d="M380 0v105h-101v-105zM382 209v378h269c17 0 29 2 36 6 7 3 10 8 10 15 0 5-3 10-10 14s-19 6-36 6h-605c-17 0-28-2-35-6s-11-9-11-14c0-7 4-12 11-15 7-4 18-6 35-6h268v-337h-199c-17 0-28-2-36-6-7-4-11-9-11-15s4-11 11-15c7-3 19-5 36-5z">
            <text:p/>
          </draw:path>
          <draw:path draw:style-name="gr57" draw:text-style-name="P40" draw:layer="layout" svg:width="0.815cm" svg:height="0.433cm" svg:x="21.088cm" svg:y="12.194cm" svg:viewBox="0 0 816 434" svg:d="M191 15v61c48-29 91-49 130-60 38-11 81-16 130-16 52 0 99 7 142 20 30 10 58 26 83 48 24 22 37 45 37 69v256h57c17 0 28 2 35 6 7 3 11 8 11 14s-4 11-11 15-18 6-35 6h-183c-16 0-28-2-35-6s-11-9-11-15 4-11 11-14c7-4 19-6 35-6h57v-249c0-29-17-53-53-73-35-20-82-30-141-30-45 0-84 6-117 16-33 11-81 38-142 81v255h77c17 0 28 2 35 6 7 3 11 8 11 14s-4 11-11 15-18 6-35 6h-222c-17 0-28-2-35-6s-11-9-11-15 4-11 11-14c7-4 18-6 35-6h77v-337h-58c-16 0-28-2-35-6s-10-9-10-15 3-11 10-15 19-5 35-5z">
            <text:p/>
          </draw:path>
          <draw:path draw:style-name="gr57" draw:text-style-name="P40" draw:layer="layout" svg:width="4.999cm" svg:height="0.073cm" svg:x="17.001cm" svg:y="12.74cm" svg:viewBox="0 0 5000 74" svg:d="M0 74c0-12 0-24 0-37 0-12 0-25 0-37 1667 0 3333 0 5000 0 0 12 0 25 0 37 0 13 0 25 0 37-1667 0-3333 0-5000 0z">
            <text:p/>
          </draw:path>
        </draw:g>
        <draw:g>
          <draw:path draw:style-name="gr58" draw:text-style-name="P41" draw:layer="layout" svg:width="0.667cm" svg:height="0.337cm" svg:x="17.026cm" svg:y="14.582cm" svg:viewBox="0 0 668 338" svg:d="M150 187v127h92c12 0 21 1 26 3s8 5 8 9c0 3-3 6-8 8-5 3-14 4-26 4h-209c-12 0-20-1-25-4-5-2-8-5-8-8 0-4 3-7 8-9s13-3 25-3h67v-290h-67c-12 0-20-1-25-3s-8-5-8-9 3-6 8-9c5-2 13-3 25-3h302c62 0 114 10 157 29 42 19 63 40 63 65 0 17-13 33-39 48-26 16-70 29-132 39 35 12 66 25 91 40 26 15 66 46 122 93h38c12 0 20 1 25 3s8 5 8 9c0 3-3 6-8 8-5 3-13 4-25 4h-67c-61-54-109-90-143-108s-73-33-116-43zM150 163h136c43 0 83-4 118-12 36-7 61-16 77-27 16-10 24-21 24-32 0-16-16-31-50-46-33-14-74-22-122-22h-183z">
            <text:p/>
          </draw:path>
          <draw:path draw:style-name="gr58" draw:text-style-name="P41" draw:layer="layout" svg:width="0.558cm" svg:height="0.267cm" svg:x="18.131cm" svg:y="14.661cm" svg:viewBox="0 0 559 268" svg:d="M558 139h-508c9 32 36 57 81 76 46 19 102 29 169 29 37 0 76-3 116-9 41-6 74-14 100-24 8-3 14-4 20-4s12 1 16 4c5 2 7 5 7 8s-3 7-9 10c-19 9-53 18-101 27-49 8-98 12-149 12-86 0-157-13-214-41-57-27-86-60-86-99 0-35 27-65 80-90 54-25 120-38 199-38 82 0 149 13 202 39 52 26 78 59 77 100zM508 115c-10-27-36-49-78-65-42-17-92-25-151-25-58 0-108 8-150 24-42 17-68 39-78 66z">
            <text:p/>
          </draw:path>
          <draw:path draw:style-name="gr58" draw:text-style-name="P41" draw:layer="layout" svg:width="0.572cm" svg:height="0.267cm" svg:x="19.222cm" svg:y="14.661cm" svg:viewBox="0 0 573 268" svg:d="M422 259v-35c-72 29-149 44-232 44-59 0-106-7-140-22-33-15-50-33-50-54 0-24 22-44 66-62 45-17 109-26 194-26 23 0 48 1 75 2 27 2 56 4 87 7v-39c0-13-12-25-38-35-25-10-63-14-113-14-39 0-94 5-164 16-12 2-20 3-24 3-6 0-12-1-16-4-5-2-7-5-7-8 0-4 2-6 6-8 5-3 28-7 67-12 62-8 108-12 140-12 63 0 112 8 147 23s53 32 53 51v160h66c13 0 21 2 26 4 6 2 8 5 8 9 0 3-2 6-8 8-5 3-13 4-26 4zM422 138c-23-3-48-6-74-7-26-2-53-3-82-3-73 0-129 8-170 23-31 12-46 25-46 41 0 15 12 27 35 37 24 10 58 15 103 15 43 0 83-4 120-13 37-8 75-21 114-40z">
            <text:p/>
          </draw:path>
          <draw:path draw:style-name="gr58" draw:text-style-name="P41" draw:layer="layout" svg:width="0.55cm" svg:height="0.267cm" svg:x="20.319cm" svg:y="14.661cm" svg:viewBox="0 0 551 268" svg:d="M471 33v-8c0-6 2-10 7-13 5-2 11-3 18-3 8 0 14 1 18 3 5 3 8 7 8 13v55c-1 6-3 10-8 13-4 2-10 3-18 3-7 0-12-1-17-3-4-2-7-6-8-11-2-14-21-27-55-39-35-12-82-18-140-18-74 0-130 11-169 33-38 23-57 49-57 78 0 31 21 57 63 77 43 21 97 31 165 31 38 0 78-4 118-10 40-7 76-19 109-34 8-4 16-6 22-6 7 0 12 1 17 4 4 2 7 5 7 8 0 8-20 19-60 31-65 21-137 31-216 31-80 0-146-12-198-37-51-25-77-57-77-95 0-39 26-72 79-97 53-26 120-39 200-39 76 0 140 11 192 33z">
            <text:p/>
          </draw:path>
          <draw:path draw:style-name="gr58" draw:text-style-name="P41" draw:layer="layout" svg:width="0.555cm" svg:height="0.346cm" svg:x="21.385cm" svg:y="14.582cm" svg:viewBox="0 0 556 347" svg:d="M176 88h270c12 0 21 1 26 3 5 3 7 6 7 9 0 4-2 7-7 9s-14 3-26 3h-270v162c0 14 11 25 34 35 23 9 57 14 102 14 34 0 70-2 109-7s70-11 92-17c8-2 14-4 19-4 7 0 12 2 17 4s7 5 7 8-3 6-8 9c-12 6-43 13-92 20-49 8-96 11-140 11-59 0-105-6-139-20-35-13-52-31-52-53v-162h-92c-12 0-20-1-25-3s-8-5-8-9 3-6 8-9c5-2 13-3 25-3h92v-72c0-6 3-10 7-12 5-3 11-4 18-4 8 0 14 1 18 4 5 2 8 6 8 12z">
            <text:p/>
          </draw:path>
          <draw:path draw:style-name="gr58" draw:text-style-name="P41" draw:layer="layout" svg:width="0.656cm" svg:height="0.337cm" svg:x="17.002cm" svg:y="15.253cm" svg:viewBox="0 0 657 338" svg:d="M581 338h-64l-367-302v278h92c12 0 21 1 26 3s8 5 8 9c0 3-3 6-8 8-5 3-14 4-26 4h-183c-13 0-21-1-26-4-6-2-8-5-8-8 0-4 2-7 8-9 5-2 13-3 26-3h41v-290h-67c-12 0-20-1-25-3s-8-5-8-9 3-6 8-9c5-2 13-3 25-3h131l368 303v-279h-92c-12 0-21-1-26-3s-8-5-8-9 3-6 8-9c5-2 13-3 26-3h184c11 0 20 1 25 3 5 3 8 5 8 9s-3 7-8 9-14 3-25 3h-43z">
            <text:p/>
          </draw:path>
          <draw:path draw:style-name="gr58" draw:text-style-name="P41" draw:layer="layout" svg:width="0.556cm" svg:height="0.267cm" svg:x="17.789cm" svg:y="15.332cm" svg:viewBox="0 0 557 268" svg:d="M557 134c0 37-27 69-81 95-55 26-120 39-197 39-78 0-144-13-198-39s-81-58-81-95 27-68 81-95c54-26 120-39 198-39 77 0 142 13 197 39 54 26 81 58 81 95zM507 134c0-30-23-56-67-77-45-22-98-32-162-32-63 0-117 10-161 32-45 21-67 47-67 77s22 56 67 78c44 21 98 32 161 32 64 0 117-11 162-32 44-22 67-48 67-78z">
            <text:p/>
          </draw:path>
          <draw:path draw:style-name="gr58" draw:text-style-name="P41" draw:layer="layout" svg:width="0.633cm" svg:height="0.371cm" svg:x="18.507cm" svg:y="15.228cm" svg:viewBox="0 0 634 372" svg:d="M534 0v338h66c13 0 21 1 27 3 5 3 7 6 7 9 0 4-2 7-7 9-6 2-14 3-27 3h-116v-48c-58 39-132 58-221 58-45 0-88-6-129-18-42-11-74-28-98-49-24-22-36-44-36-67s12-45 36-67c24-21 56-38 98-50 41-11 85-17 130-17 87 0 160 19 220 57v-136h-67c-12 0-21-2-26-4s-8-5-8-9c0-3 3-6 8-9 5-2 14-3 26-3zM484 238c0-31-22-57-65-78-42-21-93-32-152-32s-110 11-153 32-64 47-64 78c0 30 21 56 64 78 43 21 94 32 153 32s110-11 152-32c43-22 65-48 65-78z">
            <text:p/>
          </draw:path>
          <draw:path draw:style-name="gr58" draw:text-style-name="P41" draw:layer="layout" svg:width="0.558cm" svg:height="0.267cm" svg:x="19.237cm" svg:y="15.332cm" svg:viewBox="0 0 559 268" svg:d="M558 139h-508c9 32 36 57 81 76 46 19 102 29 169 29 37 0 76-3 116-9 41-6 74-14 100-24 8-3 14-4 20-4s12 1 16 4c5 2 7 5 7 8s-3 7-9 10c-19 9-53 18-101 27-49 8-98 12-149 12-86 0-157-13-214-41-57-27-86-60-86-99 0-35 27-65 80-90 54-25 120-38 199-38 82 0 149 13 202 39 52 26 78 59 77 100zM508 115c-10-27-36-49-78-65-42-17-92-25-151-25-58 0-108 8-150 24-42 17-68 39-78 66z">
            <text:p/>
          </draw:path>
          <draw:path draw:style-name="gr58" draw:text-style-name="P41" draw:layer="layout" svg:width="0.182cm" svg:height="0.077cm" svg:x="20.164cm" svg:y="15.521cm" svg:viewBox="0 0 183 78" svg:d="M81 0h21c22 0 41 4 57 11 16 8 24 17 24 28s-8 20-24 28c-16 7-35 11-57 11h-21c-22 0-41-4-57-11-16-8-24-17-24-28s8-20 24-28c16-7 35-11 57-11z">
            <text:p/>
          </draw:path>
          <draw:path draw:style-name="gr58" draw:text-style-name="P41" draw:layer="layout" svg:width="0.381cm" svg:height="0.485cm" svg:x="20.726cm" svg:y="15.216cm" svg:viewBox="0 0 382 486" svg:d="M329 0v63h-73v-63zM332 149h-296c-12 0-20-1-25-4-5-2-8-5-8-8 0-4 2-7 7-9s14-4 26-4h346v267c0 21-9 38-26 52s-44 25-78 34c-24 6-53 9-86 9h-159c-12 0-20-1-25-3-5-3-8-6-8-9 0-4 3-7 8-9 5-3 13-4 25-4l157 1c43 0 77-7 103-21 26-13 39-30 39-50z">
            <text:p/>
          </draw:path>
          <draw:path draw:style-name="gr58" draw:text-style-name="P41" draw:layer="layout" svg:width="0.483cm" svg:height="0.267cm" svg:x="21.471cm" svg:y="15.332cm" svg:viewBox="0 0 484 268" svg:d="M406 25c0-6 3-10 8-13 4-2 10-3 17-3 8 0 14 1 19 3 4 3 7 7 7 13v42c0 5-3 10-7 12-5 3-11 4-19 4-6 0-12-1-17-3-4-2-7-6-8-11-2-11-14-21-36-28-33-11-76-16-129-16-56 0-99 5-130 16-23 8-35 18-35 28 0 11 14 21 41 29 19 5 55 9 108 12 70 4 118 8 145 12 38 7 67 16 85 28 19 12 29 25 29 39 0 21-21 39-62 55-40 16-100 24-179 24-78 0-143-10-193-29 0 7-1 11-3 13-1 2-4 3-8 5-4 1-9 2-14 2-7 0-13-2-18-4-5-3-7-7-7-13v-49c0-6 2-10 7-13 4-2 10-4 18-4 7 0 13 2 18 4s7 6 7 10c0 9 5 16 14 22 14 9 36 17 66 23s68 9 111 9c65 0 114-6 145-18 32-11 48-24 48-37 0-15-16-27-48-36-33-9-80-15-142-18s-106-7-133-12-48-13-63-23-22-21-22-32c0-21 20-37 62-50 42-12 92-18 151-18 68 0 124 8 167 25z">
            <text:p/>
          </draw:path>
          <draw:path draw:style-name="gr58" draw:text-style-name="P41" draw:layer="layout" svg:width="0.582cm" svg:height="0.337cm" svg:x="17.026cm" svg:y="15.923cm" svg:viewBox="0 0 583 338" svg:d="M150 175v139h383v-72c0-6 3-10 7-12 5-3 11-4 18-4 8 0 14 1 18 4 5 2 7 6 7 12v96h-550c-12 0-20-1-25-4-5-2-8-5-8-8 0-4 3-7 8-9s13-3 25-3h67v-290h-67c-12 0-20-1-25-3s-8-5-8-9 3-6 8-9c5-2 13-3 25-3h524v83c0 6-2 10-7 13-4 2-10 4-18 4-7 0-13-2-18-4-4-3-7-7-7-13v-59h-357v126h179v-27c0-6 2-10 7-12 5-3 11-4 18-4s13 1 18 4c5 2 7 6 7 12v79c0 6-2 10-7 12-5 3-11 4-18 4s-13-1-18-4c-5-2-7-6-7-12v-27z">
            <text:p/>
          </draw:path>
          <draw:path draw:style-name="gr58" draw:text-style-name="P41" draw:layer="layout" svg:width="0.61cm" svg:height="0.249cm" svg:x="17.771cm" svg:y="16.011cm" svg:viewBox="0 0 611 250" svg:d="M339 119l228 107c15 0 25 0 29 1 4 0 7 2 10 4s5 4 5 7-3 6-8 9c-5 2-14 3-26 3h-161c-12 0-20-1-26-3-5-3-7-6-7-9 0-4 2-7 7-9 6-2 14-3 26-3h83l-194-91-193 91h83c12 0 21 1 26 3s7 5 7 9c0 3-2 6-7 9-5 2-14 3-26 3h-162c-12 0-20-1-25-3-5-3-8-6-8-9s1-5 4-7 7-4 11-4c3-1 13-1 28-1l228-107-203-94c-14 0-23-1-27-2-4 0-7-2-10-4s-4-4-4-7 2-6 7-9c6-2 14-3 27-3h135c13 0 21 1 26 3 5 3 8 6 8 9 0 4-3 7-8 9s-13 4-26 4h-59l168 78 169-78h-59c-12 0-21-2-26-4s-8-5-8-9c0-3 2-6 8-9 5-2 13-3 26-3h136c11 0 20 1 25 3 5 3 8 6 8 9s-2 5-5 7-6 4-10 4c-3 1-12 2-27 2z">
            <text:p/>
          </draw:path>
          <draw:path draw:style-name="gr58" draw:text-style-name="P41" draw:layer="layout" svg:width="0.631cm" svg:height="0.369cm" svg:x="18.474cm" svg:y="16.002cm" svg:viewBox="0 0 632 370" svg:d="M150 9v44c30-18 62-31 96-40s74-13 120-13c49 0 94 6 136 17 41 11 74 26 96 46 23 20 34 41 34 63 0 35-25 65-76 90-52 24-115 37-189 37-89 0-162-18-217-53v146h121c12 0 21 1 26 3s7 5 7 9c0 3-2 6-7 9-5 2-14 3-26 3h-238c-12 0-20-1-25-3s-8-5-8-9 3-7 8-9 13-3 25-3h67v-313h-67c-12 0-20-1-25-3-5-3-8-6-8-9 0-4 3-7 8-9s13-3 25-3zM582 126c0-28-21-52-63-72-41-20-92-29-152-29-61 0-112 10-154 30s-63 43-63 71 21 52 63 72 93 30 154 30c59 0 110-10 152-30s63-44 63-72z">
            <text:p/>
          </draw:path>
          <draw:path draw:style-name="gr58" draw:text-style-name="P41" draw:layer="layout" svg:width="0.558cm" svg:height="0.255cm" svg:x="19.286cm" svg:y="16.005cm" svg:viewBox="0 0 559 256" svg:d="M204 6v61c64-28 113-47 145-55s62-12 89-12c30 0 58 5 83 15 26 9 38 17 38 22 0 3-2 6-7 9-5 2-11 3-19 3-4 0-7 0-10-1-2 0-8-2-15-6-14-7-26-11-36-14-11-2-21-4-31-4-21 0-48 4-78 13-31 8-84 29-159 62v133h220c12 0 21 1 26 3s8 5 8 9c0 3-3 6-8 9-5 2-14 3-26 3h-391c-12 0-20-1-25-3s-8-5-8-9c0-3 2-6 7-8s14-3 26-3h121v-202h-92c-12 0-21-2-26-4s-8-5-8-9c0-3 3-6 8-8 5-3 13-4 26-4z">
            <text:p/>
          </draw:path>
          <draw:path draw:style-name="gr58" draw:text-style-name="P41" draw:layer="layout" svg:width="0.558cm" svg:height="0.267cm" svg:x="19.997cm" svg:y="16.002cm" svg:viewBox="0 0 559 268" svg:d="M558 139h-508c9 32 36 57 81 76 46 19 102 29 169 29 37 0 76-3 116-9 41-6 74-14 100-24 8-3 14-4 20-4s12 1 16 4c5 2 7 5 7 8s-3 7-9 10c-19 9-53 18-101 27-49 8-98 12-149 12-86 0-157-13-214-41-57-27-86-60-86-99 0-35 27-65 80-90 54-25 120-38 199-38 82 0 149 13 202 39 52 26 78 59 77 100zM508 115c-10-27-36-49-78-65-42-17-92-25-151-25-58 0-108 8-150 24-42 17-68 39-78 66z">
            <text:p/>
          </draw:path>
          <draw:path draw:style-name="gr58" draw:text-style-name="P41" draw:layer="layout" svg:width="0.483cm" svg:height="0.267cm" svg:x="20.781cm" svg:y="16.002cm" svg:viewBox="0 0 484 268" svg:d="M406 25c0-6 3-10 8-13 4-2 10-3 17-3 8 0 14 1 19 3 4 3 7 7 7 13v42c0 5-3 10-7 12-5 3-11 4-19 4-6 0-12-1-17-3-4-2-7-6-8-11-2-11-14-21-36-28-33-11-76-16-129-16-56 0-99 5-130 16-23 8-35 18-35 28 0 11 14 21 41 29 19 5 55 9 108 12 70 4 118 8 145 12 38 7 67 16 85 28 19 12 29 25 29 39 0 21-21 39-62 55-40 16-100 24-179 24-78 0-143-10-193-29 0 7-1 11-3 13-1 2-4 3-8 5-4 1-9 2-14 2-7 0-13-2-18-4-5-3-7-7-7-13v-49c0-6 2-10 7-13 4-2 10-4 18-4 7 0 13 2 18 4s7 6 7 10c0 9 5 16 14 22 14 9 36 17 66 23s68 9 111 9c65 0 114-6 145-18 32-11 48-24 48-37 0-15-16-27-48-36-33-9-80-15-142-18s-106-7-133-12-48-13-63-23-22-21-22-32c0-21 20-37 62-50 42-12 92-18 151-18 68 0 124 8 167 25z">
            <text:p/>
          </draw:path>
          <draw:path draw:style-name="gr58" draw:text-style-name="P41" draw:layer="layout" svg:width="0.483cm" svg:height="0.267cm" svg:x="21.517cm" svg:y="16.002cm" svg:viewBox="0 0 484 268" svg:d="M406 25c0-6 3-10 8-13 4-2 10-3 17-3 8 0 14 1 19 3 4 3 7 7 7 13v42c0 5-3 10-7 12-5 3-11 4-19 4-6 0-12-1-17-3-4-2-7-6-8-11-2-11-14-21-36-28-33-11-76-16-129-16-56 0-99 5-130 16-23 8-35 18-35 28 0 11 14 21 41 29 19 5 55 9 108 12 70 4 118 8 145 12 38 7 67 16 85 28 19 12 29 25 29 39 0 21-21 39-62 55-40 16-100 24-179 24-78 0-143-10-193-29 0 7-1 11-3 13-1 2-4 3-8 5-4 1-9 2-14 2-7 0-13-2-18-4-5-3-7-7-7-13v-49c0-6 2-10 7-13 4-2 10-4 18-4 7 0 13 2 18 4s7 6 7 10c0 9 5 16 14 22 14 9 36 17 66 23s68 9 111 9c65 0 114-6 145-18 32-11 48-24 48-37 0-15-16-27-48-36-33-9-80-15-142-18s-106-7-133-12-48-13-63-23-22-21-22-32c0-21 20-37 62-50 42-12 92-18 151-18 68 0 124 8 167 25z">
            <text:p/>
          </draw:path>
          <draw:path draw:style-name="gr58" draw:text-style-name="P41" draw:layer="layout" svg:width="0.509cm" svg:height="0.354cm" svg:x="17.084cm" svg:y="16.586cm" svg:viewBox="0 0 510 355" svg:d="M433 32v-8c0-6 2-10 7-12 4-3 11-4 18-4 8 0 14 1 18 4 5 2 7 6 7 12v62c0 6-2 10-7 12-4 3-10 4-18 4-7 0-13-1-17-4-5-2-7-6-8-11-2-16-19-31-51-43-32-13-75-20-127-20-55 0-99 7-131 21s-49 30-49 49c0 9 5 18 14 26s21 14 36 19 32 9 51 12 49 6 89 9c68 6 115 11 140 17 35 7 61 18 78 31 18 13 27 29 27 47 0 28-23 51-69 71-45 19-106 29-184 29-86 0-155-13-207-39v13c0 6-2 10-7 13-5 2-11 4-18 4s-13-2-18-4c-5-3-7-7-7-13v-67c0-6 2-10 7-12 4-3 10-4 18-4 7 0 13 1 17 3 5 3 7 6 8 12 2 17 21 34 58 48 37 15 87 22 149 22 63 0 112-8 149-23 36-15 54-33 54-54 0-13-7-24-21-34s-34-18-62-23c-19-4-58-9-118-14-83-7-143-17-179-31s-54-33-54-59c0-25 20-47 62-66 42-18 97-27 165-27 70 0 130 11 180 32z">
            <text:p/>
          </draw:path>
          <draw:path draw:style-name="gr58" draw:text-style-name="P41" draw:layer="layout" svg:width="0.607cm" svg:height="0.414cm" svg:x="17.907cm" svg:y="16.586cm" svg:viewBox="0 0 608 415" svg:d="M310 355l-67 24c33-3 60-5 82-5 34 0 69 4 102 10 24 4 42 6 55 6 23 0 49-4 77-13 11-4 19-5 24-5 7 0 13 1 17 3 5 2 7 5 7 9 0 3-2 5-6 7-8 5-27 10-56 16-23 5-44 8-66 8-16 0-39-3-68-8-30-5-58-8-85-8-20 0-44 1-72 3-40 4-72 7-96 10-8 1-14 2-17 2-7 0-13-1-18-4-4-2-7-5-7-9s5-7 14-10l111-39c-66-8-123-28-170-60s-71-70-71-114c0-53 31-95 92-128s131-50 212-50c80 0 151 17 212 50s92 75 92 128c0 51-31 93-91 126-60 34-129 51-207 51zM557 178c0-40-23-75-70-107-48-31-108-47-183-47-70 0-130 15-180 45-49 30-74 66-74 109 0 45 26 81 78 110s111 43 176 43c75 0 135-16 183-47 47-31 70-67 70-106z">
            <text:p/>
          </draw:path>
          <draw:path draw:style-name="gr58" draw:text-style-name="P41" draw:layer="layout" svg:width="0.583cm" svg:height="0.337cm" svg:x="18.791cm" svg:y="16.593cm" svg:viewBox="0 0 584 338" svg:d="M202 24v290h331v-97c0-6 3-10 7-12 5-3 11-4 19-4 7 0 13 1 18 4 4 2 7 6 7 12v121h-551c-12 0-20-1-25-4-5-2-8-5-8-8 0-4 3-7 8-9s13-3 25-3h119v-290h-119c-12 0-20-1-25-3s-8-5-8-9 3-6 8-9c5-2 13-3 25-3h288c12 0 20 1 25 3 6 3 8 5 8 9s-2 7-8 9c-5 2-13 3-25 3z">
            <text:p/>
          </draw:path>
          <draw:path draw:style-name="gr58" draw:text-style-name="P41" draw:layer="layout" svg:width="0.507cm" svg:height="0.373cm" svg:x="19.698cm" svg:y="16.557cm" svg:viewBox="0 0 508 374" svg:d="M277 0v63h-73v-63zM279 124v226h196c12 0 21 1 26 3 5 3 7 6 7 9 0 4-2 7-7 9s-14 3-26 3h-442c-12 0-20-1-25-3s-8-5-8-9c0-3 3-6 8-9 5-2 13-3 25-3h196v-201h-145c-12 0-21-1-26-4-5-2-8-5-8-8 0-4 2-7 8-9 5-2 13-4 26-4z">
            <text:p/>
          </draw:path>
          <draw:path draw:style-name="gr58" draw:text-style-name="P41" draw:layer="layout" svg:width="0.555cm" svg:height="0.346cm" svg:x="20.543cm" svg:y="16.593cm" svg:viewBox="0 0 556 347" svg:d="M176 88h270c12 0 21 1 26 3 5 3 7 6 7 9 0 4-2 7-7 9s-14 3-26 3h-270v162c0 14 11 25 34 35 23 9 57 14 102 14 34 0 70-2 109-7s70-11 92-17c8-2 14-4 19-4 7 0 12 2 17 4s7 5 7 8-3 6-8 9c-12 6-43 13-92 20-49 8-96 11-140 11-59 0-105-6-139-20-35-13-52-31-52-53v-162h-92c-12 0-20-1-25-3s-8-5-8-9 3-6 8-9c5-2 13-3 25-3h92v-72c0-6 3-10 7-12 5-3 11-4 18-4 8 0 14 1 18 4 5 2 8 6 8 12z">
            <text:p/>
          </draw:path>
          <draw:path draw:style-name="gr58" draw:text-style-name="P41" draw:layer="layout" svg:width="0.558cm" svg:height="0.267cm" svg:x="21.403cm" svg:y="16.672cm" svg:viewBox="0 0 559 268" svg:d="M558 139h-508c9 32 36 57 81 76 46 19 102 29 169 29 37 0 76-3 116-9 41-6 74-14 100-24 8-3 14-4 20-4s12 1 16 4c5 2 7 5 7 8s-3 7-9 10c-19 9-53 18-101 27-49 8-98 12-149 12-86 0-157-13-214-41-57-27-86-60-86-99 0-35 27-65 80-90 54-25 120-38 199-38 82 0 149 13 202 39 52 26 78 59 77 100zM508 115c-10-27-36-49-78-65-42-17-92-25-151-25-58 0-108 8-150 24-42 17-68 39-78 66z">
            <text:p/>
          </draw:path>
        </draw:g>
        <draw:g>
          <draw:path draw:style-name="gr59" draw:text-style-name="P42" draw:layer="layout" svg:width="0.656cm" svg:height="0.999cm" svg:x="10.021cm" svg:y="15cm" svg:viewBox="0 0 657 1000" svg:d="M506 516h-356v412h73c12 0 22 3 27 10 6 6 8 15 8 26 0 10-2 19-8 26-5 6-15 10-27 10h-187c-13 0-22-4-28-10-5-7-8-16-8-26 0-11 3-20 8-26 6-7 15-10 28-10h61v-856h-34c-13 0-22-3-28-10-5-7-8-15-8-26s3-20 8-26c6-7 15-10 28-10h160c12 0 22 3 27 10 6 6 8 15 8 26s-2 19-8 26c-5 7-15 10-27 10h-73v372h356v-372h-71c-13 0-22-3-28-10-5-7-8-15-8-26s3-20 8-26c5-7 15-10 28-10h159c13 0 23 3 28 10 6 6 9 15 9 26s-3 19-9 26c-5 7-15 10-28 10h-33v856h61c12 0 22 3 27 10 6 6 8 15 8 26 0 10-2 19-8 26-5 6-15 10-27 10h-187c-13 0-22-4-28-10-5-7-8-16-8-26 0-11 3-20 8-26 5-7 15-10 28-10h71z">
            <text:p/>
          </draw:path>
          <draw:path draw:style-name="gr59" draw:text-style-name="P42" draw:layer="layout" svg:width="0.601cm" svg:height="0.999cm" svg:x="10.83cm" svg:y="15cm" svg:viewBox="0 0 602 1000" svg:d="M328 72v856h139c13 0 22 3 28 10 6 6 8 15 8 26 0 10-2 19-8 26-6 6-15 10-28 10h-333c-12 0-22-4-27-10-6-7-9-16-9-26 0-11 3-20 9-26 5-7 15-10 27-10h140v-856h-220v248c0 18-3 31-8 38s-11 11-19 11-14-4-19-11-8-20-8-38v-320h602v320c0 18-3 31-8 38-4 7-11 11-19 11s-15-4-20-11c-4-7-7-20-7-38v-248z">
            <text:p/>
          </draw:path>
          <draw:path draw:style-name="gr59" draw:text-style-name="P42" draw:layer="layout" svg:width="0.761cm" svg:height="0.999cm" svg:x="11.54cm" svg:y="15cm" svg:viewBox="0 0 762 1000" svg:d="M413 700h-61l-207-628h-10v856h99c13 0 22 3 28 10 5 6 8 15 8 26 0 10-3 19-8 26-6 6-15 10-28 10h-198c-13 0-22-4-28-10-5-7-8-16-8-26 0-11 3-20 8-26 6-7 15-10 28-10h45v-856h-34c-12 0-22-3-27-10-6-7-8-15-8-26s2-20 8-26c5-7 15-10 27-10h132l203 619 201-619h131c14 0 23 3 28 10 6 6 9 15 9 26s-3 19-9 26c-5 7-14 10-28 10h-33v856h45c13 0 22 3 28 10 6 6 8 15 8 26 0 10-2 19-8 26-6 6-15 10-28 10h-198c-13 0-22-4-28-10-5-7-8-16-8-26 0-11 3-20 8-26 6-7 15-10 28-10h99v-856h-11z">
            <text:p/>
          </draw:path>
          <draw:path draw:style-name="gr59" draw:text-style-name="P42" draw:layer="layout" svg:width="0.628cm" svg:height="0.999cm" svg:x="12.392cm" svg:y="15cm" svg:viewBox="0 0 629 1000" svg:d="M218 72v856h357v-285c0-17 2-30 8-37 5-7 11-11 19-11s14 3 20 10c5 8 7 20 7 38v357h-593c-13 0-22-4-28-10-5-7-8-16-8-26 0-11 3-20 8-26 6-7 15-10 28-10h128v-856h-128c-13 0-22-3-28-10-5-7-8-15-8-26s3-20 8-26c6-7 15-10 28-10h310c13 0 22 3 27 10 6 6 9 15 9 26s-3 19-9 26c-5 7-14 10-27 10z">
            <text:p/>
          </draw:path>
        </draw:g>
        <draw:g>
          <draw:path draw:style-name="gr46" draw:text-style-name="P33" draw:layer="layout" svg:width="0.863cm" svg:height="2.438cm" svg:x="8cm" svg:y="5.5cm" svg:viewBox="0 0 864 2439" svg:d="M392 1117v936h247c42 0 72 18 89 54 18 36 27 82 27 140 0 56-9 103-27 138-17 36-47 54-89 54h-523c-42 0-72-18-89-54-18-35-27-82-27-140 0-56 9-102 27-138 17-36 47-54 89-54h103v-936h-83c-42 0-71-18-89-54-18-35-27-82-27-140 0-56 9-102 27-138s47-54 89-54h83v-146c0-168 28-308 85-419s139-166 246-166c48 0 104 10 167 29 62 20 103 47 121 82 17 35 26 80 26 135 0 59-8 107-24 144-15 37-35 56-58 56-11 0-27-5-48-14-72-31-135-47-190-47-58 0-97 20-119 58s-33 85-33 142v146h268c41 0 71 18 89 54s26 82 26 140c0 57-8 103-26 138-18 36-48 54-89 54z">
            <text:p/>
          </draw:path>
          <draw:path draw:style-name="gr46" draw:text-style-name="P33" draw:layer="layout" svg:width="0.896cm" svg:height="1.819cm" svg:x="8.986cm" svg:y="6.18cm" svg:viewBox="0 0 897 1820" svg:d="M897 936c0 148-18 292-55 430-37 139-92 249-165 331s-149 123-229 123c-79 0-154-40-226-121-73-81-128-191-165-330-38-139-57-285-57-436 0-155 19-306 57-454 39-149 94-266 166-351s147-128 225-128c79 0 155 44 228 131s128 204 165 351c38 148 56 299 56 454zM724 938c0-124-20-238-60-342-55-140-127-211-216-211-78 0-144 56-196 168-52 111-79 241-79 387 0 121 27 233 80 338 53 104 118 157 195 157 78 0 143-53 196-157 53-105 80-218 80-340z">
            <text:p/>
          </draw:path>
          <draw:path draw:style-name="gr46" draw:text-style-name="P33" draw:layer="layout" svg:width="0.82cm" svg:height="2.438cm" svg:x="10.06cm" svg:y="5.5cm" svg:viewBox="0 0 821 2439" svg:d="M497 0v2053h208c42 0 72 18 89 54 18 36 27 82 27 140 0 56-9 103-27 138-17 36-47 54-89 54h-589c-42 0-72-18-89-54-18-35-27-82-27-140 0-56 9-102 27-138 17-36 47-54 89-54h208v-1668h-140c-41 0-70-17-88-53s-28-83-28-140 9-103 27-138c18-36 48-54 89-54z">
            <text:p/>
          </draw:path>
          <draw:path draw:style-name="gr46" draw:text-style-name="P33" draw:layer="layout" svg:width="0.82cm" svg:height="2.438cm" svg:x="11.099cm" svg:y="5.5cm" svg:viewBox="0 0 821 2439" svg:d="M474 0v408h-207v-408zM497 731v1322h208c42 0 72 18 89 54 18 36 27 82 27 140 0 56-9 103-27 138-17 36-47 54-89 54h-589c-42 0-72-18-89-54-18-35-27-82-27-140 0-56 9-102 27-138 17-36 47-54 89-54h208v-936h-140c-41 0-70-18-88-54-18-35-28-82-28-140 0-56 9-102 27-138s48-54 89-54z">
            <text:p/>
          </draw:path>
          <draw:path draw:style-name="gr46" draw:text-style-name="P33" draw:layer="layout" svg:width="0.896cm" svg:height="1.819cm" svg:x="12.103cm" svg:y="6.18cm" svg:viewBox="0 0 897 1820" svg:d="M897 936c0 148-18 292-55 430-37 139-92 249-165 331s-149 123-229 123c-79 0-154-40-226-121-73-81-128-191-165-330-38-139-57-285-57-436 0-155 19-306 57-454 39-149 94-266 166-351s147-128 225-128c79 0 155 44 228 131s128 204 165 351c38 148 56 299 56 454zM724 938c0-124-20-238-60-342-55-140-127-211-216-211-78 0-144 56-196 168-52 111-79 241-79 387 0 121 27 233 80 338 53 104 118 157 195 157 78 0 143-53 196-157 53-105 80-218 80-340z">
            <text:p/>
          </draw:path>
        </draw:g>
        <draw:g>
          <draw:path draw:style-name="gr47" draw:text-style-name="P33" draw:layer="layout" svg:width="0.323cm" svg:height="2.359cm" svg:x="17.1cm" svg:y="5.679cm" svg:viewBox="0 0 324 2360" svg:d="M178 0v2202h125c8 0 13 7 16 21 4 15 5 34 5 58 0 22-1 41-5 56-3 15-8 23-16 23h-282c-7 0-13-8-16-23s-5-34-5-56c0-24 2-43 5-58 3-14 9-21 16-21h125v-2042h-91c-8 0-14-8-17-23s-5-34-5-58c0-23 2-41 5-56s9-23 17-23z">
            <text:p/>
          </draw:path>
          <draw:path draw:style-name="gr47" draw:text-style-name="P33" draw:layer="layout" svg:width="0.323cm" svg:height="2.438cm" svg:x="17.566cm" svg:y="5.6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323cm" svg:height="2.438cm" svg:x="18.031cm" svg:y="5.6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451cm" svg:height="1.684cm" svg:x="18.432cm" svg:y="6.354cm" svg:viewBox="0 0 452 1685" svg:d="M80 56v160c27-144 54-216 81-216 17 0 31 22 43 65 13 43 23 109 31 196 15-87 29-153 43-196 15-43 29-65 44-65 23 0 41 37 55 111 18 95 27 199 27 312v1104h27c7 0 13 7 16 21 3 15 5 34 5 58 0 22-2 41-5 56s-9 23-16 23h-59v-1247c0-80-5-147-15-199-10-53-21-79-34-79-11 0-24 21-36 65-13 43-28 128-44 254v1048h26c8 0 13 7 16 21 4 15 5 34 5 58 0 22-1 41-5 56-3 15-8 23-16 23h-59v-1236c0-84-5-153-14-207-10-55-22-82-34-82-11 0-23 18-34 54-15 52-31 140-48 265v1048h27c7 0 13 7 16 21 3 15 5 34 5 58 0 22-2 41-5 56s-9 23-16 23h-86c-7 0-13-8-16-23s-5-34-5-56c0-24 2-43 5-58 3-14 9-21 16-21h27v-1311h-27c-7 0-13-7-16-22s-5-35-5-59c0-22 2-41 5-56s9-23 16-23z">
            <text:p/>
          </draw:path>
          <draw:path draw:style-name="gr47" draw:text-style-name="P33" draw:layer="layout" svg:width="0.365cm" svg:height="1.746cm" svg:x="18.944cm" svg:y="6.354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47" draw:text-style-name="P33" draw:layer="layout" svg:width="0.354cm" svg:height="2.261cm" svg:x="19.41cm" svg:y="5.839cm" svg:viewBox="0 0 355 2262" svg:d="M112 572h173c7 0 13 7 16 22s5 35 5 58-2 42-5 57-9 22-16 22h-173v1051c0 92 7 168 22 230 15 61 37 92 65 92 22 0 45-16 70-48s44-68 58-108c5-16 9-25 13-25s7 8 10 24 5 34 5 55c0 19-2 37-5 53-8 41-28 86-59 134-31 49-61 73-90 73-37 0-66-43-88-130-22-86-33-203-33-350v-1051h-59c-7 0-13-7-16-22s-5-35-5-58 2-42 5-57 9-22 16-22h59v-467c0-37 1-64 4-81 3-16 7-24 12-24s8 8 11 24c4 17 5 44 5 81z">
            <text:p/>
          </draw:path>
          <draw:path draw:style-name="gr47" draw:text-style-name="P33" draw:layer="layout" svg:width="0.365cm" svg:height="1.746cm" svg:x="19.874cm" svg:y="6.354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47" draw:text-style-name="P33" draw:layer="layout" svg:width="0.323cm" svg:height="2.438cm" svg:x="20.356cm" svg:y="5.6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379cm" svg:height="1.684cm" svg:x="20.791cm" svg:y="6.354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  <draw:path draw:style-name="gr47" draw:text-style-name="P33" draw:layer="layout" svg:width="0.356cm" svg:height="1.746cm" svg:x="21.263cm" svg:y="6.354cm" svg:viewBox="0 0 357 1747" svg:d="M356 908h-324c6 204 23 369 52 494 29 124 65 187 107 187 24 0 49-20 75-59 26-38 47-90 63-154 5-19 9-28 13-28s7 8 10 24c3 15 5 34 5 55s-2 42-6 62c-12 63-34 121-65 176-31 54-62 82-95 82-54 0-100-89-136-266-37-178-55-392-55-644 0-230 17-427 51-591s77-246 127-246c52 0 95 84 129 253 33 168 50 387 49 655zM324 748c-6-174-23-316-50-425s-59-163-96-163-69 54-95 162c-27 107-44 250-50 426z">
            <text:p/>
          </draw:path>
          <draw:path draw:style-name="gr47" draw:text-style-name="P33" draw:layer="layout" svg:width="0.379cm" svg:height="1.684cm" svg:x="21.721cm" svg:y="6.354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</draw:g>
        <draw:g>
          <draw:path draw:style-name="gr53" draw:text-style-name="P37" draw:layer="layout" svg:width="0.444cm" svg:height="0.495cm" svg:x="8.021cm" svg:y="12.247cm" svg:viewBox="0 0 445 496" svg:d="M252 496h-57l-138-447h-35c-8 0-13-3-17-7-3-5-5-11-5-18s2-13 5-17c4-5 9-7 17-7h127c8 0 13 2 17 7 3 4 5 10 5 18 0 6-2 12-5 17-4 4-9 7-17 7h-56l123 399h15l121-399h-56c-8 0-14-3-17-7-3-5-5-11-5-18s2-13 5-17c3-5 9-7 17-7h127c8 0 14 2 17 7 4 4 5 10 5 18 0 6-1 12-5 17-3 4-9 7-17 7h-34z">
            <text:p/>
          </draw:path>
          <draw:path draw:style-name="gr53" draw:text-style-name="P37" draw:layer="layout" svg:width="0.377cm" svg:height="0.531cm" svg:x="8.541cm" svg:y="12.23cm" svg:viewBox="0 0 378 532" svg:d="M377 276h-343c6 63 24 113 55 151 30 38 68 57 113 57 26 0 52-6 79-18 28-12 50-28 68-47 5-6 9-9 13-9s8 3 11 8c3 4 5 10 5 16 0 7-2 13-6 19-13 19-36 37-69 54-32 16-66 25-101 25-57 0-105-27-144-81s-58-120-58-196c0-70 18-130 54-180 37-50 81-75 135-75 55 0 100 26 136 77 35 51 53 118 52 199zM343 228c-7-53-24-96-53-130-28-33-62-49-101-49s-73 16-102 49c-28 33-46 76-53 130z">
            <text:p/>
          </draw:path>
          <draw:path draw:style-name="gr53" draw:text-style-name="P37" draw:layer="layout" svg:width="0.377cm" svg:height="0.507cm" svg:x="9.051cm" svg:y="12.235cm" svg:viewBox="0 0 378 508" svg:d="M138 12v121c43-56 76-92 98-109 22-16 42-24 60-24 20 0 39 10 56 29s26 34 26 44c0 7-2 13-5 18-3 4-8 7-13 7-2 0-5-1-6-2-2-1-6-6-11-13-9-13-17-23-24-27-7-5-14-8-21-8-14 0-32 8-53 25s-56 58-107 123v264h149c8 0 14 2 17 6 4 5 5 10 5 18 0 7-1 12-5 17-3 4-9 7-17 7h-265c-8 0-13-2-17-7-3-4-5-10-5-17 0-6 2-12 5-16s9-7 17-7h82v-400h-62c-8 0-14-3-18-7-3-5-5-11-5-18s2-13 5-17c4-5 9-7 18-7z">
            <text:p/>
          </draw:path>
          <draw:path draw:style-name="gr53" draw:text-style-name="P37" draw:layer="layout" svg:width="0.392cm" svg:height="0.717cm" svg:x="9.552cm" svg:y="12.024cm" svg:viewBox="0 0 393 718" svg:d="M101 504v214h-79c-8 0-13-2-17-7-3-4-5-10-5-17s2-13 5-17c4-5 9-7 17-7h46v-621h-46c-8 0-13-3-17-7-3-5-5-11-5-18s2-13 5-17c4-5 9-7 17-7h79v443l144-172h-18c-8 0-13-2-17-7-3-4-5-10-5-17s2-13 5-17c4-5 9-7 17-7h108c8 0 14 2 18 7 3 4 5 10 5 17s-2 13-5 17c-4 5-10 7-18 7h-39l-131 157 166 242h39c8 0 14 2 18 7 3 4 5 10 5 17s-2 13-5 17c-4 5-10 7-18 7h-109c-8 0-14-2-17-7-4-4-5-10-5-17s1-13 5-17c3-5 9-7 17-7h24l-145-212z">
            <text:p/>
          </draw:path>
          <draw:path draw:style-name="gr53" draw:text-style-name="P37" draw:layer="layout" svg:width="0.392cm" svg:height="0.717cm" svg:x="10.044cm" svg:y="12.024cm" svg:viewBox="0 0 393 718" svg:d="M101 504v214h-79c-8 0-13-2-17-7-3-4-5-10-5-17s2-13 5-17c4-5 9-7 17-7h46v-621h-46c-8 0-13-3-17-7-3-5-5-11-5-18s2-13 5-17c4-5 9-7 17-7h79v443l144-172h-18c-8 0-13-2-17-7-3-4-5-10-5-17s2-13 5-17c4-5 9-7 17-7h108c8 0 14 2 18 7 3 4 5 10 5 17s-2 13-5 17c-4 5-10 7-18 7h-39l-131 157 166 242h39c8 0 14 2 18 7 3 4 5 10 5 17s-2 13-5 17c-4 5-10 7-18 7h-109c-8 0-14-2-17-7-4-4-5-10-5-17s1-13 5-17c3-5 9-7 17-7h24l-145-212z">
            <text:p/>
          </draw:path>
          <draw:path draw:style-name="gr53" draw:text-style-name="P37" draw:layer="layout" svg:width="0.375cm" svg:height="0.531cm" svg:x="10.519cm" svg:y="12.23cm" svg:viewBox="0 0 376 532" svg:d="M376 266c0 73-18 136-55 188-36 52-81 78-133 78s-96-26-133-78-55-115-55-188 18-136 55-188 81-78 133-78 97 26 133 78c37 52 55 115 55 188zM342 266c0-60-15-111-45-154-30-42-66-63-109-63s-79 21-109 63c-30 43-45 94-45 154s15 111 45 154c30 42 66 64 109 64s79-22 109-64c30-43 45-94 45-154z">
            <text:p/>
          </draw:path>
          <draw:path draw:style-name="gr53" draw:text-style-name="P37" draw:layer="layout" svg:width="0.326cm" svg:height="0.531cm" svg:x="11.036cm" svg:y="12.23cm" svg:viewBox="0 0 327 532" svg:d="M275 49c0-11 1-19 4-24 4-5 8-8 12-8 6 0 10 3 13 8s5 13 5 25v82c0 12-2 20-5 25s-7 7-13 7c-4 0-8-2-11-6s-5-11-5-21c-2-23-10-41-25-56-22-22-51-32-87-32-38 0-67 11-88 32-16 17-24 35-24 55 0 23 10 42 28 57 13 11 38 19 73 25 47 7 80 16 98 25 26 13 45 32 58 55 12 24 19 49 19 77 0 41-14 77-42 109-27 32-67 48-121 48-53 0-96-20-130-58 0 13-1 21-2 25s-3 7-6 10-6 4-9 4c-5 0-9-3-12-8s-5-13-5-24v-99c0-12 2-20 5-25s7-7 12-7 9 2 12 7 5 11 5 19c0 18 3 32 9 44 10 18 25 34 45 46s45 18 75 18c44 0 77-12 98-35 21-24 32-48 32-74 0-30-11-54-32-72-22-18-54-30-96-36s-72-14-90-24-32-25-43-44c-10-20-15-42-15-64 0-42 14-74 43-99 28-24 62-36 101-36 47 0 84 16 114 49z">
            <text:p/>
          </draw:path>
          <draw:path draw:style-name="gr53" draw:text-style-name="P37" draw:layer="layout" svg:width="0.343cm" svg:height="0.741cm" svg:x="11.522cm" svg:y="12cm" svg:viewBox="0 0 344 742" svg:d="M187 0v124h-49v-124zM188 247v447h133c8 0 14 2 17 7 4 4 6 10 6 17s-2 13-6 18c-3 4-9 6-17 6h-299c-8 0-13-2-17-6-3-5-5-11-5-18s2-13 5-17c4-5 9-7 17-7h133v-399h-98c-8 0-14-2-18-7-4-4-5-10-5-17s1-13 5-17c3-5 9-7 18-7z">
            <text:p/>
          </draw:path>
          <draw:path draw:style-name="gr53" draw:text-style-name="P37" draw:layer="layout" svg:width="0.444cm" svg:height="0.495cm" svg:x="11.963cm" svg:y="12.247cm" svg:viewBox="0 0 445 496" svg:d="M252 496h-57l-138-447h-35c-8 0-13-3-17-7-3-5-5-11-5-18s2-13 5-17c4-5 9-7 17-7h127c8 0 13 2 17 7 3 4 5 10 5 18 0 6-2 12-5 17-4 4-9 7-17 7h-56l123 399h15l121-399h-56c-8 0-14-3-17-7-3-5-5-11-5-18s2-13 5-17c3-5 9-7 17-7h127c8 0 14 2 17 7 4 4 5 10 5 18 0 6-1 12-5 17-3 4-9 7-17 7h-34z">
            <text:p/>
          </draw:path>
          <draw:path draw:style-name="gr53" draw:text-style-name="P37" draw:layer="layout" svg:width="0.409cm" svg:height="0.514cm" svg:x="12.468cm" svg:y="12.247cm" svg:viewBox="0 0 410 515" svg:d="M325 496v-71c-46 60-96 90-149 90-33 0-58-13-75-39-22-33-33-72-33-117v-310h-46c-8 0-13-3-17-7-3-5-5-11-5-18s2-13 5-17c4-5 9-7 17-7h79v359c0 31 7 57 21 77s32 30 52 30c55 0 105-35 151-107v-310h-62c-8 0-14-3-17-7-4-5-5-11-5-18s1-13 5-17c3-5 9-7 17-7h96v448h28c8 0 14 2 17 6 4 5 6 10 6 18 0 7-2 12-6 17-3 4-9 7-17 7z">
            <text:p/>
          </draw:path>
          <draw:path draw:style-name="gr53" draw:text-style-name="P37" draw:layer="layout" svg:width="4.926cm" svg:height="0.087cm" svg:x="7.997cm" svg:y="12.875cm" svg:viewBox="0 0 4927 88" svg:d="M0 88c0-15 0-29 0-44s0-29 0-44c1642 0 3285 0 4927 0 0 15 0 29 0 44s0 29 0 44c-1642 0-3285 0-4927 0z">
            <text:p/>
          </draw:path>
        </draw:g>
        <draw:g>
          <draw:path draw:style-name="gr60" draw:text-style-name="P43" draw:layer="layout" svg:width="0.645cm" svg:height="0.411cm" svg:x="17.035cm" svg:y="13.405cm" svg:viewBox="0 0 646 412" svg:d="M366 412h-83l-200-372h-50c-12 0-20-1-25-5s-8-9-8-15 3-10 8-14 13-6 25-6h183c11 0 20 2 25 6s7 8 7 14-2 11-7 15-14 5-25 5h-81l179 332h21l176-332h-81c-12 0-20-1-25-5-6-4-8-9-8-15s2-10 8-14c5-4 13-6 25-6h183c12 0 21 2 25 6 5 4 8 8 8 14s-3 11-8 15c-4 4-13 5-25 5h-49z">
            <text:p/>
          </draw:path>
          <draw:path draw:style-name="gr60" draw:text-style-name="P43" draw:layer="layout" svg:width="0.56cm" svg:height="0.441cm" svg:x="17.799cm" svg:y="13.391cm" svg:viewBox="0 0 561 442" svg:d="M414 426v-57c-71 49-147 73-227 73-59 0-105-12-138-36-33-25-49-54-49-90 0-38 22-72 65-101s107-43 190-43c23 0 47 1 73 3 27 3 55 6 86 11v-64c0-22-13-41-37-57-25-16-62-25-112-25-38 0-91 9-160 28-12 3-20 4-24 4-6 0-11-2-16-5-4-4-6-9-6-15 0-5 2-9 6-13 5-4 27-11 65-19 61-13 106-20 137-20 62 0 110 12 144 37 35 25 52 53 52 85v264h65c12 0 21 2 26 6 5 3 7 8 7 14s-2 11-7 15c-5 3-14 5-26 5zM414 227c-23-5-47-9-73-12-25-2-52-3-81-3-71 0-126 12-166 37-30 19-45 41-45 67 0 24 11 45 34 61 23 17 57 25 101 25 42 0 82-7 118-21s73-35 112-66z">
            <text:p/>
          </draw:path>
          <draw:path draw:style-name="gr60" draw:text-style-name="P43" draw:layer="layout" svg:width="0.497cm" svg:height="0.596cm" svg:x="18.539cm" svg:y="13.22cm" svg:viewBox="0 0 498 597" svg:d="M273 0v557h192c12 0 20 2 26 6 5 3 7 8 7 14s-2 10-7 14c-6 4-14 6-26 6h-432c-12 0-20-2-25-6s-8-8-8-14 3-11 8-14c5-4 13-6 25-6h191v-517h-140c-12 0-20-1-26-5-5-4-7-9-7-15s2-10 7-14 14-6 26-6z">
            <text:p/>
          </draw:path>
          <draw:path draw:style-name="gr60" draw:text-style-name="P43" draw:layer="layout" svg:width="0.497cm" svg:height="0.616cm" svg:x="19.254cm" svg:y="13.2cm" svg:viewBox="0 0 498 617" svg:d="M271 0v103h-72v-103zM273 205v372h192c12 0 20 2 26 5 5 4 7 9 7 15s-2 10-7 14c-6 4-14 6-26 6h-432c-12 0-20-2-25-6s-8-8-8-14 3-11 8-15c5-3 13-5 25-5h191v-332h-142c-12 0-20-1-25-5-6-4-8-9-8-15s2-10 7-14 14-6 26-6z">
            <text:p/>
          </draw:path>
          <draw:path draw:style-name="gr60" draw:text-style-name="P43" draw:layer="layout" svg:width="0.569cm" svg:height="0.596cm" svg:x="19.969cm" svg:y="13.22cm" svg:viewBox="0 0 570 597" svg:d="M147 419v178h-114c-12 0-20-2-25-6s-8-8-8-14 3-11 8-14c5-4 13-6 25-6h65v-517h-65c-12 0-20-1-25-5s-8-9-8-15 3-10 8-14 13-6 25-6h114v368l208-143h-25c-12 0-20-1-25-5s-8-9-8-14c0-7 3-11 8-15s13-6 25-6h156c12 0 20 2 25 6s8 8 8 15c0 5-3 10-8 14s-13 5-25 5h-56l-191 131 241 201h56c12 0 21 2 26 6 5 3 8 8 8 14s-3 10-8 14-14 6-26 6h-158c-11 0-20-2-25-6s-7-8-7-14 2-11 7-14c5-4 14-6 25-6h35l-210-176z">
            <text:p/>
          </draw:path>
          <draw:path draw:style-name="gr60" draw:text-style-name="P43" draw:layer="layout" svg:width="0.569cm" svg:height="0.596cm" svg:x="20.684cm" svg:y="13.22cm" svg:viewBox="0 0 570 597" svg:d="M147 419v178h-114c-12 0-20-2-25-6s-8-8-8-14 3-11 8-14c5-4 13-6 25-6h65v-517h-65c-12 0-20-1-25-5s-8-9-8-15 3-10 8-14 13-6 25-6h114v368l208-143h-25c-12 0-20-1-25-5s-8-9-8-14c0-7 3-11 8-15s13-6 25-6h156c12 0 20 2 25 6s8 8 8 15c0 5-3 10-8 14s-13 5-25 5h-56l-191 131 241 201h56c12 0 21 2 26 6 5 3 8 8 8 14s-3 10-8 14-14 6-26 6h-158c-11 0-20-2-25-6s-7-8-7-14 2-11 7-14c5-4 14-6 25-6h35l-210-176z">
            <text:p/>
          </draw:path>
          <draw:path draw:style-name="gr60" draw:text-style-name="P43" draw:layer="layout" svg:width="0.545cm" svg:height="0.441cm" svg:x="21.371cm" svg:y="13.391cm" svg:viewBox="0 0 546 442" svg:d="M546 221c0 61-27 113-80 156s-118 65-193 65c-76 0-140-22-193-65s-80-95-80-156 27-113 80-156 117-65 193-65c75 0 140 22 193 65s80 95 80 156zM496 221c0-50-21-93-65-128s-96-53-158-53-115 18-159 53c-43 36-65 78-65 128s22 92 65 128c44 35 97 53 159 53s114-18 158-53 65-78 65-128z">
            <text:p/>
          </draw:path>
          <draw:path draw:style-name="gr60" draw:text-style-name="P43" draw:layer="layout" svg:width="4.999cm" svg:height="0.072cm" svg:x="17.001cm" svg:y="13.927cm" svg:viewBox="0 0 5000 73" svg:d="M0 73c0-12 0-24 0-36 0-13 0-25 0-37 1667 0 3333 0 5000 0 0 12 0 24 0 37 0 12 0 24 0 36-1667 0-3333 0-5000 0z">
            <text:p/>
          </draw:path>
        </draw:g>
        <draw:g>
          <draw:path draw:style-name="gr61" draw:text-style-name="P44" draw:layer="layout" svg:width="0.428cm" svg:height="0.713cm" svg:x="8.021cm" svg:y="16.077cm" svg:viewBox="0 0 429 714" svg:d="M322 50v440c0 61-15 113-47 158-32 44-70 66-114 66-26 0-52-8-78-26-25-17-53-45-83-84v-184c0-12 2-21 5-26s8-8 13-8 9 3 12 8c4 5 5 14 5 26v160c22 28 43 49 64 63s42 21 62 21c23 0 45-8 65-23 15-12 29-32 42-60 13-29 19-59 19-91v-440h-137c-9 0-15-2-19-7-3-5-5-11-5-18 0-8 2-14 5-18 4-5 10-7 19-7h256c8 0 14 2 18 7 4 4 5 10 5 18 0 7-1 13-5 18s-10 7-18 7z">
            <text:p/>
          </draw:path>
          <draw:path draw:style-name="gr61" draw:text-style-name="P44" draw:layer="layout" svg:width="0.402cm" svg:height="0.55cm" svg:x="8.523cm" svg:y="16.239cm" svg:viewBox="0 0 403 551" svg:d="M297 532v-72c-51 61-105 91-163 91-42 0-75-15-99-45-23-30-35-67-35-111 0-49 16-91 47-127s76-54 136-54c16 0 34 2 53 5s39 7 61 14v-81c0-27-9-51-26-71-18-20-45-31-81-31-27 0-65 12-114 34-9 4-15 6-18 6-4 0-8-2-11-7s-5-11-5-18c0-6 2-12 4-16 4-6 20-14 48-24 43-17 76-25 98-25 44 0 79 16 104 47 24 31 37 66 37 105v330h47c8 0 14 2 18 7 4 4 5 10 5 18 0 7-1 13-5 18s-10 7-18 7zM297 284c-16-7-33-12-52-15-18-3-38-5-58-5-51 0-91 16-119 47-22 23-33 51-33 84 0 30 8 55 25 76 16 20 41 31 72 31s59-9 85-26 53-45 80-82z">
            <text:p/>
          </draw:path>
          <draw:path draw:style-name="gr61" draw:text-style-name="P44" draw:layer="layout" svg:width="0.463cm" svg:height="0.513cm" svg:x="9.001cm" svg:y="16.257cm" svg:viewBox="0 0 464 514" svg:d="M263 514h-60l-144-464h-36c-8 0-14-2-18-7-3-4-5-11-5-18s2-13 5-18c4-5 10-7 18-7h132c8 0 14 2 18 7s5 11 5 19c0 7-1 13-5 17-4 5-10 7-18 7h-58l129 414h15l126-414h-58c-9 0-15-2-18-7-4-4-6-11-6-18s2-13 6-18c3-5 9-7 18-7h132c8 0 14 2 18 7 3 5 5 11 5 19 0 7-2 13-5 17-4 5-10 7-18 7h-36z">
            <text:p/>
          </draw:path>
          <draw:path draw:style-name="gr61" draw:text-style-name="P44" draw:layer="layout" svg:width="0.402cm" svg:height="0.55cm" svg:x="9.549cm" svg:y="16.239cm" svg:viewBox="0 0 403 551" svg:d="M297 532v-72c-51 61-105 91-163 91-42 0-75-15-99-45-23-30-35-67-35-111 0-49 16-91 47-127s76-54 136-54c16 0 34 2 53 5s39 7 61 14v-81c0-27-9-51-26-71-18-20-45-31-81-31-27 0-65 12-114 34-9 4-15 6-18 6-4 0-8-2-11-7s-5-11-5-18c0-6 2-12 4-16 4-6 20-14 48-24 43-17 76-25 98-25 44 0 79 16 104 47 24 31 37 66 37 105v330h47c8 0 14 2 18 7 4 4 5 10 5 18 0 7-1 13-5 18s-10 7-18 7zM297 284c-16-7-33-12-52-15-18-3-38-5-58-5-51 0-91 16-119 47-22 23-33 51-33 84 0 30 8 55 25 76 16 20 41 31 72 31s59-9 85-26 53-45 80-82z">
            <text:p/>
          </draw:path>
          <draw:path draw:style-name="gr61" draw:text-style-name="P44" draw:layer="layout" svg:width="0.358cm" svg:height="0.729cm" svg:x="10.08cm" svg:y="16.06cm" svg:viewBox="0 0 359 730" svg:d="M305 66v-17c0-12 1-20 5-25 3-5 7-8 12-8 6 0 10 3 13 8s5 13 5 25v127c0 12-2 21-5 26s-7 8-13 8c-5 0-9-3-12-8-3-4-5-12-5-23-2-33-14-63-36-89-23-27-53-40-89-40-39 0-70 14-93 42-23 29-34 62-34 100 0 20 3 38 10 54 6 17 15 30 25 40 11 10 23 18 36 24s34 13 63 19c47 12 80 23 98 34 24 16 43 37 55 64 13 28 19 60 19 97 0 57-16 106-48 146s-75 60-130 60c-61 0-109-27-146-81v28c0 12-2 21-5 26s-7 8-12 8-10-3-13-8-5-14-5-26v-137c0-13 2-21 5-27 3-5 7-7 13-7 5 0 9 2 12 7s5 12 5 23c1 36 15 70 41 99 26 30 61 45 105 45s79-15 104-47c26-31 39-68 39-111 0-26-5-49-15-69-10-21-24-37-43-49-14-8-42-17-84-28-58-13-100-35-126-63-25-29-38-69-38-122 0-52 15-97 44-135 29-37 68-56 116-56 49 0 92 22 127 66z">
            <text:p/>
          </draw:path>
          <draw:path draw:style-name="gr61" draw:text-style-name="P44" draw:layer="layout" svg:width="0.387cm" svg:height="0.55cm" svg:x="10.587cm" svg:y="16.239cm" svg:viewBox="0 0 388 551" svg:d="M332 68v-16c0-13 1-21 5-26 3-6 7-8 12-8s10 2 13 8c3 5 5 13 5 26v112c0 13-2 21-5 27-3 5-8 7-13 7s-9-2-12-7c-3-4-5-12-5-22-2-29-15-55-39-81-25-25-58-38-99-38-52 0-91 24-118 70s-41 99-41 159c0 65 15 118 45 160s68 63 115 63c28 0 56-8 84-22s54-37 76-69c6-8 11-11 16-11s9 2 12 6c3 5 5 11 5 17 0 17-14 39-43 65-45 42-96 63-151 63-57 0-103-25-139-76-37-52-55-117-55-195 0-81 19-147 56-200s84-80 140-80c54 0 99 23 136 68z">
            <text:p/>
          </draw:path>
          <draw:path draw:style-name="gr61" draw:text-style-name="P44" draw:layer="layout" svg:width="0.393cm" svg:height="0.526cm" svg:x="11.1cm" svg:y="16.245cm" svg:viewBox="0 0 394 527" svg:d="M143 12v126c46-58 80-96 103-113 22-17 43-25 63-25 21 0 40 10 58 30s27 35 27 45c0 8-2 14-5 19-4 5-8 8-14 8-2 0-5-1-7-3-2-1-5-5-10-13-10-14-19-23-26-28-7-6-14-8-21-8-16 0-34 9-56 26-21 17-59 60-112 128v273h156c8 0 14 2 18 7 4 4 5 10 5 18 0 7-1 13-5 17-4 5-10 8-18 8h-276c-8 0-14-3-18-7-3-5-5-11-5-18s2-12 5-17c4-4 10-7 18-7h85v-415h-65c-8 0-14-2-18-7-3-5-5-11-5-19 0-7 2-13 5-17 4-5 10-8 18-8z">
            <text:p/>
          </draw:path>
          <draw:path draw:style-name="gr61" draw:text-style-name="P44" draw:layer="layout" svg:width="0.357cm" svg:height="0.769cm" svg:x="11.621cm" svg:y="16.001cm" svg:viewBox="0 0 358 770" svg:d="M195 0v129h-52v-129zM196 256v464h138c9 0 15 2 18 7 4 4 6 10 6 18 0 7-2 13-6 18-3 5-9 7-18 7h-311c-8 0-14-2-18-7-3-5-5-11-5-18 0-8 2-14 5-18 4-5 10-7 18-7h138v-414h-102c-8 0-15-2-18-7-4-5-6-10-6-18 0-7 2-13 6-18 3-5 9-7 18-7z">
            <text:p/>
          </draw:path>
          <draw:path draw:style-name="gr61" draw:text-style-name="P44" draw:layer="layout" svg:width="0.444cm" svg:height="0.76cm" svg:x="12.074cm" svg:y="16.239cm" svg:viewBox="0 0 445 761" svg:d="M106 18v91c21-36 43-63 67-82 24-18 52-27 85-27 34 0 66 11 95 34 30 23 52 55 68 96s24 84 24 129c0 72-18 133-54 184s-80 76-133 76c-63 0-113-36-152-108v300h85c8 0 14 2 18 7 3 5 5 11 5 18s-2 13-5 18c-4 5-10 7-18 7h-168c-8 0-14-2-18-7-3-4-5-10-5-18 0-7 2-13 5-18 4-5 10-7 18-7h48v-643h-48c-8 0-14-2-18-7-3-5-5-11-5-18s2-13 5-18c4-5 10-7 18-7zM410 259c0-57-15-106-44-147-30-41-66-62-108-62s-79 21-108 62c-30 41-44 90-44 147 0 58 14 107 44 148 29 41 66 62 108 62s78-21 107-61c30-41 45-91 45-149z">
            <text:p/>
          </draw:path>
          <draw:path draw:style-name="gr61" draw:text-style-name="P44" draw:layer="layout" svg:width="0.39cm" svg:height="0.713cm" svg:x="12.629cm" svg:y="16.077cm" svg:viewBox="0 0 391 714" svg:d="M124 180h190c8 0 14 3 18 8 4 4 5 10 5 18 0 7-1 13-5 18s-10 7-18 7h-190v332c0 29 8 53 24 72 16 20 40 29 72 29 23 0 49-5 77-15 27-10 49-21 64-34 5-5 10-8 14-8s8 3 11 8c4 5 5 10 5 17 0 6-1 12-5 17-9 13-31 27-65 42-34 16-67 23-99 23-41 0-73-14-98-41-24-27-36-64-36-110v-332h-65c-8 0-14-2-18-7-3-5-5-11-5-19 0-7 2-13 5-17 4-5 10-8 18-8h65v-147c0-12 2-20 5-25s8-8 13-8 9 3 13 8c3 5 5 13 5 25z">
            <text:p/>
          </draw:path>
        </draw:g>
        <draw:g>
          <draw:path draw:style-name="gr61" draw:text-style-name="P44" draw:layer="layout" svg:width="0.429cm" svg:height="0.999cm" svg:x="8.022cm" svg:y="15cm" svg:viewBox="0 0 430 1000" svg:d="M379 115v-48c0-16 1-27 5-34 3-8 7-11 13-11s10 3 14 11c3 7 5 18 5 34v190c0 17-2 29-5 36-4 7-8 10-14 10-5 0-9-3-13-10-3-6-5-17-5-31-2-46-15-86-41-121-34-49-73-73-116-73-29 0-56 12-81 35-19 17-34 38-45 62-20 42-35 89-47 141-8 38-12 80-12 128v120c0 101 20 190 60 265s87 113 140 113c32 0 60-13 85-39 25-25 50-64 73-115 5-11 11-17 17-17 5 0 10 3 13 9s5 13 5 23c0 12-7 31-19 57-24 49-52 87-82 112s-60 38-91 38c-27 0-54-10-82-29-21-14-39-31-53-51-13-19-30-52-51-99-20-46-34-89-41-128s-11-82-11-130v-139c0-67 10-136 29-206 20-70 47-124 81-162 34-37 71-56 110-56 62 0 114 38 159 115z">
            <text:p/>
          </draw:path>
          <draw:path draw:style-name="gr61" draw:text-style-name="P44" draw:layer="layout" svg:width="0.378cm" svg:height="0.999cm" svg:x="8.59cm" svg:y="15cm" svg:viewBox="0 0 379 1000" svg:d="M322 90v-23c0-16 2-27 6-34 3-8 7-11 13-11s10 3 13 11c4 7 6 18 6 34v174c0 17-2 28-6 35-3 7-7 11-13 11-5 0-10-3-13-10-3-6-5-17-6-31-1-46-14-87-38-123-24-37-55-55-94-55-41 0-74 20-98 58-24 39-36 85-36 137 0 27 3 52 10 74 7 23 16 41 27 54 11 14 24 25 38 34 14 8 36 17 66 26 51 15 86 31 105 47 25 21 45 50 58 87 13 38 19 82 19 133 0 78-17 144-50 199-34 55-80 83-137 83-65 0-116-37-155-111v39c0 16-2 27-5 35-3 7-8 10-13 10-6 0-10-3-14-10-3-8-5-19-5-35v-189c0-17 2-29 5-36s8-10 14-10c5 0 9 3 13 9 3 7 5 17 5 32 2 50 16 95 44 136 27 41 64 62 111 62 46 0 83-22 110-65 27-42 40-93 40-152 0-35-5-67-15-95s-26-50-46-66c-14-12-44-25-88-39-62-19-106-48-133-87s-41-94-41-166 16-133 47-185c31-51 72-77 123-77s96 30 133 90z">
            <text:p/>
          </draw:path>
          <draw:path draw:style-name="gr61" draw:text-style-name="P44" draw:layer="layout" svg:width="0.378cm" svg:height="0.999cm" svg:x="9.133cm" svg:y="15cm" svg:viewBox="0 0 379 1000" svg:d="M322 90v-23c0-16 2-27 6-34 3-8 7-11 13-11s10 3 13 11c4 7 6 18 6 34v174c0 17-2 28-6 35-3 7-7 11-13 11-5 0-10-3-13-10-3-6-5-17-6-31-1-46-14-87-38-123-24-37-55-55-94-55-41 0-74 20-98 58-24 39-36 85-36 137 0 27 3 52 10 74 7 23 16 41 27 54 11 14 24 25 38 34 14 8 36 17 66 26 51 15 86 31 105 47 25 21 45 50 58 87 13 38 19 82 19 133 0 78-17 144-50 199-34 55-80 83-137 83-65 0-116-37-155-111v39c0 16-2 27-5 35-3 7-8 10-13 10-6 0-10-3-14-10-3-8-5-19-5-35v-189c0-17 2-29 5-36s8-10 14-10c5 0 9 3 13 9 3 7 5 17 5 32 2 50 16 95 44 136 27 41 64 62 111 62 46 0 83-22 110-65 27-42 40-93 40-152 0-35-5-67-15-95s-26-50-46-66c-14-12-44-25-88-39-62-19-106-48-133-87s-41-94-41-166 16-133 47-185c31-51 72-77 123-77s96 30 133 90z">
            <text:p/>
          </draw:path>
        </draw:g>
        <draw:g>
          <draw:path draw:style-name="gr54" draw:text-style-name="P38" draw:layer="layout" svg:width="0.834cm" svg:height="1.391cm" svg:x="17.001cm" svg:y="3.558cm" svg:viewBox="0 0 835 1392" svg:d="M148 47v132c49-119 100-179 150-179 30 0 57 18 80 54 22 35 42 89 57 162 26-73 53-127 79-162 27-36 54-54 81-54 43 0 76 31 102 92 33 78 49 164 49 258v912h50c14 0 24 6 30 17 6 12 9 28 9 48 0 18-3 34-9 46-6 13-16 19-30 19h-109v-1030c0-66-9-121-27-165-18-43-39-65-63-65-21 0-44 18-68 54-23 35-50 106-81 210v866h49c14 0 24 6 30 17 6 12 9 28 9 48 0 18-3 34-9 46-6 13-16 19-30 19h-108v-1021c0-69-9-126-28-171-18-45-39-68-62-68-21 0-41 15-62 45-28 43-58 116-89 219v866h49c14 0 24 6 30 17 6 12 9 28 9 48 0 18-3 34-9 46-6 13-16 19-30 19h-158c-14 0-24-6-30-19-6-12-9-28-9-46 0-20 3-36 9-48 6-11 16-17 30-17h50v-1083h-50c-14 0-24-7-30-19s-9-28-9-48c0-19 3-34 9-47 6-12 16-18 30-18z">
            <text:p/>
          </draw:path>
          <draw:path draw:style-name="gr54" draw:text-style-name="P38" draw:layer="layout" svg:width="0.675cm" svg:height="1.442cm" svg:x="17.947cm" svg:y="3.558cm" svg:viewBox="0 0 676 1443" svg:d="M498 1392v-188c-85 160-177 239-274 239-70 0-125-39-165-118-39-80-59-177-59-292 0-126 26-236 78-331 53-94 129-141 229-141 27 0 56 4 88 12 32 7 66 19 103 36v-211c0-72-15-134-45-187s-74-79-134-79c-46 0-110 30-192 89-15 10-25 15-29 15-8 0-14-6-19-18-6-13-8-28-8-47 0-18 2-32 7-42 6-16 32-37 79-64 72-43 127-65 165-65 74 0 132 41 173 122 42 81 62 173 62 276v864h79c14 0 24 6 30 17 7 12 10 28 10 48 0 18-3 34-10 46-6 13-16 19-30 19zM498 743c-28-18-57-31-88-39-30-8-63-13-97-13-85 0-152 41-200 123-36 61-54 134-54 219 0 79 14 145 41 199 28 54 69 81 122 81 51 0 98-23 141-68 44-45 89-117 135-215z">
            <text:p/>
          </draw:path>
          <draw:path draw:style-name="gr54" draw:text-style-name="P38" draw:layer="layout" svg:width="0.658cm" svg:height="1.377cm" svg:x="18.827cm" svg:y="3.572cm" svg:viewBox="0 0 659 1378" svg:d="M240 33v329c76-153 134-252 172-296s73-66 105-66c35 0 67 26 97 78 30 53 45 92 45 119 0 20-2 36-8 49s-13 20-22 20c-5 0-9-2-12-6-3-3-10-15-18-35-17-36-31-61-43-74-12-14-24-20-36-20-25 0-56 22-92 68-36 45-99 157-188 334v715h260c14 0 25 6 31 17 6 12 9 28 9 48 0 19-3 34-9 46-6 13-17 19-31 19h-461c-14 0-24-6-30-18s-9-27-9-46c0-17 3-32 9-44s16-18 30-18h142v-1087h-108c-14 0-24-7-30-19s-9-28-9-48c0-19 2-34 8-47 6-12 16-18 31-18z">
            <text:p/>
          </draw:path>
          <draw:path draw:style-name="gr54" draw:text-style-name="P38" draw:layer="layout" svg:width="0.684cm" svg:height="1.949cm" svg:x="19.7cm" svg:y="3cm" svg:viewBox="0 0 685 1950" svg:d="M177 1369v581h-138c-14 0-24-6-30-19-6-12-9-28-9-46 0-20 3-36 9-48s16-18 30-18h79v-1687h-79c-14 0-24-6-30-19-6-12-9-28-9-48 0-18 3-34 9-46 6-13 16-19 30-19h138v1203l250-467h-30c-14 0-24-6-31-18-6-13-9-28-9-47s3-36 9-48c7-12 17-19 31-19h188c14 0 24 7 30 19s9 29 9 48-3 34-9 47c-6 12-16 18-30 18h-68l-230 426 291 657h67c15 0 25 6 31 18s9 28 9 48c0 18-3 34-9 46-6 13-16 19-31 19h-190c-14 0-24-6-30-19-6-12-9-28-9-46 0-20 3-36 9-48s16-18 30-18h42l-253-576z">
            <text:p/>
          </draw:path>
          <draw:path draw:style-name="gr54" draw:text-style-name="P38" draw:layer="layout" svg:width="0.714cm" svg:height="1.396cm" svg:x="20.49cm" svg:y="3.605cm" svg:viewBox="0 0 715 1397" svg:d="M567 1345v-191c-80 162-167 243-260 243-57 0-101-35-131-104-38-91-58-198-58-319v-842h-79c-14 0-24-6-30-19-6-12-9-28-9-48 0-18 3-34 9-46 6-13 16-19 30-19h138v974c0 85 12 155 36 210 25 55 55 82 91 82 96 0 183-97 263-292v-842h-108c-14 0-24-6-30-19-6-12-9-28-9-48 0-18 3-34 9-46 6-13 16-19 30-19h167v1215h50c14 0 24 6 30 18s9 28 9 47-3 34-9 47c-6 12-16 18-30 18z">
            <text:p/>
          </draw:path>
          <draw:path draw:style-name="gr54" draw:text-style-name="P38" draw:layer="layout" svg:width="0.569cm" svg:height="1.442cm" svg:x="21.432cm" svg:y="3.558cm" svg:viewBox="0 0 570 1443" svg:d="M479 132c0-30 3-52 8-65 6-14 13-20 21-20 9 0 16 6 22 20 6 13 8 36 8 68v224c0 31-2 53-8 67-6 13-13 20-22 20-8 0-14-6-20-17-5-12-8-30-9-56-3-62-17-114-43-154-39-58-89-87-152-87-66 0-117 30-153 89-28 44-41 94-41 149 0 62 16 114 48 155 23 29 65 51 128 67 81 20 138 42 170 67 45 36 79 86 101 150 22 65 33 134 33 209 0 110-24 209-72 296-48 86-119 129-211 129-93 0-169-52-228-157 0 36-1 58-3 69-2 10-5 19-10 26s-11 11-17 11c-8 0-15-7-21-20-5-14-8-36-8-67v-269c0-31 3-53 8-67 5-13 13-20 21-20 9 0 16 7 22 20s8 30 8 52c0 47 6 87 17 119 16 50 42 91 77 124 36 33 80 49 132 49 76 0 133-32 170-95 38-63 56-130 56-200 0-81-19-146-56-195-39-48-94-81-167-97-73-17-126-39-157-66-32-27-57-67-74-121-18-54-27-112-27-174 0-112 25-201 74-266 50-66 109-99 177-99 81 0 147 44 198 132z">
            <text:p/>
          </draw:path>
        </draw:g>
        <draw:g>
          <draw:path draw:style-name="gr55" draw:text-style-name="P39" draw:layer="layout" svg:width="0.323cm" svg:height="2.359cm" svg:x="17.002cm" svg:y="5.58cm" svg:viewBox="0 0 324 2360" svg:d="M178 0v2202h125c8 0 13 7 16 21 4 15 5 34 5 58 0 22-1 41-5 56-3 15-8 23-16 23h-282c-7 0-13-8-16-23s-5-34-5-56c0-24 2-43 5-58 3-14 9-21 16-21h125v-2042h-91c-8 0-14-8-17-23s-5-34-5-58c0-23 2-41 5-56s9-23 17-23z">
            <text:p/>
          </draw:path>
          <draw:path draw:style-name="gr55" draw:text-style-name="P39" draw:layer="layout" svg:width="0.323cm" svg:height="2.438cm" svg:x="17.468cm" svg:y="5.501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55" draw:text-style-name="P39" draw:layer="layout" svg:width="0.323cm" svg:height="2.438cm" svg:x="17.933cm" svg:y="5.501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55" draw:text-style-name="P39" draw:layer="layout" svg:width="0.451cm" svg:height="1.684cm" svg:x="18.334cm" svg:y="6.255cm" svg:viewBox="0 0 452 1685" svg:d="M80 56v160c27-144 54-216 81-216 17 0 31 22 43 65 13 43 23 109 31 196 15-87 29-153 43-196 15-43 29-65 44-65 23 0 41 37 55 111 18 95 27 199 27 312v1104h27c7 0 13 7 16 21 3 15 5 34 5 58 0 22-2 41-5 56s-9 23-16 23h-59v-1247c0-80-5-147-15-199-10-53-21-79-34-79-11 0-24 21-36 65-13 43-28 128-44 254v1048h26c8 0 13 7 16 21 4 15 5 34 5 58 0 22-1 41-5 56-3 15-8 23-16 23h-59v-1236c0-84-5-153-14-207-10-55-22-82-34-82-11 0-23 18-34 54-15 52-31 140-48 265v1048h27c7 0 13 7 16 21 3 15 5 34 5 58 0 22-2 41-5 56s-9 23-16 23h-86c-7 0-13-8-16-23s-5-34-5-56c0-24 2-43 5-58 3-14 9-21 16-21h27v-1311h-27c-7 0-13-7-16-22s-5-35-5-59c0-22 2-41 5-56s9-23 16-23z">
            <text:p/>
          </draw:path>
          <draw:path draw:style-name="gr55" draw:text-style-name="P39" draw:layer="layout" svg:width="0.365cm" svg:height="1.746cm" svg:x="18.846cm" svg:y="6.255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55" draw:text-style-name="P39" draw:layer="layout" svg:width="0.354cm" svg:height="2.261cm" svg:x="19.312cm" svg:y="5.74cm" svg:viewBox="0 0 355 2262" svg:d="M112 572h173c7 0 13 7 16 22s5 35 5 58-2 42-5 57-9 22-16 22h-173v1051c0 92 7 168 22 230 15 61 37 92 65 92 22 0 45-16 70-48s44-68 58-108c5-16 9-25 13-25s7 8 10 24 5 34 5 55c0 19-2 37-5 53-8 41-28 86-59 134-31 49-61 73-90 73-37 0-66-43-88-130-22-86-33-203-33-350v-1051h-59c-7 0-13-7-16-22s-5-35-5-58 2-42 5-57 9-22 16-22h59v-467c0-37 1-64 4-81 3-16 7-24 12-24s8 8 11 24c4 17 5 44 5 81z">
            <text:p/>
          </draw:path>
          <draw:path draw:style-name="gr55" draw:text-style-name="P39" draw:layer="layout" svg:width="0.365cm" svg:height="1.746cm" svg:x="19.776cm" svg:y="6.255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55" draw:text-style-name="P39" draw:layer="layout" svg:width="0.323cm" svg:height="2.438cm" svg:x="20.258cm" svg:y="5.501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55" draw:text-style-name="P39" draw:layer="layout" svg:width="0.379cm" svg:height="1.684cm" svg:x="20.693cm" svg:y="6.255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  <draw:path draw:style-name="gr55" draw:text-style-name="P39" draw:layer="layout" svg:width="0.356cm" svg:height="1.746cm" svg:x="21.165cm" svg:y="6.255cm" svg:viewBox="0 0 357 1747" svg:d="M356 908h-324c6 204 23 369 52 494 29 124 65 187 107 187 24 0 49-20 75-59 26-38 47-90 63-154 5-19 9-28 13-28s7 8 10 24c3 15 5 34 5 55s-2 42-6 62c-12 63-34 121-65 176-31 54-62 82-95 82-54 0-100-89-136-266-37-178-55-392-55-644 0-230 17-427 51-591s77-246 127-246c52 0 95 84 129 253 33 168 50 387 49 655zM324 748c-6-174-23-316-50-425s-59-163-96-163-69 54-95 162c-27 107-44 250-50 426z">
            <text:p/>
          </draw:path>
          <draw:path draw:style-name="gr55" draw:text-style-name="P39" draw:layer="layout" svg:width="0.379cm" svg:height="1.684cm" svg:x="21.623cm" svg:y="6.255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</draw:g>
        <draw:custom-shape draw:style-name="gr56" draw:text-style-name="P35" draw:layer="layout" svg:width="0.8cm" svg:height="0.8cm" draw:transform="rotate (-1.5707963267949) translate (16.4cm 5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6" draw:text-style-name="P35" draw:layer="layout" svg:width="0.8cm" svg:height="0.8cm" draw:transform="rotate (-1.5707963267949) translate (7.4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6" draw:text-style-name="P35" draw:layer="layout" svg:width="0.8cm" svg:height="0.8cm" draw:transform="rotate (-1.5707963267949) translate (16.5cm 12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1" draw:style-name="dp1" draw:master-page-name="Oletus">
        <draw:line draw:style-name="gr11" draw:text-style-name="P6" draw:layer="layout" svg:x1="6cm" svg:y1="10cm" svg:x2="24cm" svg:y2="10cm">
          <text:p/>
        </draw:line>
        <draw:line draw:style-name="gr11" draw:text-style-name="P6" draw:layer="layout" svg:x1="15cm" svg:y1="1cm" svg:x2="15cm" svg:y2="19cm">
          <text:p/>
        </draw:line>
        <draw:g>
          <draw:path draw:style-name="gr40" draw:text-style-name="P29" draw:layer="layout" svg:width="1.21cm" svg:height="2.054cm" svg:x="8cm" svg:y="3.445cm" svg:viewBox="0 0 1211 2055" svg:d="M384 1239v507h125c50 0 86 14 107 43 21 28 32 66 32 112 0 45-11 82-32 111-21 28-57 43-107 43h-370c-50 0-86-15-107-43-21-29-32-66-32-111 0-46 11-84 33-112 21-29 57-43 106-43h36v-1396h-36c-50 0-86-15-107-43-21-29-32-66-32-113 0-45 11-82 32-110 21-29 57-43 107-43h245v105c48-49 99-86 151-110s106-36 161-36c142 0 264 72 364 215s151 307 151 492c0 204-60 372-178 505-99 111-211 166-335 166-54 0-107-12-159-35s-104-58-155-104zM1002 709c0-44-11-99-34-166-24-66-59-122-107-167s-104-67-168-67c-104 0-186 58-247 173-42 80-62 156-62 230 0 82 29 162 89 240 59 78 132 117 220 117s162-39 221-116c59-78 88-159 88-244z">
            <text:p/>
          </draw:path>
          <draw:path draw:style-name="gr40" draw:text-style-name="P29" draw:layer="layout" svg:width="1.078cm" svg:height="1.458cm" svg:x="9.356cm" svg:y="3.445cm" svg:viewBox="0 0 1079 1459" svg:d="M1079 751c0 118-22 233-66 344-45 111-111 200-199 266-87 65-179 98-275 98-95 0-186-32-272-97-87-65-153-153-199-265-45-111-68-228-68-349 0-124 23-245 69-364s113-213 199-281c87-69 177-103 271-103 95 0 187 35 274 105 88 70 155 164 199 282 45 118 67 239 67 364zM871 752c0-99-24-191-72-274-66-113-153-169-260-169-94 0-173 45-236 134-63 90-94 193-94 311 0 96 31 186 95 270s142 126 235 126c94 0 172-42 236-126s96-174 96-272z">
            <text:p/>
          </draw:path>
          <draw:path draw:style-name="gr40" draw:text-style-name="P29" draw:layer="layout" svg:width="1.083cm" svg:height="1.409cm" svg:x="10.628cm" svg:y="3.445cm" svg:viewBox="0 0 1084 1410" svg:d="M472 41v193c88-94 157-156 207-187 51-31 98-47 142-47 68 0 134 37 197 112 44 50 66 101 66 153 0 45-11 82-32 113-20 30-45 46-74 46-26 0-53-19-82-58-28-38-54-57-76-57-29 0-73 27-131 81-58 55-130 136-217 245v465h297c50 0 86 15 107 43 22 29 33 67 33 113 0 45-11 82-33 111-21 28-57 43-107 43h-630c-50 0-86-15-107-43-21-29-32-67-32-113 0-45 11-82 32-111 21-28 57-43 107-43h124v-750h-75c-50 0-86-15-107-43-21-29-32-66-32-113 0-45 11-82 32-110 21-29 57-43 107-43z">
            <text:p/>
          </draw:path>
          <draw:path draw:style-name="gr40" draw:text-style-name="P29" draw:layer="layout" svg:width="1.079cm" svg:height="1.903cm" svg:x="11.919cm" svg:y="3cm" svg:viewBox="0 0 1080 1904" svg:d="M423 794v620c0 66 9 110 28 131 28 33 79 50 152 50 107 0 205-34 295-101 35-26 62-39 82-39 27 0 50 15 70 45s30 67 30 110c0 40-10 75-32 104-33 47-99 91-197 130-98 40-181 60-248 60-129 0-226-41-291-124s-97-185-97-306v-680h-76c-50 0-86-14-107-43-21-28-32-66-32-112 0-45 11-82 32-111 21-28 57-43 107-43h76v-278c0-75 9-128 29-160 19-31 44-47 75-47s56 16 75 47c20 32 29 85 29 160v278h386c50 0 86 15 107 43 22 29 32 66 32 113 0 45-10 82-32 110-21 29-57 43-107 43z">
            <text:p/>
          </draw:path>
        </draw:g>
        <draw:g>
          <draw:path draw:style-name="gr41" draw:text-style-name="P30" draw:layer="layout" svg:width="0.834cm" svg:height="1.391cm" svg:x="16.999cm" svg:y="3.557cm" svg:viewBox="0 0 835 1392" svg:d="M148 47v132c49-119 100-179 150-179 30 0 57 18 80 54 22 35 42 89 57 162 26-73 53-127 79-162 27-36 54-54 81-54 43 0 76 31 102 92 33 78 49 164 49 258v912h50c14 0 24 6 30 17 6 12 9 28 9 48 0 18-3 34-9 46-6 13-16 19-30 19h-109v-1030c0-66-9-121-27-165-18-43-39-65-63-65-21 0-44 18-68 54-23 35-50 106-81 210v866h49c14 0 24 6 30 17 6 12 9 28 9 48 0 18-3 34-9 46-6 13-16 19-30 19h-108v-1021c0-69-9-126-28-171-18-45-39-68-62-68-21 0-41 15-62 45-28 43-58 116-89 219v866h49c14 0 24 6 30 17 6 12 9 28 9 48 0 18-3 34-9 46-6 13-16 19-30 19h-158c-14 0-24-6-30-19-6-12-9-28-9-46 0-20 3-36 9-48 6-11 16-17 30-17h50v-1083h-50c-14 0-24-7-30-19s-9-28-9-48c0-19 3-34 9-47 6-12 16-18 30-18z">
            <text:p/>
          </draw:path>
          <draw:path draw:style-name="gr41" draw:text-style-name="P30" draw:layer="layout" svg:width="0.675cm" svg:height="1.442cm" svg:x="17.945cm" svg:y="3.557cm" svg:viewBox="0 0 676 1443" svg:d="M498 1392v-188c-85 160-177 239-274 239-70 0-125-39-165-118-39-80-59-177-59-292 0-126 26-236 78-331 53-94 129-141 229-141 27 0 56 4 88 12 32 7 66 19 103 36v-211c0-72-15-134-45-187s-74-79-134-79c-46 0-110 30-192 89-15 10-25 15-29 15-8 0-14-6-19-18-6-13-8-28-8-47 0-18 2-32 7-42 6-16 32-37 79-64 72-43 127-65 165-65 74 0 132 41 173 122 42 81 62 173 62 276v864h79c14 0 24 6 30 17 7 12 10 28 10 48 0 18-3 34-10 46-6 13-16 19-30 19zM498 743c-28-18-57-31-88-39-30-8-63-13-97-13-85 0-152 41-200 123-36 61-54 134-54 219 0 79 14 145 41 199 28 54 69 81 122 81 51 0 98-23 141-68 44-45 89-117 135-215z">
            <text:p/>
          </draw:path>
          <draw:path draw:style-name="gr41" draw:text-style-name="P30" draw:layer="layout" svg:width="0.658cm" svg:height="1.377cm" svg:x="18.825cm" svg:y="3.571cm" svg:viewBox="0 0 659 1378" svg:d="M240 33v329c76-153 134-252 172-296s73-66 105-66c35 0 67 26 97 78 30 53 45 92 45 119 0 20-2 36-8 49s-13 20-22 20c-5 0-9-2-12-6-3-3-10-15-18-35-17-36-31-61-43-74-12-14-24-20-36-20-25 0-56 22-92 68-36 45-99 157-188 334v715h260c14 0 25 6 31 17 6 12 9 28 9 48 0 19-3 34-9 46-6 13-17 19-31 19h-461c-14 0-24-6-30-18s-9-27-9-46c0-17 3-32 9-44s16-18 30-18h142v-1087h-108c-14 0-24-7-30-19s-9-28-9-48c0-19 2-34 8-47 6-12 16-18 31-18z">
            <text:p/>
          </draw:path>
          <draw:path draw:style-name="gr41" draw:text-style-name="P30" draw:layer="layout" svg:width="0.684cm" svg:height="1.949cm" svg:x="19.698cm" svg:y="2.999cm" svg:viewBox="0 0 685 1950" svg:d="M177 1369v581h-138c-14 0-24-6-30-19-6-12-9-28-9-46 0-20 3-36 9-48s16-18 30-18h79v-1687h-79c-14 0-24-6-30-19-6-12-9-28-9-48 0-18 3-34 9-46 6-13 16-19 30-19h138v1203l250-467h-30c-14 0-24-6-31-18-6-13-9-28-9-47s3-36 9-48c7-12 17-19 31-19h188c14 0 24 7 30 19s9 29 9 48-3 34-9 47c-6 12-16 18-30 18h-68l-230 426 291 657h67c15 0 25 6 31 18s9 28 9 48c0 18-3 34-9 46-6 13-16 19-31 19h-190c-14 0-24-6-30-19-6-12-9-28-9-46 0-20 3-36 9-48s16-18 30-18h42l-253-576z">
            <text:p/>
          </draw:path>
          <draw:path draw:style-name="gr41" draw:text-style-name="P30" draw:layer="layout" svg:width="0.714cm" svg:height="1.396cm" svg:x="20.488cm" svg:y="3.604cm" svg:viewBox="0 0 715 1397" svg:d="M567 1345v-191c-80 162-167 243-260 243-57 0-101-35-131-104-38-91-58-198-58-319v-842h-79c-14 0-24-6-30-19-6-12-9-28-9-48 0-18 3-34 9-46 6-13 16-19 30-19h138v974c0 85 12 155 36 210 25 55 55 82 91 82 96 0 183-97 263-292v-842h-108c-14 0-24-6-30-19-6-12-9-28-9-48 0-18 3-34 9-46 6-13 16-19 30-19h167v1215h50c14 0 24 6 30 18s9 28 9 47-3 34-9 47c-6 12-16 18-30 18z">
            <text:p/>
          </draw:path>
          <draw:path draw:style-name="gr41" draw:text-style-name="P30" draw:layer="layout" svg:width="0.569cm" svg:height="1.442cm" svg:x="21.43cm" svg:y="3.557cm" svg:viewBox="0 0 570 1443" svg:d="M479 132c0-30 3-52 8-65 6-14 13-20 21-20 9 0 16 6 22 20 6 13 8 36 8 68v224c0 31-2 53-8 67-6 13-13 20-22 20-8 0-14-6-20-17-5-12-8-30-9-56-3-62-17-114-43-154-39-58-89-87-152-87-66 0-117 30-153 89-28 44-41 94-41 149 0 62 16 114 48 155 23 29 65 51 128 67 81 20 138 42 170 67 45 36 79 86 101 150 22 65 33 134 33 209 0 110-24 209-72 296-48 86-119 129-211 129-93 0-169-52-228-157 0 36-1 58-3 69-2 10-5 19-10 26s-11 11-17 11c-8 0-15-7-21-20-5-14-8-36-8-67v-269c0-31 3-53 8-67 5-13 13-20 21-20 9 0 16 7 22 20s8 30 8 52c0 47 6 87 17 119 16 50 42 91 77 124 36 33 80 49 132 49 76 0 133-32 170-95 38-63 56-130 56-200 0-81-19-146-56-195-39-48-94-81-167-97-73-17-126-39-157-66-32-27-57-67-74-121-18-54-27-112-27-174 0-112 25-201 74-266 50-66 109-99 177-99 81 0 147 44 198 132z">
            <text:p/>
          </draw:path>
        </draw:g>
        <draw:g>
          <draw:path draw:style-name="gr42" draw:text-style-name="P31" draw:layer="layout" svg:width="0.379cm" svg:height="0.716cm" svg:x="8.055cm" svg:y="13.538cm" svg:viewBox="0 0 380 717" svg:d="M174 496l-144-447h-9c-8 0-13-3-16-7-3-5-5-11-5-17 0-5 1-10 2-14 2-4 4-7 7-8 2-2 6-3 12-3h85c7 0 12 2 16 7 3 4 4 10 4 18 0 6-1 12-4 17-4 4-9 7-16 7h-42l127 394 125-394h-42c-7 0-13-3-16-7-3-5-5-11-5-18s2-13 5-17c3-5 9-7 16-7h85c7 0 13 2 16 7 3 4 5 10 5 18 0 5-1 9-3 13-2 5-4 7-7 9-2 1-9 2-21 2l-196 620h48c8 0 13 2 16 6 3 5 5 10 5 18 0 6-2 12-5 17-3 4-8 7-16 7h-179c-7 0-13-3-16-7s-5-10-5-17c0-8 2-13 5-18 3-4 9-6 16-6h97z">
            <text:p/>
          </draw:path>
          <draw:path draw:style-name="gr42" draw:text-style-name="P31" draw:layer="layout" svg:width="0.348cm" svg:height="0.507cm" svg:x="8.517cm" svg:y="13.526cm" svg:viewBox="0 0 349 508" svg:d="M127 12v121c40-56 71-92 91-109 20-16 38-24 55-24 19 0 36 10 52 29s24 34 24 44c0 7-2 13-5 18-3 4-7 7-12 7-2 0-4-1-6-2s-5-6-9-13c-9-13-17-23-23-27-6-5-13-8-19-8-13 0-30 8-49 25s-52 58-99 123v264h137c8 0 13 2 17 6 3 5 4 10 4 18 0 7-1 12-4 17-4 4-9 7-17 7h-243c-8 0-13-2-16-7-3-4-5-10-5-17 0-6 2-12 5-16s8-7 16-7h75v-400h-58c-7 0-12-3-15-7-4-5-5-11-5-18s1-13 4-17c3-5 9-7 16-7z">
            <text:p/>
          </draw:path>
          <draw:path draw:style-name="gr42" draw:text-style-name="P31" draw:layer="layout" svg:width="0.316cm" svg:height="0.741cm" svg:x="8.979cm" svg:y="13.291cm" svg:viewBox="0 0 317 742" svg:d="M173 0v124h-46v-124zM174 247v447h122c7 0 13 2 16 7 3 4 5 10 5 17s-2 13-5 18c-3 4-9 6-16 6h-275c-8 0-13-2-16-6-3-5-5-11-5-18s2-13 5-17c3-5 8-7 16-7h122v-399h-91c-7 0-13-2-16-7-3-4-5-10-5-17s2-13 5-17c3-5 8-7 16-7z">
            <text:p/>
          </draw:path>
          <draw:path draw:style-name="gr42" draw:text-style-name="P31" draw:layer="layout" svg:width="0.346cm" svg:height="0.688cm" svg:x="9.418cm" svg:y="13.364cm" svg:viewBox="0 0 347 689" svg:d="M109 174h169c7 0 13 2 16 7 3 4 5 10 5 18 0 6-2 12-5 17-3 4-9 7-16 7h-169v320c0 27 8 51 22 69 15 19 36 28 64 28 20 0 43-4 68-14 24-10 43-21 57-33 4-5 9-7 12-7 4 0 7 2 10 7 3 4 5 10 5 17 0 5-2 11-5 16-8 12-27 26-58 41-30 14-59 22-87 22-37 0-65-14-87-40-21-26-32-62-32-106v-320h-57c-8 0-13-3-16-7-3-5-5-11-5-18s2-13 5-17c3-5 8-7 16-7h57v-142c0-11 2-20 4-25 3-5 7-7 12-7 4 0 8 2 11 7s4 14 4 25z">
            <text:p/>
          </draw:path>
          <draw:path draw:style-name="gr42" draw:text-style-name="P31" draw:layer="layout" svg:width="0.379cm" svg:height="0.716cm" svg:x="9.873cm" svg:y="13.538cm" svg:viewBox="0 0 380 717" svg:d="M174 496l-144-447h-9c-8 0-13-3-16-7-3-5-5-11-5-17 0-5 1-10 2-14 2-4 4-7 7-8 2-2 6-3 12-3h85c7 0 12 2 16 7 3 4 4 10 4 18 0 6-1 12-4 17-4 4-9 7-16 7h-42l127 394 125-394h-42c-7 0-13-3-16-7-3-5-5-11-5-18s2-13 5-17c3-5 9-7 16-7h85c7 0 13 2 16 7 3 4 5 10 5 18 0 5-1 9-3 13-2 5-4 7-7 9-2 1-9 2-21 2l-196 620h48c8 0 13 2 16 6 3 5 5 10 5 18 0 6-2 12-5 17-3 4-8 7-16 7h-179c-7 0-13-3-16-7s-5-10-5-17c0-8 2-13 5-18 3-4 9-6 16-6h97z">
            <text:p/>
          </draw:path>
          <draw:path draw:style-name="gr42" draw:text-style-name="P31" draw:layer="layout" svg:width="0.361cm" svg:height="0.717cm" svg:x="10.344cm" svg:y="13.316cm" svg:viewBox="0 0 362 718" svg:d="M94 504v214h-73c-8 0-13-2-16-7-3-4-5-10-5-17s2-13 5-17c3-5 8-7 16-7h41v-621h-41c-8 0-13-3-16-7-3-5-5-11-5-18s2-13 5-17c3-5 8-7 16-7h73v443l132-172h-16c-8 0-13-2-16-7-3-4-5-10-5-17s2-13 5-17c3-5 8-7 16-7h99c8 0 13 2 16 7 4 4 5 10 5 17s-1 13-5 17c-3 5-8 7-16 7h-36l-121 157 153 242h36c8 0 13 2 17 7 3 4 4 10 4 17s-1 13-4 17c-4 5-9 7-17 7h-100c-8 0-13-2-16-7-3-4-5-10-5-17s2-13 5-17c3-5 8-7 16-7h22l-134-212z">
            <text:p/>
          </draw:path>
          <draw:path draw:style-name="gr42" draw:text-style-name="P31" draw:layer="layout" svg:width="0.3cm" svg:height="0.531cm" svg:x="10.804cm" svg:y="13.521cm" svg:viewBox="0 0 301 532" svg:d="M253 49c0-11 2-19 5-24s6-8 11-8 8 3 11 8 5 13 5 25v82c0 12-2 20-5 25s-6 7-11 7c-4 0-8-2-11-6s-4-11-5-21c-1-23-9-41-23-56-20-22-47-32-80-32-35 0-62 11-81 32-14 17-22 35-22 55 0 23 9 42 26 57 12 11 34 19 68 25 43 7 73 16 89 25 24 13 42 32 54 55 12 24 17 49 17 77 0 41-12 77-38 109-25 32-62 48-111 48s-90-20-121-58c0 13 0 21-1 25s-3 7-6 10c-2 3-5 4-8 4-5 0-9-3-12-8s-4-13-4-24v-99c0-12 1-20 4-25s7-7 12-7c4 0 8 2 11 7s4 11 4 19c0 18 3 32 9 44 9 18 22 34 41 46s42 18 70 18c40 0 70-12 90-35 19-24 29-48 29-74 0-30-10-54-30-72s-49-30-88-36c-38-6-66-14-83-24s-30-25-39-44c-9-20-14-42-14-64 0-42 13-74 39-99 26-24 57-36 94-36 43 0 77 16 104 49z">
            <text:p/>
          </draw:path>
          <draw:path draw:style-name="gr42" draw:text-style-name="P31" draw:layer="layout" svg:width="0.348cm" svg:height="0.531cm" svg:x="11.229cm" svg:y="13.521cm" svg:viewBox="0 0 349 532" svg:d="M348 276h-317c6 63 23 113 51 151s63 57 105 57c23 0 47-6 73-18 25-12 46-28 62-47 4-6 8-9 12-9s7 3 10 8c3 4 5 10 5 16 0 7-2 13-6 19-12 19-33 37-63 54-30 16-61 25-93 25-54 0-98-27-134-81-35-54-53-120-53-196 0-70 17-130 50-180 34-50 75-75 124-75 51 0 93 26 126 77 32 51 48 118 48 199zM317 228c-7-53-23-96-49-130-26-33-58-49-94-49s-67 16-93 49c-27 33-43 76-49 130z">
            <text:p/>
          </draw:path>
          <draw:path draw:style-name="gr42" draw:text-style-name="P31" draw:layer="layout" svg:width="0.316cm" svg:height="0.717cm" svg:x="11.706cm" svg:y="13.316cm" svg:viewBox="0 0 317 718" svg:d="M174 0v670h122c7 0 13 2 16 7 3 4 5 10 5 17s-2 13-5 17c-3 5-9 7-16 7h-275c-8 0-13-2-16-7-3-4-5-10-5-17s2-13 5-17c3-5 8-7 16-7h122v-621h-90c-7 0-13-3-16-7-3-5-5-11-5-18s2-13 5-17c3-5 9-7 16-7z">
            <text:p/>
          </draw:path>
          <draw:path draw:style-name="gr42" draw:text-style-name="P31" draw:layer="layout" svg:width="0.316cm" svg:height="0.717cm" svg:x="12.16cm" svg:y="13.316cm" svg:viewBox="0 0 317 718" svg:d="M174 0v670h122c7 0 13 2 16 7 3 4 5 10 5 17s-2 13-5 17c-3 5-9 7-16 7h-275c-8 0-13-2-16-7-3-4-5-10-5-17s2-13 5-17c3-5 8-7 16-7h122v-621h-90c-7 0-13-3-16-7-3-5-5-11-5-18s2-13 5-17c3-5 9-7 16-7z">
            <text:p/>
          </draw:path>
          <draw:path draw:style-name="gr42" draw:text-style-name="P31" draw:layer="layout" svg:width="0.348cm" svg:height="0.531cm" svg:x="12.592cm" svg:y="13.521cm" svg:viewBox="0 0 349 532" svg:d="M348 276h-317c6 63 23 113 51 151s63 57 105 57c23 0 47-6 73-18 25-12 46-28 62-47 4-6 8-9 12-9s7 3 10 8c3 4 5 10 5 16 0 7-2 13-6 19-12 19-33 37-63 54-30 16-61 25-93 25-54 0-98-27-134-81-35-54-53-120-53-196 0-70 17-130 50-180 34-50 75-75 124-75 51 0 93 26 126 77 32 51 48 118 48 199zM317 228c-7-53-23-96-49-130-26-33-58-49-94-49s-67 16-93 49c-27 33-43 76-49 130z">
            <text:p/>
          </draw:path>
          <draw:path draw:style-name="gr42" draw:text-style-name="P31" draw:layer="layout" svg:width="4.999cm" svg:height="0.087cm" svg:x="8cm" svg:y="14.166cm" svg:viewBox="0 0 5000 88" svg:d="M0 88c0-15 0-29 0-44s0-29 0-44c1667 0 3333 0 5000 0 0 15 0 29 0 44s0 29 0 44c-1667 0-3333 0-5000 0z">
            <text:p/>
          </draw:path>
        </draw:g>
        <draw:g>
          <draw:path draw:style-name="gr43" draw:text-style-name="P31" draw:layer="layout" svg:width="0.866cm" svg:height="0.62cm" svg:x="17.038cm" svg:y="12.194cm" svg:viewBox="0 0 867 621" svg:d="M206 15v74c40-30 84-52 131-67 46-15 101-22 165-22 67 0 129 9 186 28s101 45 132 78c32 34 47 69 47 106 0 58-35 108-105 149-70 42-157 63-259 63-122 0-221-30-297-89v245h166c16 0 28 2 35 6 7 3 10 8 10 14s-3 11-10 15-19 6-35 6h-326c-17 0-28-2-35-6s-11-9-11-15 4-11 11-14c7-4 18-6 35-6h91v-524h-91c-17 0-28-2-35-6s-11-9-11-15 4-11 11-15 18-5 35-5zM798 212c0-47-29-87-86-121-57-33-127-50-209-50-83 0-153 17-211 50-57 34-86 74-86 121 0 46 29 87 86 120 58 34 128 50 211 50 82 0 151-16 209-50 57-33 86-73 86-120z">
            <text:p/>
          </draw:path>
          <draw:path draw:style-name="gr43" draw:text-style-name="P31" draw:layer="layout" svg:width="0.766cm" svg:height="0.449cm" svg:x="18.104cm" svg:y="12.194cm" svg:viewBox="0 0 767 450" svg:d="M766 234h-697c12 52 49 95 111 127s139 48 231 48c51 0 104-5 160-15s101-23 137-40c10-4 19-7 27-7s16 2 22 6c7 4 10 9 10 14 0 6-4 11-13 16-26 17-72 32-139 46-66 14-134 21-204 21-117 0-215-23-293-69-79-45-118-101-118-166 0-59 37-109 110-152 74-42 165-63 273-63 112 0 204 22 276 65 72 44 108 100 107 169zM696 193c-13-45-49-82-107-110-57-28-126-42-206-42s-148 14-206 42c-57 28-93 64-107 110z">
            <text:p/>
          </draw:path>
          <draw:path draw:style-name="gr43" draw:text-style-name="P31" draw:layer="layout" svg:width="0.696cm" svg:height="0.607cm" svg:x="19.153cm" svg:y="12.021cm" svg:viewBox="0 0 697 608" svg:d="M382 0v567h269c17 0 29 2 36 5 7 4 10 9 10 15s-3 11-10 15-19 6-36 6h-605c-17 0-28-2-35-6s-11-9-11-15 4-11 11-15c7-3 18-5 35-5h268v-526h-197c-16 0-28-2-35-6-8-4-11-9-11-15 0-5 3-10 10-14s19-6 36-6z">
            <text:p/>
          </draw:path>
          <draw:path draw:style-name="gr43" draw:text-style-name="P31" draw:layer="layout" svg:width="0.696cm" svg:height="0.627cm" svg:x="20.154cm" svg:y="12cm" svg:viewBox="0 0 697 628" svg:d="M380 0v105h-101v-105zM382 209v378h269c17 0 29 2 36 6 7 3 10 8 10 15 0 5-3 10-10 14s-19 6-36 6h-605c-17 0-28-2-35-6s-11-9-11-14c0-7 4-12 11-15 7-4 18-6 35-6h268v-337h-199c-17 0-28-2-36-6-7-4-11-9-11-15s4-11 11-15c7-3 19-5 36-5z">
            <text:p/>
          </draw:path>
          <draw:path draw:style-name="gr43" draw:text-style-name="P31" draw:layer="layout" svg:width="0.815cm" svg:height="0.433cm" svg:x="21.088cm" svg:y="12.194cm" svg:viewBox="0 0 816 434" svg:d="M191 15v61c48-29 91-49 130-60 38-11 81-16 130-16 52 0 99 7 142 20 30 10 58 26 83 48 24 22 37 45 37 69v256h57c17 0 28 2 35 6 7 3 11 8 11 14s-4 11-11 15-18 6-35 6h-183c-16 0-28-2-35-6s-11-9-11-15 4-11 11-14c7-4 19-6 35-6h57v-249c0-29-17-53-53-73-35-20-82-30-141-30-45 0-84 6-117 16-33 11-81 38-142 81v255h77c17 0 28 2 35 6 7 3 11 8 11 14s-4 11-11 15-18 6-35 6h-222c-17 0-28-2-35-6s-11-9-11-15 4-11 11-14c7-4 18-6 35-6h77v-337h-58c-16 0-28-2-35-6s-10-9-10-15 3-11 10-15 19-5 35-5z">
            <text:p/>
          </draw:path>
          <draw:path draw:style-name="gr43" draw:text-style-name="P31" draw:layer="layout" svg:width="4.999cm" svg:height="0.073cm" svg:x="17.001cm" svg:y="12.74cm" svg:viewBox="0 0 5000 74" svg:d="M0 74c0-12 0-24 0-37 0-12 0-25 0-37 1667 0 3333 0 5000 0 0 12 0 25 0 37 0 13 0 25 0 37-1667 0-3333 0-5000 0z">
            <text:p/>
          </draw:path>
        </draw:g>
        <draw:g>
          <draw:path draw:style-name="gr62" draw:text-style-name="P45" draw:layer="layout" svg:width="0.667cm" svg:height="0.337cm" svg:x="17.026cm" svg:y="14.582cm" svg:viewBox="0 0 668 338" svg:d="M150 187v127h92c12 0 21 1 26 3s8 5 8 9c0 3-3 6-8 8-5 3-14 4-26 4h-209c-12 0-20-1-25-4-5-2-8-5-8-8 0-4 3-7 8-9s13-3 25-3h67v-290h-67c-12 0-20-1-25-3s-8-5-8-9 3-6 8-9c5-2 13-3 25-3h302c62 0 114 10 157 29 42 19 63 40 63 65 0 17-13 33-39 48-26 16-70 29-132 39 35 12 66 25 91 40 26 15 66 46 122 93h38c12 0 20 1 25 3s8 5 8 9c0 3-3 6-8 8-5 3-13 4-25 4h-67c-61-54-109-90-143-108s-73-33-116-43zM150 163h136c43 0 83-4 118-12 36-7 61-16 77-27 16-10 24-21 24-32 0-16-16-31-50-46-33-14-74-22-122-22h-183z">
            <text:p/>
          </draw:path>
          <draw:path draw:style-name="gr62" draw:text-style-name="P45" draw:layer="layout" svg:width="0.558cm" svg:height="0.267cm" svg:x="18.131cm" svg:y="14.661cm" svg:viewBox="0 0 559 268" svg:d="M558 139h-508c9 32 36 57 81 76 46 19 102 29 169 29 37 0 76-3 116-9 41-6 74-14 100-24 8-3 14-4 20-4s12 1 16 4c5 2 7 5 7 8s-3 7-9 10c-19 9-53 18-101 27-49 8-98 12-149 12-86 0-157-13-214-41-57-27-86-60-86-99 0-35 27-65 80-90 54-25 120-38 199-38 82 0 149 13 202 39 52 26 78 59 77 100zM508 115c-10-27-36-49-78-65-42-17-92-25-151-25-58 0-108 8-150 24-42 17-68 39-78 66z">
            <text:p/>
          </draw:path>
          <draw:path draw:style-name="gr62" draw:text-style-name="P45" draw:layer="layout" svg:width="0.572cm" svg:height="0.267cm" svg:x="19.222cm" svg:y="14.661cm" svg:viewBox="0 0 573 268" svg:d="M422 259v-35c-72 29-149 44-232 44-59 0-106-7-140-22-33-15-50-33-50-54 0-24 22-44 66-62 45-17 109-26 194-26 23 0 48 1 75 2 27 2 56 4 87 7v-39c0-13-12-25-38-35-25-10-63-14-113-14-39 0-94 5-164 16-12 2-20 3-24 3-6 0-12-1-16-4-5-2-7-5-7-8 0-4 2-6 6-8 5-3 28-7 67-12 62-8 108-12 140-12 63 0 112 8 147 23s53 32 53 51v160h66c13 0 21 2 26 4 6 2 8 5 8 9 0 3-2 6-8 8-5 3-13 4-26 4zM422 138c-23-3-48-6-74-7-26-2-53-3-82-3-73 0-129 8-170 23-31 12-46 25-46 41 0 15 12 27 35 37 24 10 58 15 103 15 43 0 83-4 120-13 37-8 75-21 114-40z">
            <text:p/>
          </draw:path>
          <draw:path draw:style-name="gr62" draw:text-style-name="P45" draw:layer="layout" svg:width="0.55cm" svg:height="0.267cm" svg:x="20.319cm" svg:y="14.661cm" svg:viewBox="0 0 551 268" svg:d="M471 33v-8c0-6 2-10 7-13 5-2 11-3 18-3 8 0 14 1 18 3 5 3 8 7 8 13v55c-1 6-3 10-8 13-4 2-10 3-18 3-7 0-12-1-17-3-4-2-7-6-8-11-2-14-21-27-55-39-35-12-82-18-140-18-74 0-130 11-169 33-38 23-57 49-57 78 0 31 21 57 63 77 43 21 97 31 165 31 38 0 78-4 118-10 40-7 76-19 109-34 8-4 16-6 22-6 7 0 12 1 17 4 4 2 7 5 7 8 0 8-20 19-60 31-65 21-137 31-216 31-80 0-146-12-198-37-51-25-77-57-77-95 0-39 26-72 79-97 53-26 120-39 200-39 76 0 140 11 192 33z">
            <text:p/>
          </draw:path>
          <draw:path draw:style-name="gr62" draw:text-style-name="P45" draw:layer="layout" svg:width="0.555cm" svg:height="0.346cm" svg:x="21.385cm" svg:y="14.582cm" svg:viewBox="0 0 556 347" svg:d="M176 88h270c12 0 21 1 26 3 5 3 7 6 7 9 0 4-2 7-7 9s-14 3-26 3h-270v162c0 14 11 25 34 35 23 9 57 14 102 14 34 0 70-2 109-7s70-11 92-17c8-2 14-4 19-4 7 0 12 2 17 4s7 5 7 8-3 6-8 9c-12 6-43 13-92 20-49 8-96 11-140 11-59 0-105-6-139-20-35-13-52-31-52-53v-162h-92c-12 0-20-1-25-3s-8-5-8-9 3-6 8-9c5-2 13-3 25-3h92v-72c0-6 3-10 7-12 5-3 11-4 18-4 8 0 14 1 18 4 5 2 8 6 8 12z">
            <text:p/>
          </draw:path>
          <draw:path draw:style-name="gr62" draw:text-style-name="P45" draw:layer="layout" svg:width="0.656cm" svg:height="0.337cm" svg:x="17.002cm" svg:y="15.253cm" svg:viewBox="0 0 657 338" svg:d="M581 338h-64l-367-302v278h92c12 0 21 1 26 3s8 5 8 9c0 3-3 6-8 8-5 3-14 4-26 4h-183c-13 0-21-1-26-4-6-2-8-5-8-8 0-4 2-7 8-9 5-2 13-3 26-3h41v-290h-67c-12 0-20-1-25-3s-8-5-8-9 3-6 8-9c5-2 13-3 25-3h131l368 303v-279h-92c-12 0-21-1-26-3s-8-5-8-9 3-6 8-9c5-2 13-3 26-3h184c11 0 20 1 25 3 5 3 8 5 8 9s-3 7-8 9-14 3-25 3h-43z">
            <text:p/>
          </draw:path>
          <draw:path draw:style-name="gr62" draw:text-style-name="P45" draw:layer="layout" svg:width="0.556cm" svg:height="0.267cm" svg:x="17.789cm" svg:y="15.332cm" svg:viewBox="0 0 557 268" svg:d="M557 134c0 37-27 69-81 95-55 26-120 39-197 39-78 0-144-13-198-39s-81-58-81-95 27-68 81-95c54-26 120-39 198-39 77 0 142 13 197 39 54 26 81 58 81 95zM507 134c0-30-23-56-67-77-45-22-98-32-162-32-63 0-117 10-161 32-45 21-67 47-67 77s22 56 67 78c44 21 98 32 161 32 64 0 117-11 162-32 44-22 67-48 67-78z">
            <text:p/>
          </draw:path>
          <draw:path draw:style-name="gr62" draw:text-style-name="P45" draw:layer="layout" svg:width="0.633cm" svg:height="0.371cm" svg:x="18.507cm" svg:y="15.228cm" svg:viewBox="0 0 634 372" svg:d="M534 0v338h66c13 0 21 1 27 3 5 3 7 6 7 9 0 4-2 7-7 9-6 2-14 3-27 3h-116v-48c-58 39-132 58-221 58-45 0-88-6-129-18-42-11-74-28-98-49-24-22-36-44-36-67s12-45 36-67c24-21 56-38 98-50 41-11 85-17 130-17 87 0 160 19 220 57v-136h-67c-12 0-21-2-26-4s-8-5-8-9c0-3 3-6 8-9 5-2 14-3 26-3zM484 238c0-31-22-57-65-78-42-21-93-32-152-32s-110 11-153 32-64 47-64 78c0 30 21 56 64 78 43 21 94 32 153 32s110-11 152-32c43-22 65-48 65-78z">
            <text:p/>
          </draw:path>
          <draw:path draw:style-name="gr62" draw:text-style-name="P45" draw:layer="layout" svg:width="0.558cm" svg:height="0.267cm" svg:x="19.237cm" svg:y="15.332cm" svg:viewBox="0 0 559 268" svg:d="M558 139h-508c9 32 36 57 81 76 46 19 102 29 169 29 37 0 76-3 116-9 41-6 74-14 100-24 8-3 14-4 20-4s12 1 16 4c5 2 7 5 7 8s-3 7-9 10c-19 9-53 18-101 27-49 8-98 12-149 12-86 0-157-13-214-41-57-27-86-60-86-99 0-35 27-65 80-90 54-25 120-38 199-38 82 0 149 13 202 39 52 26 78 59 77 100zM508 115c-10-27-36-49-78-65-42-17-92-25-151-25-58 0-108 8-150 24-42 17-68 39-78 66z">
            <text:p/>
          </draw:path>
          <draw:path draw:style-name="gr62" draw:text-style-name="P45" draw:layer="layout" svg:width="0.182cm" svg:height="0.077cm" svg:x="20.164cm" svg:y="15.521cm" svg:viewBox="0 0 183 78" svg:d="M81 0h21c22 0 41 4 57 11 16 8 24 17 24 28s-8 20-24 28c-16 7-35 11-57 11h-21c-22 0-41-4-57-11-16-8-24-17-24-28s8-20 24-28c16-7 35-11 57-11z">
            <text:p/>
          </draw:path>
          <draw:path draw:style-name="gr62" draw:text-style-name="P45" draw:layer="layout" svg:width="0.381cm" svg:height="0.485cm" svg:x="20.726cm" svg:y="15.216cm" svg:viewBox="0 0 382 486" svg:d="M329 0v63h-73v-63zM332 149h-296c-12 0-20-1-25-4-5-2-8-5-8-8 0-4 2-7 7-9s14-4 26-4h346v267c0 21-9 38-26 52s-44 25-78 34c-24 6-53 9-86 9h-159c-12 0-20-1-25-3-5-3-8-6-8-9 0-4 3-7 8-9 5-3 13-4 25-4l157 1c43 0 77-7 103-21 26-13 39-30 39-50z">
            <text:p/>
          </draw:path>
          <draw:path draw:style-name="gr62" draw:text-style-name="P45" draw:layer="layout" svg:width="0.483cm" svg:height="0.267cm" svg:x="21.471cm" svg:y="15.332cm" svg:viewBox="0 0 484 268" svg:d="M406 25c0-6 3-10 8-13 4-2 10-3 17-3 8 0 14 1 19 3 4 3 7 7 7 13v42c0 5-3 10-7 12-5 3-11 4-19 4-6 0-12-1-17-3-4-2-7-6-8-11-2-11-14-21-36-28-33-11-76-16-129-16-56 0-99 5-130 16-23 8-35 18-35 28 0 11 14 21 41 29 19 5 55 9 108 12 70 4 118 8 145 12 38 7 67 16 85 28 19 12 29 25 29 39 0 21-21 39-62 55-40 16-100 24-179 24-78 0-143-10-193-29 0 7-1 11-3 13-1 2-4 3-8 5-4 1-9 2-14 2-7 0-13-2-18-4-5-3-7-7-7-13v-49c0-6 2-10 7-13 4-2 10-4 18-4 7 0 13 2 18 4s7 6 7 10c0 9 5 16 14 22 14 9 36 17 66 23s68 9 111 9c65 0 114-6 145-18 32-11 48-24 48-37 0-15-16-27-48-36-33-9-80-15-142-18s-106-7-133-12-48-13-63-23-22-21-22-32c0-21 20-37 62-50 42-12 92-18 151-18 68 0 124 8 167 25z">
            <text:p/>
          </draw:path>
          <draw:path draw:style-name="gr62" draw:text-style-name="P45" draw:layer="layout" svg:width="0.582cm" svg:height="0.337cm" svg:x="17.026cm" svg:y="15.923cm" svg:viewBox="0 0 583 338" svg:d="M150 175v139h383v-72c0-6 3-10 7-12 5-3 11-4 18-4 8 0 14 1 18 4 5 2 7 6 7 12v96h-550c-12 0-20-1-25-4-5-2-8-5-8-8 0-4 3-7 8-9s13-3 25-3h67v-290h-67c-12 0-20-1-25-3s-8-5-8-9 3-6 8-9c5-2 13-3 25-3h524v83c0 6-2 10-7 13-4 2-10 4-18 4-7 0-13-2-18-4-4-3-7-7-7-13v-59h-357v126h179v-27c0-6 2-10 7-12 5-3 11-4 18-4s13 1 18 4c5 2 7 6 7 12v79c0 6-2 10-7 12-5 3-11 4-18 4s-13-1-18-4c-5-2-7-6-7-12v-27z">
            <text:p/>
          </draw:path>
          <draw:path draw:style-name="gr62" draw:text-style-name="P45" draw:layer="layout" svg:width="0.61cm" svg:height="0.249cm" svg:x="17.771cm" svg:y="16.011cm" svg:viewBox="0 0 611 250" svg:d="M339 119l228 107c15 0 25 0 29 1 4 0 7 2 10 4s5 4 5 7-3 6-8 9c-5 2-14 3-26 3h-161c-12 0-20-1-26-3-5-3-7-6-7-9 0-4 2-7 7-9 6-2 14-3 26-3h83l-194-91-193 91h83c12 0 21 1 26 3s7 5 7 9c0 3-2 6-7 9-5 2-14 3-26 3h-162c-12 0-20-1-25-3-5-3-8-6-8-9s1-5 4-7 7-4 11-4c3-1 13-1 28-1l228-107-203-94c-14 0-23-1-27-2-4 0-7-2-10-4s-4-4-4-7 2-6 7-9c6-2 14-3 27-3h135c13 0 21 1 26 3 5 3 8 6 8 9 0 4-3 7-8 9s-13 4-26 4h-59l168 78 169-78h-59c-12 0-21-2-26-4s-8-5-8-9c0-3 2-6 8-9 5-2 13-3 26-3h136c11 0 20 1 25 3 5 3 8 6 8 9s-2 5-5 7-6 4-10 4c-3 1-12 2-27 2z">
            <text:p/>
          </draw:path>
          <draw:path draw:style-name="gr62" draw:text-style-name="P45" draw:layer="layout" svg:width="0.631cm" svg:height="0.369cm" svg:x="18.474cm" svg:y="16.002cm" svg:viewBox="0 0 632 370" svg:d="M150 9v44c30-18 62-31 96-40s74-13 120-13c49 0 94 6 136 17 41 11 74 26 96 46 23 20 34 41 34 63 0 35-25 65-76 90-52 24-115 37-189 37-89 0-162-18-217-53v146h121c12 0 21 1 26 3s7 5 7 9c0 3-2 6-7 9-5 2-14 3-26 3h-238c-12 0-20-1-25-3s-8-5-8-9 3-7 8-9 13-3 25-3h67v-313h-67c-12 0-20-1-25-3-5-3-8-6-8-9 0-4 3-7 8-9s13-3 25-3zM582 126c0-28-21-52-63-72-41-20-92-29-152-29-61 0-112 10-154 30s-63 43-63 71 21 52 63 72 93 30 154 30c59 0 110-10 152-30s63-44 63-72z">
            <text:p/>
          </draw:path>
          <draw:path draw:style-name="gr62" draw:text-style-name="P45" draw:layer="layout" svg:width="0.558cm" svg:height="0.255cm" svg:x="19.286cm" svg:y="16.005cm" svg:viewBox="0 0 559 256" svg:d="M204 6v61c64-28 113-47 145-55s62-12 89-12c30 0 58 5 83 15 26 9 38 17 38 22 0 3-2 6-7 9-5 2-11 3-19 3-4 0-7 0-10-1-2 0-8-2-15-6-14-7-26-11-36-14-11-2-21-4-31-4-21 0-48 4-78 13-31 8-84 29-159 62v133h220c12 0 21 1 26 3s8 5 8 9c0 3-3 6-8 9-5 2-14 3-26 3h-391c-12 0-20-1-25-3s-8-5-8-9c0-3 2-6 7-8s14-3 26-3h121v-202h-92c-12 0-21-2-26-4s-8-5-8-9c0-3 3-6 8-8 5-3 13-4 26-4z">
            <text:p/>
          </draw:path>
          <draw:path draw:style-name="gr62" draw:text-style-name="P45" draw:layer="layout" svg:width="0.558cm" svg:height="0.267cm" svg:x="19.997cm" svg:y="16.002cm" svg:viewBox="0 0 559 268" svg:d="M558 139h-508c9 32 36 57 81 76 46 19 102 29 169 29 37 0 76-3 116-9 41-6 74-14 100-24 8-3 14-4 20-4s12 1 16 4c5 2 7 5 7 8s-3 7-9 10c-19 9-53 18-101 27-49 8-98 12-149 12-86 0-157-13-214-41-57-27-86-60-86-99 0-35 27-65 80-90 54-25 120-38 199-38 82 0 149 13 202 39 52 26 78 59 77 100zM508 115c-10-27-36-49-78-65-42-17-92-25-151-25-58 0-108 8-150 24-42 17-68 39-78 66z">
            <text:p/>
          </draw:path>
          <draw:path draw:style-name="gr62" draw:text-style-name="P45" draw:layer="layout" svg:width="0.483cm" svg:height="0.267cm" svg:x="20.781cm" svg:y="16.002cm" svg:viewBox="0 0 484 268" svg:d="M406 25c0-6 3-10 8-13 4-2 10-3 17-3 8 0 14 1 19 3 4 3 7 7 7 13v42c0 5-3 10-7 12-5 3-11 4-19 4-6 0-12-1-17-3-4-2-7-6-8-11-2-11-14-21-36-28-33-11-76-16-129-16-56 0-99 5-130 16-23 8-35 18-35 28 0 11 14 21 41 29 19 5 55 9 108 12 70 4 118 8 145 12 38 7 67 16 85 28 19 12 29 25 29 39 0 21-21 39-62 55-40 16-100 24-179 24-78 0-143-10-193-29 0 7-1 11-3 13-1 2-4 3-8 5-4 1-9 2-14 2-7 0-13-2-18-4-5-3-7-7-7-13v-49c0-6 2-10 7-13 4-2 10-4 18-4 7 0 13 2 18 4s7 6 7 10c0 9 5 16 14 22 14 9 36 17 66 23s68 9 111 9c65 0 114-6 145-18 32-11 48-24 48-37 0-15-16-27-48-36-33-9-80-15-142-18s-106-7-133-12-48-13-63-23-22-21-22-32c0-21 20-37 62-50 42-12 92-18 151-18 68 0 124 8 167 25z">
            <text:p/>
          </draw:path>
          <draw:path draw:style-name="gr62" draw:text-style-name="P45" draw:layer="layout" svg:width="0.483cm" svg:height="0.267cm" svg:x="21.517cm" svg:y="16.002cm" svg:viewBox="0 0 484 268" svg:d="M406 25c0-6 3-10 8-13 4-2 10-3 17-3 8 0 14 1 19 3 4 3 7 7 7 13v42c0 5-3 10-7 12-5 3-11 4-19 4-6 0-12-1-17-3-4-2-7-6-8-11-2-11-14-21-36-28-33-11-76-16-129-16-56 0-99 5-130 16-23 8-35 18-35 28 0 11 14 21 41 29 19 5 55 9 108 12 70 4 118 8 145 12 38 7 67 16 85 28 19 12 29 25 29 39 0 21-21 39-62 55-40 16-100 24-179 24-78 0-143-10-193-29 0 7-1 11-3 13-1 2-4 3-8 5-4 1-9 2-14 2-7 0-13-2-18-4-5-3-7-7-7-13v-49c0-6 2-10 7-13 4-2 10-4 18-4 7 0 13 2 18 4s7 6 7 10c0 9 5 16 14 22 14 9 36 17 66 23s68 9 111 9c65 0 114-6 145-18 32-11 48-24 48-37 0-15-16-27-48-36-33-9-80-15-142-18s-106-7-133-12-48-13-63-23-22-21-22-32c0-21 20-37 62-50 42-12 92-18 151-18 68 0 124 8 167 25z">
            <text:p/>
          </draw:path>
          <draw:path draw:style-name="gr62" draw:text-style-name="P45" draw:layer="layout" svg:width="0.509cm" svg:height="0.354cm" svg:x="17.084cm" svg:y="16.586cm" svg:viewBox="0 0 510 355" svg:d="M433 32v-8c0-6 2-10 7-12 4-3 11-4 18-4 8 0 14 1 18 4 5 2 7 6 7 12v62c0 6-2 10-7 12-4 3-10 4-18 4-7 0-13-1-17-4-5-2-7-6-8-11-2-16-19-31-51-43-32-13-75-20-127-20-55 0-99 7-131 21s-49 30-49 49c0 9 5 18 14 26s21 14 36 19 32 9 51 12 49 6 89 9c68 6 115 11 140 17 35 7 61 18 78 31 18 13 27 29 27 47 0 28-23 51-69 71-45 19-106 29-184 29-86 0-155-13-207-39v13c0 6-2 10-7 13-5 2-11 4-18 4s-13-2-18-4c-5-3-7-7-7-13v-67c0-6 2-10 7-12 4-3 10-4 18-4 7 0 13 1 17 3 5 3 7 6 8 12 2 17 21 34 58 48 37 15 87 22 149 22 63 0 112-8 149-23 36-15 54-33 54-54 0-13-7-24-21-34s-34-18-62-23c-19-4-58-9-118-14-83-7-143-17-179-31s-54-33-54-59c0-25 20-47 62-66 42-18 97-27 165-27 70 0 130 11 180 32z">
            <text:p/>
          </draw:path>
          <draw:path draw:style-name="gr62" draw:text-style-name="P45" draw:layer="layout" svg:width="0.607cm" svg:height="0.414cm" svg:x="17.907cm" svg:y="16.586cm" svg:viewBox="0 0 608 415" svg:d="M310 355l-67 24c33-3 60-5 82-5 34 0 69 4 102 10 24 4 42 6 55 6 23 0 49-4 77-13 11-4 19-5 24-5 7 0 13 1 17 3 5 2 7 5 7 9 0 3-2 5-6 7-8 5-27 10-56 16-23 5-44 8-66 8-16 0-39-3-68-8-30-5-58-8-85-8-20 0-44 1-72 3-40 4-72 7-96 10-8 1-14 2-17 2-7 0-13-1-18-4-4-2-7-5-7-9s5-7 14-10l111-39c-66-8-123-28-170-60s-71-70-71-114c0-53 31-95 92-128s131-50 212-50c80 0 151 17 212 50s92 75 92 128c0 51-31 93-91 126-60 34-129 51-207 51zM557 178c0-40-23-75-70-107-48-31-108-47-183-47-70 0-130 15-180 45-49 30-74 66-74 109 0 45 26 81 78 110s111 43 176 43c75 0 135-16 183-47 47-31 70-67 70-106z">
            <text:p/>
          </draw:path>
          <draw:path draw:style-name="gr62" draw:text-style-name="P45" draw:layer="layout" svg:width="0.583cm" svg:height="0.337cm" svg:x="18.791cm" svg:y="16.593cm" svg:viewBox="0 0 584 338" svg:d="M202 24v290h331v-97c0-6 3-10 7-12 5-3 11-4 19-4 7 0 13 1 18 4 4 2 7 6 7 12v121h-551c-12 0-20-1-25-4-5-2-8-5-8-8 0-4 3-7 8-9s13-3 25-3h119v-290h-119c-12 0-20-1-25-3s-8-5-8-9 3-6 8-9c5-2 13-3 25-3h288c12 0 20 1 25 3 6 3 8 5 8 9s-2 7-8 9c-5 2-13 3-25 3z">
            <text:p/>
          </draw:path>
          <draw:path draw:style-name="gr62" draw:text-style-name="P45" draw:layer="layout" svg:width="0.507cm" svg:height="0.373cm" svg:x="19.698cm" svg:y="16.557cm" svg:viewBox="0 0 508 374" svg:d="M277 0v63h-73v-63zM279 124v226h196c12 0 21 1 26 3 5 3 7 6 7 9 0 4-2 7-7 9s-14 3-26 3h-442c-12 0-20-1-25-3s-8-5-8-9c0-3 3-6 8-9 5-2 13-3 25-3h196v-201h-145c-12 0-21-1-26-4-5-2-8-5-8-8 0-4 2-7 8-9 5-2 13-4 26-4z">
            <text:p/>
          </draw:path>
          <draw:path draw:style-name="gr62" draw:text-style-name="P45" draw:layer="layout" svg:width="0.555cm" svg:height="0.346cm" svg:x="20.543cm" svg:y="16.593cm" svg:viewBox="0 0 556 347" svg:d="M176 88h270c12 0 21 1 26 3 5 3 7 6 7 9 0 4-2 7-7 9s-14 3-26 3h-270v162c0 14 11 25 34 35 23 9 57 14 102 14 34 0 70-2 109-7s70-11 92-17c8-2 14-4 19-4 7 0 12 2 17 4s7 5 7 8-3 6-8 9c-12 6-43 13-92 20-49 8-96 11-140 11-59 0-105-6-139-20-35-13-52-31-52-53v-162h-92c-12 0-20-1-25-3s-8-5-8-9 3-6 8-9c5-2 13-3 25-3h92v-72c0-6 3-10 7-12 5-3 11-4 18-4 8 0 14 1 18 4 5 2 8 6 8 12z">
            <text:p/>
          </draw:path>
          <draw:path draw:style-name="gr62" draw:text-style-name="P45" draw:layer="layout" svg:width="0.558cm" svg:height="0.267cm" svg:x="21.403cm" svg:y="16.672cm" svg:viewBox="0 0 559 268" svg:d="M558 139h-508c9 32 36 57 81 76 46 19 102 29 169 29 37 0 76-3 116-9 41-6 74-14 100-24 8-3 14-4 20-4s12 1 16 4c5 2 7 5 7 8s-3 7-9 10c-19 9-53 18-101 27-49 8-98 12-149 12-86 0-157-13-214-41-57-27-86-60-86-99 0-35 27-65 80-90 54-25 120-38 199-38 82 0 149 13 202 39 52 26 78 59 77 100zM508 115c-10-27-36-49-78-65-42-17-92-25-151-25-58 0-108 8-150 24-42 17-68 39-78 66z">
            <text:p/>
          </draw:path>
        </draw:g>
        <draw:custom-shape draw:style-name="gr32" draw:text-style-name="P6" draw:layer="layout" svg:width="18cm" svg:height="18cm" svg:x="6cm" svg:y="1cm">
          <text:p/>
          <draw:enhanced-geometry svg:viewBox="0 0 21600 21600" draw:type="rectangle" draw:enhanced-path="M 0 0 L 21600 0 21600 21600 0 21600 0 0 Z N"/>
        </draw:custom-shape>
        <draw:g>
          <draw:path draw:style-name="gr63" draw:text-style-name="P45" draw:layer="layout" svg:width="0.656cm" svg:height="0.999cm" svg:x="10.021cm" svg:y="15cm" svg:viewBox="0 0 657 1000" svg:d="M506 516h-356v412h73c12 0 22 3 27 10 6 6 8 15 8 26 0 10-2 19-8 26-5 6-15 10-27 10h-187c-13 0-22-4-28-10-5-7-8-16-8-26 0-11 3-20 8-26 6-7 15-10 28-10h61v-856h-34c-13 0-22-3-28-10-5-7-8-15-8-26s3-20 8-26c6-7 15-10 28-10h160c12 0 22 3 27 10 6 6 8 15 8 26s-2 19-8 26c-5 7-15 10-27 10h-73v372h356v-372h-71c-13 0-22-3-28-10-5-7-8-15-8-26s3-20 8-26c5-7 15-10 28-10h159c13 0 23 3 28 10 6 6 9 15 9 26s-3 19-9 26c-5 7-15 10-28 10h-33v856h61c12 0 22 3 27 10 6 6 8 15 8 26 0 10-2 19-8 26-5 6-15 10-27 10h-187c-13 0-22-4-28-10-5-7-8-16-8-26 0-11 3-20 8-26 5-7 15-10 28-10h71z">
            <text:p/>
          </draw:path>
          <draw:path draw:style-name="gr63" draw:text-style-name="P45" draw:layer="layout" svg:width="0.601cm" svg:height="0.999cm" svg:x="10.83cm" svg:y="15cm" svg:viewBox="0 0 602 1000" svg:d="M328 72v856h139c13 0 22 3 28 10 6 6 8 15 8 26 0 10-2 19-8 26-6 6-15 10-28 10h-333c-12 0-22-4-27-10-6-7-9-16-9-26 0-11 3-20 9-26 5-7 15-10 27-10h140v-856h-220v248c0 18-3 31-8 38s-11 11-19 11-14-4-19-11-8-20-8-38v-320h602v320c0 18-3 31-8 38-4 7-11 11-19 11s-15-4-20-11c-4-7-7-20-7-38v-248z">
            <text:p/>
          </draw:path>
          <draw:path draw:style-name="gr63" draw:text-style-name="P45" draw:layer="layout" svg:width="0.761cm" svg:height="0.999cm" svg:x="11.54cm" svg:y="15cm" svg:viewBox="0 0 762 1000" svg:d="M413 700h-61l-207-628h-10v856h99c13 0 22 3 28 10 5 6 8 15 8 26 0 10-3 19-8 26-6 6-15 10-28 10h-198c-13 0-22-4-28-10-5-7-8-16-8-26 0-11 3-20 8-26 6-7 15-10 28-10h45v-856h-34c-12 0-22-3-27-10-6-7-8-15-8-26s2-20 8-26c5-7 15-10 27-10h132l203 619 201-619h131c14 0 23 3 28 10 6 6 9 15 9 26s-3 19-9 26c-5 7-14 10-28 10h-33v856h45c13 0 22 3 28 10 6 6 8 15 8 26 0 10-2 19-8 26-6 6-15 10-28 10h-198c-13 0-22-4-28-10-5-7-8-16-8-26 0-11 3-20 8-26 6-7 15-10 28-10h99v-856h-11z">
            <text:p/>
          </draw:path>
          <draw:path draw:style-name="gr63" draw:text-style-name="P45" draw:layer="layout" svg:width="0.628cm" svg:height="0.999cm" svg:x="12.392cm" svg:y="15cm" svg:viewBox="0 0 629 1000" svg:d="M218 72v856h357v-285c0-17 2-30 8-37 5-7 11-11 19-11s14 3 20 10c5 8 7 20 7 38v357h-593c-13 0-22-4-28-10-5-7-8-16-8-26 0-11 3-20 8-26 6-7 15-10 28-10h128v-856h-128c-13 0-22-3-28-10-5-7-8-15-8-26s3-20 8-26c6-7 15-10 28-10h310c13 0 22 3 27 10 6 6 9 15 9 26s-3 19-9 26c-5 7-14 10-27 10z">
            <text:p/>
          </draw:path>
        </draw:g>
        <draw:g>
          <draw:path draw:style-name="gr46" draw:text-style-name="P33" draw:layer="layout" svg:width="0.863cm" svg:height="2.438cm" svg:x="8cm" svg:y="5.5cm" svg:viewBox="0 0 864 2439" svg:d="M392 1117v936h247c42 0 72 18 89 54 18 36 27 82 27 140 0 56-9 103-27 138-17 36-47 54-89 54h-523c-42 0-72-18-89-54-18-35-27-82-27-140 0-56 9-102 27-138 17-36 47-54 89-54h103v-936h-83c-42 0-71-18-89-54-18-35-27-82-27-140 0-56 9-102 27-138s47-54 89-54h83v-146c0-168 28-308 85-419s139-166 246-166c48 0 104 10 167 29 62 20 103 47 121 82 17 35 26 80 26 135 0 59-8 107-24 144-15 37-35 56-58 56-11 0-27-5-48-14-72-31-135-47-190-47-58 0-97 20-119 58s-33 85-33 142v146h268c41 0 71 18 89 54s26 82 26 140c0 57-8 103-26 138-18 36-48 54-89 54z">
            <text:p/>
          </draw:path>
          <draw:path draw:style-name="gr46" draw:text-style-name="P33" draw:layer="layout" svg:width="0.896cm" svg:height="1.819cm" svg:x="8.986cm" svg:y="6.18cm" svg:viewBox="0 0 897 1820" svg:d="M897 936c0 148-18 292-55 430-37 139-92 249-165 331s-149 123-229 123c-79 0-154-40-226-121-73-81-128-191-165-330-38-139-57-285-57-436 0-155 19-306 57-454 39-149 94-266 166-351s147-128 225-128c79 0 155 44 228 131s128 204 165 351c38 148 56 299 56 454zM724 938c0-124-20-238-60-342-55-140-127-211-216-211-78 0-144 56-196 168-52 111-79 241-79 387 0 121 27 233 80 338 53 104 118 157 195 157 78 0 143-53 196-157 53-105 80-218 80-340z">
            <text:p/>
          </draw:path>
          <draw:path draw:style-name="gr46" draw:text-style-name="P33" draw:layer="layout" svg:width="0.82cm" svg:height="2.438cm" svg:x="10.06cm" svg:y="5.5cm" svg:viewBox="0 0 821 2439" svg:d="M497 0v2053h208c42 0 72 18 89 54 18 36 27 82 27 140 0 56-9 103-27 138-17 36-47 54-89 54h-589c-42 0-72-18-89-54-18-35-27-82-27-140 0-56 9-102 27-138 17-36 47-54 89-54h208v-1668h-140c-41 0-70-17-88-53s-28-83-28-140 9-103 27-138c18-36 48-54 89-54z">
            <text:p/>
          </draw:path>
          <draw:path draw:style-name="gr46" draw:text-style-name="P33" draw:layer="layout" svg:width="0.82cm" svg:height="2.438cm" svg:x="11.099cm" svg:y="5.5cm" svg:viewBox="0 0 821 2439" svg:d="M474 0v408h-207v-408zM497 731v1322h208c42 0 72 18 89 54 18 36 27 82 27 140 0 56-9 103-27 138-17 36-47 54-89 54h-589c-42 0-72-18-89-54-18-35-27-82-27-140 0-56 9-102 27-138 17-36 47-54 89-54h208v-936h-140c-41 0-70-18-88-54-18-35-28-82-28-140 0-56 9-102 27-138s48-54 89-54z">
            <text:p/>
          </draw:path>
          <draw:path draw:style-name="gr46" draw:text-style-name="P33" draw:layer="layout" svg:width="0.896cm" svg:height="1.819cm" svg:x="12.103cm" svg:y="6.18cm" svg:viewBox="0 0 897 1820" svg:d="M897 936c0 148-18 292-55 430-37 139-92 249-165 331s-149 123-229 123c-79 0-154-40-226-121-73-81-128-191-165-330-38-139-57-285-57-436 0-155 19-306 57-454 39-149 94-266 166-351s147-128 225-128c79 0 155 44 228 131s128 204 165 351c38 148 56 299 56 454zM724 938c0-124-20-238-60-342-55-140-127-211-216-211-78 0-144 56-196 168-52 111-79 241-79 387 0 121 27 233 80 338 53 104 118 157 195 157 78 0 143-53 196-157 53-105 80-218 80-340z">
            <text:p/>
          </draw:path>
        </draw:g>
        <draw:g>
          <draw:path draw:style-name="gr47" draw:text-style-name="P33" draw:layer="layout" svg:width="0.323cm" svg:height="2.359cm" svg:x="17cm" svg:y="5.579cm" svg:viewBox="0 0 324 2360" svg:d="M178 0v2202h125c8 0 13 7 16 21 4 15 5 34 5 58 0 22-1 41-5 56-3 15-8 23-16 23h-282c-7 0-13-8-16-23s-5-34-5-56c0-24 2-43 5-58 3-14 9-21 16-21h125v-2042h-91c-8 0-14-8-17-23s-5-34-5-58c0-23 2-41 5-56s9-23 17-23z">
            <text:p/>
          </draw:path>
          <draw:path draw:style-name="gr47" draw:text-style-name="P33" draw:layer="layout" svg:width="0.323cm" svg:height="2.438cm" svg:x="17.466cm" svg:y="5.5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323cm" svg:height="2.438cm" svg:x="17.931cm" svg:y="5.5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451cm" svg:height="1.684cm" svg:x="18.332cm" svg:y="6.254cm" svg:viewBox="0 0 452 1685" svg:d="M80 56v160c27-144 54-216 81-216 17 0 31 22 43 65 13 43 23 109 31 196 15-87 29-153 43-196 15-43 29-65 44-65 23 0 41 37 55 111 18 95 27 199 27 312v1104h27c7 0 13 7 16 21 3 15 5 34 5 58 0 22-2 41-5 56s-9 23-16 23h-59v-1247c0-80-5-147-15-199-10-53-21-79-34-79-11 0-24 21-36 65-13 43-28 128-44 254v1048h26c8 0 13 7 16 21 4 15 5 34 5 58 0 22-1 41-5 56-3 15-8 23-16 23h-59v-1236c0-84-5-153-14-207-10-55-22-82-34-82-11 0-23 18-34 54-15 52-31 140-48 265v1048h27c7 0 13 7 16 21 3 15 5 34 5 58 0 22-2 41-5 56s-9 23-16 23h-86c-7 0-13-8-16-23s-5-34-5-56c0-24 2-43 5-58 3-14 9-21 16-21h27v-1311h-27c-7 0-13-7-16-22s-5-35-5-59c0-22 2-41 5-56s9-23 16-23z">
            <text:p/>
          </draw:path>
          <draw:path draw:style-name="gr47" draw:text-style-name="P33" draw:layer="layout" svg:width="0.365cm" svg:height="1.746cm" svg:x="18.844cm" svg:y="6.254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47" draw:text-style-name="P33" draw:layer="layout" svg:width="0.354cm" svg:height="2.261cm" svg:x="19.31cm" svg:y="5.739cm" svg:viewBox="0 0 355 2262" svg:d="M112 572h173c7 0 13 7 16 22s5 35 5 58-2 42-5 57-9 22-16 22h-173v1051c0 92 7 168 22 230 15 61 37 92 65 92 22 0 45-16 70-48s44-68 58-108c5-16 9-25 13-25s7 8 10 24 5 34 5 55c0 19-2 37-5 53-8 41-28 86-59 134-31 49-61 73-90 73-37 0-66-43-88-130-22-86-33-203-33-350v-1051h-59c-7 0-13-7-16-22s-5-35-5-58 2-42 5-57 9-22 16-22h59v-467c0-37 1-64 4-81 3-16 7-24 12-24s8 8 11 24c4 17 5 44 5 81z">
            <text:p/>
          </draw:path>
          <draw:path draw:style-name="gr47" draw:text-style-name="P33" draw:layer="layout" svg:width="0.365cm" svg:height="1.746cm" svg:x="19.774cm" svg:y="6.254cm" svg:viewBox="0 0 366 1747" svg:d="M270 1685v-228c-47 193-96 290-148 290-39 0-68-48-90-144-21-96-32-214-32-353 0-153 14-286 42-400 29-114 70-171 124-171 15 0 31 4 48 14 17 9 36 24 56 44v-256c0-86-9-161-25-225s-40-96-72-96c-25 0-60 36-104 107-9 13-14 19-16 19-4 0-8-8-10-23-3-15-5-34-5-56 0-21 1-38 4-51 4-19 18-44 43-77 39-53 69-79 89-79 40 0 72 49 94 148 22 98 34 209 34 333v1046h42c8 0 13 7 17 21 3 15 5 34 5 58 0 22-2 41-5 56-4 15-9 23-17 23zM270 899c-15-22-31-37-48-47-16-10-34-15-52-15-47 0-83 49-109 148-19 74-29 163-29 265 0 96 7 176 22 241s37 98 66 98c27 0 53-28 77-82 23-55 48-141 73-260z">
            <text:p/>
          </draw:path>
          <draw:path draw:style-name="gr47" draw:text-style-name="P33" draw:layer="layout" svg:width="0.323cm" svg:height="2.438cm" svg:x="20.256cm" svg:y="5.5cm" svg:viewBox="0 0 324 2439" svg:d="M177 0v408h-47v-408zM178 810v1471h125c8 0 13 7 16 21 4 15 5 34 5 58 0 22-1 41-5 56-3 15-8 23-16 23h-282c-7 0-13-8-16-23s-5-34-5-56c0-24 2-43 5-58 3-14 9-21 16-21h125v-1311h-93c-7 0-13-7-16-22-4-15-5-34-5-57 0-24 1-43 5-58 3-15 9-23 16-23z">
            <text:p/>
          </draw:path>
          <draw:path draw:style-name="gr47" draw:text-style-name="P33" draw:layer="layout" svg:width="0.379cm" svg:height="1.684cm" svg:x="20.691cm" svg:y="6.254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  <draw:path draw:style-name="gr47" draw:text-style-name="P33" draw:layer="layout" svg:width="0.356cm" svg:height="1.746cm" svg:x="21.163cm" svg:y="6.254cm" svg:viewBox="0 0 357 1747" svg:d="M356 908h-324c6 204 23 369 52 494 29 124 65 187 107 187 24 0 49-20 75-59 26-38 47-90 63-154 5-19 9-28 13-28s7 8 10 24c3 15 5 34 5 55s-2 42-6 62c-12 63-34 121-65 176-31 54-62 82-95 82-54 0-100-89-136-266-37-178-55-392-55-644 0-230 17-427 51-591s77-246 127-246c52 0 95 84 129 253 33 168 50 387 49 655zM324 748c-6-174-23-316-50-425s-59-163-96-163-69 54-95 162c-27 107-44 250-50 426z">
            <text:p/>
          </draw:path>
          <draw:path draw:style-name="gr47" draw:text-style-name="P33" draw:layer="layout" svg:width="0.379cm" svg:height="1.684cm" svg:x="21.621cm" svg:y="6.254cm" svg:viewBox="0 0 380 1685" svg:d="M89 56v239c22-111 42-188 60-231s38-64 61-64c24 0 46 26 66 77 14 38 27 100 38 187 12 87 18 177 18 268v995h26c8 0 13 7 17 21 3 15 5 34 5 58 0 22-2 41-5 56-4 15-9 23-17 23h-85c-8 0-13-8-16-23-4-15-5-34-5-56 0-24 1-43 5-58 3-14 8-21 16-21h27v-969c0-111-8-205-25-283-16-77-38-115-66-115-21 0-39 21-54 63-16 42-38 146-66 313v991h36c7 0 13 7 16 21 3 15 5 34 5 58 0 22-2 41-5 56s-9 23-16 23h-104c-7 0-13-8-16-23s-5-34-5-56c0-24 2-43 5-58 3-14 9-21 16-21h36v-1311h-27c-7 0-13-7-16-22s-5-35-5-59c0-22 2-41 5-56s9-23 16-23z">
            <text:p/>
          </draw:path>
        </draw:g>
        <draw:g>
          <draw:path draw:style-name="gr48" draw:text-style-name="P33" draw:layer="layout" svg:width="0.444cm" svg:height="0.495cm" svg:x="8.021cm" svg:y="12.247cm" svg:viewBox="0 0 445 496" svg:d="M252 496h-57l-138-447h-35c-8 0-13-3-17-7-3-5-5-11-5-18s2-13 5-17c4-5 9-7 17-7h127c8 0 13 2 17 7 3 4 5 10 5 18 0 6-2 12-5 17-4 4-9 7-17 7h-56l123 399h15l121-399h-56c-8 0-14-3-17-7-3-5-5-11-5-18s2-13 5-17c3-5 9-7 17-7h127c8 0 14 2 17 7 4 4 5 10 5 18 0 6-1 12-5 17-3 4-9 7-17 7h-34z">
            <text:p/>
          </draw:path>
          <draw:path draw:style-name="gr48" draw:text-style-name="P33" draw:layer="layout" svg:width="0.377cm" svg:height="0.531cm" svg:x="8.541cm" svg:y="12.23cm" svg:viewBox="0 0 378 532" svg:d="M377 276h-343c6 63 24 113 55 151 30 38 68 57 113 57 26 0 52-6 79-18 28-12 50-28 68-47 5-6 9-9 13-9s8 3 11 8c3 4 5 10 5 16 0 7-2 13-6 19-13 19-36 37-69 54-32 16-66 25-101 25-57 0-105-27-144-81s-58-120-58-196c0-70 18-130 54-180 37-50 81-75 135-75 55 0 100 26 136 77 35 51 53 118 52 199zM343 228c-7-53-24-96-53-130-28-33-62-49-101-49s-73 16-102 49c-28 33-46 76-53 130z">
            <text:p/>
          </draw:path>
          <draw:path draw:style-name="gr48" draw:text-style-name="P33" draw:layer="layout" svg:width="0.377cm" svg:height="0.507cm" svg:x="9.051cm" svg:y="12.235cm" svg:viewBox="0 0 378 508" svg:d="M138 12v121c43-56 76-92 98-109 22-16 42-24 60-24 20 0 39 10 56 29s26 34 26 44c0 7-2 13-5 18-3 4-8 7-13 7-2 0-5-1-6-2-2-1-6-6-11-13-9-13-17-23-24-27-7-5-14-8-21-8-14 0-32 8-53 25s-56 58-107 123v264h149c8 0 14 2 17 6 4 5 5 10 5 18 0 7-1 12-5 17-3 4-9 7-17 7h-265c-8 0-13-2-17-7-3-4-5-10-5-17 0-6 2-12 5-16s9-7 17-7h82v-400h-62c-8 0-14-3-18-7-3-5-5-11-5-18s2-13 5-17c4-5 9-7 18-7z">
            <text:p/>
          </draw:path>
          <draw:path draw:style-name="gr48" draw:text-style-name="P33" draw:layer="layout" svg:width="0.392cm" svg:height="0.717cm" svg:x="9.552cm" svg:y="12.024cm" svg:viewBox="0 0 393 718" svg:d="M101 504v214h-79c-8 0-13-2-17-7-3-4-5-10-5-17s2-13 5-17c4-5 9-7 17-7h46v-621h-46c-8 0-13-3-17-7-3-5-5-11-5-18s2-13 5-17c4-5 9-7 17-7h79v443l144-172h-18c-8 0-13-2-17-7-3-4-5-10-5-17s2-13 5-17c4-5 9-7 17-7h108c8 0 14 2 18 7 3 4 5 10 5 17s-2 13-5 17c-4 5-10 7-18 7h-39l-131 157 166 242h39c8 0 14 2 18 7 3 4 5 10 5 17s-2 13-5 17c-4 5-10 7-18 7h-109c-8 0-14-2-17-7-4-4-5-10-5-17s1-13 5-17c3-5 9-7 17-7h24l-145-212z">
            <text:p/>
          </draw:path>
          <draw:path draw:style-name="gr48" draw:text-style-name="P33" draw:layer="layout" svg:width="0.392cm" svg:height="0.717cm" svg:x="10.044cm" svg:y="12.024cm" svg:viewBox="0 0 393 718" svg:d="M101 504v214h-79c-8 0-13-2-17-7-3-4-5-10-5-17s2-13 5-17c4-5 9-7 17-7h46v-621h-46c-8 0-13-3-17-7-3-5-5-11-5-18s2-13 5-17c4-5 9-7 17-7h79v443l144-172h-18c-8 0-13-2-17-7-3-4-5-10-5-17s2-13 5-17c4-5 9-7 17-7h108c8 0 14 2 18 7 3 4 5 10 5 17s-2 13-5 17c-4 5-10 7-18 7h-39l-131 157 166 242h39c8 0 14 2 18 7 3 4 5 10 5 17s-2 13-5 17c-4 5-10 7-18 7h-109c-8 0-14-2-17-7-4-4-5-10-5-17s1-13 5-17c3-5 9-7 17-7h24l-145-212z">
            <text:p/>
          </draw:path>
          <draw:path draw:style-name="gr48" draw:text-style-name="P33" draw:layer="layout" svg:width="0.375cm" svg:height="0.531cm" svg:x="10.519cm" svg:y="12.23cm" svg:viewBox="0 0 376 532" svg:d="M376 266c0 73-18 136-55 188-36 52-81 78-133 78s-96-26-133-78-55-115-55-188 18-136 55-188 81-78 133-78 97 26 133 78c37 52 55 115 55 188zM342 266c0-60-15-111-45-154-30-42-66-63-109-63s-79 21-109 63c-30 43-45 94-45 154s15 111 45 154c30 42 66 64 109 64s79-22 109-64c30-43 45-94 45-154z">
            <text:p/>
          </draw:path>
          <draw:path draw:style-name="gr48" draw:text-style-name="P33" draw:layer="layout" svg:width="0.326cm" svg:height="0.531cm" svg:x="11.036cm" svg:y="12.23cm" svg:viewBox="0 0 327 532" svg:d="M275 49c0-11 1-19 4-24 4-5 8-8 12-8 6 0 10 3 13 8s5 13 5 25v82c0 12-2 20-5 25s-7 7-13 7c-4 0-8-2-11-6s-5-11-5-21c-2-23-10-41-25-56-22-22-51-32-87-32-38 0-67 11-88 32-16 17-24 35-24 55 0 23 10 42 28 57 13 11 38 19 73 25 47 7 80 16 98 25 26 13 45 32 58 55 12 24 19 49 19 77 0 41-14 77-42 109-27 32-67 48-121 48-53 0-96-20-130-58 0 13-1 21-2 25s-3 7-6 10-6 4-9 4c-5 0-9-3-12-8s-5-13-5-24v-99c0-12 2-20 5-25s7-7 12-7 9 2 12 7 5 11 5 19c0 18 3 32 9 44 10 18 25 34 45 46s45 18 75 18c44 0 77-12 98-35 21-24 32-48 32-74 0-30-11-54-32-72-22-18-54-30-96-36s-72-14-90-24-32-25-43-44c-10-20-15-42-15-64 0-42 14-74 43-99 28-24 62-36 101-36 47 0 84 16 114 49z">
            <text:p/>
          </draw:path>
          <draw:path draw:style-name="gr48" draw:text-style-name="P33" draw:layer="layout" svg:width="0.343cm" svg:height="0.741cm" svg:x="11.522cm" svg:y="12cm" svg:viewBox="0 0 344 742" svg:d="M187 0v124h-49v-124zM188 247v447h133c8 0 14 2 17 7 4 4 6 10 6 17s-2 13-6 18c-3 4-9 6-17 6h-299c-8 0-13-2-17-6-3-5-5-11-5-18s2-13 5-17c4-5 9-7 17-7h133v-399h-98c-8 0-14-2-18-7-4-4-5-10-5-17s1-13 5-17c3-5 9-7 18-7z">
            <text:p/>
          </draw:path>
          <draw:path draw:style-name="gr48" draw:text-style-name="P33" draw:layer="layout" svg:width="0.444cm" svg:height="0.495cm" svg:x="11.963cm" svg:y="12.247cm" svg:viewBox="0 0 445 496" svg:d="M252 496h-57l-138-447h-35c-8 0-13-3-17-7-3-5-5-11-5-18s2-13 5-17c4-5 9-7 17-7h127c8 0 13 2 17 7 3 4 5 10 5 18 0 6-2 12-5 17-4 4-9 7-17 7h-56l123 399h15l121-399h-56c-8 0-14-3-17-7-3-5-5-11-5-18s2-13 5-17c3-5 9-7 17-7h127c8 0 14 2 17 7 4 4 5 10 5 18 0 6-1 12-5 17-3 4-9 7-17 7h-34z">
            <text:p/>
          </draw:path>
          <draw:path draw:style-name="gr48" draw:text-style-name="P33" draw:layer="layout" svg:width="0.409cm" svg:height="0.514cm" svg:x="12.468cm" svg:y="12.247cm" svg:viewBox="0 0 410 515" svg:d="M325 496v-71c-46 60-96 90-149 90-33 0-58-13-75-39-22-33-33-72-33-117v-310h-46c-8 0-13-3-17-7-3-5-5-11-5-18s2-13 5-17c4-5 9-7 17-7h79v359c0 31 7 57 21 77s32 30 52 30c55 0 105-35 151-107v-310h-62c-8 0-14-3-17-7-4-5-5-11-5-18s1-13 5-17c3-5 9-7 17-7h96v448h28c8 0 14 2 17 6 4 5 6 10 6 18 0 7-2 12-6 17-3 4-9 7-17 7z">
            <text:p/>
          </draw:path>
          <draw:path draw:style-name="gr48" draw:text-style-name="P33" draw:layer="layout" svg:width="4.926cm" svg:height="0.087cm" svg:x="7.997cm" svg:y="12.875cm" svg:viewBox="0 0 4927 88" svg:d="M0 88c0-15 0-29 0-44s0-29 0-44c1642 0 3285 0 4927 0 0 15 0 29 0 44s0 29 0 44c-1642 0-3285 0-4927 0z">
            <text:p/>
          </draw:path>
        </draw:g>
        <draw:g>
          <draw:path draw:style-name="gr48" draw:text-style-name="P33" draw:layer="layout" svg:width="0.645cm" svg:height="0.411cm" svg:x="17.035cm" svg:y="13.405cm" svg:viewBox="0 0 646 412" svg:d="M366 412h-83l-200-372h-50c-12 0-20-1-25-5s-8-9-8-15 3-10 8-14 13-6 25-6h183c11 0 20 2 25 6s7 8 7 14-2 11-7 15-14 5-25 5h-81l179 332h21l176-332h-81c-12 0-20-1-25-5-6-4-8-9-8-15s2-10 8-14c5-4 13-6 25-6h183c12 0 21 2 25 6 5 4 8 8 8 14s-3 11-8 15c-4 4-13 5-25 5h-49z">
            <text:p/>
          </draw:path>
          <draw:path draw:style-name="gr48" draw:text-style-name="P33" draw:layer="layout" svg:width="0.56cm" svg:height="0.441cm" svg:x="17.799cm" svg:y="13.391cm" svg:viewBox="0 0 561 442" svg:d="M414 426v-57c-71 49-147 73-227 73-59 0-105-12-138-36-33-25-49-54-49-90 0-38 22-72 65-101s107-43 190-43c23 0 47 1 73 3 27 3 55 6 86 11v-64c0-22-13-41-37-57-25-16-62-25-112-25-38 0-91 9-160 28-12 3-20 4-24 4-6 0-11-2-16-5-4-4-6-9-6-15 0-5 2-9 6-13 5-4 27-11 65-19 61-13 106-20 137-20 62 0 110 12 144 37 35 25 52 53 52 85v264h65c12 0 21 2 26 6 5 3 7 8 7 14s-2 11-7 15c-5 3-14 5-26 5zM414 227c-23-5-47-9-73-12-25-2-52-3-81-3-71 0-126 12-166 37-30 19-45 41-45 67 0 24 11 45 34 61 23 17 57 25 101 25 42 0 82-7 118-21s73-35 112-66z">
            <text:p/>
          </draw:path>
          <draw:path draw:style-name="gr48" draw:text-style-name="P33" draw:layer="layout" svg:width="0.497cm" svg:height="0.596cm" svg:x="18.539cm" svg:y="13.22cm" svg:viewBox="0 0 498 597" svg:d="M273 0v557h192c12 0 20 2 26 6 5 3 7 8 7 14s-2 10-7 14c-6 4-14 6-26 6h-432c-12 0-20-2-25-6s-8-8-8-14 3-11 8-14c5-4 13-6 25-6h191v-517h-140c-12 0-20-1-26-5-5-4-7-9-7-15s2-10 7-14 14-6 26-6z">
            <text:p/>
          </draw:path>
          <draw:path draw:style-name="gr48" draw:text-style-name="P33" draw:layer="layout" svg:width="0.497cm" svg:height="0.616cm" svg:x="19.254cm" svg:y="13.2cm" svg:viewBox="0 0 498 617" svg:d="M271 0v103h-72v-103zM273 205v372h192c12 0 20 2 26 5 5 4 7 9 7 15s-2 10-7 14c-6 4-14 6-26 6h-432c-12 0-20-2-25-6s-8-8-8-14 3-11 8-15c5-3 13-5 25-5h191v-332h-142c-12 0-20-1-25-5-6-4-8-9-8-15s2-10 7-14 14-6 26-6z">
            <text:p/>
          </draw:path>
          <draw:path draw:style-name="gr48" draw:text-style-name="P33" draw:layer="layout" svg:width="0.569cm" svg:height="0.596cm" svg:x="19.969cm" svg:y="13.22cm" svg:viewBox="0 0 570 597" svg:d="M147 419v178h-114c-12 0-20-2-25-6s-8-8-8-14 3-11 8-14c5-4 13-6 25-6h65v-517h-65c-12 0-20-1-25-5s-8-9-8-15 3-10 8-14 13-6 25-6h114v368l208-143h-25c-12 0-20-1-25-5s-8-9-8-14c0-7 3-11 8-15s13-6 25-6h156c12 0 20 2 25 6s8 8 8 15c0 5-3 10-8 14s-13 5-25 5h-56l-191 131 241 201h56c12 0 21 2 26 6 5 3 8 8 8 14s-3 10-8 14-14 6-26 6h-158c-11 0-20-2-25-6s-7-8-7-14 2-11 7-14c5-4 14-6 25-6h35l-210-176z">
            <text:p/>
          </draw:path>
          <draw:path draw:style-name="gr48" draw:text-style-name="P33" draw:layer="layout" svg:width="0.569cm" svg:height="0.596cm" svg:x="20.684cm" svg:y="13.22cm" svg:viewBox="0 0 570 597" svg:d="M147 419v178h-114c-12 0-20-2-25-6s-8-8-8-14 3-11 8-14c5-4 13-6 25-6h65v-517h-65c-12 0-20-1-25-5s-8-9-8-15 3-10 8-14 13-6 25-6h114v368l208-143h-25c-12 0-20-1-25-5s-8-9-8-14c0-7 3-11 8-15s13-6 25-6h156c12 0 20 2 25 6s8 8 8 15c0 5-3 10-8 14s-13 5-25 5h-56l-191 131 241 201h56c12 0 21 2 26 6 5 3 8 8 8 14s-3 10-8 14-14 6-26 6h-158c-11 0-20-2-25-6s-7-8-7-14 2-11 7-14c5-4 14-6 25-6h35l-210-176z">
            <text:p/>
          </draw:path>
          <draw:path draw:style-name="gr48" draw:text-style-name="P33" draw:layer="layout" svg:width="0.545cm" svg:height="0.441cm" svg:x="21.371cm" svg:y="13.391cm" svg:viewBox="0 0 546 442" svg:d="M546 221c0 61-27 113-80 156s-118 65-193 65c-76 0-140-22-193-65s-80-95-80-156 27-113 80-156 117-65 193-65c75 0 140 22 193 65s80 95 80 156zM496 221c0-50-21-93-65-128s-96-53-158-53-115 18-159 53c-43 36-65 78-65 128s22 92 65 128c44 35 97 53 159 53s114-18 158-53 65-78 65-128z">
            <text:p/>
          </draw:path>
          <draw:path draw:style-name="gr48" draw:text-style-name="P33" draw:layer="layout" svg:width="4.999cm" svg:height="0.072cm" svg:x="17.001cm" svg:y="13.927cm" svg:viewBox="0 0 5000 73" svg:d="M0 73c0-12 0-24 0-36 0-13 0-25 0-37 1667 0 3333 0 5000 0 0 12 0 24 0 37 0 12 0 24 0 36-1667 0-3333 0-5000 0z">
            <text:p/>
          </draw:path>
        </draw:g>
        <draw:g>
          <draw:path draw:style-name="gr64" draw:text-style-name="P46" draw:layer="layout" svg:width="0.428cm" svg:height="0.713cm" svg:x="8.021cm" svg:y="16.077cm" svg:viewBox="0 0 429 714" svg:d="M322 50v440c0 61-15 113-47 158-32 44-70 66-114 66-26 0-52-8-78-26-25-17-53-45-83-84v-184c0-12 2-21 5-26s8-8 13-8 9 3 12 8c4 5 5 14 5 26v160c22 28 43 49 64 63s42 21 62 21c23 0 45-8 65-23 15-12 29-32 42-60 13-29 19-59 19-91v-440h-137c-9 0-15-2-19-7-3-5-5-11-5-18 0-8 2-14 5-18 4-5 10-7 19-7h256c8 0 14 2 18 7 4 4 5 10 5 18 0 7-1 13-5 18s-10 7-18 7z">
            <text:p/>
          </draw:path>
          <draw:path draw:style-name="gr64" draw:text-style-name="P46" draw:layer="layout" svg:width="0.402cm" svg:height="0.55cm" svg:x="8.523cm" svg:y="16.239cm" svg:viewBox="0 0 403 551" svg:d="M297 532v-72c-51 61-105 91-163 91-42 0-75-15-99-45-23-30-35-67-35-111 0-49 16-91 47-127s76-54 136-54c16 0 34 2 53 5s39 7 61 14v-81c0-27-9-51-26-71-18-20-45-31-81-31-27 0-65 12-114 34-9 4-15 6-18 6-4 0-8-2-11-7s-5-11-5-18c0-6 2-12 4-16 4-6 20-14 48-24 43-17 76-25 98-25 44 0 79 16 104 47 24 31 37 66 37 105v330h47c8 0 14 2 18 7 4 4 5 10 5 18 0 7-1 13-5 18s-10 7-18 7zM297 284c-16-7-33-12-52-15-18-3-38-5-58-5-51 0-91 16-119 47-22 23-33 51-33 84 0 30 8 55 25 76 16 20 41 31 72 31s59-9 85-26 53-45 80-82z">
            <text:p/>
          </draw:path>
          <draw:path draw:style-name="gr64" draw:text-style-name="P46" draw:layer="layout" svg:width="0.463cm" svg:height="0.513cm" svg:x="9.001cm" svg:y="16.257cm" svg:viewBox="0 0 464 514" svg:d="M263 514h-60l-144-464h-36c-8 0-14-2-18-7-3-4-5-11-5-18s2-13 5-18c4-5 10-7 18-7h132c8 0 14 2 18 7s5 11 5 19c0 7-1 13-5 17-4 5-10 7-18 7h-58l129 414h15l126-414h-58c-9 0-15-2-18-7-4-4-6-11-6-18s2-13 6-18c3-5 9-7 18-7h132c8 0 14 2 18 7 3 5 5 11 5 19 0 7-2 13-5 17-4 5-10 7-18 7h-36z">
            <text:p/>
          </draw:path>
          <draw:path draw:style-name="gr64" draw:text-style-name="P46" draw:layer="layout" svg:width="0.402cm" svg:height="0.55cm" svg:x="9.549cm" svg:y="16.239cm" svg:viewBox="0 0 403 551" svg:d="M297 532v-72c-51 61-105 91-163 91-42 0-75-15-99-45-23-30-35-67-35-111 0-49 16-91 47-127s76-54 136-54c16 0 34 2 53 5s39 7 61 14v-81c0-27-9-51-26-71-18-20-45-31-81-31-27 0-65 12-114 34-9 4-15 6-18 6-4 0-8-2-11-7s-5-11-5-18c0-6 2-12 4-16 4-6 20-14 48-24 43-17 76-25 98-25 44 0 79 16 104 47 24 31 37 66 37 105v330h47c8 0 14 2 18 7 4 4 5 10 5 18 0 7-1 13-5 18s-10 7-18 7zM297 284c-16-7-33-12-52-15-18-3-38-5-58-5-51 0-91 16-119 47-22 23-33 51-33 84 0 30 8 55 25 76 16 20 41 31 72 31s59-9 85-26 53-45 80-82z">
            <text:p/>
          </draw:path>
          <draw:path draw:style-name="gr64" draw:text-style-name="P46" draw:layer="layout" svg:width="0.358cm" svg:height="0.729cm" svg:x="10.08cm" svg:y="16.06cm" svg:viewBox="0 0 359 730" svg:d="M305 66v-17c0-12 1-20 5-25 3-5 7-8 12-8 6 0 10 3 13 8s5 13 5 25v127c0 12-2 21-5 26s-7 8-13 8c-5 0-9-3-12-8-3-4-5-12-5-23-2-33-14-63-36-89-23-27-53-40-89-40-39 0-70 14-93 42-23 29-34 62-34 100 0 20 3 38 10 54 6 17 15 30 25 40 11 10 23 18 36 24s34 13 63 19c47 12 80 23 98 34 24 16 43 37 55 64 13 28 19 60 19 97 0 57-16 106-48 146s-75 60-130 60c-61 0-109-27-146-81v28c0 12-2 21-5 26s-7 8-12 8-10-3-13-8-5-14-5-26v-137c0-13 2-21 5-27 3-5 7-7 13-7 5 0 9 2 12 7s5 12 5 23c1 36 15 70 41 99 26 30 61 45 105 45s79-15 104-47c26-31 39-68 39-111 0-26-5-49-15-69-10-21-24-37-43-49-14-8-42-17-84-28-58-13-100-35-126-63-25-29-38-69-38-122 0-52 15-97 44-135 29-37 68-56 116-56 49 0 92 22 127 66z">
            <text:p/>
          </draw:path>
          <draw:path draw:style-name="gr64" draw:text-style-name="P46" draw:layer="layout" svg:width="0.387cm" svg:height="0.55cm" svg:x="10.587cm" svg:y="16.239cm" svg:viewBox="0 0 388 551" svg:d="M332 68v-16c0-13 1-21 5-26 3-6 7-8 12-8s10 2 13 8c3 5 5 13 5 26v112c0 13-2 21-5 27-3 5-8 7-13 7s-9-2-12-7c-3-4-5-12-5-22-2-29-15-55-39-81-25-25-58-38-99-38-52 0-91 24-118 70s-41 99-41 159c0 65 15 118 45 160s68 63 115 63c28 0 56-8 84-22s54-37 76-69c6-8 11-11 16-11s9 2 12 6c3 5 5 11 5 17 0 17-14 39-43 65-45 42-96 63-151 63-57 0-103-25-139-76-37-52-55-117-55-195 0-81 19-147 56-200s84-80 140-80c54 0 99 23 136 68z">
            <text:p/>
          </draw:path>
          <draw:path draw:style-name="gr64" draw:text-style-name="P46" draw:layer="layout" svg:width="0.393cm" svg:height="0.526cm" svg:x="11.1cm" svg:y="16.245cm" svg:viewBox="0 0 394 527" svg:d="M143 12v126c46-58 80-96 103-113 22-17 43-25 63-25 21 0 40 10 58 30s27 35 27 45c0 8-2 14-5 19-4 5-8 8-14 8-2 0-5-1-7-3-2-1-5-5-10-13-10-14-19-23-26-28-7-6-14-8-21-8-16 0-34 9-56 26-21 17-59 60-112 128v273h156c8 0 14 2 18 7 4 4 5 10 5 18 0 7-1 13-5 17-4 5-10 8-18 8h-276c-8 0-14-3-18-7-3-5-5-11-5-18s2-12 5-17c4-4 10-7 18-7h85v-415h-65c-8 0-14-2-18-7-3-5-5-11-5-19 0-7 2-13 5-17 4-5 10-8 18-8z">
            <text:p/>
          </draw:path>
          <draw:path draw:style-name="gr64" draw:text-style-name="P46" draw:layer="layout" svg:width="0.357cm" svg:height="0.769cm" svg:x="11.621cm" svg:y="16.001cm" svg:viewBox="0 0 358 770" svg:d="M195 0v129h-52v-129zM196 256v464h138c9 0 15 2 18 7 4 4 6 10 6 18 0 7-2 13-6 18-3 5-9 7-18 7h-311c-8 0-14-2-18-7-3-5-5-11-5-18 0-8 2-14 5-18 4-5 10-7 18-7h138v-414h-102c-8 0-15-2-18-7-4-5-6-10-6-18 0-7 2-13 6-18 3-5 9-7 18-7z">
            <text:p/>
          </draw:path>
          <draw:path draw:style-name="gr64" draw:text-style-name="P46" draw:layer="layout" svg:width="0.444cm" svg:height="0.76cm" svg:x="12.074cm" svg:y="16.239cm" svg:viewBox="0 0 445 761" svg:d="M106 18v91c21-36 43-63 67-82 24-18 52-27 85-27 34 0 66 11 95 34 30 23 52 55 68 96s24 84 24 129c0 72-18 133-54 184s-80 76-133 76c-63 0-113-36-152-108v300h85c8 0 14 2 18 7 3 5 5 11 5 18s-2 13-5 18c-4 5-10 7-18 7h-168c-8 0-14-2-18-7-3-4-5-10-5-18 0-7 2-13 5-18 4-5 10-7 18-7h48v-643h-48c-8 0-14-2-18-7-3-5-5-11-5-18s2-13 5-18c4-5 10-7 18-7zM410 259c0-57-15-106-44-147-30-41-66-62-108-62s-79 21-108 62c-30 41-44 90-44 147 0 58 14 107 44 148 29 41 66 62 108 62s78-21 107-61c30-41 45-91 45-149z">
            <text:p/>
          </draw:path>
          <draw:path draw:style-name="gr64" draw:text-style-name="P46" draw:layer="layout" svg:width="0.39cm" svg:height="0.713cm" svg:x="12.629cm" svg:y="16.077cm" svg:viewBox="0 0 391 714" svg:d="M124 180h190c8 0 14 3 18 8 4 4 5 10 5 18 0 7-1 13-5 18s-10 7-18 7h-190v332c0 29 8 53 24 72 16 20 40 29 72 29 23 0 49-5 77-15 27-10 49-21 64-34 5-5 10-8 14-8s8 3 11 8c4 5 5 10 5 17 0 6-1 12-5 17-9 13-31 27-65 42-34 16-67 23-99 23-41 0-73-14-98-41-24-27-36-64-36-110v-332h-65c-8 0-14-2-18-7-3-5-5-11-5-19 0-7 2-13 5-17 4-5 10-8 18-8h65v-147c0-12 2-20 5-25s8-8 13-8 9 3 13 8c3 5 5 13 5 25z">
            <text:p/>
          </draw:path>
        </draw:g>
        <draw:g>
          <draw:path draw:style-name="gr64" draw:text-style-name="P46" draw:layer="layout" svg:width="0.429cm" svg:height="0.999cm" svg:x="8.022cm" svg:y="15cm" svg:viewBox="0 0 430 1000" svg:d="M379 115v-48c0-16 1-27 5-34 3-8 7-11 13-11s10 3 14 11c3 7 5 18 5 34v190c0 17-2 29-5 36-4 7-8 10-14 10-5 0-9-3-13-10-3-6-5-17-5-31-2-46-15-86-41-121-34-49-73-73-116-73-29 0-56 12-81 35-19 17-34 38-45 62-20 42-35 89-47 141-8 38-12 80-12 128v120c0 101 20 190 60 265s87 113 140 113c32 0 60-13 85-39 25-25 50-64 73-115 5-11 11-17 17-17 5 0 10 3 13 9s5 13 5 23c0 12-7 31-19 57-24 49-52 87-82 112s-60 38-91 38c-27 0-54-10-82-29-21-14-39-31-53-51-13-19-30-52-51-99-20-46-34-89-41-128s-11-82-11-130v-139c0-67 10-136 29-206 20-70 47-124 81-162 34-37 71-56 110-56 62 0 114 38 159 115z">
            <text:p/>
          </draw:path>
          <draw:path draw:style-name="gr64" draw:text-style-name="P46" draw:layer="layout" svg:width="0.378cm" svg:height="0.999cm" svg:x="8.59cm" svg:y="15cm" svg:viewBox="0 0 379 1000" svg:d="M322 90v-23c0-16 2-27 6-34 3-8 7-11 13-11s10 3 13 11c4 7 6 18 6 34v174c0 17-2 28-6 35-3 7-7 11-13 11-5 0-10-3-13-10-3-6-5-17-6-31-1-46-14-87-38-123-24-37-55-55-94-55-41 0-74 20-98 58-24 39-36 85-36 137 0 27 3 52 10 74 7 23 16 41 27 54 11 14 24 25 38 34 14 8 36 17 66 26 51 15 86 31 105 47 25 21 45 50 58 87 13 38 19 82 19 133 0 78-17 144-50 199-34 55-80 83-137 83-65 0-116-37-155-111v39c0 16-2 27-5 35-3 7-8 10-13 10-6 0-10-3-14-10-3-8-5-19-5-35v-189c0-17 2-29 5-36s8-10 14-10c5 0 9 3 13 9 3 7 5 17 5 32 2 50 16 95 44 136 27 41 64 62 111 62 46 0 83-22 110-65 27-42 40-93 40-152 0-35-5-67-15-95s-26-50-46-66c-14-12-44-25-88-39-62-19-106-48-133-87s-41-94-41-166 16-133 47-185c31-51 72-77 123-77s96 30 133 90z">
            <text:p/>
          </draw:path>
          <draw:path draw:style-name="gr64" draw:text-style-name="P46" draw:layer="layout" svg:width="0.378cm" svg:height="0.999cm" svg:x="9.133cm" svg:y="15cm" svg:viewBox="0 0 379 1000" svg:d="M322 90v-23c0-16 2-27 6-34 3-8 7-11 13-11s10 3 13 11c4 7 6 18 6 34v174c0 17-2 28-6 35-3 7-7 11-13 11-5 0-10-3-13-10-3-6-5-17-6-31-1-46-14-87-38-123-24-37-55-55-94-55-41 0-74 20-98 58-24 39-36 85-36 137 0 27 3 52 10 74 7 23 16 41 27 54 11 14 24 25 38 34 14 8 36 17 66 26 51 15 86 31 105 47 25 21 45 50 58 87 13 38 19 82 19 133 0 78-17 144-50 199-34 55-80 83-137 83-65 0-116-37-155-111v39c0 16-2 27-5 35-3 7-8 10-13 10-6 0-10-3-14-10-3-8-5-19-5-35v-189c0-17 2-29 5-36s8-10 14-10c5 0 9 3 13 9 3 7 5 17 5 32 2 50 16 95 44 136 27 41 64 62 111 62 46 0 83-22 110-65 27-42 40-93 40-152 0-35-5-67-15-95s-26-50-46-66c-14-12-44-25-88-39-62-19-106-48-133-87s-41-94-41-166 16-133 47-185c31-51 72-77 123-77s96 30 133 90z">
            <text:p/>
          </draw:path>
        </draw:g>
        <draw:custom-shape draw:style-name="gr65" draw:text-style-name="P6" draw:layer="layout" svg:width="5cm" svg:height="4.938cm" svg:x="25cm" svg:y="3.5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Oletus">
        <draw:custom-shape draw:style-name="gr66" draw:text-style-name="P47" draw:layer="layout" svg:width="7.029cm" svg:height="7.029cm" svg:x="7cm" svg:y="10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7.029cm" svg:height="7.029cm" svg:x="14.971cm" svg:y="10.5cm">
          <text:p/>
          <draw:enhanced-geometry svg:viewBox="0 0 21600 21600" draw:type="rectangle" draw:enhanced-path="M 0 0 L 21600 0 21600 21600 0 21600 0 0 Z N"/>
        </draw:custom-shape>
        <draw:frame draw:style-name="gr67" draw:text-style-name="P48" draw:layer="layout" svg:width="15.26cm" svg:height="2.647cm" svg:x="6.849cm" svg:y="5.9cm">
          <draw:text-box>
            <text:p><text:span text:style-name="T22">portfolio</text:span></text:p>
          </draw:text-box>
        </draw:frame>
        <draw:frame draw:style-name="gr68" draw:text-style-name="P49" draw:layer="layout" svg:width="14.98cm" svg:height="2.809cm" svg:x="6.947cm" svg:y="8.4cm">
          <draw:text-box>
            <text:p><text:span text:style-name="T23">markus liimatainen</text:span></text:p>
          </draw:text-box>
        </draw:frame>
        <draw:frame draw:style-name="gr35" draw:text-style-name="P51" draw:layer="layout" svg:width="7.384cm" svg:height="2.333cm" svg:x="15.071cm" svg:y="15.096cm">
          <draw:text-box>
            <text:p text:style-name="P50"><text:span text:style-name="T24">verkkosivu</text:span></text:p>
            <text:p text:style-name="P50"><text:span text:style-name="T24">yritykselle</text:span></text:p>
          </draw:text-box>
        </draw:frame>
        <draw:frame draw:style-name="gr36" draw:text-style-name="P51" draw:layer="layout" svg:width="4.684cm" svg:height="2.333cm" svg:x="7.1cm" svg:y="15.096cm">
          <draw:text-box>
            <text:p text:style-name="P50"><text:span text:style-name="T24">pelin</text:span></text:p>
            <text:p text:style-name="P50"><text:span text:style-name="T24">valikko</text:span></text:p>
          </draw:text-box>
        </draw:frame>
        <draw:frame draw:style-name="gr38" draw:text-style-name="P28" draw:layer="layout" svg:width="5.5cm" svg:height="3cm" svg:x="24.5cm" svg:y="12.5cm">
          <draw:text-box>
            <text:p text:style-name="P27"><text:span text:style-name="T21">HTML</text:span></text:p>
            <text:p text:style-name="P27"><text:span text:style-name="T21">CSS</text:span></text:p>
            <text:p text:style-name="P27"><text:span text:style-name="T21">JavaScript</text:span></text:p>
          </draw:text-box>
        </draw:frame>
      </draw:page>
      <draw:page draw:name="page13" draw:style-name="dp1" draw:master-page-name="Oletus">
        <draw:custom-shape draw:style-name="gr66" draw:text-style-name="P47" draw:layer="layout" svg:width="7.029cm" svg:height="7.029cm" svg:x="7cm" svg:y="10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7.029cm" svg:height="7.029cm" svg:x="14.971cm" svg:y="10.5cm">
          <text:p/>
          <draw:enhanced-geometry svg:viewBox="0 0 21600 21600" draw:type="rectangle" draw:enhanced-path="M 0 0 L 21600 0 21600 21600 0 21600 0 0 Z N"/>
        </draw:custom-shape>
        <draw:frame draw:style-name="gr67" draw:text-style-name="P52" draw:layer="layout" svg:width="15.26cm" svg:height="2.647cm" svg:x="6.849cm" svg:y="5.7cm">
          <draw:text-box>
            <text:p><text:span text:style-name="T25">portfolio</text:span></text:p>
          </draw:text-box>
        </draw:frame>
        <draw:frame draw:style-name="gr69" draw:text-style-name="P53" draw:layer="layout" svg:width="15.383cm" svg:height="2.809cm" svg:x="6.847cm" svg:y="8.2cm">
          <draw:text-box>
            <text:p><text:span text:style-name="T26">markus liimatainen</text:span></text:p>
          </draw:text-box>
        </draw:frame>
        <draw:frame draw:style-name="gr70" draw:text-style-name="P54" draw:layer="layout" svg:width="7.384cm" svg:height="2.419cm" svg:x="15.171cm" svg:y="14.81cm">
          <draw:text-box>
            <text:p text:style-name="P50"><text:span text:style-name="T27">verkkosivu</text:span></text:p>
            <text:p text:style-name="P50"><text:span text:style-name="T27">yritykselle</text:span></text:p>
          </draw:text-box>
        </draw:frame>
        <draw:frame draw:style-name="gr71" draw:text-style-name="P54" draw:layer="layout" svg:width="4.684cm" svg:height="2.419cm" svg:x="7.2cm" svg:y="14.81cm">
          <draw:text-box>
            <text:p text:style-name="P50"><text:span text:style-name="T27">pelin</text:span></text:p>
            <text:p text:style-name="P50"><text:span text:style-name="T27">valikko</text:span></text:p>
          </draw:text-box>
        </draw:frame>
        <draw:g>
          <draw:path draw:style-name="gr72" draw:text-style-name="P55" draw:layer="layout" svg:width="1.004cm" svg:height="1.411cm" svg:x="7.162cm" svg:y="1.722cm" svg:viewBox="0 0 1005 1412" svg:d="M0 1412v-1389h275v193c71-144 182-216 334-216 123 0 220 45 290 135s106 214 106 371c0 171-40 308-119 409-80 102-186 153-320 153-107 0-204-42-291-127v471zM275 778c67 74 139 111 214 111 68 0 122-32 162-98 40-65 61-153 61-262 0-209-68-313-202-313-81 0-160 52-235 157z">
            <text:p/>
          </draw:path>
          <draw:path draw:style-name="gr72" draw:text-style-name="P55" draw:layer="layout" svg:width="1.055cm" svg:height="1.067cm" svg:x="9.105cm" svg:y="1.722cm" svg:viewBox="0 0 1056 1068" svg:d="M521 1068c-159 0-286-48-380-145-94-96-141-226-141-389 0-165 47-295 142-391 94-95 223-143 385-143 164 0 292 48 387 143 94 96 142 225 142 389 0 167-48 299-143 394-94 94-225 142-392 142zM526 896c158 0 237-121 237-364 0-111-21-199-63-263-42-65-99-97-173-97-72 0-129 32-171 97-42 64-63 153-63 265 0 111 21 199 62 264 42 65 99 98 171 98z">
            <text:p/>
          </draw:path>
          <draw:path draw:style-name="gr72" draw:text-style-name="P55" draw:layer="layout" svg:width="0.651cm" svg:height="1.044cm" svg:x="11.185cm" svg:y="1.722cm" svg:viewBox="0 0 652 1045" svg:d="M0 1045v-1022h275v193c72-144 180-216 326-216 17 0 34 2 51 6v245c-39-14-75-21-109-21-110 0-199 55-268 166v649z">
            <text:p/>
          </draw:path>
          <draw:path draw:style-name="gr72" draw:text-style-name="P55" draw:layer="layout" svg:width="0.627cm" svg:height="1.247cm" svg:x="12.724cm" svg:y="1.542cm" svg:viewBox="0 0 628 1248" svg:d="M628 1219c-66 20-118 29-155 29-239 0-359-111-359-335v-537h-114v-172h114v-172l276-32v204h218v172h-218v501c0 125 51 188 153 188 24 0 52-4 85-13z">
            <text:p/>
          </draw:path>
          <draw:path draw:style-name="gr72" draw:text-style-name="P55" draw:layer="layout" svg:width="0.767cm" svg:height="1.491cm" svg:x="14.257cm" svg:y="1.275cm" svg:viewBox="0 0 768 1492" svg:d="M140 1492v-849h-140v-172h140v-74c0-265 126-397 377-397 81 0 165 12 251 35v186c-78-32-148-49-210-49-95 0-142 72-142 215v84h258v172h-258v849z">
            <text:p/>
          </draw:path>
          <draw:path draw:style-name="gr72" draw:text-style-name="P55" draw:layer="layout" svg:width="1.055cm" svg:height="1.067cm" svg:x="15.841cm" svg:y="1.722cm" svg:viewBox="0 0 1056 1068" svg:d="M521 1068c-159 0-286-48-380-145-94-96-141-226-141-389 0-165 47-295 142-391 94-95 223-143 385-143 164 0 292 48 387 143 94 96 142 225 142 389 0 167-48 299-143 394-94 94-225 142-392 142zM526 896c158 0 237-121 237-364 0-111-21-199-63-263-42-65-99-97-173-97-72 0-129 32-171 97-42 64-63 153-63 265 0 111 21 199 62 264 42 65 99 98 171 98z">
            <text:p/>
          </draw:path>
          <draw:path draw:style-name="gr72" draw:text-style-name="P55" draw:layer="layout" svg:width="0.274cm" svg:height="1.468cm" svg:x="17.921cm" svg:y="1.298cm" svg:viewBox="0 0 275 1469" svg:d="M0 1469c0-490 0-979 0-1469 92 0 184 0 275 0 0 490 0 979 0 1469z">
            <text:p/>
          </draw:path>
          <draw:path draw:style-name="gr72" draw:text-style-name="P55" draw:layer="layout" svg:width="0.274cm" svg:height="1.422cm" svg:x="19.312cm" svg:y="1.344cm" svg:viewBox="0 0 275 1423" svg:d="M0 1423c0-340 0-681 0-1021 92 0 184 0 275 0 0 340 0 681 0 1021zM0 230c0-77 0-153 0-230 92 0 184 0 275 0 0 77 0 153 0 230z">
            <text:p/>
          </draw:path>
          <draw:path draw:style-name="gr72" draw:text-style-name="P55" draw:layer="layout" svg:width="1.055cm" svg:height="1.067cm" svg:x="20.612cm" svg:y="1.722cm" svg:viewBox="0 0 1056 1068" svg:d="M521 1068c-159 0-286-48-380-145-94-96-141-226-141-389 0-165 47-295 142-391 94-95 223-143 385-143 164 0 292 48 387 143 94 96 142 225 142 389 0 167-48 299-143 394-94 94-225 142-392 142zM526 896c158 0 237-121 237-364 0-111-21-199-63-263-42-65-99-97-173-97-72 0-129 32-171 97-42 64-63 153-63 265 0 111 21 199 62 264 42 65 99 98 171 98z">
            <text:p/>
          </draw:path>
        </draw:g>
        <draw:g>
          <draw:path draw:style-name="gr73" draw:text-style-name="P56" draw:layer="layout" svg:width="1.001cm" svg:height="0.726cm" svg:x="7.496cm" svg:y="3.684cm" svg:viewBox="0 0 1002 727" svg:d="M0 727v-711h129v134c63-100 144-149 242-149 95 0 160 49 195 149 61-100 140-150 238-150 63 0 112 18 146 55 35 37 52 89 52 155v517h-130v-497c0-81-32-121-96-121-67 0-137 47-210 142v476h-130v-497c0-81-33-122-98-122s-135 48-209 143v476z">
            <text:p/>
          </draw:path>
          <draw:path draw:style-name="gr73" draw:text-style-name="P56" draw:layer="layout" svg:width="0.639cm" svg:height="0.742cm" svg:x="8.828cm" svg:y="3.684cm" svg:viewBox="0 0 640 743" svg:d="M428 636c-77 72-151 107-223 107-59 0-108-18-147-55s-58-84-58-140c0-78 33-137 98-179s159-63 280-63h31v-85c0-83-42-124-127-124-68 0-141 21-220 63v-107c86-35 168-53 244-53 79 0 138 18 176 54 37 35 56 91 56 167v322c0 74 23 110 68 110 6 0 14 0 25-2l9 71c-29 14-61 21-97 21-60 0-98-35-115-107zM409 566v-184l-43-1c-71 0-128 14-172 40-43 27-65 62-65 106 0 31 11 57 33 79 22 21 48 32 80 32 53 0 109-24 167-72z">
            <text:p/>
          </draw:path>
          <draw:path draw:style-name="gr73" draw:text-style-name="P56" draw:layer="layout" svg:width="0.392cm" svg:height="0.726cm" svg:x="9.772cm" svg:y="3.684cm" svg:viewBox="0 0 393 727" svg:d="M0 727v-711h129v133c51-99 125-149 223-149 13 0 26 1 41 3v121c-22-8-42-11-59-11-82 0-150 48-205 145v469z">
            <text:p/>
          </draw:path>
          <draw:path draw:style-name="gr73" draw:text-style-name="P56" draw:layer="layout" svg:width="0.628cm" svg:height="1.033cm" svg:x="10.463cm" svg:y="3.377cm" svg:viewBox="0 0 629 1034" svg:d="M0 1034c0-345 0-689 0-1034 43 0 86 0 129 0 0 223 0 445 0 668 100-115 201-230 301-345 46 0 93 0 139 0-96 110-192 221-287 332 115 126 231 253 347 379-55 0-110 0-165 0-112-122-223-243-335-365 0 122 0 243 0 365z">
            <text:p/>
          </draw:path>
          <draw:path draw:style-name="gr73" draw:text-style-name="P56" draw:layer="layout" svg:width="0.58cm" svg:height="0.726cm" svg:x="11.379cm" svg:y="3.7cm" svg:viewBox="0 0 581 727" svg:d="M452 711v-133c-68 99-151 149-249 149-62 0-111-19-148-58s-55-92-55-158v-511h129v469c0 53 8 91 23 113 16 23 42 34 78 34 78 0 153-52 222-155v-461h129v711z">
            <text:p/>
          </draw:path>
          <draw:path draw:style-name="gr73" draw:text-style-name="P56" draw:layer="layout" svg:width="0.477cm" svg:height="0.742cm" svg:x="12.336cm" svg:y="3.684cm" svg:viewBox="0 0 478 743" svg:d="M215 743c-59 0-131-14-215-41v-119c84 42 158 63 220 63 37 0 68-10 92-30 25-20 37-45 37-75 0-44-34-81-103-109l-75-33c-111-46-167-112-167-199 0-62 22-111 66-147 44-35 104-53 180-53 40 0 89 5 147 16l27 6v107c-72-21-129-32-171-32-83 0-125 30-125 90 0 39 32 72 95 98l62 27c70 29 120 61 149 94s44 74 44 123c0 62-25 114-74 154s-112 60-189 60z">
            <text:p/>
          </draw:path>
          <draw:path draw:style-name="gr73" draw:text-style-name="P56" draw:layer="layout" svg:width="0.128cm" svg:height="1.033cm" svg:x="13.754cm" svg:y="3.377cm" svg:viewBox="0 0 129 1034" svg:d="M0 1034c0-345 0-689 0-1034 43 0 86 0 129 0 0 345 0 689 0 1034z">
            <text:p/>
          </draw:path>
          <draw:path draw:style-name="gr73" draw:text-style-name="P56" draw:layer="layout" svg:width="0.128cm" svg:height="0.968cm" svg:x="14.284cm" svg:y="3.442cm" svg:viewBox="0 0 129 969" svg:d="M0 969c0-237 0-474 0-711 43 0 86 0 129 0 0 237 0 474 0 711zM0 129c0-43 0-86 0-129 43 0 86 0 129 0 0 43 0 86 0 129z">
            <text:p/>
          </draw:path>
          <draw:path draw:style-name="gr73" draw:text-style-name="P56" draw:layer="layout" svg:width="0.128cm" svg:height="0.968cm" svg:x="14.814cm" svg:y="3.442cm" svg:viewBox="0 0 129 969" svg:d="M0 969c0-237 0-474 0-711 43 0 86 0 129 0 0 237 0 474 0 711zM0 129c0-43 0-86 0-129 43 0 86 0 129 0 0 43 0 86 0 129z">
            <text:p/>
          </draw:path>
          <draw:path draw:style-name="gr73" draw:text-style-name="P56" draw:layer="layout" svg:width="1.001cm" svg:height="0.726cm" svg:x="15.345cm" svg:y="3.684cm" svg:viewBox="0 0 1002 727" svg:d="M0 727v-711h129v134c63-100 144-149 242-149 95 0 160 49 195 149 61-100 140-150 238-150 63 0 112 18 146 55 35 37 52 89 52 155v517h-130v-497c0-81-32-121-96-121-67 0-137 47-210 142v476h-130v-497c0-81-33-122-98-122s-135 48-209 143v476z">
            <text:p/>
          </draw:path>
          <draw:path draw:style-name="gr73" draw:text-style-name="P56" draw:layer="layout" svg:width="0.639cm" svg:height="0.742cm" svg:x="16.677cm" svg:y="3.684cm" svg:viewBox="0 0 640 743" svg:d="M428 636c-77 72-151 107-223 107-59 0-108-18-147-55s-58-84-58-140c0-78 33-137 98-179s159-63 280-63h31v-85c0-83-42-124-127-124-68 0-141 21-220 63v-107c86-35 168-53 244-53 79 0 138 18 176 54 37 35 56 91 56 167v322c0 74 23 110 68 110 6 0 14 0 25-2l9 71c-29 14-61 21-97 21-60 0-98-35-115-107zM409 566v-184l-43-1c-71 0-128 14-172 40-43 27-65 62-65 106 0 31 11 57 33 79 22 21 48 32 80 32 53 0 109-24 167-72z">
            <text:p/>
          </draw:path>
          <draw:path draw:style-name="gr73" draw:text-style-name="P56" draw:layer="layout" svg:width="0.403cm" svg:height="0.868cm" svg:x="17.537cm" svg:y="3.558cm" svg:viewBox="0 0 404 869" svg:d="M297 869c-65 0-116-19-153-56-37-38-55-90-55-157v-418h-89v-97h89v-129l129-12v141h186v97h-186v395c0 93 40 139 121 139 17 0 37-3 62-9v90c-40 10-74 16-104 16z">
            <text:p/>
          </draw:path>
          <draw:path draw:style-name="gr73" draw:text-style-name="P56" draw:layer="layout" svg:width="0.639cm" svg:height="0.742cm" svg:x="18.204cm" svg:y="3.684cm" svg:viewBox="0 0 640 743" svg:d="M428 636c-77 72-151 107-223 107-59 0-108-18-147-55s-58-84-58-140c0-78 33-137 98-179s159-63 280-63h31v-85c0-83-42-124-127-124-68 0-141 21-220 63v-107c86-35 168-53 244-53 79 0 138 18 176 54 37 35 56 91 56 167v322c0 74 23 110 68 110 6 0 14 0 25-2l9 71c-29 14-61 21-97 21-60 0-98-35-115-107zM409 566v-184l-43-1c-71 0-128 14-172 40-43 27-65 62-65 106 0 31 11 57 33 79 22 21 48 32 80 32 53 0 109-24 167-72z">
            <text:p/>
          </draw:path>
          <draw:path draw:style-name="gr73" draw:text-style-name="P56" draw:layer="layout" svg:width="0.128cm" svg:height="0.968cm" svg:x="19.147cm" svg:y="3.442cm" svg:viewBox="0 0 129 969" svg:d="M0 969c0-237 0-474 0-711 43 0 86 0 129 0 0 237 0 474 0 711zM0 129c0-43 0-86 0-129 43 0 86 0 129 0 0 43 0 86 0 129z">
            <text:p/>
          </draw:path>
          <draw:path draw:style-name="gr73" draw:text-style-name="P56" draw:layer="layout" svg:width="0.58cm" svg:height="0.726cm" svg:x="19.678cm" svg:y="3.684cm" svg:viewBox="0 0 581 727" svg:d="M0 727v-711h129v133c68-99 151-149 250-149 62 0 111 20 147 59 37 39 55 91 55 157v511h-129v-469c0-53-7-90-23-113-15-22-41-34-77-34-79 0-153 52-223 155v461z">
            <text:p/>
          </draw:path>
          <draw:path draw:style-name="gr73" draw:text-style-name="P56" draw:layer="layout" svg:width="0.58cm" svg:height="0.743cm" svg:x="20.597cm" svg:y="3.684cm" svg:viewBox="0 0 581 744" svg:d="M578 705c-87 26-161 39-222 39-105 0-191-35-257-105-66-69-99-159-99-270 0-108 29-197 87-266 59-69 133-103 224-103 86 0 152 31 199 92s71 148 71 260l-1 40h-448c18 169 101 254 248 254 53 0 119-15 198-44zM138 295h313c0-132-49-198-148-198s-154 66-165 198z">
            <text:p/>
          </draw:path>
          <draw:path draw:style-name="gr73" draw:text-style-name="P56" draw:layer="layout" svg:width="0.58cm" svg:height="0.726cm" svg:x="21.543cm" svg:y="3.684cm" svg:viewBox="0 0 581 727" svg:d="M0 727v-711h129v133c68-99 151-149 250-149 62 0 111 20 147 59 37 39 55 91 55 157v511h-129v-469c0-53-7-90-23-113-15-22-41-34-77-34-79 0-153 52-223 155v461z">
            <text:p/>
          </draw:path>
        </draw:g>
        <draw:path draw:style-name="gr66" draw:text-style-name="P47" draw:layer="layout" svg:width="7.028cm" svg:height="7.028cm" svg:x="-1cm" svg:y="13cm" svg:viewBox="0 0 7029 7029" svg:d="M0 7029c0-2343 0-4686 0-7029 2343 0 4686 0 7029 0 0 2343 0 4686 0 7029-2343 0-4686 0-7029 0z">
          <text:p/>
        </draw:path>
        <draw:g>
          <draw:path draw:style-name="gr74" draw:text-style-name="P57" draw:layer="layout" svg:width="0.438cm" svg:height="0.673cm" svg:x="-0.461cm" svg:y="17.828cm" svg:viewBox="0 0 439 674" svg:d="M0 674v-663h88v91c36-68 91-102 163-102 58 0 104 21 138 64 33 43 50 101 50 175 0 81-19 146-57 195s-88 74-150 74c-58 0-106-22-144-66v232zM88 381c46 41 89 61 130 61 85 0 127-65 127-194 0-114-37-171-113-171-49 0-97 27-144 80z">
            <text:p/>
          </draw:path>
          <draw:path draw:style-name="gr74" draw:text-style-name="P57" draw:layer="layout" svg:width="0.396cm" svg:height="0.508cm" svg:x="0.116cm" svg:y="17.828cm" svg:viewBox="0 0 397 509" svg:d="M395 482c-59 18-110 27-152 27-72 0-130-24-175-72-45-47-68-109-68-185 0-74 20-134 60-181s91-71 153-71c58 0 104 21 136 63 32 41 48 101 48 178v27h-307c13 116 69 173 170 173 36 0 81-9 135-29zM94 202h215c0-91-34-136-102-136-67 0-105 45-113 136z">
            <text:p/>
          </draw:path>
          <draw:path draw:style-name="gr74" draw:text-style-name="P57" draw:layer="layout" svg:width="0.087cm" svg:height="0.706cm" svg:x="0.701cm" svg:y="17.618cm" svg:viewBox="0 0 88 707" svg:d="M0 707c0-236 0-471 0-707 29 0 59 0 88 0 0 236 0 471 0 707z">
            <text:p/>
          </draw:path>
          <draw:path draw:style-name="gr74" draw:text-style-name="P57" draw:layer="layout" svg:width="0.087cm" svg:height="0.662cm" svg:x="1.003cm" svg:y="17.662cm" svg:viewBox="0 0 88 663" svg:d="M0 663c0-162 0-324 0-487 29 0 59 0 88 0 0 163 0 325 0 487zM0 88c0-29 0-59 0-88 29 0 59 0 88 0 0 29 0 59 0 88z">
            <text:p/>
          </draw:path>
          <draw:path draw:style-name="gr74" draw:text-style-name="P57" draw:layer="layout" svg:width="0.397cm" svg:height="0.496cm" svg:x="1.305cm" svg:y="17.828cm" svg:viewBox="0 0 398 497" svg:d="M0 497v-486h88v91c47-68 104-102 171-102 42 0 76 13 101 40s38 63 38 108v349h-89v-321c0-36-5-61-15-77-11-15-29-23-53-23-54 0-105 35-153 106v315z">
            <text:p/>
          </draw:path>
          <draw:path draw:style-name="gr74" draw:text-style-name="P57" draw:layer="layout" svg:width="2.336cm" svg:height="0.047cm" svg:x="-0.549cm" svg:y="18.397cm" svg:viewBox="0 0 2337 48" svg:d="M0 48c0-8 0-16 0-24s0-16 0-24c779 0 1558 0 2337 0 0 8 0 16 0 24s0 16 0 24c-779 0-1558 0-2337 0z">
            <text:p/>
          </draw:path>
          <draw:path draw:style-name="gr74" draw:text-style-name="P57" draw:layer="layout" svg:width="0.46cm" svg:height="0.485cm" svg:x="-0.541cm" svg:y="18.923cm" svg:viewBox="0 0 461 486" svg:d="M181 486c-60-162-121-324-181-486 29 0 59 0 88 0 47 126 95 252 142 378 49-126 99-252 149-378 27 0 55 0 82 0-64 162-128 324-192 486z">
            <text:p/>
          </draw:path>
          <draw:path draw:style-name="gr74" draw:text-style-name="P57" draw:layer="layout" svg:width="0.437cm" svg:height="0.507cm" svg:x="0.006cm" svg:y="18.912cm" svg:viewBox="0 0 438 508" svg:d="M293 435c-53 49-104 73-153 73-40 0-74-12-100-38-27-25-40-57-40-95 0-53 22-94 67-123 45-28 109-42 192-42h21v-59c0-57-29-85-87-85-47 0-97 15-151 43v-73c59-24 115-36 167-36 54 0 95 12 120 37 26 24 39 62 39 114v220c0 51 16 76 47 76 4 0 9-1 17-2l6 49c-20 9-42 14-66 14-42 0-68-24-79-73zM280 387v-126h-30c-48 0-87 9-117 27s-45 43-45 72c0 22 8 40 23 54 15 15 33 22 54 22 37 0 75-16 115-49z">
            <text:p/>
          </draw:path>
          <draw:path draw:style-name="gr74" draw:text-style-name="P57" draw:layer="layout" svg:width="0.087cm" svg:height="0.706cm" svg:x="0.591cm" svg:y="18.702cm" svg:viewBox="0 0 88 707" svg:d="M0 707c0-236 0-471 0-707 29 0 59 0 88 0 0 236 0 471 0 707z">
            <text:p/>
          </draw:path>
          <draw:path draw:style-name="gr74" draw:text-style-name="P57" draw:layer="layout" svg:width="0.087cm" svg:height="0.662cm" svg:x="0.893cm" svg:y="18.746cm" svg:viewBox="0 0 88 663" svg:d="M0 663c0-162 0-324 0-487 29 0 59 0 88 0 0 163 0 325 0 487zM0 88c0-29 0-59 0-88 29 0 59 0 88 0 0 29 0 59 0 88z">
            <text:p/>
          </draw:path>
          <draw:path draw:style-name="gr74" draw:text-style-name="P57" draw:layer="layout" svg:width="0.429cm" svg:height="0.706cm" svg:x="1.195cm" svg:y="18.702cm" svg:viewBox="0 0 430 707" svg:d="M0 707c0-236 0-471 0-707 29 0 59 0 88 0 0 152 0 304 0 457 69-79 138-158 206-236 32 0 63 0 95 0-65 75-131 151-196 227 79 86 158 173 237 259-38 0-75 0-113 0-76-83-153-166-229-249 0 83 0 166 0 249z">
            <text:p/>
          </draw:path>
          <draw:path draw:style-name="gr74" draw:text-style-name="P57" draw:layer="layout" svg:width="0.429cm" svg:height="0.706cm" svg:x="1.767cm" svg:y="18.702cm" svg:viewBox="0 0 430 707" svg:d="M0 707c0-236 0-471 0-707 29 0 59 0 88 0 0 152 0 304 0 457 69-79 138-158 206-236 32 0 63 0 95 0-65 75-131 151-196 227 79 86 158 173 237 259-38 0-75 0-113 0-76-83-153-166-229-249 0 83 0 166 0 249z">
            <text:p/>
          </draw:path>
          <draw:path draw:style-name="gr74" draw:text-style-name="P57" draw:layer="layout" svg:width="0.463cm" svg:height="0.507cm" svg:x="2.302cm" svg:y="18.912cm" svg:viewBox="0 0 464 508" svg:d="M229 508c-70 0-125-23-167-69-41-46-62-108-62-185 0-78 21-140 62-186 42-45 99-68 170-68s128 23 169 68c42 46 63 107 63 185 0 79-21 142-63 187-42 46-99 68-172 68zM230 442c94 0 140-63 140-189 0-124-46-187-138-187s-138 63-138 188 45 188 136 188z">
            <text:p/>
          </draw:path>
          <draw:path draw:style-name="gr74" draw:text-style-name="P57" draw:layer="layout" svg:width="3.363cm" svg:height="0.047cm" svg:x="-0.549cm" svg:y="19.481cm" svg:viewBox="0 0 3364 48" svg:d="M0 48c0-8 0-16 0-24s0-16 0-24c1121 0 2243 0 3364 0 0 8 0 16 0 24s0 16 0 24c-1121 0-2243 0-3364 0z">
            <text:p/>
          </draw:path>
        </draw:g>
        <draw:path draw:style-name="gr66" draw:text-style-name="P47" draw:layer="layout" svg:width="7.028cm" svg:height="7.028cm" svg:x="22.971cm" svg:y="12.5cm" svg:viewBox="0 0 7029 7029" svg:d="M0 7029c0-2343 0-4686 0-7029 2343 0 4686 0 7029 0 0 2343 0 4686 0 7029-2343 0-4686 0-7029 0z">
          <text:p/>
        </draw:path>
        <draw:g>
          <draw:path draw:style-name="gr75" draw:text-style-name="P57" draw:layer="layout" svg:width="0.46cm" svg:height="0.485cm" svg:x="23.43cm" svg:y="17.339cm" svg:viewBox="0 0 461 486" svg:d="M181 486c-60-162-121-324-181-486 29 0 59 0 88 0 47 126 95 252 142 378 49-126 99-252 149-378 27 0 55 0 82 0-64 162-128 324-192 486z">
            <text:p/>
          </draw:path>
          <draw:path draw:style-name="gr75" draw:text-style-name="P57" draw:layer="layout" svg:width="0.396cm" svg:height="0.508cm" svg:x="23.981cm" svg:y="17.328cm" svg:viewBox="0 0 397 509" svg:d="M395 482c-59 18-110 27-152 27-72 0-130-24-175-72-45-47-68-109-68-185 0-74 20-134 60-181s91-71 153-71c58 0 104 21 136 63 32 41 48 101 48 178v27h-307c13 116 69 173 170 173 36 0 81-9 135-29zM94 202h215c0-91-34-136-102-136-67 0-105 45-113 136z">
            <text:p/>
          </draw:path>
          <draw:path draw:style-name="gr75" draw:text-style-name="P57" draw:layer="layout" svg:width="0.268cm" svg:height="0.496cm" svg:x="24.566cm" svg:y="17.328cm" svg:viewBox="0 0 269 497" svg:d="M0 497v-486h88v91c35-68 86-102 152-102 9 0 19 1 29 2v83c-16-5-29-8-41-8-55 0-102 33-140 99v321z">
            <text:p/>
          </draw:path>
          <draw:path draw:style-name="gr75" draw:text-style-name="P57" draw:layer="layout" svg:width="0.429cm" svg:height="0.706cm" svg:x="24.978cm" svg:y="17.118cm" svg:viewBox="0 0 430 707" svg:d="M0 707c0-236 0-471 0-707 29 0 59 0 88 0 0 152 0 304 0 457 69-79 138-158 206-236 32 0 63 0 95 0-65 75-131 151-196 227 79 86 158 173 237 259-38 0-75 0-113 0-76-83-153-166-229-249 0 83 0 166 0 249z">
            <text:p/>
          </draw:path>
          <draw:path draw:style-name="gr75" draw:text-style-name="P57" draw:layer="layout" svg:width="0.429cm" svg:height="0.706cm" svg:x="25.551cm" svg:y="17.118cm" svg:viewBox="0 0 430 707" svg:d="M0 707c0-236 0-471 0-707 29 0 59 0 88 0 0 152 0 304 0 457 69-79 138-158 206-236 32 0 63 0 95 0-65 75-131 151-196 227 79 86 158 173 237 259-38 0-75 0-113 0-76-83-153-166-229-249 0 83 0 166 0 249z">
            <text:p/>
          </draw:path>
          <draw:path draw:style-name="gr75" draw:text-style-name="P57" draw:layer="layout" svg:width="0.463cm" svg:height="0.507cm" svg:x="26.085cm" svg:y="17.328cm" svg:viewBox="0 0 464 508" svg:d="M229 508c-70 0-125-23-167-69-41-46-62-108-62-185 0-78 21-140 62-186 42-45 99-68 170-68s128 23 169 68c42 46 63 107 63 185 0 79-21 142-63 187-42 46-99 68-172 68zM230 442c94 0 140-63 140-189 0-124-46-187-138-187s-138 63-138 188 45 188 136 188z">
            <text:p/>
          </draw:path>
          <draw:path draw:style-name="gr75" draw:text-style-name="P57" draw:layer="layout" svg:width="0.326cm" svg:height="0.507cm" svg:x="26.703cm" svg:y="17.328cm" svg:viewBox="0 0 327 508" svg:d="M147 508c-40 0-89-9-147-28v-81c58 29 108 43 150 43 26 0 47-7 64-21 16-13 25-31 25-51 0-30-24-55-71-75l-51-22c-76-32-114-77-114-136 0-43 15-76 45-101 30-24 71-36 123-36 27 0 61 4 101 11l18 4v73c-49-14-88-22-117-22-57 0-85 21-85 62 0 27 21 49 64 67l43 18c48 20 82 42 102 64 20 23 30 51 30 85 0 42-17 78-51 105-33 27-77 41-129 41z">
            <text:p/>
          </draw:path>
          <draw:path draw:style-name="gr75" draw:text-style-name="P57" draw:layer="layout" svg:width="0.087cm" svg:height="0.662cm" svg:x="27.226cm" svg:y="17.162cm" svg:viewBox="0 0 88 663" svg:d="M0 663c0-162 0-324 0-487 29 0 59 0 88 0 0 163 0 325 0 487zM0 88c0-29 0-59 0-88 29 0 59 0 88 0 0 29 0 59 0 88z">
            <text:p/>
          </draw:path>
          <draw:path draw:style-name="gr75" draw:text-style-name="P57" draw:layer="layout" svg:width="0.46cm" svg:height="0.485cm" svg:x="27.448cm" svg:y="17.339cm" svg:viewBox="0 0 461 486" svg:d="M181 486c-60-162-121-324-181-486 29 0 59 0 88 0 47 126 95 252 142 378 49-126 99-252 149-378 27 0 55 0 82 0-64 162-128 324-192 486z">
            <text:p/>
          </draw:path>
          <draw:path draw:style-name="gr75" draw:text-style-name="P57" draw:layer="layout" svg:width="0.397cm" svg:height="0.496cm" svg:x="28.032cm" svg:y="17.339cm" svg:viewBox="0 0 398 497" svg:d="M309 486v-91c-46 68-103 102-170 102-43 0-76-13-101-40-25-26-38-62-38-108v-349h88v321c0 36 6 62 16 77 11 16 28 23 53 23 54 0 105-35 152-106v-315h89v486z">
            <text:p/>
          </draw:path>
          <draw:path draw:style-name="gr75" draw:text-style-name="P57" draw:layer="layout" svg:width="5.098cm" svg:height="0.047cm" svg:x="23.422cm" svg:y="17.897cm" svg:viewBox="0 0 5099 48" svg:d="M0 48c0-8 0-16 0-24s0-16 0-24c1700 0 3399 0 5099 0 0 8 0 16 0 24s0 16 0 24c-1700 0-3399 0-5099 0z">
            <text:p/>
          </draw:path>
          <draw:path draw:style-name="gr75" draw:text-style-name="P57" draw:layer="layout" svg:width="0.466cm" svg:height="0.662cm" svg:x="23.429cm" svg:y="18.423cm" svg:viewBox="0 0 467 663" svg:d="M109 663c27-59 53-118 79-177-63-162-125-324-188-486 32 0 64 0 95 0 47 122 93 244 140 366 49-122 99-244 148-366 28 0 56 0 84 0-89 221-177 442-266 663z">
            <text:p/>
          </draw:path>
          <draw:path draw:style-name="gr75" draw:text-style-name="P57" draw:layer="layout" svg:width="0.268cm" svg:height="0.496cm" svg:x="24.023cm" svg:y="18.412cm" svg:viewBox="0 0 269 497" svg:d="M0 497v-486h88v91c35-68 86-102 152-102 9 0 19 1 29 2v83c-16-5-29-8-41-8-55 0-102 33-140 99v321z">
            <text:p/>
          </draw:path>
          <draw:path draw:style-name="gr75" draw:text-style-name="P57" draw:layer="layout" svg:width="0.087cm" svg:height="0.662cm" svg:x="24.435cm" svg:y="18.246cm" svg:viewBox="0 0 88 663" svg:d="M0 663c0-162 0-324 0-487 29 0 59 0 88 0 0 163 0 325 0 487zM0 88c0-29 0-59 0-88 29 0 59 0 88 0 0 29 0 59 0 88z">
            <text:p/>
          </draw:path>
          <draw:path draw:style-name="gr75" draw:text-style-name="P57" draw:layer="layout" svg:width="0.275cm" svg:height="0.593cm" svg:x="24.68cm" svg:y="18.326cm" svg:viewBox="0 0 276 594" svg:d="M203 594c-44 0-79-13-104-38-26-26-38-62-38-107v-286h-61v-66h61v-88l88-9v97h127v66h-127v270c0 63 28 95 82 95 12 0 26-2 43-6v61c-27 7-51 11-71 11z">
            <text:p/>
          </draw:path>
          <draw:path draw:style-name="gr75" draw:text-style-name="P57" draw:layer="layout" svg:width="0.466cm" svg:height="0.662cm" svg:x="25.034cm" svg:y="18.423cm" svg:viewBox="0 0 467 663" svg:d="M109 663c27-59 53-118 79-177-63-162-125-324-188-486 32 0 64 0 95 0 47 122 93 244 140 366 49-122 99-244 148-366 28 0 56 0 84 0-89 221-177 442-266 663z">
            <text:p/>
          </draw:path>
          <draw:path draw:style-name="gr75" draw:text-style-name="P57" draw:layer="layout" svg:width="0.429cm" svg:height="0.706cm" svg:x="25.628cm" svg:y="18.202cm" svg:viewBox="0 0 430 707" svg:d="M0 707c0-236 0-471 0-707 29 0 59 0 88 0 0 152 0 304 0 457 69-79 138-158 206-236 32 0 63 0 95 0-65 75-131 151-196 227 79 86 158 173 237 259-38 0-75 0-113 0-76-83-153-166-229-249 0 83 0 166 0 249z">
            <text:p/>
          </draw:path>
          <draw:path draw:style-name="gr75" draw:text-style-name="P57" draw:layer="layout" svg:width="0.326cm" svg:height="0.507cm" svg:x="26.183cm" svg:y="18.412cm" svg:viewBox="0 0 327 508" svg:d="M147 508c-40 0-89-9-147-28v-81c58 29 108 43 150 43 26 0 47-7 64-21 16-13 25-31 25-51 0-30-24-55-71-75l-51-22c-76-32-114-77-114-136 0-43 15-76 45-101 30-24 71-36 123-36 27 0 61 4 101 11l18 4v73c-49-14-88-22-117-22-57 0-85 21-85 62 0 27 21 49 64 67l43 18c48 20 82 42 102 64 20 23 30 51 30 85 0 42-17 78-51 105-33 27-77 41-129 41z">
            <text:p/>
          </draw:path>
          <draw:path draw:style-name="gr75" draw:text-style-name="P57" draw:layer="layout" svg:width="0.396cm" svg:height="0.508cm" svg:x="26.668cm" svg:y="18.412cm" svg:viewBox="0 0 397 509" svg:d="M395 482c-59 18-110 27-152 27-72 0-130-24-175-72-45-47-68-109-68-185 0-74 20-134 60-181s91-71 153-71c58 0 104 21 136 63 32 41 48 101 48 178v27h-307c13 116 69 173 170 173 36 0 81-9 135-29zM94 202h215c0-91-34-136-102-136-67 0-105 45-113 136z">
            <text:p/>
          </draw:path>
          <draw:path draw:style-name="gr75" draw:text-style-name="P57" draw:layer="layout" svg:width="0.087cm" svg:height="0.706cm" svg:x="27.253cm" svg:y="18.202cm" svg:viewBox="0 0 88 707" svg:d="M0 707c0-236 0-471 0-707 29 0 59 0 88 0 0 236 0 471 0 707z">
            <text:p/>
          </draw:path>
          <draw:path draw:style-name="gr75" draw:text-style-name="P57" draw:layer="layout" svg:width="0.087cm" svg:height="0.706cm" svg:x="27.555cm" svg:y="18.202cm" svg:viewBox="0 0 88 707" svg:d="M0 707c0-236 0-471 0-707 29 0 59 0 88 0 0 236 0 471 0 707z">
            <text:p/>
          </draw:path>
          <draw:path draw:style-name="gr75" draw:text-style-name="P57" draw:layer="layout" svg:width="0.396cm" svg:height="0.508cm" svg:x="27.818cm" svg:y="18.412cm" svg:viewBox="0 0 397 509" svg:d="M395 482c-59 18-110 27-152 27-72 0-130-24-175-72-45-47-68-109-68-185 0-74 20-134 60-181s91-71 153-71c58 0 104 21 136 63 32 41 48 101 48 178v27h-307c13 116 69 173 170 173 36 0 81-9 135-29zM94 202h215c0-91-34-136-102-136-67 0-105 45-113 136z">
            <text:p/>
          </draw:path>
          <draw:path draw:style-name="gr75" draw:text-style-name="P57" draw:layer="layout" svg:width="4.858cm" svg:height="0.047cm" svg:x="23.422cm" svg:y="18.981cm" svg:viewBox="0 0 4859 48" svg:d="M0 48c0-8 0-16 0-24s0-16 0-24c1620 0 3239 0 4859 0 0 8 0 16 0 24s0 16 0 24c-1620 0-3239 0-4859 0z">
            <text:p/>
          </draw:path>
        </draw:g>
        <draw:custom-shape draw:style-name="gr76" draw:text-style-name="P58" draw:layer="layout" svg:width="7.029cm" svg:height="7.029cm" svg:x="22.971cm" svg:y="-3.5cm">
          <text:p/>
          <draw:enhanced-geometry svg:viewBox="0 0 21600 21600" draw:type="rectangle" draw:enhanced-path="M 0 0 L 21600 0 21600 21600 0 21600 0 0 Z N"/>
        </draw:custom-shape>
        <draw:frame draw:style-name="gr77" draw:text-style-name="P59" draw:layer="layout" svg:width="2.89cm" svg:height="3.248cm" svg:x="1.069cm" svg:y="-1.139cm">
          <draw:text-box>
            <text:p><text:span text:style-name="T28">React</text:span></text:p>
            <text:p><text:span text:style-name="T28">Node.js</text:span></text:p>
            <text:p><text:span text:style-name="T28">Express</text:span></text:p>
            <text:p><text:span text:style-name="T28">SQLite</text:span></text:p>
          </draw:text-box>
        </draw:frame>
        <draw:frame draw:style-name="gr77" draw:text-style-name="P59" draw:layer="layout" svg:width="3.478cm" svg:height="3.248cm" svg:x="24.746cm" svg:y="-1.61cm">
          <draw:text-box>
            <text:p><text:span text:style-name="T28">HTML</text:span></text:p>
            <text:p><text:span text:style-name="T28">CSS</text:span></text:p>
            <text:p><text:span text:style-name="T28">PHP</text:span></text:p>
            <text:p><text:span text:style-name="T28">JavaScript</text:span></text:p>
          </draw:text-box>
        </draw:frame>
        <draw:custom-shape draw:style-name="gr78" draw:text-style-name="P58" draw:layer="layout" svg:width="7.029cm" svg:height="7.029cm" svg:x="-1cm" svg:y="-3.02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8" draw:layer="layout" svg:width="7.029cm" svg:height="7.029cm" svg:x="23cm" svg:y="4.5cm">
          <text:p/>
          <draw:enhanced-geometry svg:viewBox="0 0 21600 21600" draw:type="rectangle" draw:enhanced-path="M 0 0 L 21600 0 21600 21600 0 21600 0 0 Z N"/>
        </draw:custom-shape>
        <draw:frame draw:style-name="gr77" draw:text-style-name="P59" draw:layer="layout" svg:width="3.478cm" svg:height="3.248cm" svg:x="23.3cm" svg:y="7.881cm">
          <draw:text-box>
            <text:p><text:span text:style-name="T28">HTML</text:span></text:p>
            <text:p><text:span text:style-name="T28">CSS</text:span></text:p>
            <text:p><text:span text:style-name="T28">PHP</text:span></text:p>
            <text:p><text:span text:style-name="T28">JavaScript</text:span></text:p>
          </draw:text-box>
        </draw:frame>
        <draw:frame draw:style-name="gr77" draw:text-style-name="P59" draw:layer="layout" svg:width="2.89cm" svg:height="3.248cm" svg:x="-0.7cm" svg:y="8.352cm">
          <draw:text-box>
            <text:p><text:span text:style-name="T28">React</text:span></text:p>
            <text:p><text:span text:style-name="T28">Node.js</text:span></text:p>
            <text:p><text:span text:style-name="T28">Express</text:span></text:p>
            <text:p><text:span text:style-name="T28">SQLite</text:span></text:p>
          </draw:text-box>
        </draw:frame>
        <draw:custom-shape draw:style-name="gr79" draw:text-style-name="P58" draw:layer="layout" svg:width="7.029cm" svg:height="7.029cm" svg:x="-1cm" svg:y="4.97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chin" svg:font-family="Cochin" style:font-pitch="variable"/>
    <style:font-face style:name="Liberation Sans2" svg:font-family="'Liberation Sans'" style:font-pitch="variable"/>
    <style:font-face style:name="Lucida Grande" svg:font-family="'Lucida Grande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03-15T13:57:22.892670433</meta:creation-date>
    <dc:date>2024-03-21T16:56:51.989743280</dc:date>
    <meta:editing-duration>PT2H20M50S</meta:editing-duration>
    <meta:editing-cycles>49</meta:editing-cycles>
    <meta:generator>LibreOffice/7.0.5.2$MacOSX_X86_64 LibreOffice_project/64390860c6cd0aca4beafafcfd84613dd9dfb63a</meta:generator>
    <meta:document-statistic meta:object-count="691"/>
  </office:meta>
</office:document-meta>
</file>